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tyle="italic" style:text-underline-style="none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20pt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13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80pt" fo:font-weight="bold" style:font-size-asian="80pt" style:font-weight-asian="bold" style:font-size-complex="80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lwg Typist" fo:font-weight="bold" style:font-weight-asian="bold" style:font-weight-complex="bold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paragraph-properties fo:margin-left="0.25in" fo:margin-right="0in" fo:text-indent="0in" style:auto-text-indent="false"/>
    </style:style>
    <style:style style:name="P24" style:family="paragraph" style:parent-style-name="Text_20_body">
      <style:paragraph-properties fo:padding-left="0.0555in" fo:padding-right="0.0555in" fo:padding-top="0.0138in" fo:padding-bottom="0.0138in" fo:border="0.0071in solid #000000"/>
    </style:style>
    <style:style style:name="P25" style:family="paragraph" style:parent-style-name="Header">
      <style:paragraph-properties>
        <style:tab-stops/>
      </style:paragraph-properties>
    </style:style>
    <style:style style:name="P26" style:family="paragraph" style:parent-style-name="Heading_20_1">
      <style:text-properties fo:font-weight="bold" style:font-weight-asian="bold" style:font-weight-complex="bold"/>
    </style:style>
    <style:style style:name="P27" style:family="paragraph" style:parent-style-name="Heading_20_1">
      <style:paragraph-properties fo:text-align="start" style:justify-single-word="false"/>
      <style:text-properties fo:font-weight="bold" style:font-weight-asian="bold" style:font-weight-complex="bold"/>
    </style:style>
    <style:style style:name="P28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Heading_20_1">
      <style:paragraph-properties fo:text-align="start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0" style:family="paragraph" style:parent-style-name="Heading_20_1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31" style:family="paragraph" style:parent-style-name="Heading_20_1">
      <style:paragraph-properties fo:text-align="start" style:justify-single-word="false"/>
      <style:text-properties style:font-name="Tlwg Typist" fo:font-weight="bold" style:font-weight-asian="bold" style:font-weight-complex="bold"/>
    </style:style>
    <style:style style:name="P32" style:family="paragraph" style:parent-style-name="Heading_20_2">
      <style:text-properties fo:font-size="16pt" fo:font-weight="bold" style:font-size-asian="16pt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Tlwg Typist" fo:font-weight="normal" style:font-weight-asian="normal" style:font-weight-complex="normal"/>
    </style:style>
    <style:style style:name="P34" style:family="paragraph" style:parent-style-name="Standard" style:list-style-name="WW8Num2"/>
    <style:style style:name="P35" style:family="paragraph" style:parent-style-name="Standard" style:list-style-name="WW8Num2">
      <style:text-properties fo:font-style="italic" fo:font-weight="bold" style:font-style-asian="italic" style:font-weight-asian="bold" style:font-style-complex="italic" style:font-weight-complex="bold"/>
    </style:style>
    <style:style style:name="P36" style:family="paragraph" style:parent-style-name="Standard" style:list-style-name="WW8Num1"/>
    <style:style style:name="P37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9" style:family="paragraph" style:parent-style-name="Standard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/>
      <text:h text:style-name="P27" text:outline-level="1"/>
      <text:h text:style-name="P29" text:outline-level="1"/>
      <text:h text:style-name="P30" text:outline-level="1">GROUP<text:tab/>i</text:h>
      <text:p text:style-name="P12"/>
      <text:p text:style-name="P12"/>
      <text:p text:style-name="P12">presents:</text:p>
      <text:p text:style-name="P20">iBay</text:p>
      <text:p text:style-name="P17"/>
      <text:p text:style-name="P17">CMPS 460</text:p>
      <text:p text:style-name="P17"/>
      <text:p text:style-name="P19">Spring 2009</text:p>
      <text:p text:style-name="P17"/>
      <text:p text:style-name="P18">The BIG group project</text:p>
      <text:p text:style-name="P17"/>
      <text:p text:style-name="P17"><text:s/><text:span text:style-name="T6">Trey Alexander <text:tab/>(txa4895) </text:span></text:p>
      <text:p text:style-name="P12"><text:s/>Dallas Griffith <text:tab/>(dlg5367) </text:p>
      <text:p text:style-name="P12"><text:s text:c="6"/>Mark McKelvy <text:tab/>(jmm0468) </text:p>
      <text:p text:style-name="P12"><text:s/>Sayooj Valsan <text:tab/>(sxv6633) </text:p>
      <text:p text:style-name="P6"/>
      <text:p text:style-name="P6"/>
      <text:h text:style-name="P27" text:outline-level="1"/>
      <text:p text:style-name="P7"/>
      <text:p text:style-name="P7"/>
      <text:p text:style-name="P7"/>
      <text:h text:style-name="P31" text:outline-level="1"><text:soft-page-break/>Table of Contents</text:h>
      <text:p text:style-name="P33"/>
      <text:p text:style-name="P33"/>
      <text:p text:style-name="P33"><text:tab/>Project Description<text:tab/> <text:s text:c="3"/>...............................<text:tab/><text:tab/>Section 1</text:p>
      <text:p text:style-name="P33"/>
      <text:p text:style-name="P33"><text:tab/>ER Diagram <text:tab/><text:tab/>...................................<text:tab/><text:tab/>Section 2</text:p>
      <text:p text:style-name="P33"/>
      <text:p text:style-name="P33"><text:tab/>Data Dictionary <text:s text:c="3"/><text:tab/>...................................<text:tab/><text:tab/>Section 3</text:p>
      <text:p text:style-name="P33"/>
      <text:p text:style-name="P21"><text:span text:style-name="T7"><text:tab/>PhP Function Description and Interaction <text:s text:c="3"/>....<text:tab/><text:tab/>Section 4</text:span></text:p>
      <text:p text:style-name="P33"/>
      <text:p text:style-name="P33"><text:tab/>User's Manual <text:s text:c="2"/><text:tab/> <text:tab/>...................................<text:tab/><text:tab/>Section 5</text:p>
      <text:p text:style-name="P33"/>
      <text:p text:style-name="P33"><text:tab/>Hard Copy of PhP scripts <text:s text:c="3"/><text:tab/>..........................<text:tab/><text:tab/>Section 6</text:p>
      <text:p text:style-name="P33"/>
      <text:p text:style-name="P33"><text:tab/>Hard Copy of Database <text:s/>Definition<text:tab/> <text:s/>…............<text:tab/><text:tab/>Section 7</text:p>
      <text:p text:style-name="P7"/>
      <text:h text:style-name="P27" text:outline-level="1"/>
      <text:p text:style-name="P7"/>
      <text:p text:style-name="P7"/>
      <text:p text:style-name="P7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p text:style-name="P7"/>
      <text:p text:style-name="P7"/>
      <text:p text:style-name="P7"/>
      <text:p text:style-name="P7"/>
      <text:h text:style-name="P28" text:outline-level="1"><text:soft-page-break/>CMPS 460</text:h>
      <text:p text:style-name="P2">Spring 2009</text:p>
      <text:p text:style-name="P2">Auction Website</text:p>
      <text:h text:style-name="P26" text:outline-level="1">Database Project</text:h>
      <text:p text:style-name="P3">(Version 2 – Changes in bold and italics)</text:p>
      <text:p text:style-name="Standard"/>
      <text:h text:style-name="P32" text:outline-level="2">Project Description</text:h>
      <text:p text:style-name="Standard"/>
      <text:p text:style-name="Standard">You have been asked to create a database to manage a new website for auction listings. <text:s/>The system will provide the following features:</text:p>
      <text:p text:style-name="Standard"/>
      <text:p text:style-name="Standard"><text:span text:style-name="T1">User Controls</text:span>:</text:p>
      <text:p text:style-name="Standard"/>
      <text:p text:style-name="Standard">When a person visits the website, they should be able to either login with an existing username and password or register as a new user. <text:s/>Upon registration, a person should provide a username, password, real name, shipping address, phone number, birth date, email address, and credit card information (card type, card number, and expiration date) </text:p>
      <text:p text:style-name="Standard">Additionally, the registration date and last activity of each user should be recorded.</text:p>
      <text:p text:style-name="Standard"/>
      <text:p text:style-name="Standard">From some form of control panel, users should be able to change their password, shipping address, phone number, email address, and payment data. <text:s/>They may also add a brief description and pick an image to represent themselves. <text:s/>Image uploading is not required, but it should be simulated entering a filename in the database and displaying the file on the local machine at that location.</text:p>
      <text:p text:style-name="Standard"/>
      <text:p text:style-name="Standard"><text:span text:style-name="T1">Viewing a profile</text:span>:</text:p>
      <text:p text:style-name="Standard"/>
      <text:p text:style-name="Standard">Users should be able to view a profile of any registered user. <text:s/><text:span text:style-name="T2">The profile will include the username, picture, description, and a listing of other users’ feedback about them.</text:span></text:p>
      <text:p text:style-name="Standard"/>
      <text:p text:style-name="Standard"><text:span text:style-name="T1">Listing an item</text:span>:</text:p>
      <text:p text:style-name="Standard"/>
      <text:p text:style-name="Standard">Registered users should be able to create an item listing, providing a title, description, end date &amp; time, shipping cost, shipping method, <text:span text:style-name="T2">starting price</text:span>, and category for the item. <text:s/>Once again, an image for the listing should be able to be chosen from several already on the website. <text:s/>Allowing for image uploading is not necessary.</text:p>
      <text:p text:style-name="Standard"/>
      <text:p text:style-name="Standard"><text:span text:style-name="T1">Browsing auction listings</text:span>:</text:p>
      <text:p text:style-name="Standard"/>
      <text:p text:style-name="Standard">Registered users should be able to browse auction listings by categories (Art, Books, Clothing, Collectibles, Electronics, Entertainment, Jewelry, Sporting Goods, Toys). <text:s/>Each item will be assigned to only one category. <text:s/>There should also be methods to sort a listing page by title, seller, time remaining, and current <text:span text:style-name="T2">bid</text:span>. </text:p>
      <text:p text:style-name="P25"/>
      <text:p text:style-name="P25"/>
      <text:p text:style-name="P25"/>
      <text:p text:style-name="P25"/>
      <text:p text:style-name="Standard"><text:soft-page-break/><text:span text:style-name="T1">Bidding on an item</text:span>:</text:p>
      <text:p text:style-name="Standard"/>
      <text:p text:style-name="Standard">Registered users should be able to place a bid on any open listings. <text:s/>A history of all current and past bids and the users that placed them should be kept for all items listed.</text:p>
      <text:p text:style-name="Standard"/>
      <text:p text:style-name="Standard"><text:span text:style-name="T1">Leaving feedback</text:span>:</text:p>
      <text:p text:style-name="Standard"/>
      <text:p text:style-name="Standard">When a buyer wins an auction, they should have the option to leave feedback for the item’s seller. <text:s/>The feedback should consist of a rating from 1 (bad) to 10 (good) and a short description. <text:s/>The seller should similarly be able to leave feedback for the buyer. <text:s/>The buyer and seller should be able to leave feedback once at any time after the listing becomes closed.</text:p>
      <text:p text:style-name="Standard"/>
      <text:p text:style-name="Standard"><text:span text:style-name="T1">Notifications</text:span>:</text:p>
      <text:p text:style-name="Standard"/>
      <text:p text:style-name="Standard">If a user logs in and an auction they participated in had closed since their last visit, the website should display a notification box on the home page. <text:s/>If they were the winning bidder or the seller, this notification should be shown every time the user loads the home page until they leave feedback for that auction. <text:s/>The <text:span text:style-name="T2">notification </text:span>box itself should include the form for a user to leave feedback.</text:p>
      <text:p text:style-name="Standard"/>
      <text:p text:style-name="Standard">Also, the website should notify any users that are outbid in an auction in a similar manner. <text:s/>The notification should persist until either the auction ends or until the user chooses to remove the message.</text:p>
      <text:p text:style-name="Standard"/>
      <text:p text:style-name="Standard">All notifications should be displayed at the same time on the home page, with the most recent appearing closest to the top.</text:p>
      <text:p text:style-name="Standard"/>
      <text:p text:style-name="Standard"><text:span text:style-name="T1">Admin Controls</text:span>:</text:p>
      <text:p text:style-name="Standard"/>
      <text:p text:style-name="Standard">There should be a method by which an administrator control panel can be accessed for testing purposes. <text:s/>From there, a user should be able to view, edit, and delete any entity within the database.</text:p>
      <text:p text:style-name="Standard"/>
      <text:p text:style-name="Standard"><text:span text:style-name="T1">Time</text:span>:</text:p>
      <text:p text:style-name="Standard"/>
      <text:p text:style-name="Standard">The website’s time does not have to advance on its own. <text:s/>A method to advance the time by minutes, hours, and days should be made available for testing purposes at the top of every page of the website. <text:s/><text:span text:style-name="T2">This will be accomplished by using 3 integer dialog boxes. <text:s/>Ex: 2 1 1 means 1 minute, 1 hour, 2 days ahead of the current date/time. <text:s/>For simplicity, time begins at day 0, hour 0, minute 0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2" text:outline-level="2"><text:soft-page-break/>System Requirements</text:h>
      <text:p text:style-name="Standard"/>
      <text:p text:style-name="Standard">Your system will be responsible for creating and maintaining the database. <text:s/>This includes the ability to add, change, and delete all data in the database (taking into account referential integrity). <text:s/>At a minimum, your system will include the following capabilities:</text:p>
      <text:p text:style-name="Standard"/>
      <text:list xml:id="list1265782839" text:style-name="WW8Num2">
        <text:list-item>
          <text:p text:style-name="P34">Display screens for all data in the database.</text:p>
        </text:list-item>
      </text:list>
      <text:p text:style-name="P23"/>
      <text:list xml:id="list1229863923" text:continue-list="list1265782839" text:style-name="WW8Num2">
        <text:list-item text:start-value="1">
          <text:p text:style-name="P34">Add, change, and delete a registered user.</text:p>
        </text:list-item>
      </text:list>
      <text:p text:style-name="Standard"/>
      <text:list xml:id="list1688408750" text:continue-list="list1229863923" text:style-name="WW8Num2">
        <text:list-item text:start-value="1">
          <text:p text:style-name="P34">Add, change, and delete an auction listing.</text:p>
        </text:list-item>
      </text:list>
      <text:p text:style-name="Standard"/>
      <text:list xml:id="list488372842" text:continue-list="list1688408750" text:style-name="WW8Num2">
        <text:list-item text:start-value="1">
          <text:p text:style-name="P34">Add, change, and delete a bid.</text:p>
        </text:list-item>
      </text:list>
      <text:p text:style-name="P23"/>
      <text:list xml:id="list1484263088" text:continue-list="list488372842" text:style-name="WW8Num2">
        <text:list-item text:start-value="1">
          <text:p text:style-name="P34">Add, change, and delete feedback.</text:p>
        </text:list-item>
      </text:list>
      <text:p text:style-name="P23"/>
      <text:list xml:id="list1940888480" text:continue-list="list1484263088" text:style-name="WW8Num2">
        <text:list-item text:start-value="1">
          <text:p text:style-name="P34">Display a registered user’s profile.</text:p>
        </text:list-item>
      </text:list>
      <text:p text:style-name="P23"/>
      <text:list xml:id="list1277003952" text:continue-list="list1940888480" text:style-name="WW8Num2">
        <text:list-item text:start-value="1">
          <text:p text:style-name="P34">Display a sortable list of auction items.</text:p>
        </text:list-item>
      </text:list>
      <text:p text:style-name="P23"/>
      <text:list xml:id="list665033773" text:continue-list="list1277003952" text:style-name="WW8Num2">
        <text:list-item text:start-value="1">
          <text:p text:style-name="P34">Display an auction listing.</text:p>
        </text:list-item>
      </text:list>
      <text:p text:style-name="P23"/>
      <text:list xml:id="list235176932" text:continue-list="list665033773" text:style-name="WW8Num2">
        <text:list-item text:start-value="1">
          <text:p text:style-name="P34">Display a bid history for a particular auction</text:p>
        </text:list-item>
      </text:list>
      <text:p text:style-name="P23"/>
      <text:list xml:id="list1631790179" text:continue-list="list235176932" text:style-name="WW8Num2">
        <text:list-item text:start-value="1">
          <text:p text:style-name="P34">Display a bid history for a particular user.</text:p>
        </text:list-item>
      </text:list>
      <text:p text:style-name="P23"/>
      <text:list xml:id="list818395629" text:continue-list="list1631790179" text:style-name="WW8Num2">
        <text:list-item text:start-value="1">
          <text:p text:style-name="P34">Display feedback for a registered user.</text:p>
        </text:list-item>
      </text:list>
      <text:p text:style-name="Standard"/>
      <text:list xml:id="list1051783307" text:continue-list="list818395629" text:style-name="WW8Num2">
        <text:list-item text:start-value="1">
          <text:p text:style-name="P35">Display the bid history for a registered user</text:p>
        </text:list-item>
      </text:list>
      <text:p text:style-name="Standard"/>
      <text:p text:style-name="Standard"/>
      <text:h text:style-name="P32" text:outline-level="2">Constraints</text:h>
      <text:p text:style-name="Standard"/>
      <text:p text:style-name="Standard">Sellers may not bid on their own auctions.</text:p>
      <text:p text:style-name="Standard"/>
      <text:p text:style-name="Standard">Users may not outbid themselves if they are already the high bidder.</text:p>
      <text:p text:style-name="Standard"/>
      <text:p text:style-name="Standard">Users may not place bids lower than the current high bid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2" text:outline-level="2"><text:soft-page-break/>Project Requirements</text:h>
      <text:p text:style-name="Standard"/>
      <text:p text:style-name="Standard">Your system will use the MySQL database and will be written in PHP and all interaction with the system will be via a web browser. <text:s/>All programs will be created and maintained in your cs4601 class account.</text:p>
      <text:p text:style-name="Standard"/>
      <text:p text:style-name="Standard">Demonstrations will be scheduled for the last week of classes. <text:s/>A signup sheet will be posted on my office door sometime in April. <text:s/>All group members are required to be present during the demonstration.</text:p>
      <text:p text:style-name="Standard"/>
      <text:p text:style-name="Standard">Each member of the group must be prepared to demonstrate his/her portion of the system. <text:s/>You are responsible for providing test data adequate to demonstrate all features of the system. <text:s/>Any feature of the system that cannot be proven to function correctly will be counted as inoperative. <text:s/>Under NO circumstances will I (or you) “logon” to MySQL during the demonstration. <text:s/>There must be test data in the database that will allow all features of the system to be demonstrated.</text:p>
      <text:p text:style-name="Standard"/>
      <text:p text:style-name="Standard">The moral is – be finished, have the necessary test data loaded in the database, be ready to demonstrate, and have your documentation with you.</text:p>
      <text:p text:style-name="Standard"/>
      <text:h text:style-name="P32" text:outline-level="2">Documentation</text:h>
      <text:p text:style-name="Standard"/>
      <text:p text:style-name="Standard">The following documentation is required and due at the demonstration:</text:p>
      <text:p text:style-name="Standard"/>
      <text:list xml:id="list1700647307" text:style-name="WW8Num1">
        <text:list-item>
          <text:p text:style-name="P36">A document describing the architecture of the application. <text:s/>This includes the database design (ER diagram), the data dictionary, and the function of all PHP scripts and a description of the interaction between them.</text:p>
        </text:list-item>
        <text:list-item>
          <text:p text:style-name="P36">A user’s guide with sufficient detail to enable a new user to understand and use the system.</text:p>
        </text:list-item>
        <text:list-item>
          <text:p text:style-name="P36">A printout of the final version of the PHP scripts. <text:s/>The code must be well structured and appropriately commented. <text:s/>Each script must include the author’s name, the date, and a certification that the code is the work of the author.</text:p>
        </text:list-item>
      </text:list>
      <text:p text:style-name="Standard"/>
      <text:h text:style-name="P32" text:outline-level="2">Grading</text:h>
      <text:p text:style-name="Standard"/>
      <text:p text:style-name="Standard">Obviously, you will be graded on the extent to which your system conforms to the requirements. <text:s/>You will also be graded on consistency, error checking, spelling, grammar, and system design. <text:s/>Remember, all members of your group will receive the same grade on the project.</text:p>
      <text:p text:style-name="Standard"/>
      <text:p text:style-name="Text_20_body">There will be no extensions given. <text:s/>All material is due at the beginning of the presentation.</text:p>
      <text:p text:style-name="Standard"/>
      <text:p text:style-name="P24">Please note that any material of an offensive nature (by my standards) found in your project will result in a grade of 0 on the project for all group members.</text:p>
      <text:p text:style-name="P6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Insert <text:s text:c="24"/>ER diagram <text:s text:c="23"/>printou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Insert <text:s text:c="20"/>datadictionary.ods <text:s text:c="24"/>printou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><text:soft-page-break/>PhP Function Description and Interaction</text:p>
      <text:p text:style-name="P22"><text:span text:style-name="T5">category.php</text:span> </text:p>
      <text:p text:style-name="Standard"/>
      <text:p text:style-name="P4">Handles category views, showing listings in a specific category and sorting.</text:p>
      <text:p text:style-name="Standard"/>
      <text:p text:style-name="Standard"><text:tab/>No functions defined</text:p>
      <text:p text:style-name="Standard">-------------------------------------------------------------------------------------------------------------------------</text:p>
      <text:p text:style-name="P10">category_pictures.php </text:p>
      <text:p text:style-name="Standard"/>
      <text:p text:style-name="P4">Shows the user the available pictures for each category</text:p>
      <text:p text:style-name="Standard"/>
      <text:p text:style-name="Standard"><text:tab/>No functions defined</text:p>
      <text:p text:style-name="Standard">-------------------------------------------------------------------------------------------------------------------------</text:p>
      <text:p text:style-name="P11"><text:span text:style-name="T1">common.php</text:span> </text:p>
      <text:p text:style-name="Standard"/>
      <text:p text:style-name="P4">Common include script which includes other utility scripts. Also has other common functions such as echoing the html headers and footers, html wrapping functions, and some formatting functions. </text:p>
      <text:p text:style-name="Standard"/>
      <text:p text:style-name="Standard">Call at the beginning of a script to output html header information including navbar </text:p>
      <text:p text:style-name="Standard"><text:tab/>function echo_header ($dbinfo) </text:p>
      <text:p text:style-name="Standard"/>
      <text:p text:style-name="Standard">Call at the end of a script for closing html footer information </text:p>
      <text:p text:style-name="Standard"><text:tab/>function echo_footer ($dbinfo) </text:p>
      <text:p text:style-name="Standard"/>
      <text:p text:style-name="Standard">Determine the current executing script </text:p>
      <text:p text:style-name="Standard"><text:tab/>function current_script () </text:p>
      <text:p text:style-name="Standard"/>
      <text:p text:style-name="Standard">Quick echo of a special div area </text:p>
      <text:p text:style-name="Standard"><text:tab/>function echo_div ($name) </text:p>
      <text:p text:style-name="Standard"/>
      <text:p text:style-name="Standard">Quick close div </text:p>
      <text:p text:style-name="Standard"><text:tab/>function end_div () </text:p>
      <text:p text:style-name="Standard"/>
      <text:p text:style-name="Standard">Wrap text in a div </text:p>
      <text:p text:style-name="Standard"><text:tab/>function div ($text, $style_name = "") </text:p>
      <text:p text:style-name="Standard"/>
      <text:p text:style-name="Standard">Wrap text in a span </text:p>
      <text:p text:style-name="Standard"><text:tab/>function span ($text, $style_name) </text:p>
      <text:p text:style-name="Standard"/>
      <text:p text:style-name="Standard">Make a quick link </text:p>
      <text:p text:style-name="Standard"><text:tab/>function href ($url, $text) </text:p>
      <text:p text:style-name="Standard"/>
      <text:p text:style-name="Standard">Make a quick link </text:p>
      <text:p text:style-name="Standard"><text:tab/>function hreft ($url, $text, $target) </text:p>
      <text:p text:style-name="Standard"><text:s/>Quick html image code </text:p>
      <text:p text:style-name="Standard"><text:tab/>function img ($path) </text:p>
      <text:p text:style-name="Standard"><text:soft-page-break/></text:p>
      <text:p text:style-name="Standard">Quick html image code for local images </text:p>
      <text:p text:style-name="Standard"><text:tab/>function local_img ($path) </text:p>
      <text:p text:style-name="Standard"/>
      <text:p text:style-name="Standard">Make the user go to a different page </text:p>
      <text:p text:style-name="Standard"><text:tab/>function redirect ($url) </text:p>
      <text:p text:style-name="Standard"/>
      <text:p text:style-name="Standard">Get from the GET variable </text:p>
      <text:p text:style-name="Standard"><text:tab/>function get ($key) </text:p>
      <text:p text:style-name="Standard"/>
      <text:p text:style-name="Standard">Get from the POST variable </text:p>
      <text:p text:style-name="Standard"><text:tab/>function post ($key) </text:p>
      <text:p text:style-name="Standard"/>
      <text:p text:style-name="Standard">Script to make setting session variables easier. </text:p>
      <text:p text:style-name="Standard"><text:tab/>function session_set ($key, $val) </text:p>
      <text:p text:style-name="Standard"/>
      <text:p text:style-name="Standard">Script to make getting session variables easier. </text:p>
      <text:p text:style-name="Standard"><text:tab/>function session_get ($key) </text:p>
      <text:p text:style-name="Standard"/>
      <text:p text:style-name="Standard">Heading level 1 </text:p>
      <text:p text:style-name="Standard"><text:tab/>function h1 ($text) </text:p>
      <text:p text:style-name="Standard"/>
      <text:p text:style-name="Standard">Heading level 2 </text:p>
      <text:p text:style-name="Standard"><text:tab/>function h2 ($text) </text:p>
      <text:p text:style-name="Standard"/>
      <text:p text:style-name="Standard">Heading level 3 </text:p>
      <text:p text:style-name="Standard"><text:tab/>function h3 ($text) </text:p>
      <text:p text:style-name="Standard"/>
      <text:p text:style-name="Standard">An echo with a &lt;br/&gt; at the end </text:p>
      <text:p text:style-name="Standard"><text:tab/>function cout ($str) </text:p>
      <text:p text:style-name="Standard"/>
      <text:p text:style-name="Standard">Format time to readable format </text:p>
      <text:p text:style-name="Standard"><text:tab/>function format_time ($day, $hour, $minute, $prefix_zeros_to_day = false) </text:p>
      <text:p text:style-name="Standard"/>
      <text:p text:style-name="Standard">Pad time for sorting on the home page </text:p>
      <text:p text:style-name="Standard"><text:tab/>function pad_time ($day, $hour, $minute, $priority = 0) </text:p>
      <text:p text:style-name="Standard"><text:tab/></text:p>
      <text:p text:style-name="Standard">If time1 is older than time2, returns true </text:p>
      <text:p text:style-name="Standard"><text:tab/>function is_older ($d1, $h1, $m1, $d2, $h2, $m2) </text:p>
      <text:p text:style-name="Standard"/>
      <text:p text:style-name="Standard">Strip quotes from a string (for form input) </text:p>
      <text:p text:style-name="Standard"><text:tab/>function fix_quotes ($str) </text:p>
      <text:p text:style-name="Standard"/>
      <text:p text:style-name="Standard">Escape quotes in a string </text:p>
      <text:p text:style-name="Standard"><text:tab/>function escape ($val) </text:p>
      <text:p text:style-name="Standard"/>
      <text:p text:style-name="Standard"><text:s/>Embed html link for javascript alert </text:p>
      <text:p text:style-name="Standard"><text:tab/>function alert ($msg, $linktext) </text:p>
      <text:p text:style-name="Standard"/>
      <text:p text:style-name="P11"><text:soft-page-break/><text:span text:style-name="T1">dbinfo.php</text:span> </text:p>
      <text:p text:style-name="Standard"/>
      <text:p text:style-name="Standard"/>
      <text:p text:style-name="P4">Database information class, with useful utility functions for getting info out of the database </text:p>
      <text:p text:style-name="Standard"/>
      <text:p text:style-name="Standard"/>
      <text:p text:style-name="Standard">Call this function to start the session and initialize the variables </text:p>
      <text:p text:style-name="Standard"><text:tab/>function init () </text:p>
      <text:p text:style-name="Standard"/>
      <text:p text:style-name="Standard">Is debug enabled </text:p>
      <text:p text:style-name="Standard"><text:tab/>function debug () </text:p>
      <text:p text:style-name="Standard"><text:tab/> </text:p>
      <text:p text:style-name="Standard"/>
      <text:p text:style-name="Standard">Make a connection to the database returns true if successful or false if not </text:p>
      <text:p text:style-name="Standard"><text:tab/>function connect () </text:p>
      <text:p text:style-name="Standard"><text:tab/> </text:p>
      <text:p text:style-name="Standard"/>
      <text:p text:style-name="Standard">Close the connection to the database usually call this at the end of a script </text:p>
      <text:p text:style-name="Standard"><text:tab/>function close () </text:p>
      <text:p text:style-name="Standard"/>
      <text:p text:style-name="Standard">Make a query to the database and return the result </text:p>
      <text:p text:style-name="Standard"><text:tab/>function query ($q) </text:p>
      <text:p text:style-name="Standard"/>
      <text:p text:style-name="Standard">Get the link associated with the database not usually needed but added here for convenience </text:p>
      <text:p text:style-name="Standard"><text:tab/>function get_link () </text:p>
      <text:p text:style-name="Standard"/>
      <text:p text:style-name="Standard">Call all update functions </text:p>
      <text:p text:style-name="Standard"><text:tab/>function update_all () </text:p>
      <text:p text:style-name="Standard"/>
      <text:p text:style-name="Standard">Update user information in session variables (realname, is an admin) </text:p>
      <text:p text:style-name="Standard"><text:tab/>function update_user_info () </text:p>
      <text:p text:style-name="Standard"/>
      <text:p text:style-name="Standard"/>
      <text:p text:style-name="Standard">Attempt to login a user. Will return true if successful and false if not. Additionally, will setup session vars for username and admin or not </text:p>
      <text:p text:style-name="Standard"><text:tab/>function login ($username, $password) </text:p>
      <text:p text:style-name="Standard"><text:tab/> </text:p>
      <text:p text:style-name="Standard">Used by admin and also when registering - can login as a user without password </text:p>
      <text:p text:style-name="Standard"><text:tab/>function login_as ($username) </text:p>
      <text:p text:style-name="Standard"/>
      <text:p text:style-name="Standard">Logout and save activity </text:p>
      <text:p text:style-name="Standard"><text:tab/>function logout ($is_delete = false) </text:p>
      <text:p text:style-name="Standard"/>
      <text:p text:style-name="Standard">Check if visitor is logged in </text:p>
      <text:p text:style-name="Standard"><text:tab/>function logged_in () </text:p>
      <text:p text:style-name="Standard"/>
      <text:p text:style-name="Standard">Check if visitor is admin </text:p>
      <text:p text:style-name="Standard"><text:tab/>function is_admin () </text:p>
      <text:p text:style-name="Standard"><text:soft-page-break/>Get logged in username </text:p>
      <text:p text:style-name="Standard"><text:tab/>function username () </text:p>
      <text:p text:style-name="Standard"/>
      <text:p text:style-name="Standard"/>
      <text:p text:style-name="Standard">Get logged in in name of user </text:p>
      <text:p text:style-name="Standard"><text:tab/>function realname () </text:p>
      <text:p text:style-name="Standard"/>
      <text:p text:style-name="Standard"/>
      <text:p text:style-name="Standard">Update the time from the database into the session vars </text:p>
      <text:p text:style-name="Standard"><text:tab/>function update_time () </text:p>
      <text:p text:style-name="Standard"/>
      <text:p text:style-name="Standard"/>
      <text:p text:style-name="Standard">Will increment the site time by amount </text:p>
      <text:p text:style-name="Standard"><text:tab/>function increment_site_time ($amount) </text:p>
      <text:p text:style-name="Standard"/>
      <text:p text:style-name="Standard"/>
      <text:p text:style-name="Standard">Get the current day, this is called after update_time(); </text:p>
      <text:p text:style-name="Standard"><text:tab/>function day () </text:p>
      <text:p text:style-name="Standard"/>
      <text:p text:style-name="Standard">Get the current hour, this is called after update_time(); </text:p>
      <text:p text:style-name="Standard"><text:tab/>function hour () </text:p>
      <text:p text:style-name="Standard"/>
      <text:p text:style-name="Standard">Get the current minute, this is called after update_time(); </text:p>
      <text:p text:style-name="Standard"><text:tab/>function minute () </text:p>
      <text:p text:style-name="Standard"/>
      <text:p text:style-name="Standard">Save activity for the current user. </text:p>
      <text:p text:style-name="Standard"><text:tab/>function save_activity ($activity_description) </text:p>
      <text:p text:style-name="Standard"/>
      <text:p text:style-name="Standard"/>
      <text:p text:style-name="Standard">Must be admin, save activity for another user - user must exist </text:p>
      <text:p text:style-name="Standard"><text:tab/>function save_activity_for ($username, $activity_description) </text:p>
      <text:p text:style-name="Standard"/>
      <text:p text:style-name="Standard"/>
      <text:p text:style-name="Standard">Save a registration activity for the current user </text:p>
      <text:p text:style-name="Standard"><text:tab/>function save_registration ($username) </text:p>
      <text:p text:style-name="Standard"/>
      <text:p text:style-name="Standard">Update all other bidder's notification status that they've been outbid, and also current_price for auction </text:p>
      <text:p text:style-name="Standard"><text:tab/>function update_auction_before_bid ($title, $seller, $category, $end_day, $end_hour, $end_minute, $bid_amount) </text:p>
      <text:p text:style-name="Standard"/>
      <text:p text:style-name="Standard"><text:s/></text:p>
      <text:p text:style-name="Standard">Updates all item listing buyer information for closed auctions </text:p>
      <text:p text:style-name="Standard"><text:tab/>function update_closed_item_listings () </text:p>
      <text:p text:style-name="Standard"/>
      <text:p text:style-name="Standard"/>
      <text:p text:style-name="Standard">See if a user exists in the system </text:p>
      <text:p text:style-name="Standard"><text:tab/>function user_exists ($username) </text:p>
      <text:p text:style-name="Standard"/>
      <text:p text:style-name="Standard"/>
      <text:p text:style-name="Standard"><text:soft-page-break/>Get a realname for a username </text:p>
      <text:p text:style-name="Standard"><text:tab/>function get_realname ($username) </text:p>
      <text:p text:style-name="Standard"/>
      <text:p text:style-name="Standard">Get the last logout time of a user </text:p>
      <text:p text:style-name="Standard"><text:tab/>function get_lastlogout ($username) </text:p>
      <text:p text:style-name="Standard"/>
      <text:p text:style-name="Standard"/>
      <text:p text:style-name="Standard">Get the registration date of a user </text:p>
      <text:p text:style-name="Standard"><text:tab/>function get_registration_date ($username) </text:p>
      <text:p text:style-name="Standard"/>
      <text:p text:style-name="Standard">Test if an auction already exists </text:p>
      <text:p text:style-name="Standard"><text:tab/>function auction_exists ($title, $seller, $category, $end_day, $end_hour, $end_minute) </text:p>
      <text:p text:style-name="Standard"><text:tab/> </text:p>
      <text:p text:style-name="Standard"/>
      <text:p text:style-name="Standard">Test if a bid already exists </text:p>
      <text:p text:style-name="Standard"/>
      <text:p text:style-name="Standard">Get the winner of an auction </text:p>
      <text:p text:style-name="Standard"><text:tab/>function get_winner ($title, $seller, $category, $end_day, $end_hour, $end_minute) </text:p>
      <text:p text:style-name="Standard"/>
      <text:p text:style-name="Standard"/>
      <text:p text:style-name="Standard">Find the current highest bidder for an auction </text:p>
      <text:p text:style-name="Standard"><text:tab/>function get_highest_bidder ($title, $seller, $category, $end_day, $end_hour, $end_minute) </text:p>
      <text:p text:style-name="Standard"/>
      <text:p text:style-name="Standard"/>
      <text:p text:style-name="Standard">Get the number of bids for an auction </text:p>
      <text:p text:style-name="Standard"><text:tab/>function get_num_bids ($title, $seller, $category, $end_day, $end_hour, $end_minute) </text:p>
      <text:p text:style-name="Standard"/>
      <text:p text:style-name="Standard"/>
      <text:p text:style-name="Standard">Gets the user description </text:p>
      <text:p text:style-name="Standard"><text:tab/>function get_userdesc ($username) </text:p>
      <text:p text:style-name="Standard"/>
      <text:p text:style-name="Standard">Gets the picture associated with a user profile </text:p>
      <text:p text:style-name="Standard"><text:tab/>function get_picture ($username)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-----------------------------------------------------------------------------------------------------------------------</text:p>
      <text:p text:style-name="Standard"><text:span text:style-name="T5">form_common.php</text:span> </text:p>
      <text:p text:style-name="Standard"/>
      <text:p text:style-name="Standard"/>
      <text:p text:style-name="Standard"><text:s/>Action: script to execute </text:p>
      <text:p text:style-name="Standard"><text:s/>Method: POST or GET </text:p>
      <text:p text:style-name="Standard"><text:tab/>function form_begin ($action, $method) </text:p>
      <text:p text:style-name="Standard"/>
      <text:p text:style-name="Standard">Same as above but is names and has javascript onsubmit </text:p>
      <text:p text:style-name="Standard"><text:tab/>function form_begin_n ($action, $method, $name, $on_submit) </text:p>
      <text:p text:style-name="Standard"/>
      <text:p text:style-name="Standard">End form </text:p>
      <text:p text:style-name="Standard"><text:tab/>function form_end () </text:p>
      <text:p text:style-name="Standard"/>
      <text:p text:style-name="Standard">Typical text input for a form </text:p>
      <text:p text:style-name="Standard"><text:tab/>function text_input ($name, $value) </text:p>
      <text:p text:style-name="Standard"/>
      <text:p text:style-name="Standard">Typical text input for a form with size </text:p>
      <text:p text:style-name="Standard"><text:tab/>function text_input_s ($name, $value, $size, $maxsize) </text:p>
      <text:p text:style-name="Standard"/>
      <text:p text:style-name="Standard">Typical text input for a form with size and readonly </text:p>
      <text:p text:style-name="Standard"><text:tab/>function text_input_sr ($name, $value, $size, $maxsize) </text:p>
      <text:p text:style-name="Standard"/>
      <text:p text:style-name="Standard"/>
      <text:p text:style-name="Standard">Typical password input for a form </text:p>
      <text:p text:style-name="Standard"><text:tab/>function password_input ($name, $value) </text:p>
      <text:p text:style-name="Standard"/>
      <text:p text:style-name="Standard">Typical password input for a form with size </text:p>
      <text:p text:style-name="Standard"><text:tab/>function password_input_s ($name, $value, $size, $maxsize) </text:p>
      <text:p text:style-name="Standard"/>
      <text:p text:style-name="Standard">Typical submit input for a form </text:p>
      <text:p text:style-name="Standard"><text:tab/>function submit_input ($value) </text:p>
      <text:p text:style-name="Standard"/>
      <text:p text:style-name="Standard">Hidden input for a form </text:p>
      <text:p text:style-name="Standard"><text:tab/>function hidden_input ($name, $value) </text:p>
      <text:p text:style-name="Standard"/>
      <text:p text:style-name="Standard">Input for a form that has more freedom </text:p>
      <text:p text:style-name="Standard"><text:tab/>function input ($name, $value, $size, $id, $type, $maxsize = "", $other_opts = "") </text:p>
      <text:p text:style-name="Standard"/>
      <text:p text:style-name="Standard">Form select which takes html string of options </text:p>
      <text:p text:style-name="Standard"><text:tab/>function select ($name, $options) </text:p>
      <text:p text:style-name="Standard"/>
      <text:p text:style-name="Standard">Dynamic select used for javascript </text:p>
      <text:p text:style-name="Standard"><text:tab/>function select_dyn ($name, $options, $javascript_func) </text:p>
      <text:p text:style-name="Standard"/>
      <text:p text:style-name="Standard">Html option used for a select dropdown </text:p>
      <text:p text:style-name="Standard"><text:tab/>function option ($value, $display, $is_selected = "")</text:p>
      <text:p text:style-name="Standard"/>
      <text:p text:style-name="Standard"><text:soft-page-break/><text:s/>-------------------------------------------------------------------------------------------------------------------------</text:p>
      <text:p text:style-name="P10">index.php </text:p>
      <text:p text:style-name="Standard"/>
      <text:p text:style-name="Standard">No functions defined</text:p>
      <text:p text:style-name="Standard"/>
      <text:p text:style-name="Standard">-------------------------------------------------------------------------------------------------------------------------</text:p>
      <text:p text:style-name="P10">itemlisting.php </text:p>
      <text:p text:style-name="Standard"/>
      <text:p text:style-name="P4">Functions for validation/etc.. </text:p>
      <text:p text:style-name="Standard"><text:s/></text:p>
      <text:p text:style-name="Standard">Resets inputs</text:p>
      <text:p text:style-name="Standard"><text:tab/>function reset_inputs (thisform) </text:p>
      <text:p text:style-name="Standard"/>
      <text:p text:style-name="Standard">Shows fields that require validation as yellow </text:p>
      <text:p text:style-name="Standard"><text:tab/>function validate_required (field) </text:p>
      <text:p text:style-name="Standard"/>
      <text:p text:style-name="Standard">Sets fieldvar</text:p>
      <text:p text:style-name="Standard"><text:tab/>function field_set (fieldvar, field) </text:p>
      <text:p text:style-name="Standard"/>
      <text:p text:style-name="Standard">Appends a newline on text</text:p>
      <text:p text:style-name="Standard"><text:tab/>function append_with_newline (orig, append_text) </text:p>
      <text:p text:style-name="Standard"/>
      <text:p text:style-name="Standard">Ensures valid input </text:p>
      <text:p text:style-name="Standard"><text:tab/>function validate_form (thisform) </text:p>
      <text:p text:style-name="Standard"/>
      <text:p text:style-name="Standard">Gives image from image directory</text:p>
      <text:p text:style-name="Standard"><text:tab/>function local_img (file) </text:p>
      <text:p text:style-name="Standard"/>
      <text:p text:style-name="Standard">Formats image source</text:p>
      <text:p text:style-name="Standard"><text:tab/>function image_swap () </text:p>
      <text:p text:style-name="Standard"/>
      <text:p text:style-name="Standard">A catch-all form for editing &amp; creating auctions </text:p>
      <text:p text:style-name="Standard"><text:tab/>function item_listing_form ($mode = "new", $t = "", $s = "", $c = "", $d = -1, $h = -1, $m = -1) </text:p>
      <text:p text:style-name="Standard"/>
      <text:p text:style-name="Standard">Simple checking of the form data to meet basic requirements </text:p>
      <text:p text:style-name="Standard"><text:tab/>function verify_data () 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-----------------------------------------------------------------------------------------------------------------------</text:p>
      <text:p text:style-name="P11"><text:span text:style-name="T1">list_common.php</text:span> </text:p>
      <text:p text:style-name="Standard"/>
      <text:p text:style-name="P4">Functions for common HTML tags</text:p>
      <text:p text:style-name="Standard"/>
      <text:p text:style-name="P4">Unordered Lists HTML helper tags</text:p>
      <text:p text:style-name="Standard"/>
      <text:p text:style-name="Standard">HTML ul begin tag</text:p>
      <text:p text:style-name="Standard"><text:tab/>function ul_begin () </text:p>
      <text:p text:style-name="Standard"/>
      <text:p text:style-name="Standard">HTML ul end tag</text:p>
      <text:p text:style-name="Standard"><text:tab/>function ul_end () </text:p>
      <text:p text:style-name="Standard"/>
      <text:p text:style-name="Standard">HTML ul wrap tag helper</text:p>
      <text:p text:style-name="Standard"><text:tab/>function ul_wrap ($list_elems) </text:p>
      <text:p text:style-name="Standard"/>
      <text:p text:style-name="Standard">HTML ul <text:s/>wrap tag helper </text:p>
      <text:p text:style-name="Standard"><text:tab/>function ul ($list_elems) </text:p>
      <text:p text:style-name="Standard"/>
      <text:p text:style-name="Standard"/>
      <text:p text:style-name="P4">Unordered Lists HTML helper tags</text:p>
      <text:p text:style-name="P4"/>
      <text:p text:style-name="P1">HTML ol begin tag</text:p>
      <text:p text:style-name="Standard"><text:tab/>function ol_begin () </text:p>
      <text:p text:style-name="Standard"/>
      <text:p text:style-name="Standard">HTML ol end tag</text:p>
      <text:p text:style-name="Standard"><text:tab/>function ol_end () </text:p>
      <text:p text:style-name="Standard"/>
      <text:p text:style-name="Standard">HTML ol wrap tag helper </text:p>
      <text:p text:style-name="Standard"><text:tab/>function ol_wrap ($list_elems) </text:p>
      <text:p text:style-name="Standard"/>
      <text:p text:style-name="Standard">HTML ol wrap tag helper</text:p>
      <text:p text:style-name="Standard"><text:tab/>function ol ($list_elems) </text:p>
      <text:p text:style-name="Standard"/>
      <text:p text:style-name="Standard"/>
      <text:p text:style-name="P4">List HTML helper tags</text:p>
      <text:p text:style-name="Standard"/>
      <text:p text:style-name="Standard">HTML li begin tag</text:p>
      <text:p text:style-name="Standard"><text:tab/>function li_begin () </text:p>
      <text:p text:style-name="Standard"/>
      <text:p text:style-name="Standard">HTML li end tag</text:p>
      <text:p text:style-name="Standard"><text:tab/>function li_end () </text:p>
      <text:p text:style-name="Standard"/>
      <text:p text:style-name="Standard">HTML li wrap tag helper</text:p>
      <text:p text:style-name="Standard"><text:tab/>function li_wrap ($list_elem) </text:p>
      <text:p text:style-name="Standard"/>
      <text:p text:style-name="Standard">HTML li wrap helper tag</text:p>
      <text:p text:style-name="Standard"><text:tab/>function li ($list_elem) </text:p>
      <text:p text:style-name="Standard"><text:soft-page-break/></text:p>
      <text:p text:style-name="Standard">-------------------------------------------------------------------------------------------------------------------------</text:p>
      <text:p text:style-name="Standard"><text:span text:style-name="T5">login.php</text:span> </text:p>
      <text:p text:style-name="Standard"/>
      <text:p text:style-name="P4">User login form page</text:p>
      <text:p text:style-name="Standard"><text:tab/></text:p>
      <text:p text:style-name="Standard"><text:tab/>No functions defined</text:p>
      <text:p text:style-name="Standard"/>
      <text:p text:style-name="Standard">-------------------------------------------------------------------------------------------------------------------------</text:p>
      <text:p text:style-name="Standard"><text:span text:style-name="T5">logout.php</text:span> </text:p>
      <text:p text:style-name="Standard"/>
      <text:p text:style-name="P4">User logout processing page</text:p>
      <text:p text:style-name="Standard"/>
      <text:p text:style-name="Standard"><text:tab/>No functions defined</text:p>
      <text:p text:style-name="Standard"/>
      <text:p text:style-name="Standard">-------------------------------------------------------------------------------------------------------------------------</text:p>
      <text:p text:style-name="P10">profile.php </text:p>
      <text:p text:style-name="Standard"/>
      <text:p text:style-name="P5">Profile page for editing &amp; viewing user (and your own) profile.</text:p>
      <text:p text:style-name="Standard"/>
      <text:p text:style-name="Standard">Functions for image loading </text:p>
      <text:p text:style-name="Standard"><text:tab/>function local_img (file) </text:p>
      <text:p text:style-name="Standard"><text:tab/>function image_swap () </text:p>
      <text:p text:style-name="Standard"/>
      <text:p text:style-name="Standard">Data validation </text:p>
      <text:p text:style-name="Standard"><text:tab/>function verify_data () </text:p>
      <text:p text:style-name="Standard"/>
      <text:p text:style-name="Standard">-------------------------------------------------------------------------------------------------------------------------</text:p>
      <text:p text:style-name="Standard"><text:span text:style-name="T5">profile_pictures.php</text:span> </text:p>
      <text:p text:style-name="Standard"/>
      <text:p text:style-name="P4">Shows the user the available pictures for a profile</text:p>
      <text:p text:style-name="Standard"/>
      <text:p text:style-name="Standard"><text:tab/>No functions defined</text:p>
      <text:p text:style-name="Standard"/>
      <text:p text:style-name="Standard">-------------------------------------------------------------------------------------------------------------------------</text:p>
      <text:p text:style-name="Standard"><text:span text:style-name="T5">registration.php</text:span> </text:p>
      <text:p text:style-name="Standard"/>
      <text:p text:style-name="Standard">Handles registration related things such as new users and editing your current registration, as well as view registered users (admin). </text:p>
      <text:p text:style-name="Standard"/>
      <text:p text:style-name="Standard">Resets inputs</text:p>
      <text:p text:style-name="Standard"><text:tab/>function reset_inputs (thisform) </text:p>
      <text:p text:style-name="Standard"/>
      <text:p text:style-name="Standard">Shows fields that require validation as yellow </text:p>
      <text:p text:style-name="Standard"><text:tab/>function validate_required (field) </text:p>
      <text:p text:style-name="Standard"><text:soft-page-break/></text:p>
      <text:p text:style-name="Standard">Sets fieldvar</text:p>
      <text:p text:style-name="Standard"><text:tab/>function field_set (fieldvar, field) </text:p>
      <text:p text:style-name="Standard"/>
      <text:p text:style-name="Standard">Appends newline on text</text:p>
      <text:p text:style-name="Standard"><text:tab/>function append_with_newline (orig, append_text) </text:p>
      <text:p text:style-name="Standard"/>
      <text:p text:style-name="Standard">Validates email field</text:p>
      <text:p text:style-name="Standard"><text:tab/>function validate_email (field) </text:p>
      <text:p text:style-name="Standard"/>
      <text:p text:style-name="Standard">String replacement</text:p>
      <text:p text:style-name="Standard"><text:tab/>function trim (string) </text:p>
      <text:p text:style-name="Standard"/>
      <text:p text:style-name="Standard">Field validation </text:p>
      <text:p text:style-name="Standard"><text:tab/>function validate_int (field, length) </text:p>
      <text:p text:style-name="Standard"/>
      <text:p text:style-name="Standard">Form validation</text:p>
      <text:p text:style-name="Standard"><text:tab/>function validate_form (thisform) </text:p>
      <text:p text:style-name="Standard"/>
      <text:p text:style-name="Standard">Main registration form - kind of catch-all for editing and creating registrations </text:p>
      <text:p text:style-name="Standard"><text:tab/>function registration_form ($user = "") </text:p>
      <text:p text:style-name="Standard"/>
      <text:p text:style-name="Standard">Checking of the form data to meet basic requirements </text:p>
      <text:p text:style-name="Standard"><text:tab/>function verify_data () </text:p>
      <text:p text:style-name="Standard"/>
      <text:p text:style-name="Standard">-------------------------------------------------------------------------------------------------------------------------</text:p>
      <text:p text:style-name="P10">table_common.php </text:p>
      <text:p text:style-name="Standard"/>
      <text:p text:style-name="P4">Table related common functions/class (for styles)</text:p>
      <text:p text:style-name="Standard"/>
      <text:p text:style-name="Standard">Initialize to use certain style </text:p>
      <text:p text:style-name="Standard"><text:tab/>function init ($main_class_) </text:p>
      <text:p text:style-name="Standard"/>
      <text:p text:style-name="Standard">Set to use certain style </text:p>
      <text:p text:style-name="Standard"><text:tab/>function set_main_class ($main_class_) </text:p>
      <text:p text:style-name="Standard"/>
      <text:p text:style-name="Standard">Get which style it is using </text:p>
      <text:p text:style-name="Standard"><text:tab/>function get_main_class () </text:p>
      <text:p text:style-name="Standard"/>
      <text:p text:style-name="Standard">Begin the html table </text:p>
      <text:p text:style-name="Standard"><text:tab/>function table_begin () </text:p>
      <text:p text:style-name="Standard"/>
      <text:p text:style-name="Standard">End the html table </text:p>
      <text:p text:style-name="Standard"><text:tab/>function table_end () </text:p>
      <text:p text:style-name="Standard"/>
      <text:p text:style-name="Standard">Begin the html table head </text:p>
      <text:p text:style-name="Standard"><text:tab/>function table_head_begin ($custom_class = "") </text:p>
      <text:p text:style-name="Standard"/>
      <text:p text:style-name="Standard"><text:soft-page-break/>End the html table head </text:p>
      <text:p text:style-name="Standard"><text:tab/>function table_head_end () </text:p>
      <text:p text:style-name="Standard"/>
      <text:p text:style-name="Standard">Begin the html table body </text:p>
      <text:p text:style-name="Standard"><text:tab/>function table_body_begin ($custom_class = "") </text:p>
      <text:p text:style-name="Standard"/>
      <text:p text:style-name="Standard">End the html table body </text:p>
      <text:p text:style-name="Standard"><text:tab/>function table_body_end () </text:p>
      <text:p text:style-name="Standard"/>
      <text:p text:style-name="Standard">HTML table row </text:p>
      <text:p text:style-name="Standard"><text:tab/>function tr ($s, $custom_class = "") </text:p>
      <text:p text:style-name="Standard"/>
      <text:p text:style-name="Standard">HTML table row begin </text:p>
      <text:p text:style-name="Standard"><text:tab/>function tr_begin ($custom_class = "") </text:p>
      <text:p text:style-name="Standard"/>
      <text:p text:style-name="Standard">HTML table row end </text:p>
      <text:p text:style-name="Standard"><text:tab/>function tr_end () </text:p>
      <text:p text:style-name="Standard"/>
      <text:p text:style-name="Standard">HTML table data </text:p>
      <text:p text:style-name="Standard"><text:tab/>function td ($s, $custom_class = "") </text:p>
      <text:p text:style-name="Standard"/>
      <text:p text:style-name="Standard">HTML table data which spans several columns </text:p>
      <text:p text:style-name="Standard"><text:tab/>function td_span ($s, $custom_class = "", $span = 0, $align = "") </text:p>
      <text:p text:style-name="Standard"/>
      <text:p text:style-name="Standard">-------------------------------------------------------------------------------------------------------------------------</text:p>
      <text:p text:style-name="P10">viewtable.php </text:p>
      <text:p text:style-name="P13"/>
      <text:p text:style-name="P14">Helpful page for administrator to see the data in the db. </text:p>
      <text:p text:style-name="P13"><text:tab/>function display_message () </text:p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 text:c="39"/>insert <text:s text:c="22"/>user manaul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category.php</text:p>
      <text:p text:style-name="P15"/>
      <text:p text:style-name="P15">&lt;?php </text:p>
      <text:p text:style-name="P15">/* </text:p>
      <text:p text:style-name="P15">CMPS460 Database Project </text:p>
      <text:p text:style-name="P15">Group I </text:p>
      <text:p text:style-name="P15">April 20, 2009 </text:p>
      <text:p text:style-name="P15"/>
      <text:p text:style-name="P15">Authors: </text:p>
      <text:p text:style-name="P15"><text:s/>- Trey Alexander <text:tab/>(txa4895) </text:p>
      <text:p text:style-name="P15"><text:s/>- Dallas Griffith <text:tab/>(dlg5367) </text:p>
      <text:p text:style-name="P15"><text:s/>- Mark McKelvy <text:tab/>(jmm0468) </text:p>
      <text:p text:style-name="P15"><text:s/>- Sayooj Valsan <text:tab/>(sxv6633) </text:p>
      <text:p text:style-name="P15"/>
      <text:p text:style-name="P15">~~~ CERTIFICATION OF AUTHENTICITY ~~~ </text:p>
      <text:p text:style-name="P15">The code contained within this script is the combined work of the above mentioned authors. </text:p>
      <text:p text:style-name="P15">*/ </text:p>
      <text:p text:style-name="P15"/>
      <text:p text:style-name="P15">// Handles category views, showing listings in a specific category and sorting. </text:p>
      <text:p text:style-name="P15"/>
      <text:p text:style-name="P15"/>
      <text:p text:style-name="P15"/>
      <text:p text:style-name="P15"/>
      <text:p text:style-name="P15">include_once ("common.php"); </text:p>
      <text:p text:style-name="P15"/>
      <text:p text:style-name="P15">$dbinfo = new dbinfo_t (); </text:p>
      <text:p text:style-name="P15">echo_header ($dbinfo); </text:p>
      <text:p text:style-name="P15">$view = get ("view"); </text:p>
      <text:p text:style-name="P15">$sortby = get ("sortby"); </text:p>
      <text:p text:style-name="P15"/>
      <text:p text:style-name="P15">// Redirect if user not logged in </text:p>
      <text:p text:style-name="P15">if (!$dbinfo-&gt;logged_in ()) </text:p>
      <text:p text:style-name="P15"><text:tab/>redirect ("index.php"); </text:p>
      <text:p text:style-name="P15"/>
      <text:p text:style-name="P15">if ($dbinfo-&gt;logged_in ()) </text:p>
      <text:p text:style-name="P15">{ </text:p>
      <text:p text:style-name="P15"><text:tab/>// Default view shows user a dropdown </text:p>
      <text:p text:style-name="P15"><text:tab/>if (empty ($view)) </text:p>
      <text:p text:style-name="P15"><text:tab/>{ </text:p>
      <text:p text:style-name="P15"><text:tab/><text:tab/>echo h3 ("All Categories"); </text:p>
      <text:p text:style-name="P15"><text:tab/><text:tab/>echo_div ("scriptstatus"); </text:p>
      <text:p text:style-name="P15"><text:tab/><text:tab/>echo href (" itemlisting.php?mode=new", "Create a New Item Listing"); </text:p>
      <text:p text:style-name="P15"><text:tab/><text:tab/>end_div (); </text:p>
      <text:p text:style-name="P15"/>
      <text:p text:style-name="P15"><text:tab/><text:tab/>cout ("Select a category:"); </text:p>
      <text:p text:style-name="P15"><text:tab/><text:tab/>$options = ""; </text:p>
      <text:p text:style-name="P15"><text:tab/><text:tab/>$options = $options.option ("Art", "Art"); </text:p>
      <text:p text:style-name="P15"><text:tab/><text:tab/>$options = $options.option ("Books", "Books"); </text:p>
      <text:p text:style-name="P15"><text:tab/><text:tab/>$options = $options.option ("Clothing", "Clothing"); </text:p>
      <text:p text:style-name="P15"><text:soft-page-break/><text:tab/><text:tab/>$options = $options.option ("Collectibles", "Collectibles"); </text:p>
      <text:p text:style-name="P15"><text:tab/><text:tab/>$options = $options.option ("Electronics", "Electronics"); </text:p>
      <text:p text:style-name="P15"><text:tab/><text:tab/>$options = $options.option ("Entertainment", "Entertainment"); </text:p>
      <text:p text:style-name="P15"><text:tab/><text:tab/>$options = $options.option ("Jewelry", "Jewelry"); </text:p>
      <text:p text:style-name="P15"><text:tab/><text:tab/>$options = $options.option ("Sporting Goods", "Sporting Goods"); </text:p>
      <text:p text:style-name="P15"><text:tab/><text:tab/>$options = $options.option ("Toys", "Toys"); </text:p>
      <text:p text:style-name="P15"><text:tab/><text:tab/>echo form_begin ("$current_script?", "get"); </text:p>
      <text:p text:style-name="P15"><text:tab/><text:tab/>echo select ("view", $options); </text:p>
      <text:p text:style-name="P15"><text:tab/><text:tab/>echo submit_input ("Select"); </text:p>
      <text:p text:style-name="P15"/>
      <text:p text:style-name="P15"><text:tab/>} </text:p>
      <text:p text:style-name="P15"><text:tab/>else // show category specific listings </text:p>
      <text:p text:style-name="P15"><text:tab/>{ </text:p>
      <text:p text:style-name="P15"/>
      <text:p text:style-name="P15"><text:tab/><text:tab/>echo h3 ("$view"); </text:p>
      <text:p text:style-name="P15"><text:tab/><text:tab/>echo_div ("scriptstatus"); </text:p>
      <text:p text:style-name="P15"><text:tab/><text:tab/>echo href ("itemlisting.php?mode=new", "Create a New Item Listing"); </text:p>
      <text:p text:style-name="P15"><text:tab/><text:tab/>echo "&lt;br/&gt;Sort by: "; </text:p>
      <text:p text:style-name="P15"><text:tab/><text:tab/>echo href ("category.php?view=$view&amp;sortby=time_remaining", "Time Remaining"); </text:p>
      <text:p text:style-name="P15"><text:tab/><text:tab/>echo " | "; </text:p>
      <text:p text:style-name="P15"><text:tab/><text:tab/>echo href ("category.php?view=$view&amp;sortby=title", "Title"); </text:p>
      <text:p text:style-name="P15"><text:tab/><text:tab/>echo " | "; </text:p>
      <text:p text:style-name="P15"><text:tab/><text:tab/>echo href ("category.php?view=$view&amp;sortby=seller", "Seller"); </text:p>
      <text:p text:style-name="P15"><text:tab/><text:tab/>echo " | "; </text:p>
      <text:p text:style-name="P15"><text:tab/><text:tab/>echo href ("category.php?view=$view&amp;sortby=current_bid", "Current Bid (Lowest at Top)"); </text:p>
      <text:p text:style-name="P15"><text:tab/><text:tab/>end_div (); </text:p>
      <text:p text:style-name="P15"/>
      <text:p text:style-name="P15"><text:tab/><text:tab/>$day = $dbinfo-&gt;day (); </text:p>
      <text:p text:style-name="P15"><text:tab/><text:tab/>$hour = $dbinfo-&gt;hour (); </text:p>
      <text:p text:style-name="P15"><text:tab/><text:tab/>$minute = $dbinfo-&gt;minute (); </text:p>
      <text:p text:style-name="P15"><text:tab/><text:tab/>$query = "select title, seller, end_day, end_hour, end_minute, current_price from item_listing </text:p>
      <text:p text:style-name="P15">where<text:tab/>category = '$view' </text:p>
      <text:p text:style-name="P15">AND<text:tab/>((end_day &gt; $day) </text:p>
      <text:p text:style-name="P15"><text:tab/>OR (end_day = $day AND end_hour &gt; $hour) </text:p>
      <text:p text:style-name="P15"><text:tab/>OR (end_day = $day AND end_hour = $hour AND end_minute &gt;= $minute))"; </text:p>
      <text:p text:style-name="P15"/>
      <text:p text:style-name="P15"><text:tab/><text:tab/>if ($sortby == "title") </text:p>
      <text:p text:style-name="P15"><text:tab/><text:tab/>{ </text:p>
      <text:p text:style-name="P15"><text:tab/><text:tab/><text:tab/>$query = $query." order by title"; </text:p>
      <text:p text:style-name="P15"><text:tab/><text:tab/>} </text:p>
      <text:p text:style-name="P15"><text:tab/><text:tab/>else if ($sortby == "seller") </text:p>
      <text:p text:style-name="P15"><text:tab/><text:tab/>{ </text:p>
      <text:p text:style-name="P15"><text:tab/><text:tab/><text:tab/>$query = $query." order by seller"; </text:p>
      <text:p text:style-name="P15"><text:tab/><text:tab/>} </text:p>
      <text:p text:style-name="P15"/>
      <text:p text:style-name="P15"><text:tab/><text:tab/>else if ($sortby == "current_bid") </text:p>
      <text:p text:style-name="P15"><text:tab/><text:tab/>{ </text:p>
      <text:p text:style-name="P15"><text:soft-page-break/><text:tab/><text:tab/><text:tab/>$query = $query." order by current_price"; </text:p>
      <text:p text:style-name="P15"><text:tab/><text:tab/>} </text:p>
      <text:p text:style-name="P15"><text:tab/><text:tab/>else // ($sortby == "time_remaining") </text:p>
      <text:p text:style-name="P15"><text:tab/><text:tab/>{ </text:p>
      <text:p text:style-name="P15"><text:tab/><text:tab/><text:tab/>$query = $query." order by end_day, </text:p>
      <text:p text:style-name="P15">end_hour, end_minute"; </text:p>
      <text:p text:style-name="P15"><text:tab/><text:tab/>} </text:p>
      <text:p text:style-name="P15"/>
      <text:p text:style-name="P15"><text:tab/><text:tab/>// Run the query </text:p>
      <text:p text:style-name="P15"><text:tab/><text:tab/>$results_id = mysql_query($query); </text:p>
      <text:p text:style-name="P15"><text:tab/><text:tab/>if($results_id) </text:p>
      <text:p text:style-name="P15"><text:tab/><text:tab/>{ </text:p>
      <text:p text:style-name="P15"><text:tab/><text:tab/><text:tab/>if (mysql_num_rows($results_id) == 0) </text:p>
      <text:p text:style-name="P15"><text:tab/><text:tab/><text:tab/>{ </text:p>
      <text:p text:style-name="P15"><text:tab/><text:tab/><text:tab/><text:tab/>echo "No data."; </text:p>
      <text:p text:style-name="P15"><text:tab/><text:tab/><text:tab/>} </text:p>
      <text:p text:style-name="P15"><text:tab/><text:tab/><text:tab/>else </text:p>
      <text:p text:style-name="P15"><text:tab/><text:tab/><text:tab/>{ </text:p>
      <text:p text:style-name="P15"><text:tab/><text:tab/><text:tab/><text:tab/>$table = new table_common_t (); </text:p>
      <text:p text:style-name="P15"><text:tab/><text:tab/><text:tab/><text:tab/>$table-&gt;init ("category_listing"); </text:p>
      <text:p text:style-name="P15"/>
      <text:p text:style-name="P15"><text:tab/><text:tab/><text:tab/><text:tab/>echo $table-&gt;table_begin (); </text:p>
      <text:p text:style-name="P15"><text:tab/><text:tab/><text:tab/><text:tab/>echo $table-&gt;table_head_begin (); </text:p>
      <text:p text:style-name="P15"><text:tab/><text:tab/><text:tab/><text:tab/>echo $table-&gt;tr ($table-&gt;td_span ("Auctions available for bid in \"$view\"", "", 6)); </text:p>
      <text:p text:style-name="P15"><text:tab/><text:tab/><text:tab/><text:tab/>echo $table-&gt;tr ($table-&gt;td ("Title"). </text:p>
      <text:p text:style-name="P15"><text:tab/><text:tab/><text:tab/><text:tab/><text:tab/><text:tab/> $table-&gt;td ("Seller"). </text:p>
      <text:p text:style-name="P15"><text:tab/><text:tab/><text:tab/><text:tab/><text:tab/><text:tab/> $table-&gt;td ("Closing Time"). </text:p>
      <text:p text:style-name="P15"><text:tab/><text:tab/><text:tab/><text:tab/><text:tab/><text:tab/> $table-&gt;td ("Current Price")); </text:p>
      <text:p text:style-name="P15"><text:tab/><text:tab/><text:tab/><text:tab/>echo $table-&gt;tr_end (); </text:p>
      <text:p text:style-name="P15"><text:tab/><text:tab/><text:tab/><text:tab/>echo $table-&gt;table_head_end (); </text:p>
      <text:p text:style-name="P15"/>
      <text:p text:style-name="P15"><text:tab/><text:tab/><text:tab/><text:tab/>echo $table-&gt;table_body_begin (); </text:p>
      <text:p text:style-name="P15"><text:tab/><text:tab/><text:tab/><text:tab/>while (list($title, $seller, $end_day, $end_hour,$end_min, </text:p>
      <text:p text:style-name="P15"><text:tab/><text:tab/><text:tab/><text:tab/><text:tab/> <text:s text:c="3"/>$curr_price) = mysql_fetch_row($results_id)) </text:p>
      <text:p text:style-name="P15"><text:tab/><text:tab/><text:tab/><text:tab/>{ </text:p>
      <text:p text:style-name="P15"><text:tab/><text:tab/><text:tab/><text:tab/><text:tab/>echo $table-&gt;tr ($table-&gt;td (href ("itemlisting.php?mode=view&amp;title=$title&amp;seller=$seller&amp;category=$view&amp;end_day=$end_day&amp;end_hour=$end_hour&amp;end_minute=$end_min", $title)). </text:p>
      <text:p text:style-name="P15"><text:tab/><text:tab/><text:tab/><text:tab/><text:tab/><text:tab/><text:tab/> $table-&gt;td (href ("profile.php?mode=view&amp;username=$seller", $dbinfo-&gt;get_realname ($seller))). </text:p>
      <text:p text:style-name="P15"><text:tab/><text:tab/><text:tab/><text:tab/><text:tab/><text:tab/><text:tab/> $table-&gt;td (format_time ($end_day, </text:p>
      <text:p text:style-name="P15"><text:tab/><text:tab/><text:tab/><text:tab/><text:tab/><text:tab/><text:tab/><text:tab/><text:tab/><text:tab/> <text:s/>$end_hour, $end_minute)). </text:p>
      <text:p text:style-name="P15"><text:tab/><text:tab/><text:tab/><text:tab/><text:tab/> <text:s text:c="16"/>$table-&gt;td ("\$$curr_price")); </text:p>
      <text:p text:style-name="P15"/>
      <text:p text:style-name="P15"><text:tab/><text:tab/><text:tab/><text:tab/>} </text:p>
      <text:p text:style-name="P15"><text:tab/><text:tab/><text:tab/><text:tab/>echo $table-&gt;table_body_end (); </text:p>
      <text:p text:style-name="P15"/>
      <text:p text:style-name="P15"><text:tab/><text:tab/><text:tab/><text:tab/>echo $table-&gt;table_end (); </text:p>
      <text:p text:style-name="P15"><text:soft-page-break/><text:tab/><text:tab/><text:tab/><text:tab/>echo "&lt;br&gt;&lt;br&gt;"; </text:p>
      <text:p text:style-name="P15"/>
      <text:p text:style-name="P15"><text:tab/><text:tab/><text:tab/>} </text:p>
      <text:p text:style-name="P15"><text:tab/><text:tab/>} </text:p>
      <text:p text:style-name="P15"/>
      <text:p text:style-name="P15"><text:tab/><text:tab/>else if ($dbinfo-&gt;debug ()) </text:p>
      <text:p text:style-name="P15"><text:tab/><text:tab/>{ </text:p>
      <text:p text:style-name="P15"><text:tab/><text:tab/><text:tab/>// Display the query and the MySQL error message </text:p>
      <text:p text:style-name="P15"><text:tab/><text:tab/><text:tab/>print "&lt;br&gt;&lt;br&gt;QUERY FAILED !!! &lt;br&gt;&lt;br&gt;QUERY = $query &lt;br&gt; </text:p>
      <text:p text:style-name="P15"><text:s text:c="20"/>&lt;br&gt;ERROR = "; </text:p>
      <text:p text:style-name="P15"><text:tab/><text:tab/><text:tab/>die (mysql_error()); </text:p>
      <text:p text:style-name="P15"><text:tab/><text:tab/>} </text:p>
      <text:p text:style-name="P15"><text:tab/>} </text:p>
      <text:p text:style-name="P15"/>
      <text:p text:style-name="P15"/>
      <text:p text:style-name="P15">} </text:p>
      <text:p text:style-name="P15"/>
      <text:p text:style-name="P15">echo_footer ($dbinfo); </text:p>
      <text:p text:style-name="P15"/>
      <text:p text:style-name="P15">?&gt;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category_picture.php</text:p>
      <text:p text:style-name="P15"/>
      <text:p text:style-name="P15">&lt;?php </text:p>
      <text:p text:style-name="P15">/* </text:p>
      <text:p text:style-name="P15">CMPS460 Database Project </text:p>
      <text:p text:style-name="P15">Group I </text:p>
      <text:p text:style-name="P15">April 20, 2009 </text:p>
      <text:p text:style-name="P15"/>
      <text:p text:style-name="P15">Authors: </text:p>
      <text:p text:style-name="P15"><text:s/>- Trey Alexander <text:tab/>(txa4895) </text:p>
      <text:p text:style-name="P15"><text:s/>- Dallas Griffith <text:tab/>(dlg5367) </text:p>
      <text:p text:style-name="P15"><text:s/>- Mark McKelvy <text:tab/>(jmm0468) </text:p>
      <text:p text:style-name="P15"><text:s/>- Sayooj Valsan <text:tab/>(sxv6633) </text:p>
      <text:p text:style-name="P15"/>
      <text:p text:style-name="P15">~~~ CERTIFICATION OF AUTHENTICITY ~~~ </text:p>
      <text:p text:style-name="P15">The code contained within this script is the combined work of the above mentioned authors. </text:p>
      <text:p text:style-name="P15">*/ </text:p>
      <text:p text:style-name="P15"/>
      <text:p text:style-name="P15">// Shows the user the available pictures for each category </text:p>
      <text:p text:style-name="P15"/>
      <text:p text:style-name="P15"/>
      <text:p text:style-name="P15"/>
      <text:p text:style-name="P15"/>
      <text:p text:style-name="P15"/>
      <text:p text:style-name="P15">include_once ("common.php"); </text:p>
      <text:p text:style-name="P15"/>
      <text:p text:style-name="P15">$dbinfo = new dbinfo_t (); </text:p>
      <text:p text:style-name="P15">echo_header ($dbinfo); </text:p>
      <text:p text:style-name="P15">$current_script = current_script (); </text:p>
      <text:p text:style-name="P15">$mode = get ("mode"); </text:p>
      <text:p text:style-name="P15"/>
      <text:p text:style-name="P15">if (empty ($mode)) // dropdown to select category </text:p>
      <text:p text:style-name="P15">{ </text:p>
      <text:p text:style-name="P15"><text:tab/>cout ("Listing of avialable pictures."); </text:p>
      <text:p text:style-name="P15"><text:tab/>cout ("Pick a category:"); </text:p>
      <text:p text:style-name="P15"/>
      <text:p text:style-name="P15"><text:tab/>$options = ""; </text:p>
      <text:p text:style-name="P15"><text:tab/>$options = $options.option ("Art", "Art"); </text:p>
      <text:p text:style-name="P15"><text:tab/>$options = $options.option ("Books", "Books"); </text:p>
      <text:p text:style-name="P15"><text:tab/>$options = $options.option ("Clothing", "Clothing"); </text:p>
      <text:p text:style-name="P15"><text:tab/>$options = $options.option ("Collectibles", "Collectibles"); </text:p>
      <text:p text:style-name="P15"><text:tab/>$options = $options.option ("Electronics", "Electronics"); </text:p>
      <text:p text:style-name="P15"><text:tab/>$options = $options.option ("Entertainment", "Entertainment"); </text:p>
      <text:p text:style-name="P15"><text:tab/>$options = $options.option ("Jewelry", "Jewelry"); </text:p>
      <text:p text:style-name="P15"><text:tab/>$options = $options.option ("Sporting Goods", "Sporting Goods"); </text:p>
      <text:p text:style-name="P15"><text:tab/>$options = $options.option ("Toys", "Toys"); </text:p>
      <text:p text:style-name="P15"><text:tab/>echo form_begin ("$current_script?mode=view", "post"); </text:p>
      <text:p text:style-name="P15"><text:tab/>echo select ("category", $options); </text:p>
      <text:p text:style-name="P15"><text:tab/>echo submit_input ("Select"); </text:p>
      <text:p text:style-name="P15"><text:soft-page-break/>} </text:p>
      <text:p text:style-name="P15">else // assume 3 pictures per category </text:p>
      <text:p text:style-name="P15">{ </text:p>
      <text:p text:style-name="P15"><text:tab/>$file = str_replace (" ", "_", strtolower (post ("category"))); </text:p>
      <text:p text:style-name="P15"><text:tab/>for ($i = 1; $i &lt;= 3; $i++) </text:p>
      <text:p text:style-name="P15"><text:tab/>{ </text:p>
      <text:p text:style-name="P15"><text:tab/><text:tab/>cout (local_img ("$file$i.jpg")); </text:p>
      <text:p text:style-name="P15"><text:tab/><text:tab/>cout ("$file$i.jpg"); </text:p>
      <text:p text:style-name="P15"><text:tab/><text:tab/>cout (""); </text:p>
      <text:p text:style-name="P15"><text:tab/>} </text:p>
      <text:p text:style-name="P15">} </text:p>
      <text:p text:style-name="P15"/>
      <text:p text:style-name="P15">echo_footer ($dbinfo); </text:p>
      <text:p text:style-name="P15"/>
      <text:p text:style-name="P15">?&gt;</text:p>
      <text:p text:style-name="P15"/>
      <text:p text:style-name="P15"/>
      <text:p text:style-name="P15"/>
      <text:p text:style-name="P15"/>
      <text:p text:style-name="P15"><text:tab/><text:tab/><text:tab/><text:tab/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common.php</text:p>
      <text:p text:style-name="P15"/>
      <text:p text:style-name="P15">&lt;?php </text:p>
      <text:p text:style-name="P15">/* </text:p>
      <text:p text:style-name="P15">CMPS460 Database Project </text:p>
      <text:p text:style-name="P15">Group I </text:p>
      <text:p text:style-name="P15">April 20, 2009 </text:p>
      <text:p text:style-name="P15"/>
      <text:p text:style-name="P15">Authors: </text:p>
      <text:p text:style-name="P15"><text:s/>- Trey Alexander <text:tab/>(txa4895) </text:p>
      <text:p text:style-name="P15"><text:s/>- Dallas Griffith <text:tab/>(dlg5367) </text:p>
      <text:p text:style-name="P15"><text:s/>- Mark McKelvy <text:tab/>(jmm0468) </text:p>
      <text:p text:style-name="P15"><text:s/>- Sayooj Valsan <text:tab/>(sxv6633) </text:p>
      <text:p text:style-name="P15"/>
      <text:p text:style-name="P15">~~~ CERTIFICATION OF AUTHENTICITY ~~~ </text:p>
      <text:p text:style-name="P15">The code contained within this script is the combined work of the above mentioned authors. </text:p>
      <text:p text:style-name="P15">*/ </text:p>
      <text:p text:style-name="P15"/>
      <text:p text:style-name="P15">// Common include script which includes other utility scripts. Also has other </text:p>
      <text:p text:style-name="P15">// common functions such as echoing the html headers and footers, html </text:p>
      <text:p text:style-name="P15">// wrapping functions, and some formatting functions. </text:p>
      <text:p text:style-name="P15"/>
      <text:p text:style-name="P15"/>
      <text:p text:style-name="P15"/>
      <text:p text:style-name="P15"/>
      <text:p text:style-name="P15">include_once ("dbinfo.php"); </text:p>
      <text:p text:style-name="P15">include_once ("form_common.php"); </text:p>
      <text:p text:style-name="P15">include_once ("table_common.php"); </text:p>
      <text:p text:style-name="P15">include_once ("list_common.php"); </text:p>
      <text:p text:style-name="P15"/>
      <text:p text:style-name="P15">// Call at the beginning of a script to output html header information including </text:p>
      <text:p text:style-name="P15">// navbar </text:p>
      <text:p text:style-name="P15">function echo_header ($dbinfo) </text:p>
      <text:p text:style-name="P15">{ </text:p>
      <text:p text:style-name="P15"><text:tab/>$dbinfo-&gt;init (); </text:p>
      <text:p text:style-name="P15"><text:tab/>if (!$dbinfo-&gt;connect ()) </text:p>
      <text:p text:style-name="P15"><text:tab/><text:tab/>die ("Couldn't connect to database."); </text:p>
      <text:p text:style-name="P15"><text:tab/>$dbinfo-&gt;update_all (); </text:p>
      <text:p text:style-name="P15"><text:tab/>$site_time = post ("site_time"); </text:p>
      <text:p text:style-name="P15"><text:tab/>if (!empty ($site_time)) </text:p>
      <text:p text:style-name="P15"><text:tab/>{ </text:p>
      <text:p text:style-name="P15"><text:tab/><text:tab/>$post_site_time = post ("site_time"); </text:p>
      <text:p text:style-name="P15"><text:tab/><text:tab/>$post_curr_day = strtok ($post_site_time, " "); </text:p>
      <text:p text:style-name="P15"><text:tab/><text:tab/>$post_curr_hour = strtok (" "); </text:p>
      <text:p text:style-name="P15"><text:tab/><text:tab/>$post_curr_minute = strtok (" "); </text:p>
      <text:p text:style-name="P15"><text:tab/><text:tab/>$user = $dbinfo-&gt;username (); </text:p>
      <text:p text:style-name="P15"><text:tab/><text:tab/>$formatted_time = format_time ($post_curr_day, $post_curr_hour, $post_curr_minute); </text:p>
      <text:p text:style-name="P15"><text:tab/><text:tab/>$dbinfo-&gt;query ("insert into user_activity values ( </text:p>
      <text:p text:style-name="P8"><text:span text:style-name="T3">'$user', $post_curr_day, $post_curr_hour, $post_curr_minute, 'Updated website time to </text:span><text:soft-page-break/><text:span text:style-name="T3">$formatted_time')"); </text:span></text:p>
      <text:p text:style-name="P15"><text:tab/><text:tab/>$dbinfo-&gt;update_all (); </text:p>
      <text:p text:style-name="P15"><text:tab/>} </text:p>
      <text:p text:style-name="P15"/>
      <text:p text:style-name="P15"><text:tab/>echo &lt;&lt;&lt;HEREDOC </text:p>
      <text:p text:style-name="P15">&lt;!DOCTYPE HTML PUBLIC "-//W3C//DTD HTML 4.01//EN" "http://www.w3.org/TR/html4/strict.dtd"&gt; </text:p>
      <text:p text:style-name="P15">&lt;html&gt; </text:p>
      <text:p text:style-name="P15">&lt;head&gt; </text:p>
      <text:p text:style-name="P15">&lt;meta http-equiv="Content-Type" content="text/html; charset=iso-8859-1" /&gt; </text:p>
      <text:p text:style-name="P15">&lt;title&gt;CMPS 460 DB Project&lt;/title&gt; </text:p>
      <text:p text:style-name="P15">&lt;link href="style.css" rel="stylesheet" type="text/css" /&gt; </text:p>
      <text:p text:style-name="P15">&lt;/head&gt; </text:p>
      <text:p text:style-name="P15"/>
      <text:p text:style-name="P15">&lt;body&gt; </text:p>
      <text:p text:style-name="P15"/>
      <text:p text:style-name="P15">HEREDOC; </text:p>
      <text:p text:style-name="P15"><text:tab/>echo_div ("container"); </text:p>
      <text:p text:style-name="P15"/>
      <text:p text:style-name="P15"><text:tab/>// HEADER AREA </text:p>
      <text:p text:style-name="P15"><text:tab/>echo_div ("header"); </text:p>
      <text:p text:style-name="P15"><text:tab/>echo "iBay"; </text:p>
      <text:p text:style-name="P15"><text:tab/>end_div (); </text:p>
      <text:p text:style-name="P15"/>
      <text:p text:style-name="P15"><text:tab/>// STATUS AREA </text:p>
      <text:p text:style-name="P15"><text:tab/>echo_div ("status"); </text:p>
      <text:p text:style-name="P15"><text:tab/>$day = $dbinfo-&gt;day () + 0; </text:p>
      <text:p text:style-name="P15"><text:tab/>$hour = $dbinfo-&gt;hour (); </text:p>
      <text:p text:style-name="P15"><text:tab/>$minute = $dbinfo-&gt;minute (); </text:p>
      <text:p text:style-name="P15"><text:tab/>if ($dbinfo-&gt;logged_in ()) </text:p>
      <text:p text:style-name="P15"><text:tab/>{ </text:p>
      <text:p text:style-name="P15"><text:tab/><text:tab/>$realname = $dbinfo-&gt;realname (); </text:p>
      <text:p text:style-name="P15"><text:tab/><text:tab/>$username = $dbinfo-&gt;username (); </text:p>
      <text:p text:style-name="P15"><text:tab/><text:tab/>$logoutlink = href ("logout.php", "Logout"); </text:p>
      <text:p text:style-name="P15"><text:tab/><text:tab/>cout ("Welcome, $realname. [$username] $logoutlink"); </text:p>
      <text:p text:style-name="P15"><text:tab/>} </text:p>
      <text:p text:style-name="P15"><text:tab/>else </text:p>
      <text:p text:style-name="P15"><text:tab/>{ </text:p>
      <text:p text:style-name="P15"><text:tab/><text:tab/>$loginlink = href ("login.php", "Login"); </text:p>
      <text:p text:style-name="P15"><text:tab/><text:tab/>$reglink= href ("registration.php", "Register"); </text:p>
      <text:p text:style-name="P15"><text:tab/><text:tab/>cout ("Welcome! $loginlink or $reglink"); </text:p>
      <text:p text:style-name="P15"><text:tab/>} </text:p>
      <text:p text:style-name="P15"><text:tab/>echo ("Day: $day, Time: $hour:$minute"); </text:p>
      <text:p text:style-name="P15"><text:tab/>if ($dbinfo-&gt;is_admin () &amp;&amp; current_script () == "index.php") </text:p>
      <text:p text:style-name="P15"><text:tab/>{ </text:p>
      <text:p text:style-name="P15"><text:tab/><text:tab/>$curr_day = $dbinfo-&gt;day (); </text:p>
      <text:p text:style-name="P15"><text:tab/><text:tab/>$curr_hour = $dbinfo-&gt;hour (); </text:p>
      <text:p text:style-name="P15"><text:tab/><text:tab/>$options = ""; </text:p>
      <text:p text:style-name="P15"><text:tab/><text:tab/>for ($i = $curr_day; $i &lt;= $curr_day + 7; $i++) </text:p>
      <text:p text:style-name="P15"><text:soft-page-break/><text:tab/><text:tab/>{ </text:p>
      <text:p text:style-name="P15"><text:tab/><text:tab/><text:tab/>for ($j = ($i == $curr_day)? $curr_hour + 1 : 0; $j &lt; 24; $j++) </text:p>
      <text:p text:style-name="P15"><text:tab/><text:tab/><text:tab/>{ </text:p>
      <text:p text:style-name="P15"><text:tab/><text:tab/><text:tab/><text:tab/>$options = $options.option ("$i $j 0", format_time ($i, $j, 0)); </text:p>
      <text:p text:style-name="P15"><text:tab/><text:tab/><text:tab/>} </text:p>
      <text:p text:style-name="P15"><text:tab/><text:tab/>} </text:p>
      <text:p text:style-name="P15"><text:tab/><text:tab/>echo form_begin ("$current_script", "post"); </text:p>
      <text:p text:style-name="P15"><text:tab/><text:tab/>echo select ("site_time", $options); </text:p>
      <text:p text:style-name="P15"><text:tab/><text:tab/>echo submit_input ("Do it").alert ("This box allows you to advance the website time.", "?"); </text:p>
      <text:p text:style-name="P15"><text:tab/><text:tab/>echo form_end (); </text:p>
      <text:p text:style-name="P15">//<text:tab/><text:tab/>echo "&lt;br/&gt;[Box to increase the time]"; </text:p>
      <text:p text:style-name="P15"><text:tab/>} </text:p>
      <text:p text:style-name="P15"><text:tab/>end_div (); </text:p>
      <text:p text:style-name="P15"/>
      <text:p text:style-name="P15"><text:tab/>// NAVIGATION AREA </text:p>
      <text:p text:style-name="P15"><text:tab/>echo_div ("navbar"); </text:p>
      <text:p text:style-name="P15"><text:tab/>if ($dbinfo-&gt;logged_in ()) </text:p>
      <text:p text:style-name="P15"><text:tab/>{ </text:p>
      <text:p text:style-name="P15"><text:tab/><text:tab/>if ($dbinfo-&gt;is_admin ()) </text:p>
      <text:p text:style-name="P15"><text:tab/><text:tab/><text:tab/>$nav = "Admin Panel&lt;br/&gt;"; </text:p>
      <text:p text:style-name="P15"><text:tab/><text:tab/>else </text:p>
      <text:p text:style-name="P15"><text:tab/><text:tab/><text:tab/>$nav = "User Panel&lt;br/&gt;"; </text:p>
      <text:p text:style-name="P15"/>
      <text:p text:style-name="P15">/* <text:tab/><text:tab/>if (current_script () != "index.php") */ </text:p>
      <text:p text:style-name="P15"><text:tab/><text:tab/>$nav = $nav.li_wrap (href ("index.php", "Home")); </text:p>
      <text:p text:style-name="P15"><text:tab/><text:tab/>$nav = $nav.li_wrap (href ("registration.php?mode=view", "Account")); </text:p>
      <text:p text:style-name="P15"><text:tab/><text:tab/>$nav = $nav.li_wrap (href ("profile.php", "Profile")); </text:p>
      <text:p text:style-name="P15"><text:tab/><text:tab/>$nav = $nav.li_wrap (href ("profile.php?mode=browse", "All Profiles")); </text:p>
      <text:p text:style-name="P15"><text:tab/><text:tab/>if ($dbinfo-&gt;is_admin ()) </text:p>
      <text:p text:style-name="P15"><text:tab/><text:tab/><text:tab/>$nav = $nav.li_wrap (href ("registration.php?mode=browse", "All Accounts")); </text:p>
      <text:p text:style-name="P15"/>
      <text:p text:style-name="P15"><text:tab/><text:tab/>$nav = $nav.li_wrap (href ("category.php", "All Categories")); </text:p>
      <text:p text:style-name="P15"><text:tab/><text:tab/>$nav = $nav.li_wrap (href ("category.php?view=Art", " - Art")); </text:p>
      <text:p text:style-name="P15"><text:tab/><text:tab/>$nav = $nav.li_wrap (href ("category.php?view=Books", " - Books")); </text:p>
      <text:p text:style-name="P15"><text:tab/><text:tab/>$nav = $nav.li_wrap (href ("category.php?view=Clothing", " - Clothing")); </text:p>
      <text:p text:style-name="P15"><text:tab/><text:tab/>$nav = $nav.li_wrap (href ("category.php?view=Collectibles", " - Collectibles")); </text:p>
      <text:p text:style-name="P15"><text:tab/><text:tab/>$nav = $nav.li_wrap (href ("category.php?view=Electronics", " - Electronics")); </text:p>
      <text:p text:style-name="P15"><text:tab/><text:tab/>$nav = $nav.li_wrap (href ("category.php?view=Entertainment", " - Entertainment")); </text:p>
      <text:p text:style-name="P15"><text:tab/><text:tab/>$nav = $nav.li_wrap (href ("category.php?view=Jewelry", " - Jewelry")); </text:p>
      <text:p text:style-name="P15"><text:tab/><text:tab/>$nav = $nav.li_wrap (href ("category.php?view=Sporting Goods", " - Sporting Goods")); </text:p>
      <text:p text:style-name="P15"><text:tab/><text:tab/>$nav = $nav.li_wrap (href ("category.php?view=Toys", " - Toys")); </text:p>
      <text:p text:style-name="P15"><text:tab/><text:tab/>$nav = $nav.li_wrap (href ("itemlisting.php?mode=new", "Create Auction")); </text:p>
      <text:p text:style-name="P15"/>
      <text:p text:style-name="P15"><text:tab/><text:tab/>if ($dbinfo-&gt;is_admin ()) </text:p>
      <text:p text:style-name="P15"><text:tab/><text:tab/>{ </text:p>
      <text:p text:style-name="P15"><text:tab/><text:tab/><text:tab/>$nav = $nav.li_wrap ("Database:"); </text:p>
      <text:p text:style-name="P15"><text:tab/><text:tab/><text:tab/>$nav = $nav.li_wrap (href ("viewtable.php?name=user", "User Table")); </text:p>
      <text:p text:style-name="P8"><text:span text:style-name="T3"><text:tab/><text:tab/><text:tab/>$nav = $nav.li_wrap (href ("viewtable.php?name=user_activity", "Activity </text:span><text:soft-page-break/><text:span text:style-name="T3">Table")); </text:span></text:p>
      <text:p text:style-name="P15"><text:tab/><text:tab/><text:tab/>$nav = $nav.li_wrap (href ("viewtable.php?name=item_listing", "Auction Table")); </text:p>
      <text:p text:style-name="P15"><text:tab/><text:tab/><text:tab/>$nav = $nav.li_wrap (href ("viewtable.php?name=bids_on", "Bid Table")); </text:p>
      <text:p text:style-name="P15"><text:tab/><text:tab/><text:tab/>$nav = $nav.li_wrap (href ("viewtable.php?name=reload", "Reload DB")); </text:p>
      <text:p text:style-name="P15"><text:tab/><text:tab/>} </text:p>
      <text:p text:style-name="P15"><text:tab/><text:tab/>echo ul_wrap ($nav); </text:p>
      <text:p text:style-name="P15"><text:tab/>} </text:p>
      <text:p text:style-name="P15"><text:tab/>else </text:p>
      <text:p text:style-name="P15"><text:tab/>{ </text:p>
      <text:p text:style-name="P15"><text:tab/><text:tab/>$nav = "Visitor&lt;br/&gt;"; </text:p>
      <text:p text:style-name="P15"><text:tab/><text:tab/>if (current_script () != "index.php") </text:p>
      <text:p text:style-name="P15"><text:tab/><text:tab/><text:tab/>$nav = $nav.li_wrap (href ("index.php", "Home")); </text:p>
      <text:p text:style-name="P15"><text:tab/><text:tab/>if (current_script () != "login.php") </text:p>
      <text:p text:style-name="P15"><text:tab/><text:tab/><text:tab/>$nav = $nav.li_wrap (href ("login.php", "Login")); </text:p>
      <text:p text:style-name="P15"><text:tab/><text:tab/>if (current_script () != "registration.php") </text:p>
      <text:p text:style-name="P15"><text:tab/><text:tab/><text:tab/>$nav = $nav.li_wrap (href ("registration.php", "Register")); </text:p>
      <text:p text:style-name="P15"><text:tab/><text:tab/>echo ul_wrap ($nav); </text:p>
      <text:p text:style-name="P15"><text:tab/>} </text:p>
      <text:p text:style-name="P15"><text:tab/>end_div (); </text:p>
      <text:p text:style-name="P15"><text:tab/>echo_div ("content"); </text:p>
      <text:p text:style-name="P15"><text:tab/>echo "&lt;!-- END HEADER --&gt;\n"; </text:p>
      <text:p text:style-name="P15">} </text:p>
      <text:p text:style-name="P15"/>
      <text:p text:style-name="P15">// Call at the end of a script for closing html footer information </text:p>
      <text:p text:style-name="P15">function echo_footer ($dbinfo) </text:p>
      <text:p text:style-name="P15">{ </text:p>
      <text:p text:style-name="P15"><text:tab/>echo "&lt;!-- FOOTER --&gt;\n"; </text:p>
      <text:p text:style-name="P15"><text:tab/>end_div (); </text:p>
      <text:p text:style-name="P15"><text:tab/>end_div (); </text:p>
      <text:p text:style-name="P15"><text:tab/>echo &lt;&lt;&lt;HEREDOC </text:p>
      <text:p text:style-name="P15">&lt;/body&gt; </text:p>
      <text:p text:style-name="P15">&lt;/html&gt; </text:p>
      <text:p text:style-name="P15"/>
      <text:p text:style-name="P15">HEREDOC; </text:p>
      <text:p text:style-name="P15"><text:tab/>$dbinfo-&gt;close (); </text:p>
      <text:p text:style-name="P15">} </text:p>
      <text:p text:style-name="P15"/>
      <text:p text:style-name="P15">// determine the current executing script </text:p>
      <text:p text:style-name="P15">function current_script () </text:p>
      <text:p text:style-name="P15">{ </text:p>
      <text:p text:style-name="P15"><text:tab/>return basename ($_SERVER["SCRIPT_NAME"]); </text:p>
      <text:p text:style-name="P15">} </text:p>
      <text:p text:style-name="P15"/>
      <text:p text:style-name="P15">// Quick echo of a special div area </text:p>
      <text:p text:style-name="P15">function echo_div ($name) </text:p>
      <text:p text:style-name="P15">{ </text:p>
      <text:p text:style-name="P15"><text:tab/>if (empty ($name)) </text:p>
      <text:p text:style-name="P15"><text:tab/><text:tab/>echo "&lt;div&gt;\n"; </text:p>
      <text:p text:style-name="P15"><text:soft-page-break/><text:tab/>else </text:p>
      <text:p text:style-name="P15"><text:tab/><text:tab/>echo "&lt;div id=\"$name\"&gt;\n"; </text:p>
      <text:p text:style-name="P15">} </text:p>
      <text:p text:style-name="P15"/>
      <text:p text:style-name="P15">// Quick close div </text:p>
      <text:p text:style-name="P15">function end_div () </text:p>
      <text:p text:style-name="P15">{ </text:p>
      <text:p text:style-name="P15"><text:tab/>echo "&lt;/div&gt;\n"; </text:p>
      <text:p text:style-name="P15">} </text:p>
      <text:p text:style-name="P15"/>
      <text:p text:style-name="P15">// Wrap text in a div </text:p>
      <text:p text:style-name="P15">function div ($text, $style_name = "") </text:p>
      <text:p text:style-name="P15">{ </text:p>
      <text:p text:style-name="P15"><text:tab/>if (!empty ($style_name)) </text:p>
      <text:p text:style-name="P15"><text:tab/><text:tab/>$style_name = "id=\"$style_name\""; </text:p>
      <text:p text:style-name="P15"><text:tab/>return "&lt;div $style_name&gt;\n$text\n&lt;/div&gt;\n"; </text:p>
      <text:p text:style-name="P15">} </text:p>
      <text:p text:style-name="P15"/>
      <text:p text:style-name="P15">// Wrap text in a span </text:p>
      <text:p text:style-name="P15">function span ($text, $style_name) </text:p>
      <text:p text:style-name="P15">{ </text:p>
      <text:p text:style-name="P15"><text:tab/>if (!empty ($style_name)) </text:p>
      <text:p text:style-name="P15"><text:tab/><text:tab/>$style_name = "id=\"$style_name\""; </text:p>
      <text:p text:style-name="P15"><text:tab/>return "&lt;span $style_name&gt;\n$text\n&lt;/span&gt;\n"; </text:p>
      <text:p text:style-name="P15">} </text:p>
      <text:p text:style-name="P15"/>
      <text:p text:style-name="P15">// make a quick link </text:p>
      <text:p text:style-name="P15">function href ($url, $text) </text:p>
      <text:p text:style-name="P15">{ </text:p>
      <text:p text:style-name="P15"><text:tab/>return "&lt;a href=\"$url\"&gt;$text&lt;/a&gt;"; </text:p>
      <text:p text:style-name="P15">} </text:p>
      <text:p text:style-name="P15"/>
      <text:p text:style-name="P15">// make a quick link </text:p>
      <text:p text:style-name="P15">function hreft ($url, $text, $target) </text:p>
      <text:p text:style-name="P15">{ </text:p>
      <text:p text:style-name="P15"><text:tab/>return "&lt;a href=\"$url\" target=\"$target\"&gt;$text&lt;/a&gt;"; </text:p>
      <text:p text:style-name="P15">} </text:p>
      <text:p text:style-name="P15"/>
      <text:p text:style-name="P15">// Quick html image code </text:p>
      <text:p text:style-name="P15">function img ($path) </text:p>
      <text:p text:style-name="P15">{ </text:p>
      <text:p text:style-name="P15"><text:tab/>return "&lt;img src=\"$path\"&gt;"; </text:p>
      <text:p text:style-name="P15">} </text:p>
      <text:p text:style-name="P15"/>
      <text:p text:style-name="P15">// Quick html image code for local images </text:p>
      <text:p text:style-name="P15">function local_img ($path) </text:p>
      <text:p text:style-name="P15">{ </text:p>
      <text:p text:style-name="P15"><text:tab/>return "&lt;img id=dynimg src=\"images/$path\"&gt;"; </text:p>
      <text:p text:style-name="P15">} </text:p>
      <text:p text:style-name="P15"><text:soft-page-break/><text:s/></text:p>
      <text:p text:style-name="P15">// Make the user go to a different page </text:p>
      <text:p text:style-name="P15">function redirect ($url) </text:p>
      <text:p text:style-name="P15">{ </text:p>
      <text:p text:style-name="P15">//<text:tab/>header ("Location: $url"); </text:p>
      <text:p text:style-name="P15"><text:tab/>echo &lt;&lt;&lt;HEREDOC </text:p>
      <text:p text:style-name="P15">&lt;script type="text/javascript"&gt; </text:p>
      <text:p text:style-name="P15">&lt;!-- </text:p>
      <text:p text:style-name="P15">window.location = "$url" </text:p>
      <text:p text:style-name="P15">//--&gt; </text:p>
      <text:p text:style-name="P15">&lt;/script&gt; </text:p>
      <text:p text:style-name="P15">HEREDOC; </text:p>
      <text:p text:style-name="P15"/>
      <text:p text:style-name="P15">} </text:p>
      <text:p text:style-name="P15"/>
      <text:p text:style-name="P15">// Get from the GET variable </text:p>
      <text:p text:style-name="P15">function get ($key) </text:p>
      <text:p text:style-name="P15">{ </text:p>
      <text:p text:style-name="P15"><text:tab/>if (isset ($_GET[$key])) </text:p>
      <text:p text:style-name="P15"><text:tab/><text:tab/>$val = $_GET[$key]; </text:p>
      <text:p text:style-name="P15"><text:tab/>else </text:p>
      <text:p text:style-name="P15"><text:tab/><text:tab/>$val = ""; </text:p>
      <text:p text:style-name="P15"><text:tab/>return $val; </text:p>
      <text:p text:style-name="P15">} </text:p>
      <text:p text:style-name="P15"/>
      <text:p text:style-name="P15">// Get from the POST variable </text:p>
      <text:p text:style-name="P15">function post ($key) </text:p>
      <text:p text:style-name="P15">{ </text:p>
      <text:p text:style-name="P15"><text:tab/>if (isset ($_POST[$key])) </text:p>
      <text:p text:style-name="P15"><text:tab/><text:tab/>$val = $_POST[$key]; </text:p>
      <text:p text:style-name="P15"><text:tab/>else </text:p>
      <text:p text:style-name="P15"><text:tab/><text:tab/>$val = ""; </text:p>
      <text:p text:style-name="P15"><text:tab/>return $val; </text:p>
      <text:p text:style-name="P15">} </text:p>
      <text:p text:style-name="P15"/>
      <text:p text:style-name="P15">// Script to make setting session variables easier. </text:p>
      <text:p text:style-name="P15">function session_set ($key, $val) </text:p>
      <text:p text:style-name="P15">{ </text:p>
      <text:p text:style-name="P15"><text:tab/>$key = "tmp_$key"; </text:p>
      <text:p text:style-name="P15"><text:tab/>$_SESSION[$key] = $val; </text:p>
      <text:p text:style-name="P15">} </text:p>
      <text:p text:style-name="P15"/>
      <text:p text:style-name="P15">// Script to make getting session variables easier. </text:p>
      <text:p text:style-name="P15">function session_get ($key) </text:p>
      <text:p text:style-name="P15">{ </text:p>
      <text:p text:style-name="P15"><text:tab/>$key = "tmp_$key"; </text:p>
      <text:p text:style-name="P15"><text:tab/>return $_SESSION[$key]; </text:p>
      <text:p text:style-name="P15">} </text:p>
      <text:p text:style-name="P15"/>
      <text:p text:style-name="P15"><text:soft-page-break/>// Heading level 1 </text:p>
      <text:p text:style-name="P15">function h1 ($text) </text:p>
      <text:p text:style-name="P15">{ </text:p>
      <text:p text:style-name="P15"><text:tab/>return "&lt;h1&gt;$text&lt;/h1&gt;\n"; </text:p>
      <text:p text:style-name="P15">} </text:p>
      <text:p text:style-name="P15"/>
      <text:p text:style-name="P15">// Heading level 2 </text:p>
      <text:p text:style-name="P15">function h2 ($text) </text:p>
      <text:p text:style-name="P15">{ </text:p>
      <text:p text:style-name="P15"><text:tab/>return "&lt;h2&gt;$text&lt;/h2&gt;\n"; </text:p>
      <text:p text:style-name="P15">} </text:p>
      <text:p text:style-name="P15"/>
      <text:p text:style-name="P15">// Heading level 3 </text:p>
      <text:p text:style-name="P15">function h3 ($text) </text:p>
      <text:p text:style-name="P15">{ </text:p>
      <text:p text:style-name="P15"><text:tab/>return "&lt;h3&gt;$text&lt;/h3&gt;\n"; </text:p>
      <text:p text:style-name="P15">} </text:p>
      <text:p text:style-name="P15"/>
      <text:p text:style-name="P15">// an echo with a &lt;br/&gt; at the end </text:p>
      <text:p text:style-name="P15">function cout ($str) </text:p>
      <text:p text:style-name="P15">{ </text:p>
      <text:p text:style-name="P15"><text:tab/>echo "$str"."&lt;br/&gt;\n"; </text:p>
      <text:p text:style-name="P15">} </text:p>
      <text:p text:style-name="P15"/>
      <text:p text:style-name="P15">// Format time to readable format </text:p>
      <text:p text:style-name="P15">function format_time ($day, $hour, $minute, $prefix_zeros_to_day = false) </text:p>
      <text:p text:style-name="P15">{ </text:p>
      <text:p text:style-name="P15"><text:tab/>$day += 0; </text:p>
      <text:p text:style-name="P15"><text:tab/>$hour += 0; </text:p>
      <text:p text:style-name="P15"><text:tab/>$minute += 0; </text:p>
      <text:p text:style-name="P15"/>
      <text:p text:style-name="P15"><text:tab/>if ($minute &gt; 59) </text:p>
      <text:p text:style-name="P15"><text:tab/>{ </text:p>
      <text:p text:style-name="P15"><text:tab/><text:tab/>$minute -= 60; </text:p>
      <text:p text:style-name="P15"><text:tab/><text:tab/>$hour++; </text:p>
      <text:p text:style-name="P15"><text:tab/>} </text:p>
      <text:p text:style-name="P15"/>
      <text:p text:style-name="P15"><text:tab/>if ($hour &gt; 23) </text:p>
      <text:p text:style-name="P15"><text:tab/>{ </text:p>
      <text:p text:style-name="P15"><text:tab/><text:tab/>$hour -= 24; </text:p>
      <text:p text:style-name="P15"><text:tab/><text:tab/>$day++; </text:p>
      <text:p text:style-name="P15"><text:tab/>} </text:p>
      <text:p text:style-name="P15"/>
      <text:p text:style-name="P15"><text:tab/>if ($minute &lt; 10) </text:p>
      <text:p text:style-name="P15"><text:tab/>{ </text:p>
      <text:p text:style-name="P15"><text:tab/><text:tab/>$minute = "0".$minute; </text:p>
      <text:p text:style-name="P15"><text:tab/>} </text:p>
      <text:p text:style-name="P15"/>
      <text:p text:style-name="P15"><text:tab/>if ($hour &lt; 10) </text:p>
      <text:p text:style-name="P15"><text:soft-page-break/><text:tab/>{ </text:p>
      <text:p text:style-name="P15"><text:tab/><text:tab/>$hour = "0".$hour; </text:p>
      <text:p text:style-name="P15"><text:tab/>} </text:p>
      <text:p text:style-name="P15"/>
      <text:p text:style-name="P15"><text:tab/>if ($prefix_zeros_to_day) </text:p>
      <text:p text:style-name="P15"><text:tab/>{ </text:p>
      <text:p text:style-name="P15"><text:tab/><text:tab/>if ($day &lt; 10) </text:p>
      <text:p text:style-name="P15"><text:tab/><text:tab/>{ </text:p>
      <text:p text:style-name="P15"><text:tab/><text:tab/><text:tab/>$day = "0000".$day; </text:p>
      <text:p text:style-name="P15"><text:tab/><text:tab/>} </text:p>
      <text:p text:style-name="P15"><text:tab/><text:tab/>else if ($day &lt; 100) </text:p>
      <text:p text:style-name="P15"><text:tab/><text:tab/>{ </text:p>
      <text:p text:style-name="P15"><text:tab/><text:tab/><text:tab/>$day = "000".$day; </text:p>
      <text:p text:style-name="P15"><text:tab/><text:tab/>} </text:p>
      <text:p text:style-name="P15"><text:tab/><text:tab/>else if ($day &lt; 1000) </text:p>
      <text:p text:style-name="P15"><text:tab/><text:tab/>{ </text:p>
      <text:p text:style-name="P15"><text:tab/><text:tab/><text:tab/>$day = "00".$day; </text:p>
      <text:p text:style-name="P15"><text:tab/><text:tab/>} </text:p>
      <text:p text:style-name="P15"><text:tab/><text:tab/>else if ($day &lt; 10000) </text:p>
      <text:p text:style-name="P15"><text:tab/><text:tab/>{ </text:p>
      <text:p text:style-name="P15"><text:tab/><text:tab/><text:tab/>$day = "0".$day; </text:p>
      <text:p text:style-name="P15"><text:tab/><text:tab/>} </text:p>
      <text:p text:style-name="P15"><text:tab/>} </text:p>
      <text:p text:style-name="P15"><text:tab/>return "Day: $day, Time: $hour:$minute"; </text:p>
      <text:p text:style-name="P15">} </text:p>
      <text:p text:style-name="P15">// Pad time for sorting on the home page </text:p>
      <text:p text:style-name="P15">function pad_time ($day, $hour, $minute, $priority = 0) </text:p>
      <text:p text:style-name="P15">{ </text:p>
      <text:p text:style-name="P15"><text:tab/>if ($minute &gt; 59) </text:p>
      <text:p text:style-name="P15"><text:tab/>{ </text:p>
      <text:p text:style-name="P15"><text:tab/><text:tab/>$minute -= 60; </text:p>
      <text:p text:style-name="P15"><text:tab/><text:tab/>$hour++; </text:p>
      <text:p text:style-name="P15"><text:tab/>} </text:p>
      <text:p text:style-name="P15"/>
      <text:p text:style-name="P15"><text:tab/>if ($hour &gt; 23) </text:p>
      <text:p text:style-name="P15"><text:tab/>{ </text:p>
      <text:p text:style-name="P15"><text:tab/><text:tab/>$hour -= 24; </text:p>
      <text:p text:style-name="P15"><text:tab/><text:tab/>$day++; </text:p>
      <text:p text:style-name="P15"><text:tab/>} </text:p>
      <text:p text:style-name="P15"/>
      <text:p text:style-name="P15"><text:tab/>if ($minute &lt; 10) </text:p>
      <text:p text:style-name="P15"><text:tab/>{ </text:p>
      <text:p text:style-name="P15"><text:tab/><text:tab/>$minute = "0".$minute; </text:p>
      <text:p text:style-name="P15"><text:tab/>} </text:p>
      <text:p text:style-name="P15"/>
      <text:p text:style-name="P15"><text:tab/>if ($hour &lt; 10) </text:p>
      <text:p text:style-name="P15"><text:tab/>{ </text:p>
      <text:p text:style-name="P15"><text:tab/><text:tab/>$hour = "0".$hour; </text:p>
      <text:p text:style-name="P15"><text:tab/>} </text:p>
      <text:p text:style-name="P15"><text:soft-page-break/><text:s/></text:p>
      <text:p text:style-name="P15"><text:tab/>if ($day &lt; 10) </text:p>
      <text:p text:style-name="P15"><text:tab/>{ </text:p>
      <text:p text:style-name="P15"><text:tab/><text:tab/>$day = "0000".$day; </text:p>
      <text:p text:style-name="P15"><text:tab/>} </text:p>
      <text:p text:style-name="P15"><text:tab/>else if ($day &lt; 100) </text:p>
      <text:p text:style-name="P15"><text:tab/>{ </text:p>
      <text:p text:style-name="P15"><text:tab/><text:tab/>$day = "000".$day; </text:p>
      <text:p text:style-name="P15"><text:tab/>} </text:p>
      <text:p text:style-name="P15"><text:tab/>else if ($day &lt; 1000) </text:p>
      <text:p text:style-name="P15"><text:tab/>{ </text:p>
      <text:p text:style-name="P15"><text:tab/><text:tab/>$day = "00".$day; </text:p>
      <text:p text:style-name="P15"><text:tab/>} </text:p>
      <text:p text:style-name="P15"><text:tab/>else if ($day &lt; 10000) </text:p>
      <text:p text:style-name="P15"><text:tab/>{ </text:p>
      <text:p text:style-name="P15"><text:tab/><text:tab/>$day = "0".$day; </text:p>
      <text:p text:style-name="P15"><text:tab/>} </text:p>
      <text:p text:style-name="P15"/>
      <text:p text:style-name="P15"><text:tab/>return "$day$hour$minute$priority "; </text:p>
      <text:p text:style-name="P15">} </text:p>
      <text:p text:style-name="P15"/>
      <text:p text:style-name="P15">// If time1 is older than time2, returns true </text:p>
      <text:p text:style-name="P15">function is_older ($d1, $h1, $m1, $d2, $h2, $m2) </text:p>
      <text:p text:style-name="P15">{ </text:p>
      <text:p text:style-name="P15"><text:tab/>if (($d1 &lt; $d2) || </text:p>
      <text:p text:style-name="P15"><text:tab/> <text:s text:c="3"/>($d1 == $d2 &amp;&amp; $h1 &lt; $h2) || </text:p>
      <text:p text:style-name="P15"><text:tab/> <text:s text:c="3"/>($d1 == $d2 &amp;&amp; $h1 == $h2 &amp;&amp; $m1 &lt; $m2)) </text:p>
      <text:p text:style-name="P15"><text:tab/><text:tab/>return true; </text:p>
      <text:p text:style-name="P15"><text:tab/>return false; </text:p>
      <text:p text:style-name="P15">} </text:p>
      <text:p text:style-name="P15"/>
      <text:p text:style-name="P15">// Strip quotes from a string (for form input) </text:p>
      <text:p text:style-name="P15">function fix_quotes ($str) </text:p>
      <text:p text:style-name="P15">{ </text:p>
      <text:p text:style-name="P15"><text:tab/>return str_replace ("\'", "", $str); </text:p>
      <text:p text:style-name="P15">} </text:p>
      <text:p text:style-name="P15"/>
      <text:p text:style-name="P15">// Escape quotes in a string </text:p>
      <text:p text:style-name="P15">function escape ($val) </text:p>
      <text:p text:style-name="P15">{ </text:p>
      <text:p text:style-name="P15"><text:tab/>return mysql_real_escape_string ($val); </text:p>
      <text:p text:style-name="P15">} </text:p>
      <text:p text:style-name="P15"/>
      <text:p text:style-name="P15">// Embed html link for javascript alert </text:p>
      <text:p text:style-name="P15">function alert ($msg, $linktext) </text:p>
      <text:p text:style-name="P15">{ </text:p>
      <text:p text:style-name="P15"><text:tab/>return "&lt;a href=\"javascript:alert ('$msg')\"&gt;$linktext&lt;/a&gt;"; </text:p>
      <text:p text:style-name="P15">} </text:p>
      <text:p text:style-name="P15">?&gt;</text:p>
      <text:p text:style-name="P16"><text:soft-page-break/>dbinfo.php</text:p>
      <text:p text:style-name="P15"/>
      <text:p text:style-name="P15">&lt;?php </text:p>
      <text:p text:style-name="P15">/* </text:p>
      <text:p text:style-name="P15">CMPS460 Database Project </text:p>
      <text:p text:style-name="P15">Group I </text:p>
      <text:p text:style-name="P15">April 20, 2009 </text:p>
      <text:p text:style-name="P15"/>
      <text:p text:style-name="P15">Authors: </text:p>
      <text:p text:style-name="P15"><text:s/>- Trey Alexander <text:tab/>(txa4895) </text:p>
      <text:p text:style-name="P15"><text:s/>- Dallas Griffith <text:tab/>(dlg5367) </text:p>
      <text:p text:style-name="P15"><text:s/>- Mark McKelvy <text:tab/>(jmm0468) </text:p>
      <text:p text:style-name="P15"><text:s/>- Sayooj Valsan <text:tab/>(sxv6633) </text:p>
      <text:p text:style-name="P15"/>
      <text:p text:style-name="P15">~~~ CERTIFICATION OF AUTHENTICITY ~~~ </text:p>
      <text:p text:style-name="P15">The code contained within this script is the combined work of the above mentioned authors. </text:p>
      <text:p text:style-name="P15">*/ </text:p>
      <text:p text:style-name="P15"/>
      <text:p text:style-name="P15">// Database information class, with useful utility functions for getting info </text:p>
      <text:p text:style-name="P15">// out of the database </text:p>
      <text:p text:style-name="P15"/>
      <text:p text:style-name="P15"/>
      <text:p text:style-name="P15"/>
      <text:p text:style-name="P15"/>
      <text:p text:style-name="P15"/>
      <text:p text:style-name="P15">class dbinfo_t </text:p>
      <text:p text:style-name="P15">{ </text:p>
      <text:p text:style-name="P15"><text:tab/>var $host; // database host </text:p>
      <text:p text:style-name="P15"><text:tab/>var $user; // database user </text:p>
      <text:p text:style-name="P15"><text:tab/>var $pass; // database password </text:p>
      <text:p text:style-name="P15"><text:tab/>var $dbname; // database name </text:p>
      <text:p text:style-name="P15"><text:tab/>var $dblink; // connection link </text:p>
      <text:p text:style-name="P15"><text:tab/>var $debug; // debug mode enabled </text:p>
      <text:p text:style-name="P15"/>
      <text:p text:style-name="P15"><text:tab/>// Call this function to start the session </text:p>
      <text:p text:style-name="P15"><text:tab/>// and initialize the variables </text:p>
      <text:p text:style-name="P15"><text:tab/>function init () </text:p>
      <text:p text:style-name="P15"><text:tab/>{ </text:p>
      <text:p text:style-name="P15"><text:tab/><text:tab/>session_start (); </text:p>
      <text:p text:style-name="P15"><text:tab/><text:tab/>$this-&gt;host = "calvados.ucs.louisiana.edu"; </text:p>
      <text:p text:style-name="P15"><text:tab/><text:tab/>$this-&gt;user = "cs4601i"; </text:p>
      <text:p text:style-name="P15"><text:tab/><text:tab/>$this-&gt;pass = "foursixty"; </text:p>
      <text:p text:style-name="P15"><text:tab/><text:tab/>$this-&gt;dbname = "cs4601_i"; </text:p>
      <text:p text:style-name="P15"><text:tab/><text:tab/>$this-&gt;admin = 0; </text:p>
      <text:p text:style-name="P15"><text:tab/><text:tab/>$this-&gt;debug = true; </text:p>
      <text:p text:style-name="P15"><text:tab/>} </text:p>
      <text:p text:style-name="P15"/>
      <text:p text:style-name="P15"><text:tab/>// Is debug enabled </text:p>
      <text:p text:style-name="P15"><text:tab/>function debug () </text:p>
      <text:p text:style-name="P15"><text:soft-page-break/><text:tab/>{ </text:p>
      <text:p text:style-name="P15"><text:tab/><text:tab/>return $this-&gt;debug; </text:p>
      <text:p text:style-name="P15"><text:tab/>} </text:p>
      <text:p text:style-name="P15"/>
      <text:p text:style-name="P15"><text:tab/>// Make a connection to the database </text:p>
      <text:p text:style-name="P15"><text:tab/>// returns true if successful or false if not </text:p>
      <text:p text:style-name="P15"><text:tab/>function connect () </text:p>
      <text:p text:style-name="P15"><text:tab/>{ </text:p>
      <text:p text:style-name="P15"><text:tab/><text:tab/>$success = 1; </text:p>
      <text:p text:style-name="P15"><text:tab/><text:tab/>$this-&gt;dblink = mysql_connect ($this-&gt;host, </text:p>
      <text:p text:style-name="P15"><text:tab/><text:tab/><text:tab/><text:tab/><text:tab/> $this-&gt;user, </text:p>
      <text:p text:style-name="P15"><text:tab/><text:tab/><text:tab/><text:tab/><text:tab/> $this-&gt;pass) </text:p>
      <text:p text:style-name="P15"><text:tab/><text:tab/><text:tab/>or ($success = 0); </text:p>
      <text:p text:style-name="P15"><text:tab/><text:tab/>if (!$success) </text:p>
      <text:p text:style-name="P15"><text:tab/><text:tab/><text:tab/>return $success; </text:p>
      <text:p text:style-name="P15"/>
      <text:p text:style-name="P15"><text:tab/><text:tab/>mysql_select_db ($this-&gt;dbname) </text:p>
      <text:p text:style-name="P15"><text:tab/><text:tab/><text:tab/>or ($success = 0); </text:p>
      <text:p text:style-name="P15"><text:tab/><text:tab/>return $success; </text:p>
      <text:p text:style-name="P15"><text:tab/>} </text:p>
      <text:p text:style-name="P15"/>
      <text:p text:style-name="P15"><text:tab/>// Close the connection to the database </text:p>
      <text:p text:style-name="P15"><text:tab/>// usually call this at the end of a script </text:p>
      <text:p text:style-name="P15"><text:tab/>function close () </text:p>
      <text:p text:style-name="P15"><text:tab/>{ </text:p>
      <text:p text:style-name="P15"><text:tab/><text:tab/>mysql_close ($this-&gt;dblink); </text:p>
      <text:p text:style-name="P15"><text:tab/>} </text:p>
      <text:p text:style-name="P15"/>
      <text:p text:style-name="P15"><text:tab/>// Make a query to the database and return the result </text:p>
      <text:p text:style-name="P15"><text:tab/>function query ($q) </text:p>
      <text:p text:style-name="P15"><text:tab/>{ </text:p>
      <text:p text:style-name="P15"><text:tab/><text:tab/>if ($this-&gt;debug) </text:p>
      <text:p text:style-name="P15"><text:tab/><text:tab/><text:tab/>$result = mysql_query ($q) or die ('BAD QUERY: '.mysql_error ()); </text:p>
      <text:p text:style-name="P15"><text:tab/><text:tab/>else </text:p>
      <text:p text:style-name="P15"><text:tab/><text:tab/><text:tab/>$result = mysql_query ($q); </text:p>
      <text:p text:style-name="P15"><text:tab/><text:tab/>return $result; </text:p>
      <text:p text:style-name="P15"><text:tab/>} </text:p>
      <text:p text:style-name="P15"/>
      <text:p text:style-name="P15"><text:tab/>// Get the link associated with the database </text:p>
      <text:p text:style-name="P15"><text:tab/>// not usually needed but added here for convenience </text:p>
      <text:p text:style-name="P15"><text:tab/>function get_link () </text:p>
      <text:p text:style-name="P15"><text:tab/>{ </text:p>
      <text:p text:style-name="P15"><text:tab/><text:tab/>return $this-&gt;dblink; </text:p>
      <text:p text:style-name="P15"><text:tab/>} </text:p>
      <text:p text:style-name="P15"/>
      <text:p text:style-name="P15"><text:tab/>// Call all update functions </text:p>
      <text:p text:style-name="P15"><text:tab/>function update_all () </text:p>
      <text:p text:style-name="P15"><text:tab/>{ </text:p>
      <text:p text:style-name="P15"><text:tab/><text:tab/>$this-&gt;update_time (); </text:p>
      <text:p text:style-name="P15"><text:soft-page-break/><text:tab/><text:tab/>$this-&gt;update_user_info (); </text:p>
      <text:p text:style-name="P15"><text:tab/><text:tab/>$this-&gt;update_closed_item_listings (); </text:p>
      <text:p text:style-name="P15"><text:tab/>} </text:p>
      <text:p text:style-name="P15"/>
      <text:p text:style-name="P15"><text:tab/>// Update user information in session variables (realname, is an admin) </text:p>
      <text:p text:style-name="P15"><text:tab/>function update_user_info () </text:p>
      <text:p text:style-name="P15"><text:tab/>{ </text:p>
      <text:p text:style-name="P15"><text:tab/><text:tab/>$username = $this-&gt;username (); </text:p>
      <text:p text:style-name="P15"><text:tab/><text:tab/>$result = $this-&gt;query ("select realname, is_admin from user </text:p>
      <text:p text:style-name="P15">where username = '$username'"); </text:p>
      <text:p text:style-name="P15"><text:tab/><text:tab/>$row = mysql_fetch_assoc ($result); </text:p>
      <text:p text:style-name="P15"><text:tab/><text:tab/>$_SESSION['Admin'] = $row['is_admin']; </text:p>
      <text:p text:style-name="P15"><text:tab/><text:tab/>$_SESSION['Realname'] = $row['realname']; </text:p>
      <text:p text:style-name="P15"><text:tab/><text:tab/>mysql_free_result ($result); </text:p>
      <text:p text:style-name="P15"><text:tab/>} </text:p>
      <text:p text:style-name="P15"/>
      <text:p text:style-name="P15"><text:tab/>// Attempt to login a user </text:p>
      <text:p text:style-name="P15"><text:tab/>// Will return true if successful and false if not. </text:p>
      <text:p text:style-name="P15"><text:tab/>// Additionally, will setup session vars for username </text:p>
      <text:p text:style-name="P15"><text:tab/>// and admin or not </text:p>
      <text:p text:style-name="P15"><text:tab/>function login ($username, $password) </text:p>
      <text:p text:style-name="P15"><text:tab/>{ </text:p>
      <text:p text:style-name="P15"><text:tab/><text:tab/>$result = $this-&gt;query ("select username, realname, is_admin from user </text:p>
      <text:p text:style-name="P15">where username = '$username' and password = '$password'"); </text:p>
      <text:p text:style-name="P15"><text:tab/><text:tab/>if (mysql_num_rows ($result) == 0) </text:p>
      <text:p text:style-name="P15"><text:tab/><text:tab/>{ </text:p>
      <text:p text:style-name="P15"><text:tab/><text:tab/><text:tab/>unset ($_SESSION['Username']); </text:p>
      <text:p text:style-name="P15"><text:tab/><text:tab/><text:tab/>unset ($_SESSION['Realname']); </text:p>
      <text:p text:style-name="P15"><text:tab/><text:tab/><text:tab/>unset ($_SESSION['Admin']); </text:p>
      <text:p text:style-name="P15"><text:tab/><text:tab/><text:tab/>mysql_free_result ($result); </text:p>
      <text:p text:style-name="P15"><text:tab/><text:tab/><text:tab/>return false; </text:p>
      <text:p text:style-name="P15"><text:tab/><text:tab/>} </text:p>
      <text:p text:style-name="P15"><text:tab/><text:tab/>else </text:p>
      <text:p text:style-name="P15"><text:tab/><text:tab/>{ </text:p>
      <text:p text:style-name="P15"><text:tab/><text:tab/><text:tab/>$row = mysql_fetch_assoc ($result); </text:p>
      <text:p text:style-name="P15"><text:tab/><text:tab/><text:tab/>$_SESSION['Username'] = $row['username']; </text:p>
      <text:p text:style-name="P15"><text:tab/><text:tab/><text:tab/>$_SESSION['Admin'] = $row['is_admin']; </text:p>
      <text:p text:style-name="P15"><text:tab/><text:tab/><text:tab/>$_SESSION['Realname'] = $row['realname']; </text:p>
      <text:p text:style-name="P15"><text:tab/><text:tab/><text:tab/>mysql_free_result ($result); </text:p>
      <text:p text:style-name="P15"><text:tab/><text:tab/><text:tab/>$this-&gt;save_activity ("Logged In"); </text:p>
      <text:p text:style-name="P15"><text:tab/><text:tab/><text:tab/>return true; </text:p>
      <text:p text:style-name="P15"><text:tab/><text:tab/>} </text:p>
      <text:p text:style-name="P15"><text:tab/>} </text:p>
      <text:p text:style-name="P15"/>
      <text:p text:style-name="P15"><text:tab/>// Used by admin and also when registering - can login as a user without password </text:p>
      <text:p text:style-name="P15"><text:tab/>function login_as ($username) </text:p>
      <text:p text:style-name="P15"><text:tab/>{ </text:p>
      <text:p text:style-name="P15"><text:tab/><text:tab/>$result = $this-&gt;query ("select username, realname, is_admin from user </text:p>
      <text:p text:style-name="P15">where username = '$username'"); </text:p>
      <text:p text:style-name="P15"><text:soft-page-break/><text:tab/><text:tab/>if (mysql_num_rows ($result) == 0) </text:p>
      <text:p text:style-name="P15"><text:tab/><text:tab/>{ </text:p>
      <text:p text:style-name="P15"><text:tab/><text:tab/><text:tab/>unset ($_SESSION['Username']); </text:p>
      <text:p text:style-name="P15"><text:tab/><text:tab/><text:tab/>unset ($_SESSION['Realname']); </text:p>
      <text:p text:style-name="P15"><text:tab/><text:tab/><text:tab/>unset ($_SESSION['Admin']); </text:p>
      <text:p text:style-name="P15"><text:tab/><text:tab/><text:tab/>mysql_free_result ($result); </text:p>
      <text:p text:style-name="P15"><text:tab/><text:tab/><text:tab/>return false; </text:p>
      <text:p text:style-name="P15"><text:tab/><text:tab/>} </text:p>
      <text:p text:style-name="P15"><text:tab/><text:tab/>else </text:p>
      <text:p text:style-name="P15"><text:tab/><text:tab/>{ </text:p>
      <text:p text:style-name="P15"><text:tab/><text:tab/><text:tab/>$row = mysql_fetch_assoc ($result); </text:p>
      <text:p text:style-name="P15"><text:tab/><text:tab/><text:tab/>$_SESSION['Username'] = $row['username']; </text:p>
      <text:p text:style-name="P15"><text:tab/><text:tab/><text:tab/>$_SESSION['Admin'] = $row['is_admin']; </text:p>
      <text:p text:style-name="P15"><text:tab/><text:tab/><text:tab/>$_SESSION['Realname'] = $row['realname']; </text:p>
      <text:p text:style-name="P15"><text:tab/><text:tab/><text:tab/>mysql_free_result ($result); </text:p>
      <text:p text:style-name="P15"><text:tab/><text:tab/><text:tab/>$this-&gt;save_activity ("Logged In"); </text:p>
      <text:p text:style-name="P15"><text:tab/><text:tab/><text:tab/>return true; </text:p>
      <text:p text:style-name="P15"><text:tab/><text:tab/>} </text:p>
      <text:p text:style-name="P15"><text:tab/>} </text:p>
      <text:p text:style-name="P15"/>
      <text:p text:style-name="P15"><text:tab/>// Logout and save activity </text:p>
      <text:p text:style-name="P15"><text:tab/>function logout ($is_delete = false) </text:p>
      <text:p text:style-name="P15"><text:tab/>{ </text:p>
      <text:p text:style-name="P15"><text:tab/><text:tab/>if (!$is_delete) </text:p>
      <text:p text:style-name="P15"><text:tab/><text:tab/><text:tab/>$this-&gt;save_activity ("Logged Out"); </text:p>
      <text:p text:style-name="P15"><text:tab/><text:tab/>unset ($_SESSION['Username']); </text:p>
      <text:p text:style-name="P15"><text:tab/><text:tab/>unset ($_SESSION['Realname']); </text:p>
      <text:p text:style-name="P15"><text:tab/><text:tab/>unset ($_SESSION['Admin']); </text:p>
      <text:p text:style-name="P15"><text:tab/><text:tab/>session_destroy (); </text:p>
      <text:p text:style-name="P15"><text:tab/><text:tab/>if (!$is_delete) </text:p>
      <text:p text:style-name="P15"><text:tab/><text:tab/><text:tab/>header ("Location: index.php"); </text:p>
      <text:p text:style-name="P15"><text:s text:c="2"/><text:tab/>} </text:p>
      <text:p text:style-name="P15"/>
      <text:p text:style-name="P15"/>
      <text:p text:style-name="P15"><text:tab/>// Check if visitor is logged in </text:p>
      <text:p text:style-name="P15"><text:tab/>function logged_in () </text:p>
      <text:p text:style-name="P15"><text:tab/>{ </text:p>
      <text:p text:style-name="P15"><text:tab/><text:tab/>return isset ($_SESSION) &amp;&amp; isset ($_SESSION['Username']); </text:p>
      <text:p text:style-name="P15"><text:tab/>} </text:p>
      <text:p text:style-name="P15"/>
      <text:p text:style-name="P15"><text:tab/>// Check if visitor is admin </text:p>
      <text:p text:style-name="P15"><text:tab/>function is_admin () </text:p>
      <text:p text:style-name="P15"><text:tab/>{ </text:p>
      <text:p text:style-name="P15"><text:tab/><text:tab/>return $this-&gt;logged_in () &amp;&amp; $_SESSION['Admin'] == 1; </text:p>
      <text:p text:style-name="P15"><text:tab/>} </text:p>
      <text:p text:style-name="P15"/>
      <text:p text:style-name="P15"><text:tab/>// Get logged in username </text:p>
      <text:p text:style-name="P15"><text:tab/>function username () </text:p>
      <text:p text:style-name="P15"><text:tab/>{ </text:p>
      <text:p text:style-name="P15"><text:soft-page-break/><text:tab/><text:tab/>return $_SESSION['Username']; </text:p>
      <text:p text:style-name="P15"><text:tab/>} </text:p>
      <text:p text:style-name="P15"/>
      <text:p text:style-name="P15"><text:tab/>// Get logged in in name of user </text:p>
      <text:p text:style-name="P15"><text:tab/>function realname () </text:p>
      <text:p text:style-name="P15"><text:tab/>{ </text:p>
      <text:p text:style-name="P15"><text:tab/><text:tab/>return $_SESSION['Realname']; </text:p>
      <text:p text:style-name="P15"><text:tab/>} </text:p>
      <text:p text:style-name="P15"/>
      <text:p text:style-name="P15"><text:tab/>// Update the time from the database into the session vars </text:p>
      <text:p text:style-name="P15"><text:tab/>function update_time () </text:p>
      <text:p text:style-name="P15"><text:tab/>{ </text:p>
      <text:p text:style-name="P15"><text:tab/><text:tab/>$result = $this-&gt;query ("select day,hour,minute from user_activity </text:p>
      <text:p text:style-name="P15">order by day desc, hour desc, minute desc limit 1"); </text:p>
      <text:p text:style-name="P15"><text:tab/><text:tab/>$row = mysql_fetch_assoc ($result); </text:p>
      <text:p text:style-name="P15"><text:tab/><text:tab/>$day = $row['day']; </text:p>
      <text:p text:style-name="P15"><text:tab/><text:tab/>$hour = $row['hour']; </text:p>
      <text:p text:style-name="P15"><text:tab/><text:tab/>$minute = $row['minute'] + 1; </text:p>
      <text:p text:style-name="P15"/>
      <text:p text:style-name="P15"><text:tab/><text:tab/>if ($minute &gt; 59) </text:p>
      <text:p text:style-name="P15"><text:tab/><text:tab/>{ </text:p>
      <text:p text:style-name="P15"><text:tab/><text:tab/><text:tab/>$minute -= 60; </text:p>
      <text:p text:style-name="P15"><text:tab/><text:tab/><text:tab/>$hour++; </text:p>
      <text:p text:style-name="P15"><text:tab/><text:tab/>} </text:p>
      <text:p text:style-name="P15"/>
      <text:p text:style-name="P15"><text:tab/><text:tab/>if ($hour &gt; 23) </text:p>
      <text:p text:style-name="P15"><text:tab/><text:tab/>{ </text:p>
      <text:p text:style-name="P15"><text:tab/><text:tab/><text:tab/>$hour -= 24; </text:p>
      <text:p text:style-name="P15"><text:tab/><text:tab/><text:tab/>$day++; </text:p>
      <text:p text:style-name="P15"><text:tab/><text:tab/>} </text:p>
      <text:p text:style-name="P15"/>
      <text:p text:style-name="P15"><text:tab/><text:tab/>if ($minute &lt; 10) </text:p>
      <text:p text:style-name="P15"><text:tab/><text:tab/>{ </text:p>
      <text:p text:style-name="P15"><text:tab/><text:tab/><text:tab/>$minute = "0".$minute; </text:p>
      <text:p text:style-name="P15"><text:tab/><text:tab/>} </text:p>
      <text:p text:style-name="P15"/>
      <text:p text:style-name="P15"><text:tab/><text:tab/>if ($hour &lt; 10) </text:p>
      <text:p text:style-name="P15"><text:tab/><text:tab/>{ </text:p>
      <text:p text:style-name="P15"><text:tab/><text:tab/><text:tab/>$hour = "0".$hour; </text:p>
      <text:p text:style-name="P15"><text:tab/><text:tab/>} </text:p>
      <text:p text:style-name="P15"/>
      <text:p text:style-name="P15"><text:tab/><text:tab/>if ($day &lt; 10) </text:p>
      <text:p text:style-name="P15"><text:tab/><text:tab/>{ </text:p>
      <text:p text:style-name="P15"><text:tab/><text:tab/><text:tab/>$day = "0000".$day; </text:p>
      <text:p text:style-name="P15"><text:tab/><text:tab/>} </text:p>
      <text:p text:style-name="P15"><text:tab/><text:tab/>else if ($day &lt; 100) </text:p>
      <text:p text:style-name="P15"><text:tab/><text:tab/>{ </text:p>
      <text:p text:style-name="P15"><text:tab/><text:tab/><text:tab/>$day = "000".$day; </text:p>
      <text:p text:style-name="P15"><text:tab/><text:tab/>} </text:p>
      <text:p text:style-name="P15"><text:soft-page-break/><text:tab/><text:tab/>else if ($day &lt; 1000) </text:p>
      <text:p text:style-name="P15"><text:tab/><text:tab/>{ </text:p>
      <text:p text:style-name="P15"><text:tab/><text:tab/><text:tab/>$day = "00".$day; </text:p>
      <text:p text:style-name="P15"><text:tab/><text:tab/>} </text:p>
      <text:p text:style-name="P15"><text:tab/><text:tab/>else if ($day &lt; 10000) </text:p>
      <text:p text:style-name="P15"><text:tab/><text:tab/>{ </text:p>
      <text:p text:style-name="P15"><text:tab/><text:tab/><text:tab/>$day = "0".$day; </text:p>
      <text:p text:style-name="P15"><text:tab/><text:tab/>} </text:p>
      <text:p text:style-name="P15"/>
      <text:p text:style-name="P15"><text:tab/><text:tab/>$_SESSION['Day'] = $day; </text:p>
      <text:p text:style-name="P15"><text:tab/><text:tab/>$_SESSION['Hour'] = $hour; </text:p>
      <text:p text:style-name="P15"><text:tab/><text:tab/>$_SESSION['Minute'] = $minute; </text:p>
      <text:p text:style-name="P15"><text:tab/><text:tab/>mysql_free_result ($result); </text:p>
      <text:p text:style-name="P15"><text:tab/>} </text:p>
      <text:p text:style-name="P15"/>
      <text:p text:style-name="P15"><text:tab/>// Will increment the site time by amount </text:p>
      <text:p text:style-name="P15"><text:tab/>function increment_site_time ($amount) </text:p>
      <text:p text:style-name="P15"><text:tab/>{ </text:p>
      <text:p text:style-name="P15"><text:tab/><text:tab/>if ($amount &lt; 1) </text:p>
      <text:p text:style-name="P15"><text:tab/><text:tab/><text:tab/>return false; </text:p>
      <text:p text:style-name="P15"><text:tab/><text:tab/>$amount -= 1; </text:p>
      <text:p text:style-name="P15"><text:tab/><text:tab/>$this-&gt;update_time (); </text:p>
      <text:p text:style-name="P15"><text:tab/><text:tab/>$user = $this-&gt;username (); </text:p>
      <text:p text:style-name="P15"><text:tab/><text:tab/>$day = $this-&gt;day (); </text:p>
      <text:p text:style-name="P15"><text:tab/><text:tab/>$hour = $this-&gt;hour (); </text:p>
      <text:p text:style-name="P15"><text:tab/><text:tab/>$minute = $this-&gt;minute () + $amount; </text:p>
      <text:p text:style-name="P15"><text:tab/><text:tab/>if ($minute &gt; 59) </text:p>
      <text:p text:style-name="P15"><text:tab/><text:tab/>{ </text:p>
      <text:p text:style-name="P15"><text:tab/><text:tab/><text:tab/>$minute -= 60; </text:p>
      <text:p text:style-name="P15"><text:tab/><text:tab/><text:tab/>$hour++; </text:p>
      <text:p text:style-name="P15"><text:tab/><text:tab/>} </text:p>
      <text:p text:style-name="P15"><text:tab/><text:tab/>if ($hour &gt; 23) </text:p>
      <text:p text:style-name="P15"><text:tab/><text:tab/>{ </text:p>
      <text:p text:style-name="P15"><text:tab/><text:tab/><text:tab/>$hour -= 24; </text:p>
      <text:p text:style-name="P15"><text:tab/><text:tab/><text:tab/>$day++; </text:p>
      <text:p text:style-name="P15"><text:tab/><text:tab/>} </text:p>
      <text:p text:style-name="P15"><text:tab/><text:tab/>$this-&gt;query ("insert into user_activity values ('$user', $day, $hour, $minute, 'Current Time')"); </text:p>
      <text:p text:style-name="P15"><text:tab/><text:tab/>return true; </text:p>
      <text:p text:style-name="P15"><text:tab/>} </text:p>
      <text:p text:style-name="P15"/>
      <text:p text:style-name="P15"><text:tab/>// Get the current day, this is called after update_time(); </text:p>
      <text:p text:style-name="P15"><text:tab/>function day () </text:p>
      <text:p text:style-name="P15"><text:tab/>{ </text:p>
      <text:p text:style-name="P15"><text:tab/><text:tab/>return $_SESSION['Day']; </text:p>
      <text:p text:style-name="P15"><text:tab/>} </text:p>
      <text:p text:style-name="P15"/>
      <text:p text:style-name="P15"><text:tab/>// Get the current hour, this is called after update_time(); </text:p>
      <text:p text:style-name="P15"><text:tab/>function hour () </text:p>
      <text:p text:style-name="P15"><text:soft-page-break/><text:tab/>{ </text:p>
      <text:p text:style-name="P15"><text:tab/><text:tab/>return $_SESSION['Hour']; </text:p>
      <text:p text:style-name="P15"><text:tab/>} </text:p>
      <text:p text:style-name="P15"/>
      <text:p text:style-name="P15"><text:tab/>// Get the current minute, this is called after update_time(); </text:p>
      <text:p text:style-name="P15"><text:tab/>function minute () </text:p>
      <text:p text:style-name="P15"><text:tab/>{ </text:p>
      <text:p text:style-name="P15"><text:tab/><text:tab/>return $_SESSION['Minute']; </text:p>
      <text:p text:style-name="P15"><text:tab/>} </text:p>
      <text:p text:style-name="P15"/>
      <text:p text:style-name="P15"><text:tab/>// Save activity for the current user. </text:p>
      <text:p text:style-name="P15"><text:tab/>function save_activity ($activity_description) </text:p>
      <text:p text:style-name="P15"><text:tab/>{ </text:p>
      <text:p text:style-name="P15"><text:tab/><text:tab/>$this-&gt;update_time (); </text:p>
      <text:p text:style-name="P15"><text:tab/><text:tab/>$user = $this-&gt;username (); </text:p>
      <text:p text:style-name="P15"><text:tab/><text:tab/>$day = $this-&gt;day (); </text:p>
      <text:p text:style-name="P15"><text:tab/><text:tab/>$hour = $this-&gt;hour (); </text:p>
      <text:p text:style-name="P15"><text:tab/><text:tab/>$minute = $this-&gt;minute (); </text:p>
      <text:p text:style-name="P15"><text:tab/><text:tab/>$activity_description = mysql_real_escape_string ($activity_description); </text:p>
      <text:p text:style-name="P15"/>
      <text:p text:style-name="P15"><text:tab/><text:tab/>$this-&gt;query ("insert into user_activity values ('$user', $day, $hour, $minute, '$activity_description')"); </text:p>
      <text:p text:style-name="P15"><text:tab/><text:tab/>return true; </text:p>
      <text:p text:style-name="P15"><text:tab/>} </text:p>
      <text:p text:style-name="P15"/>
      <text:p text:style-name="P15"><text:tab/>// Must be admin, save activity for another user - user must exist </text:p>
      <text:p text:style-name="P15"><text:tab/>function save_activity_for ($username, $activity_description) </text:p>
      <text:p text:style-name="P15"><text:tab/>{ </text:p>
      <text:p text:style-name="P15"><text:tab/><text:tab/>if (!$this-&gt;is_admin ()) </text:p>
      <text:p text:style-name="P15"><text:tab/><text:tab/><text:tab/>return false; </text:p>
      <text:p text:style-name="P15"/>
      <text:p text:style-name="P15"><text:tab/><text:tab/>$this-&gt;update_time (); </text:p>
      <text:p text:style-name="P15"><text:tab/><text:tab/>$user = $username; </text:p>
      <text:p text:style-name="P15"><text:tab/><text:tab/>$day = $this-&gt;day (); </text:p>
      <text:p text:style-name="P15"><text:tab/><text:tab/>$hour = $this-&gt;hour (); </text:p>
      <text:p text:style-name="P15"><text:tab/><text:tab/>$minute = $this-&gt;minute (); </text:p>
      <text:p text:style-name="P15"><text:tab/><text:tab/>$activity_description = mysql_real_escape_string ($activity_description); </text:p>
      <text:p text:style-name="P15"/>
      <text:p text:style-name="P15"><text:tab/><text:tab/>// determine if $username is a valid user </text:p>
      <text:p text:style-name="P15"><text:tab/><text:tab/>$result = $this-&gt;query ("select count(*) as count from user where username = '$username'"); </text:p>
      <text:p text:style-name="P15"><text:tab/><text:tab/>if (mysql_num_rows ($result) == 0) </text:p>
      <text:p text:style-name="P15"><text:tab/><text:tab/><text:tab/>return false; </text:p>
      <text:p text:style-name="P15"><text:tab/><text:tab/>mysql_free_result ($result); </text:p>
      <text:p text:style-name="P15"/>
      <text:p text:style-name="P15"><text:tab/><text:tab/>$this-&gt;query ("insert into user_activity values ('$user', $day, $hour, $minute, '$activity_description')"); </text:p>
      <text:p text:style-name="P15"><text:tab/>} </text:p>
      <text:p text:style-name="P15"/>
      <text:p text:style-name="P15"><text:soft-page-break/><text:tab/>// Save a registration activity for the current user </text:p>
      <text:p text:style-name="P15"><text:tab/>function save_registration ($username) </text:p>
      <text:p text:style-name="P15"><text:tab/>{ </text:p>
      <text:p text:style-name="P15"><text:tab/><text:tab/>$this-&gt;update_time (); </text:p>
      <text:p text:style-name="P15"><text:tab/><text:tab/>$user = $username; </text:p>
      <text:p text:style-name="P15"><text:tab/><text:tab/>$day = $this-&gt;day (); </text:p>
      <text:p text:style-name="P15"><text:tab/><text:tab/>$hour = $this-&gt;hour (); </text:p>
      <text:p text:style-name="P15"><text:tab/><text:tab/>$minute = $this-&gt;minute (); </text:p>
      <text:p text:style-name="P15"><text:tab/><text:tab/>$this-&gt;query ("insert into user_activity values ('$user', $day, $hour, $minute, 'Registered')"); </text:p>
      <text:p text:style-name="P15"><text:tab/><text:tab/>return true; </text:p>
      <text:p text:style-name="P15"><text:tab/>} </text:p>
      <text:p text:style-name="P15"/>
      <text:p text:style-name="P15"><text:tab/>// Update all other bidder's notification status that they've been outbid, and also current_price for auction </text:p>
      <text:p text:style-name="P15"><text:tab/>function update_auction_before_bid ($title, $seller, $category, $end_day, $end_hour, $end_minute, $bid_amount) </text:p>
      <text:p text:style-name="P15"><text:tab/>{ </text:p>
      <text:p text:style-name="P15"><text:tab/><text:tab/>$this-&gt;query ("update bids_on set </text:p>
      <text:p text:style-name="P15">display_notification = 'y' </text:p>
      <text:p text:style-name="P15">where<text:tab/>display_notification = 'n' </text:p>
      <text:p text:style-name="P15">AND <text:tab/>item_title = '$title' </text:p>
      <text:p text:style-name="P15">AND <text:tab/>item_seller = '$seller' </text:p>
      <text:p text:style-name="P15">AND <text:tab/>item_category = '$category' </text:p>
      <text:p text:style-name="P15">AND <text:tab/>item_end_day = $end_day </text:p>
      <text:p text:style-name="P15">AND <text:tab/>item_end_hour = $end_hour </text:p>
      <text:p text:style-name="P15">AND <text:tab/>item_end_minute = $end_minute"); </text:p>
      <text:p text:style-name="P15"><text:tab/><text:tab/>$this-&gt;query ("update item_listing set </text:p>
      <text:p text:style-name="P15">current_price = $bid_amount </text:p>
      <text:p text:style-name="P15">where <text:tab/>title = '$title' </text:p>
      <text:p text:style-name="P15">AND <text:tab/>seller = '$seller' </text:p>
      <text:p text:style-name="P15">AND <text:tab/>category = '$category' </text:p>
      <text:p text:style-name="P15">AND <text:tab/>end_day = $end_day </text:p>
      <text:p text:style-name="P15">AND <text:tab/>end_hour = $end_hour </text:p>
      <text:p text:style-name="P15">AND <text:tab/>end_minute = $end_minute"); </text:p>
      <text:p text:style-name="P15"><text:tab/>} </text:p>
      <text:p text:style-name="P15"/>
      <text:p text:style-name="P15"><text:tab/>// Updates all item listing buyer information for closed auctions </text:p>
      <text:p text:style-name="P15"><text:tab/>function update_closed_item_listings () </text:p>
      <text:p text:style-name="P15"><text:tab/>{ </text:p>
      <text:p text:style-name="P15"><text:tab/><text:tab/>$day = $this-&gt;day (); </text:p>
      <text:p text:style-name="P15"><text:tab/><text:tab/>$hr = $this-&gt;hour (); </text:p>
      <text:p text:style-name="P15"><text:tab/><text:tab/>$min = $this-&gt;minute (); </text:p>
      <text:p text:style-name="P15"><text:tab/><text:tab/>$result1 = $this-&gt;query ("select title, seller, category, end_day, end_hour, end_minute from item_listing </text:p>
      <text:p text:style-name="P15">where <text:tab/>(buyer = '' OR buyer = 'None') </text:p>
      <text:p text:style-name="P15">AND<text:tab/>(end_day &lt; $day </text:p>
      <text:p text:style-name="P15"><text:tab/>OR (end_day = $day </text:p>
      <text:p text:style-name="P15"><text:tab/><text:tab/>AND end_hour &lt; $hr) </text:p>
      <text:p text:style-name="P15"><text:soft-page-break/><text:tab/>OR (end_day = $day </text:p>
      <text:p text:style-name="P15"><text:tab/><text:tab/>AND end_hour = $hr </text:p>
      <text:p text:style-name="P15"><text:tab/><text:tab/>AND end_minute &lt;= $min) </text:p>
      <text:p text:style-name="P15"><text:tab/>)"); </text:p>
      <text:p text:style-name="P15"><text:tab/><text:tab/>if (mysql_num_rows ($result1) &gt; 0) </text:p>
      <text:p text:style-name="P15"><text:tab/><text:tab/>{ </text:p>
      <text:p text:style-name="P15"><text:tab/><text:tab/><text:tab/>while ($row = mysql_fetch_assoc ($result1)) </text:p>
      <text:p text:style-name="P15"><text:tab/><text:tab/><text:tab/>{ </text:p>
      <text:p text:style-name="P15"><text:tab/><text:tab/><text:tab/><text:tab/>$title = $row['title']; </text:p>
      <text:p text:style-name="P15"><text:tab/><text:tab/><text:tab/><text:tab/>$seller = $row['seller']; </text:p>
      <text:p text:style-name="P15"><text:tab/><text:tab/><text:tab/><text:tab/>$category = $row['category']; </text:p>
      <text:p text:style-name="P15"><text:tab/><text:tab/><text:tab/><text:tab/>$endday = $row['end_day']; </text:p>
      <text:p text:style-name="P15"><text:tab/><text:tab/><text:tab/><text:tab/>$endhr = $row['end_hour']; </text:p>
      <text:p text:style-name="P15"><text:tab/><text:tab/><text:tab/><text:tab/>$endmin = $row['end_minute']; </text:p>
      <text:p text:style-name="P15"><text:tab/><text:tab/><text:tab/><text:tab/>$result2 = $this-&gt;query ("select username, bid_amount from bids_on </text:p>
      <text:p text:style-name="P15">where <text:tab/>item_title = '$title' </text:p>
      <text:p text:style-name="P15">AND <text:tab/>item_seller = '$seller' </text:p>
      <text:p text:style-name="P15">AND <text:tab/>item_category = '$category' </text:p>
      <text:p text:style-name="P15">AND <text:tab/>item_end_day = $endday </text:p>
      <text:p text:style-name="P15">AND <text:tab/>item_end_hour = $endhr </text:p>
      <text:p text:style-name="P15">AND <text:tab/>item_end_minute = $endmin </text:p>
      <text:p text:style-name="P15">order by bid_amount desc limit 1"); </text:p>
      <text:p text:style-name="P15"><text:tab/><text:tab/><text:tab/><text:tab/>// no buyer </text:p>
      <text:p text:style-name="P15"><text:tab/><text:tab/><text:tab/><text:tab/>if (mysql_num_rows ($result2) == 0) </text:p>
      <text:p text:style-name="P15"><text:tab/><text:tab/><text:tab/><text:tab/>{ </text:p>
      <text:p text:style-name="P15"><text:tab/><text:tab/><text:tab/><text:tab/><text:tab/>$this-&gt;query ("update item_listing set </text:p>
      <text:p text:style-name="P15">buyer = 'None', </text:p>
      <text:p text:style-name="P15">current_price = starting_price </text:p>
      <text:p text:style-name="P15">where <text:tab/>title = '$title' </text:p>
      <text:p text:style-name="P15">AND <text:tab/>seller = '$seller' </text:p>
      <text:p text:style-name="P15">AND <text:tab/>category = '$category' </text:p>
      <text:p text:style-name="P15">AND <text:tab/>end_day = $endday </text:p>
      <text:p text:style-name="P15">AND <text:tab/>end_hour = $endhr </text:p>
      <text:p text:style-name="P15">AND <text:tab/>end_minute = $endmin"); </text:p>
      <text:p text:style-name="P15"><text:tab/><text:tab/><text:tab/><text:tab/>} </text:p>
      <text:p text:style-name="P15"><text:tab/><text:tab/><text:tab/><text:tab/>// buyer </text:p>
      <text:p text:style-name="P15"><text:tab/><text:tab/><text:tab/><text:tab/>else </text:p>
      <text:p text:style-name="P15"><text:tab/><text:tab/><text:tab/><text:tab/>{ </text:p>
      <text:p text:style-name="P15"><text:tab/><text:tab/><text:tab/><text:tab/><text:tab/>$row2 = mysql_fetch_assoc ($result2); </text:p>
      <text:p text:style-name="P15"><text:tab/><text:tab/><text:tab/><text:tab/><text:tab/>$buyer = $row2['username']; </text:p>
      <text:p text:style-name="P15"><text:tab/><text:tab/><text:tab/><text:tab/><text:tab/>$price = $row2['bid_amount']; </text:p>
      <text:p text:style-name="P15"><text:tab/><text:tab/><text:tab/><text:tab/><text:tab/>$this-&gt;query ("update item_listing set </text:p>
      <text:p text:style-name="P15">buyer = '$buyer', </text:p>
      <text:p text:style-name="P15">current_price = $price </text:p>
      <text:p text:style-name="P15">where <text:tab/>title = '$title' </text:p>
      <text:p text:style-name="P15">AND <text:tab/>seller = '$seller' </text:p>
      <text:p text:style-name="P15">AND <text:tab/>category = '$category' </text:p>
      <text:p text:style-name="P15">AND <text:tab/>end_day = $endday </text:p>
      <text:p text:style-name="P15">AND <text:tab/>end_hour = $endhr </text:p>
      <text:p text:style-name="P15"><text:soft-page-break/>AND<text:tab/>end_minute = $endmin"); </text:p>
      <text:p text:style-name="P15"><text:tab/><text:tab/><text:tab/><text:tab/>} </text:p>
      <text:p text:style-name="P15"><text:tab/><text:tab/><text:tab/><text:tab/>mysql_free_result ($result2); </text:p>
      <text:p text:style-name="P15"><text:tab/><text:tab/><text:tab/>} </text:p>
      <text:p text:style-name="P15"><text:tab/><text:tab/><text:tab/>mysql_free_result ($result1); </text:p>
      <text:p text:style-name="P15"><text:tab/><text:tab/>} </text:p>
      <text:p text:style-name="P15"><text:tab/>} </text:p>
      <text:p text:style-name="P15"/>
      <text:p text:style-name="P15"><text:tab/>// See if a user exists in the system </text:p>
      <text:p text:style-name="P15"><text:tab/>function user_exists ($username) </text:p>
      <text:p text:style-name="P15"><text:tab/>{ </text:p>
      <text:p text:style-name="P15"><text:tab/><text:tab/>$result = $this-&gt;query ("select username from user where username = '$username'"); </text:p>
      <text:p text:style-name="P15"><text:tab/><text:tab/>if (mysql_num_rows ($result) == 0) </text:p>
      <text:p text:style-name="P15"><text:tab/><text:tab/>{ </text:p>
      <text:p text:style-name="P15"><text:tab/><text:tab/><text:tab/>mysql_free_result ($result); </text:p>
      <text:p text:style-name="P15"><text:tab/><text:tab/><text:tab/>return false; </text:p>
      <text:p text:style-name="P15"><text:tab/><text:tab/>} </text:p>
      <text:p text:style-name="P15"><text:tab/><text:tab/>else </text:p>
      <text:p text:style-name="P15"><text:tab/><text:tab/>{ </text:p>
      <text:p text:style-name="P15"><text:tab/><text:tab/><text:tab/>mysql_free_result ($result); </text:p>
      <text:p text:style-name="P15"><text:tab/><text:tab/><text:tab/>return true; </text:p>
      <text:p text:style-name="P15"><text:tab/><text:tab/>} </text:p>
      <text:p text:style-name="P15"><text:tab/>} </text:p>
      <text:p text:style-name="P15"/>
      <text:p text:style-name="P15"><text:tab/>// Get a realname for a username </text:p>
      <text:p text:style-name="P15"><text:tab/>function get_realname ($username) </text:p>
      <text:p text:style-name="P15"><text:tab/>{ </text:p>
      <text:p text:style-name="P15"><text:tab/><text:tab/>$result = $this-&gt;query ("select realname from user where username = '$username'"); </text:p>
      <text:p text:style-name="P15"><text:tab/><text:tab/>if (mysql_num_rows ($result) == 0) </text:p>
      <text:p text:style-name="P15"><text:tab/><text:tab/><text:tab/>return "ERROR"; </text:p>
      <text:p text:style-name="P15"><text:tab/><text:tab/>else </text:p>
      <text:p text:style-name="P15"><text:tab/><text:tab/>{ </text:p>
      <text:p text:style-name="P15"><text:tab/><text:tab/><text:tab/>$row = mysql_fetch_assoc ($result); </text:p>
      <text:p text:style-name="P15"><text:tab/><text:tab/><text:tab/>return $row['realname']; </text:p>
      <text:p text:style-name="P15"><text:tab/><text:tab/>} </text:p>
      <text:p text:style-name="P15"><text:tab/>} </text:p>
      <text:p text:style-name="P15"/>
      <text:p text:style-name="P15"><text:tab/>// Get the last logout time of a user </text:p>
      <text:p text:style-name="P15"><text:tab/>function get_lastlogout ($username) </text:p>
      <text:p text:style-name="P15"><text:tab/>{ </text:p>
      <text:p text:style-name="P15"><text:tab/><text:tab/>$result = $this-&gt;query ("select day, hour, minute from user_activity </text:p>
      <text:p text:style-name="P15">where <text:tab/>username = '$username' </text:p>
      <text:p text:style-name="P15">AND<text:tab/>activity = 'Logged Out' </text:p>
      <text:p text:style-name="P15">order by day desc, hour desc, minute desc </text:p>
      <text:p text:style-name="P15">limit 1"); </text:p>
      <text:p text:style-name="P15"><text:tab/><text:tab/>if (mysql_num_rows ($result) == 0) </text:p>
      <text:p text:style-name="P15"><text:tab/><text:tab/><text:tab/>return array (-1, -1, -1); </text:p>
      <text:p text:style-name="P15"><text:tab/><text:tab/>else </text:p>
      <text:p text:style-name="P15"><text:tab/><text:tab/>{ </text:p>
      <text:p text:style-name="P15"><text:soft-page-break/><text:tab/><text:tab/><text:tab/>list ($day, $hr, $min) = mysql_fetch_row ($result); </text:p>
      <text:p text:style-name="P15"><text:tab/><text:tab/><text:tab/>return array ($day, $hr, $min); </text:p>
      <text:p text:style-name="P15"><text:tab/><text:tab/>} </text:p>
      <text:p text:style-name="P15"><text:tab/>} </text:p>
      <text:p text:style-name="P15"/>
      <text:p text:style-name="P15"><text:tab/>// Get the registration date of a user </text:p>
      <text:p text:style-name="P15"><text:tab/>function get_registration_date ($username) </text:p>
      <text:p text:style-name="P15"><text:tab/>{ </text:p>
      <text:p text:style-name="P15"><text:tab/><text:tab/>$result = $this-&gt;query ("select day, hour, minute from user_activity </text:p>
      <text:p text:style-name="P15">where <text:tab/>username = '$username' </text:p>
      <text:p text:style-name="P15">AND<text:tab/>activity = 'Registered' </text:p>
      <text:p text:style-name="P15">order by day desc, hour desc, minute desc </text:p>
      <text:p text:style-name="P15">limit 1"); </text:p>
      <text:p text:style-name="P15"><text:tab/><text:tab/>if (mysql_num_rows ($result) == 0) </text:p>
      <text:p text:style-name="P15"><text:tab/><text:tab/><text:tab/>return array (-1, -1, -1); </text:p>
      <text:p text:style-name="P15"><text:tab/><text:tab/>else </text:p>
      <text:p text:style-name="P15"><text:tab/><text:tab/>{ </text:p>
      <text:p text:style-name="P15"><text:tab/><text:tab/><text:tab/>list ($day, $hr, $min) = mysql_fetch_row ($result); </text:p>
      <text:p text:style-name="P15"><text:tab/><text:tab/><text:tab/>return array ($day, $hr, $min); </text:p>
      <text:p text:style-name="P15"><text:tab/><text:tab/>} </text:p>
      <text:p text:style-name="P15"><text:tab/>} </text:p>
      <text:p text:style-name="P15"/>
      <text:p text:style-name="P15"><text:tab/>// Test if an auction already exists </text:p>
      <text:p text:style-name="P15"><text:tab/>function auction_exists ($title, $seller, $category, $end_day, $end_hour, $end_minute) </text:p>
      <text:p text:style-name="P15"><text:tab/>{ </text:p>
      <text:p text:style-name="P15"><text:tab/><text:tab/>$result = $this-&gt;query ("select seller from item_listing </text:p>
      <text:p text:style-name="P15">where title = '$title' </text:p>
      <text:p text:style-name="P15">AND<text:tab/>seller = '$seller' </text:p>
      <text:p text:style-name="P15">AND<text:tab/>category = '$category' </text:p>
      <text:p text:style-name="P15">AND<text:tab/>end_day = $end_day </text:p>
      <text:p text:style-name="P15">AND<text:tab/>end_hour = $end_hour </text:p>
      <text:p text:style-name="P15">AND<text:tab/>end_minute = $end_minute"); </text:p>
      <text:p text:style-name="P15"><text:tab/><text:tab/>if (mysql_num_rows ($result) == 0) </text:p>
      <text:p text:style-name="P15"><text:tab/><text:tab/>{ </text:p>
      <text:p text:style-name="P15"><text:tab/><text:tab/><text:tab/>mysql_free_result ($result); </text:p>
      <text:p text:style-name="P15"><text:tab/><text:tab/><text:tab/>return false; </text:p>
      <text:p text:style-name="P15"><text:tab/><text:tab/>} </text:p>
      <text:p text:style-name="P15"><text:tab/><text:tab/>else </text:p>
      <text:p text:style-name="P15"><text:tab/><text:tab/>{ </text:p>
      <text:p text:style-name="P15"><text:tab/><text:tab/><text:tab/>mysql_free_result ($result); </text:p>
      <text:p text:style-name="P15"><text:tab/><text:tab/><text:tab/>return true; </text:p>
      <text:p text:style-name="P15"><text:tab/><text:tab/>} </text:p>
      <text:p text:style-name="P15"><text:tab/>} </text:p>
      <text:p text:style-name="P15"/>
      <text:p text:style-name="P15"><text:tab/>// Test if a bid already exists </text:p>
      <text:p text:style-name="P15"><text:tab/>function bid_exists ($user, $title, $seller, $category, $end_day, $end_hour, $end_minute, </text:p>
      <text:p text:style-name="P15"><text:tab/><text:tab/><text:tab/> <text:s text:c="4"/>$bid_day, $bid_hour, $bid_minute) </text:p>
      <text:p text:style-name="P15"><text:tab/>{ </text:p>
      <text:p text:style-name="P15"><text:tab/><text:tab/>$result = $this-&gt;query ("select username from bids_on </text:p>
      <text:p text:style-name="P15"><text:soft-page-break/>where <text:tab/>username = '$user' </text:p>
      <text:p text:style-name="P15">AND<text:tab/>item_title = '$title' </text:p>
      <text:p text:style-name="P15">AND<text:tab/>item_seller = '$seller' </text:p>
      <text:p text:style-name="P15">AND<text:tab/>item_category = '$category' </text:p>
      <text:p text:style-name="P15">AND<text:tab/>item_end_day = $end_day </text:p>
      <text:p text:style-name="P15">AND<text:tab/>item_end_hour = $end_hour </text:p>
      <text:p text:style-name="P15">AND<text:tab/>item_end_minute = $end_minute </text:p>
      <text:p text:style-name="P15">AND<text:tab/>bid_day = $bid_day </text:p>
      <text:p text:style-name="P15">AND<text:tab/>bid_hour = $bid_hour </text:p>
      <text:p text:style-name="P15">AND<text:tab/>bid_minute = $bid_minute"); </text:p>
      <text:p text:style-name="P15"><text:tab/><text:tab/>if (mysql_num_rows ($result) == 0) </text:p>
      <text:p text:style-name="P15"><text:tab/><text:tab/>{ </text:p>
      <text:p text:style-name="P15"><text:tab/><text:tab/><text:tab/>mysql_free_result ($result); </text:p>
      <text:p text:style-name="P15"><text:tab/><text:tab/><text:tab/>return false; </text:p>
      <text:p text:style-name="P15"><text:tab/><text:tab/>} </text:p>
      <text:p text:style-name="P15"><text:tab/><text:tab/>else </text:p>
      <text:p text:style-name="P15"><text:tab/><text:tab/>{ </text:p>
      <text:p text:style-name="P15"><text:tab/><text:tab/><text:tab/>mysql_free_result ($result); </text:p>
      <text:p text:style-name="P15"><text:tab/><text:tab/><text:tab/>return true; </text:p>
      <text:p text:style-name="P15"><text:tab/><text:tab/>} </text:p>
      <text:p text:style-name="P15"><text:tab/>} </text:p>
      <text:p text:style-name="P15"/>
      <text:p text:style-name="P15"><text:tab/>// Get the winner of an auction </text:p>
      <text:p text:style-name="P15"><text:tab/>function get_winner ($title, $seller, $category, $end_day, $end_hour, $end_minute) </text:p>
      <text:p text:style-name="P15"><text:tab/>{ </text:p>
      <text:p text:style-name="P15"><text:tab/><text:tab/>$result = $this-&gt;query ("select buyer, realname, current_price from item_listing, user </text:p>
      <text:p text:style-name="P15">where<text:tab/>title = '$title' </text:p>
      <text:p text:style-name="P15">AND<text:tab/>seller = '$seller' </text:p>
      <text:p text:style-name="P15">AND<text:tab/>category = '$category' </text:p>
      <text:p text:style-name="P15">AND<text:tab/>end_day = $end_day </text:p>
      <text:p text:style-name="P15">AND<text:tab/>end_hour = $end_hour </text:p>
      <text:p text:style-name="P15">AND<text:tab/>end_minute = $end_minute </text:p>
      <text:p text:style-name="P15">AND<text:tab/>(buyer != '' OR buyer != 'None') </text:p>
      <text:p text:style-name="P15">AND<text:tab/>buyer = username"); </text:p>
      <text:p text:style-name="P15"><text:tab/><text:tab/>if (mysql_num_rows ($result) == 0) </text:p>
      <text:p text:style-name="P15"><text:tab/><text:tab/><text:tab/>return array (-1, -1, -1); </text:p>
      <text:p text:style-name="P15"><text:tab/><text:tab/>else </text:p>
      <text:p text:style-name="P15"><text:tab/><text:tab/>{ </text:p>
      <text:p text:style-name="P15"><text:tab/><text:tab/><text:tab/>list ($username, $realname, $bid_amount) = mysql_fetch_row ($result); </text:p>
      <text:p text:style-name="P15"><text:tab/><text:tab/><text:tab/>return array ($username, $realname, $bid_amount); </text:p>
      <text:p text:style-name="P15"><text:tab/><text:tab/>} </text:p>
      <text:p text:style-name="P15"><text:tab/>} </text:p>
      <text:p text:style-name="P15"/>
      <text:p text:style-name="P15"><text:tab/>// Find the current highest bidder for an auction </text:p>
      <text:p text:style-name="P15"><text:tab/>function get_highest_bidder ($title, $seller, $category, $end_day, $end_hour, $end_minute) </text:p>
      <text:p text:style-name="P15"><text:tab/>{ </text:p>
      <text:p text:style-name="P15"><text:tab/><text:tab/>$result = $this-&gt;query ("select username, bid_amount from bids_on </text:p>
      <text:p text:style-name="P15">where<text:tab/>item_title = '$title' </text:p>
      <text:p text:style-name="P15">AND<text:tab/>item_seller = '$seller' </text:p>
      <text:p text:style-name="P15"><text:soft-page-break/>AND<text:tab/>item_category = '$category' </text:p>
      <text:p text:style-name="P15">AND<text:tab/>item_end_day = $end_day </text:p>
      <text:p text:style-name="P15">AND<text:tab/>item_end_hour = $end_hour </text:p>
      <text:p text:style-name="P15">AND<text:tab/>item_end_minute = $end_minute </text:p>
      <text:p text:style-name="P15">order by bid_amount desc"); </text:p>
      <text:p text:style-name="P15"><text:tab/><text:tab/>if (mysql_num_rows ($result) == 0) </text:p>
      <text:p text:style-name="P15"><text:tab/><text:tab/><text:tab/>return array ("None", 0); </text:p>
      <text:p text:style-name="P15"><text:tab/><text:tab/>else </text:p>
      <text:p text:style-name="P15"><text:tab/><text:tab/>{ </text:p>
      <text:p text:style-name="P15"><text:tab/><text:tab/><text:tab/>list ($username, $bid_amount) = mysql_fetch_row ($result); </text:p>
      <text:p text:style-name="P15"><text:tab/><text:tab/><text:tab/>return array ($username, $bid_amount); </text:p>
      <text:p text:style-name="P15"><text:tab/><text:tab/>} </text:p>
      <text:p text:style-name="P15"><text:tab/>} </text:p>
      <text:p text:style-name="P15"/>
      <text:p text:style-name="P15"><text:tab/>// Get the number of bids for an auction </text:p>
      <text:p text:style-name="P15"><text:tab/>function get_num_bids ($title, $seller, $category, $end_day, $end_hour, $end_minute) </text:p>
      <text:p text:style-name="P15"><text:tab/>{ </text:p>
      <text:p text:style-name="P15"><text:tab/><text:tab/>$result = $this-&gt;query ("select count(*) from bids_on </text:p>
      <text:p text:style-name="P15">where<text:tab/>item_title = '$title' </text:p>
      <text:p text:style-name="P15">AND<text:tab/>item_seller = '$seller' </text:p>
      <text:p text:style-name="P15">AND<text:tab/>item_category = '$category' </text:p>
      <text:p text:style-name="P15">AND<text:tab/>item_end_day = $end_day </text:p>
      <text:p text:style-name="P15">AND<text:tab/>item_end_hour = $end_hour </text:p>
      <text:p text:style-name="P15">AND<text:tab/>item_end_minute = $end_minute"); </text:p>
      <text:p text:style-name="P15"><text:tab/><text:tab/>list ($bid_count) = mysql_fetch_row ($result); </text:p>
      <text:p text:style-name="P15"><text:tab/><text:tab/>return $bid_count; </text:p>
      <text:p text:style-name="P15"><text:tab/>} </text:p>
      <text:p text:style-name="P15"/>
      <text:p text:style-name="P15"><text:tab/>//Begin - Changes made by Sayooj Valsan &gt; # User Profile </text:p>
      <text:p text:style-name="P15"><text:tab/>// Gets the user description </text:p>
      <text:p text:style-name="P15"><text:tab/>function get_userdesc ($username) </text:p>
      <text:p text:style-name="P15"><text:tab/>{ </text:p>
      <text:p text:style-name="P15"><text:tab/><text:tab/>$result = $this-&gt;query ("select description from user where username = <text:s/>'$username'"); </text:p>
      <text:p text:style-name="P15"><text:tab/><text:tab/>$row = mysql_fetch_assoc ($result); </text:p>
      <text:p text:style-name="P15"><text:tab/><text:tab/>return $row['description']; </text:p>
      <text:p text:style-name="P15"><text:tab/>} </text:p>
      <text:p text:style-name="P15"><text:tab/>//End - Changes made by Sayooj Valsan &gt; # User Profile </text:p>
      <text:p text:style-name="P15"><text:tab/>//Begin - Changes made by Sayooj Valsan &lt;04-10-2009&gt; </text:p>
      <text:p text:style-name="P15"><text:tab/>function get_picture ($username) </text:p>
      <text:p text:style-name="P15"><text:tab/>{ </text:p>
      <text:p text:style-name="P15"><text:tab/><text:tab/>$result = $this-&gt;query ("select picture from user where username = '$username'"); </text:p>
      <text:p text:style-name="P15"><text:tab/><text:tab/>$row = mysql_fetch_assoc ($result); </text:p>
      <text:p text:style-name="P15"><text:tab/><text:tab/>return $row['picture']; </text:p>
      <text:p text:style-name="P15"><text:tab/>} </text:p>
      <text:p text:style-name="P15"><text:tab/>//End - Changes made by Sayooj Valsan &lt;04-10-2009&gt; </text:p>
      <text:p text:style-name="P15"/>
      <text:p text:style-name="P15">} </text:p>
      <text:p text:style-name="P15"/>
      <text:p text:style-name="P15">?&gt;</text:p>
      <text:p text:style-name="P16"><text:soft-page-break/>form_common.php</text:p>
      <text:p text:style-name="P15"/>
      <text:p text:style-name="P15">&lt;?php </text:p>
      <text:p text:style-name="P15">/* </text:p>
      <text:p text:style-name="P15">CMPS460 Database Project </text:p>
      <text:p text:style-name="P15">Group I </text:p>
      <text:p text:style-name="P15">April 20, 2009 </text:p>
      <text:p text:style-name="P15"/>
      <text:p text:style-name="P15">Authors: </text:p>
      <text:p text:style-name="P15"><text:s/>- Trey Alexander <text:tab/>(txa4895) </text:p>
      <text:p text:style-name="P15"><text:s/>- Dallas Griffith <text:tab/>(dlg5367) </text:p>
      <text:p text:style-name="P15"><text:s/>- Mark McKelvy <text:tab/>(jmm0468) </text:p>
      <text:p text:style-name="P15"><text:s/>- Sayooj Valsan <text:tab/>(sxv6633) </text:p>
      <text:p text:style-name="P15"/>
      <text:p text:style-name="P15">~~~ CERTIFICATION OF AUTHENTICITY ~~~ </text:p>
      <text:p text:style-name="P15">The code contained within this script is the combined work of the above mentioned authors. </text:p>
      <text:p text:style-name="P15">*/ </text:p>
      <text:p text:style-name="P15"/>
      <text:p text:style-name="P15">// Form related common functions </text:p>
      <text:p text:style-name="P15"/>
      <text:p text:style-name="P15"/>
      <text:p text:style-name="P15"/>
      <text:p text:style-name="P15"/>
      <text:p text:style-name="P15"/>
      <text:p text:style-name="P15">// Action: script to execute </text:p>
      <text:p text:style-name="P15">// Method: POST or GET </text:p>
      <text:p text:style-name="P15">function form_begin ($action, $method) </text:p>
      <text:p text:style-name="P15">{ </text:p>
      <text:p text:style-name="P15"><text:tab/>return "&lt;form action=\"$action\" method=\"$method\"&gt;\n"; </text:p>
      <text:p text:style-name="P15">} </text:p>
      <text:p text:style-name="P15"/>
      <text:p text:style-name="P15">// Same as above but is names and has javascript onsubmit </text:p>
      <text:p text:style-name="P15">function form_begin_n ($action, $method, $name, $on_submit) </text:p>
      <text:p text:style-name="P15">{ </text:p>
      <text:p text:style-name="P15"><text:tab/>return "&lt;form action=\"$action\" method=\"$method\" accept-charset=\"UTF-8\" name=\"$name\" onsubmit=\"$on_submit\"&gt;\n"; </text:p>
      <text:p text:style-name="P15">} </text:p>
      <text:p text:style-name="P15"/>
      <text:p text:style-name="P15">// End form </text:p>
      <text:p text:style-name="P15">function form_end () </text:p>
      <text:p text:style-name="P15">{ </text:p>
      <text:p text:style-name="P15"><text:tab/>return "&lt;/form&gt;\n"; </text:p>
      <text:p text:style-name="P15">} </text:p>
      <text:p text:style-name="P15"/>
      <text:p text:style-name="P15">// Typical text input for a form </text:p>
      <text:p text:style-name="P15">function text_input ($name, $value) </text:p>
      <text:p text:style-name="P15">{ </text:p>
      <text:p text:style-name="P15"><text:tab/>return input ($name, $value, 20, "", "text"); </text:p>
      <text:p text:style-name="P15">} </text:p>
      <text:p text:style-name="P15"><text:soft-page-break/><text:s/></text:p>
      <text:p text:style-name="P15">// Typical text input for a form with size </text:p>
      <text:p text:style-name="P15">function text_input_s ($name, $value, $size, $maxsize) </text:p>
      <text:p text:style-name="P15">{ </text:p>
      <text:p text:style-name="P15"><text:tab/>return input ($name, $value, $size, "", "text", $maxsize); </text:p>
      <text:p text:style-name="P15">} </text:p>
      <text:p text:style-name="P15"/>
      <text:p text:style-name="P15">// Typical text input for a form with size and readonly </text:p>
      <text:p text:style-name="P15">function text_input_sr ($name, $value, $size, $maxsize) </text:p>
      <text:p text:style-name="P15">{ </text:p>
      <text:p text:style-name="P15"><text:tab/>return input ($name, $value, $size, "", "text", $maxsize, "readonly"); </text:p>
      <text:p text:style-name="P15">} </text:p>
      <text:p text:style-name="P15"/>
      <text:p text:style-name="P15">// Typical password input for a form </text:p>
      <text:p text:style-name="P15">function password_input ($name, $value) </text:p>
      <text:p text:style-name="P15">{ </text:p>
      <text:p text:style-name="P15"><text:tab/>return input ($name, $value, 20, "", "password"); </text:p>
      <text:p text:style-name="P15">} </text:p>
      <text:p text:style-name="P15"/>
      <text:p text:style-name="P15">// Typical password input for a form with size </text:p>
      <text:p text:style-name="P15">function password_input_s ($name, $value, $size, $maxsize) </text:p>
      <text:p text:style-name="P15">{ </text:p>
      <text:p text:style-name="P15"><text:tab/>return input ($name, $value, $size, "", "password", $maxsize); </text:p>
      <text:p text:style-name="P15">} </text:p>
      <text:p text:style-name="P15"/>
      <text:p text:style-name="P15">// Typical submit input for a form </text:p>
      <text:p text:style-name="P15">function submit_input ($value) </text:p>
      <text:p text:style-name="P15">{ </text:p>
      <text:p text:style-name="P15"><text:tab/>return input ("formsubmit", $value, "", "", "submit"); </text:p>
      <text:p text:style-name="P15">} </text:p>
      <text:p text:style-name="P15"/>
      <text:p text:style-name="P15">// Hidden input for a form </text:p>
      <text:p text:style-name="P15">function hidden_input ($name, $value) </text:p>
      <text:p text:style-name="P15">{ </text:p>
      <text:p text:style-name="P15"><text:tab/>return "&lt;input type=\"hidden\" name=\"$name\" value=\"$value\"&gt;\n"; </text:p>
      <text:p text:style-name="P15">} </text:p>
      <text:p text:style-name="P15"/>
      <text:p text:style-name="P15">// Input for a form that has more freedom </text:p>
      <text:p text:style-name="P15">function input ($name, $value, $size, $id, $type, $maxsize = "", $other_opts = "") </text:p>
      <text:p text:style-name="P15">{ </text:p>
      <text:p text:style-name="P15"><text:tab/>if (!empty ($maxsize)) </text:p>
      <text:p text:style-name="P15"><text:tab/><text:tab/>$maxsize = "maxlength=\"$maxsize\""; </text:p>
      <text:p text:style-name="P15"><text:tab/>if (empty ($size)) </text:p>
      <text:p text:style-name="P15"><text:tab/><text:tab/>return "&lt;input name=\"$name\" $maxsize id=\"$id\" type=\"$type\" value=\"$value\" $other_opts&gt;\n"; </text:p>
      <text:p text:style-name="P15"><text:tab/>else </text:p>
      <text:p text:style-name="P15"><text:tab/><text:tab/>return "&lt;input name=\"$name\" $maxsize size=\"$size\" id=\"$id\" type=\"$type\" value=\"$value\" $other_opts&gt;\n"; </text:p>
      <text:p text:style-name="P15">} </text:p>
      <text:p text:style-name="P15"><text:soft-page-break/><text:s/></text:p>
      <text:p text:style-name="P15">// Form select which takes html string of options </text:p>
      <text:p text:style-name="P15">function select ($name, $options) </text:p>
      <text:p text:style-name="P15">{ </text:p>
      <text:p text:style-name="P15"><text:tab/>return "&lt;select name=\"$name\"&gt;\n$options \n&lt;/select&gt;"; </text:p>
      <text:p text:style-name="P15">} </text:p>
      <text:p text:style-name="P15"/>
      <text:p text:style-name="P15">// Dynamic select used for javascript </text:p>
      <text:p text:style-name="P15">function select_dyn ($name, $options, $javascript_func) </text:p>
      <text:p text:style-name="P15">{ </text:p>
      <text:p text:style-name="P15"><text:tab/>return "&lt;select onChange=\"$javascript_func\" id=\"dyn$name\" name=\"$name\"&gt;\n$options \n&lt;/select&gt;"; </text:p>
      <text:p text:style-name="P15">} </text:p>
      <text:p text:style-name="P15"/>
      <text:p text:style-name="P15">// Html option used for a select dropdown </text:p>
      <text:p text:style-name="P15">function option ($value, $display, $is_selected = "") </text:p>
      <text:p text:style-name="P15">{ </text:p>
      <text:p text:style-name="P15"><text:tab/>if (!empty ($is_selected) &amp;&amp; $value == $is_selected) </text:p>
      <text:p text:style-name="P15"><text:tab/><text:tab/>return "&lt;option selected=\"yes\" value=\"$value\"&gt;$display&lt;/option&gt;\n"; </text:p>
      <text:p text:style-name="P15"><text:tab/>else </text:p>
      <text:p text:style-name="P15"><text:tab/><text:tab/>return "&lt;option value=\"$value\"&gt;$display&lt;/option&gt;\n"; </text:p>
      <text:p text:style-name="P15">} </text:p>
      <text:p text:style-name="P15">?&gt;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index.php</text:p>
      <text:p text:style-name="P15"/>
      <text:p text:style-name="P15">&lt;?php </text:p>
      <text:p text:style-name="P15">/* </text:p>
      <text:p text:style-name="P15">CMPS460 Database Project </text:p>
      <text:p text:style-name="P15">Group I </text:p>
      <text:p text:style-name="P15">April 20, 2009 </text:p>
      <text:p text:style-name="P15"/>
      <text:p text:style-name="P15">Authors: </text:p>
      <text:p text:style-name="P15"><text:s/>- Trey Alexander <text:tab/>(txa4895) </text:p>
      <text:p text:style-name="P15"><text:s/>- Dallas Griffith <text:tab/>(dlg5367) </text:p>
      <text:p text:style-name="P15"><text:s/>- Mark McKelvy <text:tab/>(jmm0468) </text:p>
      <text:p text:style-name="P15"><text:s/>- Sayooj Valsan <text:tab/>(sxv6633) </text:p>
      <text:p text:style-name="P15"/>
      <text:p text:style-name="P15">~~~ CERTIFICATION OF AUTHENTICITY ~~~ </text:p>
      <text:p text:style-name="P15">The code contained within this script is the combined work of the above mentioned authors. </text:p>
      <text:p text:style-name="P15">*/ </text:p>
      <text:p text:style-name="P15"/>
      <text:p text:style-name="P15">// Main page user sees whether logged in to site or not. If logged in, shows </text:p>
      <text:p text:style-name="P15">// activity and notifications and if admin, also shows time advance box </text:p>
      <text:p text:style-name="P15"/>
      <text:p text:style-name="P15"/>
      <text:p text:style-name="P15"/>
      <text:p text:style-name="P15"/>
      <text:p text:style-name="P15"/>
      <text:p text:style-name="P15"/>
      <text:p text:style-name="P15">include_once ("common.php"); </text:p>
      <text:p text:style-name="P15"/>
      <text:p text:style-name="P15">$dbinfo = new dbinfo_t (); </text:p>
      <text:p text:style-name="P15">echo_header ($dbinfo); </text:p>
      <text:p text:style-name="P15">$mode = get ("mode"); </text:p>
      <text:p text:style-name="P15">$current_script = current_script (); </text:p>
      <text:p text:style-name="P15">$username = $dbinfo-&gt;username (); </text:p>
      <text:p text:style-name="P15">$curr_day = $dbinfo-&gt;day (); </text:p>
      <text:p text:style-name="P15">$curr_hour = $dbinfo-&gt;hour (); </text:p>
      <text:p text:style-name="P15">$curr_minute = $dbinfo-&gt;minute (); </text:p>
      <text:p text:style-name="P15"/>
      <text:p text:style-name="P15">$x = 0; </text:p>
      <text:p text:style-name="P15">$output; </text:p>
      <text:p text:style-name="P15"/>
      <text:p text:style-name="P15">// Remove an outbid notification </text:p>
      <text:p text:style-name="P15">if ($dbinfo-&gt;logged_in () &amp;&amp; $mode == "remove") </text:p>
      <text:p text:style-name="P15">{ </text:p>
      <text:p text:style-name="P15"><text:tab/>$title = get ("t"); </text:p>
      <text:p text:style-name="P15"><text:tab/>$seller = get ("s"); </text:p>
      <text:p text:style-name="P15"><text:tab/>$category = get ("c"); </text:p>
      <text:p text:style-name="P15"><text:tab/>$end_day = get ("d"); </text:p>
      <text:p text:style-name="P15"><text:tab/>$end_hour = get ("h"); </text:p>
      <text:p text:style-name="P15"><text:tab/>$end_min = get ("m"); </text:p>
      <text:p text:style-name="P15"><text:soft-page-break/><text:tab/>$bid_day = get ("bd"); </text:p>
      <text:p text:style-name="P15"><text:tab/>$bid_hour = get ("bh"); </text:p>
      <text:p text:style-name="P15"><text:tab/>$bid_min = get ("bm"); </text:p>
      <text:p text:style-name="P15"><text:tab/>$dbinfo-&gt;query ("update bids_on set display_notification = 'c' </text:p>
      <text:p text:style-name="P15">where <text:tab/>username = '$username' </text:p>
      <text:p text:style-name="P15">AND<text:tab/>item_title = '$title' </text:p>
      <text:p text:style-name="P15">AND<text:tab/>item_seller = '$seller' </text:p>
      <text:p text:style-name="P15">AND<text:tab/>item_category = '$category' </text:p>
      <text:p text:style-name="P15">AND<text:tab/>item_end_day = $end_day </text:p>
      <text:p text:style-name="P15">AND<text:tab/>item_end_hour = $end_hour </text:p>
      <text:p text:style-name="P15">AND<text:tab/>item_end_minute = $end_min </text:p>
      <text:p text:style-name="P15">AND<text:tab/>bid_day = $bid_day </text:p>
      <text:p text:style-name="P15">AND<text:tab/>bid_hour = $bid_hour </text:p>
      <text:p text:style-name="P15">AND<text:tab/>bid_minute = $bid_min"); </text:p>
      <text:p text:style-name="P15">} </text:p>
      <text:p text:style-name="P15"/>
      <text:p text:style-name="P15">// Save feedback </text:p>
      <text:p text:style-name="P15">if ($dbinfo-&gt;logged_in () &amp;&amp; $mode == "feedback") </text:p>
      <text:p text:style-name="P15">{ </text:p>
      <text:p text:style-name="P15"><text:tab/>// Need to save feedback for user. </text:p>
      <text:p text:style-name="P15"><text:tab/>$title = post ("title"); </text:p>
      <text:p text:style-name="P15"><text:tab/>$seller = post ("seller"); </text:p>
      <text:p text:style-name="P15"><text:tab/>$category = post ("category"); </text:p>
      <text:p text:style-name="P15"><text:tab/>$end_day = post ("end_day"); </text:p>
      <text:p text:style-name="P15"><text:tab/>$end_hour = post ("end_hour"); </text:p>
      <text:p text:style-name="P15"><text:tab/>$end_min = post ("end_min"); </text:p>
      <text:p text:style-name="P15"><text:tab/>$description = fix_quotes (post ("feedback")); </text:p>
      <text:p text:style-name="P15"><text:tab/>$rating = post ("rating"); </text:p>
      <text:p text:style-name="P15"><text:tab/>$for = post ("for"); </text:p>
      <text:p text:style-name="P15"><text:tab/>$real_title = href ("itemlisting.php?mode=view&amp;title=$title&amp;seller=$seller&amp;category=$category&amp;end_day=$end_day&amp;end_hour=$end_hour&amp;end_minute=$end_min", $title); </text:p>
      <text:p text:style-name="P15"><text:tab/>if ($for == "buyer") </text:p>
      <text:p text:style-name="P15"><text:tab/>{ </text:p>
      <text:p text:style-name="P15"><text:tab/><text:tab/>$dbinfo-&gt;query ("update item_listing set sellerfeedbackforbuyer_description = '$description' </text:p>
      <text:p text:style-name="P15">where <text:tab/>title = '$title' </text:p>
      <text:p text:style-name="P15">AND<text:tab/>seller = '$seller' </text:p>
      <text:p text:style-name="P15">AND<text:tab/>category = '$category' </text:p>
      <text:p text:style-name="P15">AND<text:tab/>end_day = $end_day </text:p>
      <text:p text:style-name="P15">AND<text:tab/>end_hour = $end_hour </text:p>
      <text:p text:style-name="P15">AND<text:tab/>end_minute = $end_min"); </text:p>
      <text:p text:style-name="P15"><text:tab/><text:tab/>$dbinfo-&gt;save_activity ("You left feedback for the winner of your auction \"$real_title\""); </text:p>
      <text:p text:style-name="P15"><text:tab/>} </text:p>
      <text:p text:style-name="P15"><text:tab/>if ($for == "seller") </text:p>
      <text:p text:style-name="P15"><text:tab/>{ </text:p>
      <text:p text:style-name="P15"><text:tab/><text:tab/>$dbinfo-&gt;query ("update item_listing set buyerfeedbackforseller_description = '$description', </text:p>
      <text:p text:style-name="P15"><text:soft-page-break/>buyerfeedbackforseller_rating = $rating </text:p>
      <text:p text:style-name="P15">where <text:tab/>title = '$title' </text:p>
      <text:p text:style-name="P15">AND<text:tab/>seller = '$seller' </text:p>
      <text:p text:style-name="P15">AND<text:tab/>category = '$category' </text:p>
      <text:p text:style-name="P15">AND<text:tab/>end_day = $end_day </text:p>
      <text:p text:style-name="P15">AND<text:tab/>end_hour = $end_hour </text:p>
      <text:p text:style-name="P15">AND<text:tab/>end_minute = $end_min"); </text:p>
      <text:p text:style-name="P15"><text:tab/><text:tab/>$dbinfo-&gt;save_activity ("You left feedback for the seller of the auction \"$real_title\""); </text:p>
      <text:p text:style-name="P15"><text:tab/>} </text:p>
      <text:p text:style-name="P15">} </text:p>
      <text:p text:style-name="P15"/>
      <text:p text:style-name="P15">// The big mambo jambo </text:p>
      <text:p text:style-name="P15">if ($dbinfo-&gt;logged_in ()) </text:p>
      <text:p text:style-name="P15">{ </text:p>
      <text:p text:style-name="P15"><text:tab/>// Get all feedback notifications which you are seller for </text:p>
      <text:p text:style-name="P15"><text:tab/>$result = $dbinfo-&gt;query ("select * from item_listing </text:p>
      <text:p text:style-name="P15">where <text:tab/>seller = '$username' </text:p>
      <text:p text:style-name="P15">AND <text:tab/>(end_day &lt; $curr_day </text:p>
      <text:p text:style-name="P15"><text:tab/>OR (end_day = $curr_day </text:p>
      <text:p text:style-name="P15"><text:tab/><text:tab/>AND end_hour &lt; $curr_hour) </text:p>
      <text:p text:style-name="P15"><text:tab/>OR (end_day = $curr_day </text:p>
      <text:p text:style-name="P15"><text:tab/><text:tab/>AND end_hour = $curr_hour </text:p>
      <text:p text:style-name="P15"><text:tab/><text:tab/>AND end_minute &lt; $curr_minute)) </text:p>
      <text:p text:style-name="P15">AND<text:tab/>(buyer &lt;&gt; 'None') </text:p>
      <text:p text:style-name="P15">order by end_day desc, end_hour desc, end_minute desc"); </text:p>
      <text:p text:style-name="P15"><text:tab/>$t = new table_common_t (); </text:p>
      <text:p text:style-name="P15"><text:tab/>$t-&gt;init ("feedback"); </text:p>
      <text:p text:style-name="P15"><text:tab/>while (list ($title, $seller, $category, $end_day, $end_hour, $end_min, </text:p>
      <text:p text:style-name="P15"><text:tab/><text:tab/> <text:s text:c="4"/>$description, $shipping_cost, $shipping_method, $starting_price, </text:p>
      <text:p text:style-name="P15"><text:tab/><text:tab/> <text:s text:c="4"/>$current_price, $picture, $buyer, $buyer_fdbk, $buyer_fdbk_rating, </text:p>
      <text:p text:style-name="P15"><text:tab/><text:tab/> <text:s text:c="4"/>$seller_fdbk) </text:p>
      <text:p text:style-name="P15"><text:tab/> <text:s text:c="6"/>= mysql_fetch_row ($result)) </text:p>
      <text:p text:style-name="P15"><text:tab/>{ </text:p>
      <text:p text:style-name="P15"><text:tab/><text:tab/>$real_title = href ("itemlisting.php?mode=view&amp;title=$title&amp;seller=$seller&amp;category=$category&amp;end_day=$end_day&amp;end_hour=$end_hour&amp;end_minute=$end_min", $title); </text:p>
      <text:p text:style-name="P15"><text:tab/><text:tab/>$winner_realname = href ("profile.php?mode=view&amp;username=$buyer", $dbinfo-&gt;get_realname ($buyer)); </text:p>
      <text:p text:style-name="P15"><text:tab/><text:tab/>if (empty ($buyer_fdbk)) </text:p>
      <text:p text:style-name="P15"><text:tab/><text:tab/>{ </text:p>
      <text:p text:style-name="P15"><text:tab/><text:tab/><text:tab/>$bfdbk = "$winner_realname has not left any feedback for you.&lt;br/&gt;"; </text:p>
      <text:p text:style-name="P15"><text:tab/><text:tab/>} </text:p>
      <text:p text:style-name="P15"><text:tab/><text:tab/>else </text:p>
      <text:p text:style-name="P15"><text:tab/><text:tab/>{ </text:p>
      <text:p text:style-name="P15"><text:tab/><text:tab/><text:tab/>$bfdbk = "$winner_realname has given you a rating of \"$buyer_fdbk_rating\" </text:p>
      <text:p text:style-name="P15">and has left the following feedback: \"$buyer_fdbk\""; </text:p>
      <text:p text:style-name="P15"><text:tab/><text:tab/>} </text:p>
      <text:p text:style-name="P15"/>
      <text:p text:style-name="P15"><text:tab/><text:tab/>if (empty ($seller_fdbk)) </text:p>
      <text:p text:style-name="P15"><text:soft-page-break/><text:tab/><text:tab/><text:tab/>$sfdbk = $t-&gt;table_begin ().$t-&gt;table_head_begin (). </text:p>
      <text:p text:style-name="P15"><text:tab/><text:tab/><text:tab/><text:tab/>$t-&gt;tr ($t-&gt;td ("Leave feedback for $winner_realname?")). </text:p>
      <text:p text:style-name="P15"><text:tab/><text:tab/><text:tab/><text:tab/>$t-&gt;table_head_end ().$t-&gt;table_body_begin (). </text:p>
      <text:p text:style-name="P15"><text:tab/><text:tab/><text:tab/><text:tab/>form_begin ("$current_script?mode=feedback", "post"). </text:p>
      <text:p text:style-name="P15"><text:tab/><text:tab/><text:tab/><text:tab/>$t-&gt;tr ($t-&gt;td (text_input_s ("feedback", "", 50, 250). </text:p>
      <text:p text:style-name="P15"><text:tab/><text:tab/><text:tab/><text:tab/><text:tab/><text:tab/>hidden_input ("title", $title). </text:p>
      <text:p text:style-name="P15"><text:tab/><text:tab/><text:tab/><text:tab/><text:tab/><text:tab/>hidden_input ("seller", $seller). </text:p>
      <text:p text:style-name="P15"><text:tab/><text:tab/><text:tab/><text:tab/><text:tab/><text:tab/>hidden_input ("category", $category). </text:p>
      <text:p text:style-name="P15"><text:tab/><text:tab/><text:tab/><text:tab/><text:tab/><text:tab/>hidden_input ("end_day", $end_day). </text:p>
      <text:p text:style-name="P15"><text:tab/><text:tab/><text:tab/><text:tab/><text:tab/><text:tab/>hidden_input ("end_hour", $end_hour). </text:p>
      <text:p text:style-name="P15"><text:tab/><text:tab/><text:tab/><text:tab/><text:tab/><text:tab/>hidden_input ("end_min", $end_min). </text:p>
      <text:p text:style-name="P15"><text:tab/><text:tab/><text:tab/><text:tab/><text:tab/><text:tab/>hidden_input ("for", "buyer")). </text:p>
      <text:p text:style-name="P15"><text:tab/><text:tab/><text:tab/><text:tab/><text:tab/>$t-&gt;td_span (submit_input ("Save"), "", 1, "center")). </text:p>
      <text:p text:style-name="P15"><text:tab/><text:tab/><text:tab/><text:tab/>form_end (). </text:p>
      <text:p text:style-name="P15"><text:tab/><text:tab/><text:tab/><text:tab/>$t-&gt;table_body_end ().$t-&gt;table_end (); </text:p>
      <text:p text:style-name="P15"><text:tab/><text:tab/>else </text:p>
      <text:p text:style-name="P15"><text:tab/><text:tab/><text:tab/>$sfdbk = "&lt;br/&gt;You left the following feedback: \"$seller_fdbk\"."; </text:p>
      <text:p text:style-name="P15"/>
      <text:p text:style-name="P15"><text:tab/><text:tab/>$output[$x] = pad_time ($end_day, $end_hour, $end_min, 5).div (span (format_time ($end_day, $end_hour, $end_min), "time"). </text:p>
      <text:p text:style-name="P15"><text:tab/><text:tab/><text:tab/> <text:s/>"Regarding your auction \"$real_title\" which has ended, $winner_realname won with a high bid of \$$current_price.&lt;br/&gt;$bfdbk$sfdbk", "feedback"); </text:p>
      <text:p text:style-name="P15"><text:tab/><text:tab/>$x++; </text:p>
      <text:p text:style-name="P15"><text:tab/>} </text:p>
      <text:p text:style-name="P15"><text:tab/>mysql_free_result ($result); </text:p>
      <text:p text:style-name="P15"/>
      <text:p text:style-name="P15"/>
      <text:p text:style-name="P15"><text:tab/>// Get all feedback notifications which you are buyer for </text:p>
      <text:p text:style-name="P15"><text:tab/>$result = $dbinfo-&gt;query ("select * from item_listing </text:p>
      <text:p text:style-name="P15">where <text:tab/>buyer = '$username' </text:p>
      <text:p text:style-name="P15">order by end_day desc, end_hour desc, end_minute desc"); </text:p>
      <text:p text:style-name="P15"><text:tab/>while (list ($title, $seller, $category, $end_day, $end_hour, $end_min, </text:p>
      <text:p text:style-name="P15"><text:tab/><text:tab/> <text:s text:c="4"/>$description, $shipping_cost, $shipping_method, $starting_price, </text:p>
      <text:p text:style-name="P15"><text:tab/><text:tab/> <text:s text:c="4"/>$current_price, $picture, $buyer, $buyer_fdbk, $buyer_fdbk_rating, </text:p>
      <text:p text:style-name="P15"><text:tab/><text:tab/> <text:s text:c="4"/>$seller_fdbk) </text:p>
      <text:p text:style-name="P15"><text:tab/> <text:s text:c="6"/>= mysql_fetch_row ($result)) </text:p>
      <text:p text:style-name="P15"><text:tab/>{ </text:p>
      <text:p text:style-name="P15"><text:tab/><text:tab/>$real_title = href ("itemlisting.php?mode=view&amp;title=$title&amp;seller=$seller&amp;category=$category&amp;end_day=$end_day&amp;end_hour=$end_hour&amp;end_minute=$end_min", $title); </text:p>
      <text:p text:style-name="P15"><text:tab/><text:tab/>$seller_realname = href ("profile.php?mode=view&amp;username=$seller", $dbinfo-&gt;get_realname ($seller)); </text:p>
      <text:p text:style-name="P15"/>
      <text:p text:style-name="P15"><text:tab/><text:tab/>if (empty ($seller_fdbk)) </text:p>
      <text:p text:style-name="P15"><text:tab/><text:tab/><text:tab/>$sfdbk = "$seller_realname has not left any feedback for you.&lt;br/&gt;"; </text:p>
      <text:p text:style-name="P15"><text:tab/><text:tab/>else </text:p>
      <text:p text:style-name="P15"><text:tab/><text:tab/><text:tab/>$sfdbk = "$seller_realname has left the following feedback: \"$seller_fdbk\""; </text:p>
      <text:p text:style-name="P15"/>
      <text:p text:style-name="P15"><text:tab/><text:tab/>if (empty ($buyer_fdbk)) </text:p>
      <text:p text:style-name="P15"><text:soft-page-break/><text:tab/><text:tab/>{ </text:p>
      <text:p text:style-name="P15"><text:tab/><text:tab/><text:tab/>$options = ""; </text:p>
      <text:p text:style-name="P15"><text:tab/><text:tab/><text:tab/>for ($i = 10; $i &gt;= 0; $i--) </text:p>
      <text:p text:style-name="P15"><text:tab/><text:tab/><text:tab/>{ </text:p>
      <text:p text:style-name="P15"><text:tab/><text:tab/><text:tab/><text:tab/>$options = $options.option ($i, $i, ""); </text:p>
      <text:p text:style-name="P15"><text:tab/><text:tab/><text:tab/>} </text:p>
      <text:p text:style-name="P15"><text:tab/><text:tab/><text:tab/>$bfdbk = $t-&gt;table_begin ().$t-&gt;table_head_begin (). </text:p>
      <text:p text:style-name="P15"><text:tab/><text:tab/><text:tab/><text:tab/>$t-&gt;tr ($t-&gt;td ("Leave feedback for $seller_realname?")). </text:p>
      <text:p text:style-name="P15"><text:tab/><text:tab/><text:tab/><text:tab/>$t-&gt;table_head_end ().$t-&gt;table_body_begin (). </text:p>
      <text:p text:style-name="P15"><text:tab/><text:tab/><text:tab/><text:tab/>form_begin ("$current_script?mode=feedback", "post"). </text:p>
      <text:p text:style-name="P15"><text:tab/><text:tab/><text:tab/><text:tab/>$t-&gt;tr ($t-&gt;td (text_input_s ("feedback", "", 50, 250). </text:p>
      <text:p text:style-name="P15"><text:tab/><text:tab/><text:tab/><text:tab/><text:tab/><text:tab/>hidden_input ("title", $title). </text:p>
      <text:p text:style-name="P15"><text:tab/><text:tab/><text:tab/><text:tab/><text:tab/><text:tab/>hidden_input ("seller", $seller). </text:p>
      <text:p text:style-name="P15"><text:tab/><text:tab/><text:tab/><text:tab/><text:tab/><text:tab/>hidden_input ("category", $category). </text:p>
      <text:p text:style-name="P15"><text:tab/><text:tab/><text:tab/><text:tab/><text:tab/><text:tab/>hidden_input ("end_day", $end_day). </text:p>
      <text:p text:style-name="P15"><text:tab/><text:tab/><text:tab/><text:tab/><text:tab/><text:tab/>hidden_input ("end_hour", $end_hour). </text:p>
      <text:p text:style-name="P15"><text:tab/><text:tab/><text:tab/><text:tab/><text:tab/><text:tab/>hidden_input ("end_min", $end_min). </text:p>
      <text:p text:style-name="P15"><text:tab/><text:tab/><text:tab/><text:tab/><text:tab/><text:tab/>hidden_input ("for", "seller")). </text:p>
      <text:p text:style-name="P15"><text:tab/><text:tab/><text:tab/><text:tab/><text:tab/>$t-&gt;td (select ("rating", $options)). </text:p>
      <text:p text:style-name="P15"><text:tab/><text:tab/><text:tab/><text:tab/><text:tab/>$t-&gt;td_span (submit_input ("Save"), "", 1, "center")). </text:p>
      <text:p text:style-name="P15"><text:tab/><text:tab/><text:tab/><text:tab/>form_end (). </text:p>
      <text:p text:style-name="P15"><text:tab/><text:tab/><text:tab/><text:tab/>$t-&gt;table_body_end ().$t-&gt;table_end (); </text:p>
      <text:p text:style-name="P15"><text:tab/><text:tab/>} </text:p>
      <text:p text:style-name="P15"><text:tab/><text:tab/>else </text:p>
      <text:p text:style-name="P15"><text:tab/><text:tab/>{ </text:p>
      <text:p text:style-name="P15"><text:tab/><text:tab/><text:tab/>$bfdbk = "&lt;br/&gt;You rated $seller_realname '$buyer_fdbk_rating' and left the following feedback: \"$buyer_fdbk\"."; </text:p>
      <text:p text:style-name="P15"><text:tab/><text:tab/>} </text:p>
      <text:p text:style-name="P15"/>
      <text:p text:style-name="P15"><text:tab/><text:tab/>$output[$x] = pad_time ($end_day, $end_hour, $end_min, 5).div (span (format_time ($end_day, $end_hour, $end_min), "time"). </text:p>
      <text:p text:style-name="P15"><text:tab/><text:tab/><text:tab/> <text:s/>"Regarding the auction \"$real_title\" you have won with a high bid of \$$current_price.&lt;br/&gt;$sfdbk$bfdbk", "feedback"); </text:p>
      <text:p text:style-name="P15"><text:tab/><text:tab/>$x++; </text:p>
      <text:p text:style-name="P15"><text:tab/>} </text:p>
      <text:p text:style-name="P15"><text:tab/>mysql_free_result ($result); </text:p>
      <text:p text:style-name="P15"/>
      <text:p text:style-name="P15"><text:tab/>// Get all closed auction notifications </text:p>
      <text:p text:style-name="P15"><text:tab/>list ($lastvisit_day, $lastvisit_hour, $lastvisit_min) = $dbinfo-&gt;get_lastlogout ($username); </text:p>
      <text:p text:style-name="P15"><text:tab/>if ($lastvisit_day != -1) </text:p>
      <text:p text:style-name="P15"><text:tab/>{ </text:p>
      <text:p text:style-name="P15"><text:tab/><text:tab/>// Get closed auctions they have bid on, since last visit </text:p>
      <text:p text:style-name="P15"><text:tab/><text:tab/>$result = $dbinfo-&gt;query ("select * from bids_on </text:p>
      <text:p text:style-name="P15">where <text:tab/>username = '$username' </text:p>
      <text:p text:style-name="P15">AND <text:tab/>(item_end_day &lt; $curr_day </text:p>
      <text:p text:style-name="P15"><text:tab/>OR (item_end_day = $curr_day </text:p>
      <text:p text:style-name="P15"><text:tab/><text:tab/>AND item_end_hour &lt; $curr_hour) </text:p>
      <text:p text:style-name="P15"><text:tab/>OR (item_end_day = $curr_day </text:p>
      <text:p text:style-name="P15"><text:tab/><text:tab/>AND item_end_hour = $curr_hour </text:p>
      <text:p text:style-name="P15"><text:soft-page-break/><text:tab/><text:tab/>AND item_end_minute &lt; $curr_minute)) </text:p>
      <text:p text:style-name="P15">AND <text:tab/>(item_end_day &gt; $lastvisit_day </text:p>
      <text:p text:style-name="P15"><text:tab/>OR (item_end_day = $lastvisit_day </text:p>
      <text:p text:style-name="P15"><text:tab/><text:tab/>AND item_end_hour &gt; $lastvisit_hour) </text:p>
      <text:p text:style-name="P15"><text:tab/>OR (item_end_day = $lastvisit_day </text:p>
      <text:p text:style-name="P15"><text:tab/><text:tab/>AND item_end_hour = $lastvisit_hour </text:p>
      <text:p text:style-name="P15"><text:tab/><text:tab/>AND item_end_minute &gt;= $lastvisit_min)) </text:p>
      <text:p text:style-name="P15">order by item_end_day desc, item_end_hour desc, item_end_minute desc"); </text:p>
      <text:p text:style-name="P15"><text:tab/><text:tab/>while (list ($user, $title, $seller, $category, $end_day, $end_hour, $end_min, </text:p>
      <text:p text:style-name="P15"><text:tab/><text:tab/><text:tab/> <text:s text:c="4"/>$bid_day, $bid_hour, $bid_min, $bid_amt) </text:p>
      <text:p text:style-name="P15"><text:tab/><text:tab/> <text:s text:c="6"/>= mysql_fetch_row ($result)) </text:p>
      <text:p text:style-name="P15"><text:tab/><text:tab/>{ </text:p>
      <text:p text:style-name="P15"><text:tab/><text:tab/><text:tab/>$real_title = href ("itemlisting.php?mode=view&amp;title=$title&amp;seller=$seller&amp;category=$category&amp;end_day=$end_day&amp;end_hour=$end_hour&amp;end_minute=$end_min", $title); </text:p>
      <text:p text:style-name="P15"><text:tab/><text:tab/><text:tab/>$seller_realname = href ("profile.php?mode=view&amp;username=$seller", $dbinfo-&gt;get_realname ($seller)); </text:p>
      <text:p text:style-name="P15"><text:tab/><text:tab/><text:tab/>list ($winner, $winner_realname, $win_price) = </text:p>
      <text:p text:style-name="P15"><text:tab/><text:tab/><text:tab/><text:tab/>$dbinfo-&gt;get_winner ($title, $seller, $category, $end_day, $end_hour, $end_min); </text:p>
      <text:p text:style-name="P15"><text:tab/><text:tab/><text:tab/>if ($winner != -1 &amp;&amp; $winner != $username) </text:p>
      <text:p text:style-name="P15"><text:tab/><text:tab/><text:tab/>{ </text:p>
      <text:p text:style-name="P15"><text:tab/><text:tab/><text:tab/><text:tab/>$winner_realname = href ("profile.php?mode=view&amp;username=$winner", $winner_realname); </text:p>
      <text:p text:style-name="P15"><text:tab/><text:tab/><text:tab/><text:tab/>$output[$x] = pad_time ($end_day, $end_hour, $end_min, 4).div (span (format_time ($end_day, $end_hour, $end_min), "time"). </text:p>
      <text:p text:style-name="P15"><text:tab/><text:tab/><text:tab/><text:tab/><text:tab/> <text:s/>"The auction \"$real_title\" by $seller_realname that you have partipated in has ended since your last visit. ". </text:p>
      <text:p text:style-name="P15"><text:tab/><text:tab/><text:tab/><text:tab/><text:tab/> <text:s/>"$winner_realname won the auction with a bid of \$$win_price.", "closed"); </text:p>
      <text:p text:style-name="P15"><text:tab/><text:tab/><text:tab/><text:tab/>$x++; </text:p>
      <text:p text:style-name="P15"><text:tab/><text:tab/><text:tab/>} </text:p>
      <text:p text:style-name="P15"><text:tab/><text:tab/><text:tab/>else </text:p>
      <text:p text:style-name="P15"><text:tab/><text:tab/><text:tab/>{ </text:p>
      <text:p text:style-name="P15"><text:tab/><text:tab/><text:tab/><text:tab/>$winner_realname = href ("profile.php?mode=view&amp;username=$winner", $winner_realname); </text:p>
      <text:p text:style-name="P15"><text:tab/><text:tab/><text:tab/><text:tab/>$output[$x] = pad_time ($end_day, $end_hour, $end_min, 4).div (span (format_time ($end_day, $end_hour, $end_min), "time"). </text:p>
      <text:p text:style-name="P15"><text:tab/><text:tab/><text:tab/><text:tab/><text:tab/> <text:s/>"The auction \"$real_title\" by $seller_realname that you have partipated in has ended since your last visit. ". </text:p>
      <text:p text:style-name="P15"><text:tab/><text:tab/><text:tab/><text:tab/><text:tab/> <text:s/>"You won the auction with a bid of \$$win_price.", "closed"); </text:p>
      <text:p text:style-name="P15"><text:tab/><text:tab/><text:tab/><text:tab/>$x++; </text:p>
      <text:p text:style-name="P15"><text:tab/><text:tab/><text:tab/>} </text:p>
      <text:p text:style-name="P15"><text:tab/><text:tab/>} </text:p>
      <text:p text:style-name="P15"><text:tab/><text:tab/>mysql_free_result ($result); </text:p>
      <text:p text:style-name="P15"/>
      <text:p text:style-name="P15"><text:tab/><text:tab/>// Get closed auctions they are the seller for </text:p>
      <text:p text:style-name="P15"><text:tab/><text:tab/>$result = $dbinfo-&gt;query ("select * from item_listing </text:p>
      <text:p text:style-name="P15">where <text:tab/>seller = '$username' </text:p>
      <text:p text:style-name="P15"><text:soft-page-break/>AND <text:tab/>(end_day &lt; $curr_day </text:p>
      <text:p text:style-name="P15"><text:tab/>OR (end_day = $curr_day </text:p>
      <text:p text:style-name="P15"><text:tab/><text:tab/>AND end_hour &lt; $curr_hour) </text:p>
      <text:p text:style-name="P15"><text:tab/>OR (end_day = $curr_day </text:p>
      <text:p text:style-name="P15"><text:tab/><text:tab/>AND end_hour = $curr_hour </text:p>
      <text:p text:style-name="P15"><text:tab/><text:tab/>AND end_minute &lt; $curr_minute)) </text:p>
      <text:p text:style-name="P15">AND <text:tab/>(end_day &gt; $lastvisit_day </text:p>
      <text:p text:style-name="P15"><text:tab/>OR (end_day = $lastvisit_day </text:p>
      <text:p text:style-name="P15"><text:tab/><text:tab/>AND end_hour &gt; $lastvisit_hour) </text:p>
      <text:p text:style-name="P15"><text:tab/>OR (end_day = $lastvisit_day </text:p>
      <text:p text:style-name="P15"><text:tab/><text:tab/>AND end_hour = $lastvisit_hour </text:p>
      <text:p text:style-name="P15"><text:tab/><text:tab/>AND end_minute &gt;= $lastvisit_min)) </text:p>
      <text:p text:style-name="P15">order by end_day desc, end_hour desc, end_minute desc"); </text:p>
      <text:p text:style-name="P15"><text:tab/><text:tab/>$t = new table_common_t (); </text:p>
      <text:p text:style-name="P15"><text:tab/><text:tab/>$t-&gt;init ("feedback"); </text:p>
      <text:p text:style-name="P15"><text:tab/><text:tab/>while (list ($title, $seller, $category, $end_day, $end_hour, $end_min, </text:p>
      <text:p text:style-name="P15"><text:tab/><text:tab/><text:tab/> <text:s text:c="4"/>$description, $shipping_cost, $shipping_method, $starting_price, </text:p>
      <text:p text:style-name="P15"><text:tab/><text:tab/><text:tab/> <text:s text:c="4"/>$current_price, $picture, $buyer, $buyer_fdbk, $buyer_fdbk_rating, </text:p>
      <text:p text:style-name="P15"><text:tab/><text:tab/><text:tab/> <text:s text:c="4"/>$seller_fdbk) </text:p>
      <text:p text:style-name="P15"><text:tab/><text:tab/> <text:s text:c="6"/>= mysql_fetch_row ($result)) </text:p>
      <text:p text:style-name="P15"><text:tab/><text:tab/>{ </text:p>
      <text:p text:style-name="P15"><text:tab/><text:tab/><text:tab/>$real_title = href ("itemlisting.php?mode=view&amp;title=$title&amp;seller=$seller&amp;category=$category&amp;end_day=$end_day&amp;end_hour=$end_hour&amp;end_minute=$end_min", $title); </text:p>
      <text:p text:style-name="P15"><text:tab/><text:tab/><text:tab/>if ($buyer == "None") </text:p>
      <text:p text:style-name="P15"><text:tab/><text:tab/><text:tab/>{ </text:p>
      <text:p text:style-name="P15"><text:tab/><text:tab/><text:tab/><text:tab/>$output[$x] = pad_time ($end_day, $end_hour, $end_min, 4).div (span (format_time ($end_day, $end_hour, $end_min), "time"). </text:p>
      <text:p text:style-name="P15"><text:tab/><text:tab/><text:tab/><text:tab/><text:tab/> <text:s/>"Your auction \"$real_title\" has ended since your last visit with no buyer.", "closed"); </text:p>
      <text:p text:style-name="P15"><text:tab/><text:tab/><text:tab/><text:tab/>$x++; </text:p>
      <text:p text:style-name="P15"><text:tab/><text:tab/><text:tab/>} </text:p>
      <text:p text:style-name="P15"><text:tab/><text:tab/><text:tab/>else </text:p>
      <text:p text:style-name="P15"><text:tab/><text:tab/><text:tab/>{ </text:p>
      <text:p text:style-name="P15"><text:tab/><text:tab/><text:tab/><text:tab/>$winner_realname = href ("profile.php?mode=view&amp;username=$buyer", $dbinfo-&gt;get_realname ($buyer)); </text:p>
      <text:p text:style-name="P15"><text:tab/><text:tab/><text:tab/><text:tab/>$output[$x] = pad_time ($end_day, $end_hour, $end_min, 4).div (span (format_time ($end_day, $end_hour, $end_min), "time"). </text:p>
      <text:p text:style-name="P15"><text:tab/><text:tab/><text:tab/><text:tab/><text:tab/> <text:s/>"Your auction \"$real_title\" has ended since your last visit, with </text:p>
      <text:p text:style-name="P15">$winner_realname winning with a high bid of \$$current_price.", "closed"); </text:p>
      <text:p text:style-name="P15"><text:tab/><text:tab/><text:tab/><text:tab/>$x++; </text:p>
      <text:p text:style-name="P15"><text:tab/><text:tab/><text:tab/>} </text:p>
      <text:p text:style-name="P15"/>
      <text:p text:style-name="P15"><text:tab/><text:tab/>} </text:p>
      <text:p text:style-name="P15"><text:tab/><text:tab/>mysql_free_result ($result); </text:p>
      <text:p text:style-name="P15"><text:tab/>} </text:p>
      <text:p text:style-name="P15"/>
      <text:p text:style-name="P15"><text:tab/>// Get all "outbid" notifications </text:p>
      <text:p text:style-name="P15"><text:tab/>$result = $dbinfo-&gt;query ("select * from bids_on </text:p>
      <text:p text:style-name="P15"><text:soft-page-break/>where <text:tab/>username = '$username' </text:p>
      <text:p text:style-name="P15">AND <text:tab/>(item_end_day &gt; $curr_day </text:p>
      <text:p text:style-name="P15"><text:tab/>OR<text:tab/>(item_end_day = $curr_day AND item_end_hour &gt; $curr_hour) </text:p>
      <text:p text:style-name="P15"><text:tab/>OR<text:tab/>(item_end_day = $curr_day AND item_end_hour = $curr_hour AND item_end_minute &gt; $curr_minute) </text:p>
      <text:p text:style-name="P15"><text:tab/>) </text:p>
      <text:p text:style-name="P15">AND <text:tab/>display_notification = 'y' </text:p>
      <text:p text:style-name="P15">order by bid_day desc, bid_hour desc, bid_minute desc"); </text:p>
      <text:p text:style-name="P15"><text:tab/>while (list ($user, $title, $seller, $category, $end_day, $end_hour, $end_min, </text:p>
      <text:p text:style-name="P15"><text:tab/><text:tab/> <text:s text:c="4"/>$bid_day, $bid_hour, $bid_min, $bid_amt) </text:p>
      <text:p text:style-name="P15"><text:tab/> <text:s text:c="6"/>= mysql_fetch_row ($result)) </text:p>
      <text:p text:style-name="P15"><text:tab/>{ </text:p>
      <text:p text:style-name="P15"><text:tab/><text:tab/>$real_title = href ("itemlisting.php?mode=view&amp;title=$title&amp;seller=$seller&amp;category=$category&amp;end_day=$end_day&amp;end_hour=$end_hour&amp;end_minute=$end_min", $title); </text:p>
      <text:p text:style-name="P15"><text:tab/><text:tab/>// Find the person that out bid "you" </text:p>
      <text:p text:style-name="P15"><text:tab/><text:tab/>$result2 = $dbinfo-&gt;query ("select username, bid_amount, bid_day, bid_hour, bid_minute from bids_on </text:p>
      <text:p text:style-name="P15">where <text:tab/>item_title = '$title' </text:p>
      <text:p text:style-name="P15">AND <text:tab/>item_seller = '$seller' </text:p>
      <text:p text:style-name="P15">AND<text:tab/>item_category = '$category' </text:p>
      <text:p text:style-name="P15">AND<text:tab/>item_end_day = $end_day </text:p>
      <text:p text:style-name="P15">AND<text:tab/>item_end_hour = $end_hour </text:p>
      <text:p text:style-name="P15">AND<text:tab/>item_end_minute = $end_min </text:p>
      <text:p text:style-name="P15">AND<text:tab/>bid_amount &gt; $bid_amt </text:p>
      <text:p text:style-name="P15">order by bid_amount"); </text:p>
      <text:p text:style-name="P15"><text:tab/><text:tab/>list ($outbid_user, $outbid_amt, $outbid_day, $outbid_hour, $outbid_min) </text:p>
      <text:p text:style-name="P15"><text:tab/><text:tab/><text:tab/>= mysql_fetch_row ($result2); </text:p>
      <text:p text:style-name="P15"><text:tab/><text:tab/>mysql_free_result ($result2); </text:p>
      <text:p text:style-name="P15"><text:tab/><text:tab/>// Find the current highest bidder for the item. </text:p>
      <text:p text:style-name="P15"><text:tab/><text:tab/>$result2 = $dbinfo-&gt;query ("select username, bid_amount, bid_day, bid_hour, bid_minute from bids_on </text:p>
      <text:p text:style-name="P15">where <text:tab/>item_title = '$title' </text:p>
      <text:p text:style-name="P15">AND <text:tab/>item_seller = '$seller' </text:p>
      <text:p text:style-name="P15">AND<text:tab/>item_category = '$category' </text:p>
      <text:p text:style-name="P15">AND<text:tab/>item_end_day = $end_day </text:p>
      <text:p text:style-name="P15">AND<text:tab/>item_end_hour = $end_hour </text:p>
      <text:p text:style-name="P15">AND<text:tab/>item_end_minute = $end_min </text:p>
      <text:p text:style-name="P15">order by bid_amount desc"); </text:p>
      <text:p text:style-name="P15"><text:tab/><text:tab/>list ($highest_user, $highest_amt, $highest_day, $highest_hour, $highest_min) </text:p>
      <text:p text:style-name="P15"><text:tab/><text:tab/><text:tab/>= mysql_fetch_row ($result2); </text:p>
      <text:p text:style-name="P15"><text:tab/><text:tab/>mysql_free_result ($result2); </text:p>
      <text:p text:style-name="P15"><text:tab/><text:tab/>$outbid_realname = href ("profile.php?mode=view&amp;username=$outbid_user", $dbinfo-&gt;get_realname ($outbid_user)); </text:p>
      <text:p text:style-name="P15"><text:tab/><text:tab/>$highest_realname = href ("profile.php?mode=view&amp;username=$highest_user", $dbinfo-&gt;get_realname ($highest_user)); </text:p>
      <text:p text:style-name="P15"><text:tab/><text:tab/>$seller_realname = href ("profile.php?mode=view&amp;username=$seller", $dbinfo-&gt;get_realname ($seller)); </text:p>
      <text:p text:style-name="P15"><text:tab/><text:tab/>$bid_diff = $outbid_amt - $bid_amt; </text:p>
      <text:p text:style-name="P15"><text:soft-page-break/><text:tab/><text:tab/>$highest_bid_diff = $highest_amt - $bid_amt; </text:p>
      <text:p text:style-name="P15"><text:tab/><text:tab/>$output[$x] = pad_time ($outbid_day, $outbid_hour, $outbid_min, 6).div (div (href ("$current_script?mode=remove&amp;t=$title&amp;s=$seller&amp;c=$category&amp;d=$end_day&amp;h=$end_hour&amp;m=$end_min&amp;bd=$bid_day&amp;bh=$bid_hour&amp;bm=$bid_min", "X"), "outbid_hide"). </text:p>
      <text:p text:style-name="P15"><text:tab/><text:tab/><text:tab/> <text:s/>span (format_time ($outbid_day, $outbid_hour, $outbid_min), "time"). </text:p>
      <text:p text:style-name="P15"><text:tab/><text:tab/><text:tab/> <text:s/>"$outbid_realname outbid you by \$$bid_diff on $seller_realname's auction of \"$real_title\" with a bid of \$$outbid_amt.&lt;br/&gt;". </text:p>
      <text:p text:style-name="P15"><text:tab/><text:tab/><text:tab/> <text:s/>span (format_time ($highest_day, $highest_hour, $highest_min), "time2")."$highest_realname became the highest bidder (\$$highest_bid_diff over your bid) with a bid of \$$highest_amt.&lt;br/&gt;". </text:p>
      <text:p text:style-name="P15"><text:tab/><text:tab/><text:tab/> <text:s/>span (format_time ($end_day, $end_hour, $end_min), "time2")." The auction will end.", "outbid"); </text:p>
      <text:p text:style-name="P15"><text:tab/><text:tab/>$x++; </text:p>
      <text:p text:style-name="P15"><text:tab/>} </text:p>
      <text:p text:style-name="P15"><text:tab/>mysql_free_result ($result); </text:p>
      <text:p text:style-name="P15"/>
      <text:p text:style-name="P15"><text:tab/>// Get user activity </text:p>
      <text:p text:style-name="P15"><text:tab/>$result = $dbinfo-&gt;query ("select day, hour, minute, activity from user_activity </text:p>
      <text:p text:style-name="P15">where username = '$username' </text:p>
      <text:p text:style-name="P15">AND activity != 'Current Time' </text:p>
      <text:p text:style-name="P15">order by day desc, hour desc, minute desc"); </text:p>
      <text:p text:style-name="P15"><text:tab/>while (list ($d, $h, $m, $a) = mysql_fetch_row ($result)) </text:p>
      <text:p text:style-name="P15"><text:tab/>{ </text:p>
      <text:p text:style-name="P15"><text:tab/><text:tab/>$output[$x] = pad_time ($d, $h, $m, 3).div (span (format_time ($d, $h, $m), "time")."$a", "useractivity"); </text:p>
      <text:p text:style-name="P15"><text:tab/><text:tab/>$x++; </text:p>
      <text:p text:style-name="P15"><text:tab/>} </text:p>
      <text:p text:style-name="P15"><text:tab/>mysql_free_result ($result); </text:p>
      <text:p text:style-name="P15"/>
      <text:p text:style-name="P15"/>
      <text:p text:style-name="P15"><text:tab/>// Actual output of all notifications, sorted by time </text:p>
      <text:p text:style-name="P15"><text:tab/>echo h3 ("Welcome to your home page."); </text:p>
      <text:p text:style-name="P15"><text:tab/>cout ("Activity and notifications:"); </text:p>
      <text:p text:style-name="P15"><text:tab/>if ($x &gt; 1) </text:p>
      <text:p text:style-name="P15"><text:tab/><text:tab/>rsort ($output); </text:p>
      <text:p text:style-name="P15"><text:tab/>else </text:p>
      <text:p text:style-name="P15"><text:tab/><text:tab/>cout ("None."); </text:p>
      <text:p text:style-name="P15"><text:tab/>for ($i = 0; $i &lt; count ($output); $i++) </text:p>
      <text:p text:style-name="P15"><text:tab/>{ </text:p>
      <text:p text:style-name="P15"><text:tab/><text:tab/>echo substr ($output[$i], strpos ($output[$i], " "), strlen ($output[$i])); </text:p>
      <text:p text:style-name="P15"><text:tab/>} </text:p>
      <text:p text:style-name="P15">} </text:p>
      <text:p text:style-name="P15">else // user is not logged in </text:p>
      <text:p text:style-name="P15">{ </text:p>
      <text:p text:style-name="P15"><text:tab/>$loginlink = href ("login.php", "Login"); </text:p>
      <text:p text:style-name="P15"><text:tab/>$reglink= href ("registration.php", "Register"); </text:p>
      <text:p text:style-name="P15"><text:tab/>echo &lt;&lt;&lt;HEREDOC </text:p>
      <text:p text:style-name="P8"><text:span text:style-name="T3">Welcome "iBay", presented by CMPS460 Group I!&lt;br/&gt;You will need to $loginlink or $reglink to </text:span><text:soft-page-break/><text:span text:style-name="T3">proceed further. </text:span></text:p>
      <text:p text:style-name="P15">HEREDOC; </text:p>
      <text:p text:style-name="P15"><text:tab/>echo_div("home-img"); </text:p>
      <text:p text:style-name="P15"><text:tab/>echo local_img("gavel.jpg"); </text:p>
      <text:p text:style-name="P15"><text:tab/>end_div(); </text:p>
      <text:p text:style-name="P15">} </text:p>
      <text:p text:style-name="P15"/>
      <text:p text:style-name="P15">echo_footer ($dbinfo); </text:p>
      <text:p text:style-name="P15">?&gt;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itemlisting.php</text:p>
      <text:p text:style-name="P16"/>
      <text:p text:style-name="P15">&lt;?php </text:p>
      <text:p text:style-name="P15">/* </text:p>
      <text:p text:style-name="P15">CMPS460 Database Project </text:p>
      <text:p text:style-name="P15">Group I </text:p>
      <text:p text:style-name="P15">April 20, 2009 </text:p>
      <text:p text:style-name="P15"/>
      <text:p text:style-name="P15">Authors: </text:p>
      <text:p text:style-name="P15"><text:s/>- Trey Alexander <text:tab/>(txa4895) </text:p>
      <text:p text:style-name="P15"><text:s/>- Dallas Griffith <text:tab/>(dlg5367) </text:p>
      <text:p text:style-name="P15"><text:s/>- Mark McKelvy <text:tab/>(jmm0468) </text:p>
      <text:p text:style-name="P15"><text:s/>- Sayooj Valsan <text:tab/>(sxv6633) </text:p>
      <text:p text:style-name="P15"/>
      <text:p text:style-name="P15">~~~ CERTIFICATION OF AUTHENTICITY ~~~ </text:p>
      <text:p text:style-name="P15">The code contained within this script is the combined work of the above mentioned authors. </text:p>
      <text:p text:style-name="P15">*/ </text:p>
      <text:p text:style-name="P15"/>
      <text:p text:style-name="P15">// Handles item / auction listing related things such as display, bidding, </text:p>
      <text:p text:style-name="P15">// editing, deleting </text:p>
      <text:p text:style-name="P15"/>
      <text:p text:style-name="P15"/>
      <text:p text:style-name="P15"/>
      <text:p text:style-name="P15"/>
      <text:p text:style-name="P15"/>
      <text:p text:style-name="P15"/>
      <text:p text:style-name="P15">include_once ("common.php"); </text:p>
      <text:p text:style-name="P15"/>
      <text:p text:style-name="P15">$dbinfo = new dbinfo_t (); </text:p>
      <text:p text:style-name="P15">echo_header ($dbinfo); </text:p>
      <text:p text:style-name="P15"/>
      <text:p text:style-name="P15">// Javascript functions for validation/etc.. </text:p>
      <text:p text:style-name="P15">echo &lt;&lt;&lt;HEREDOC </text:p>
      <text:p text:style-name="P15">&lt;script type="text/javascript"&gt; </text:p>
      <text:p text:style-name="P15">function reset_inputs (thisform) </text:p>
      <text:p text:style-name="P15">{ </text:p>
      <text:p text:style-name="P15"><text:tab/>// reset inputs </text:p>
      <text:p text:style-name="P15"><text:tab/>// http://webcheatsheet.com/javascript/form_validation.php </text:p>
      <text:p text:style-name="P15"><text:tab/>for each (elem in thisform.elements) </text:p>
      <text:p text:style-name="P15"><text:tab/>{ </text:p>
      <text:p text:style-name="P15"><text:tab/><text:tab/>if (elem.type == "text" || elem.type == "select-one") </text:p>
      <text:p text:style-name="P15"><text:tab/><text:tab/>{ </text:p>
      <text:p text:style-name="P15"><text:tab/><text:tab/><text:tab/>elem.style.background = ''; </text:p>
      <text:p text:style-name="P15"><text:tab/><text:tab/>} </text:p>
      <text:p text:style-name="P15"><text:tab/>} </text:p>
      <text:p text:style-name="P15">} </text:p>
      <text:p text:style-name="P15"/>
      <text:p text:style-name="P15">function validate_required (field) </text:p>
      <text:p text:style-name="P15">{ </text:p>
      <text:p text:style-name="P15"><text:soft-page-break/><text:tab/>// http://www.w3schools.com/jS/js_form_validation.asp </text:p>
      <text:p text:style-name="P15"><text:tab/>// http://webcheatsheet.com/javascript/form_validation.php </text:p>
      <text:p text:style-name="P15"><text:tab/>with (field) </text:p>
      <text:p text:style-name="P15"><text:tab/>{ </text:p>
      <text:p text:style-name="P15"><text:tab/><text:tab/>if (value == null || value == "" || value == "-") </text:p>
      <text:p text:style-name="P15"><text:tab/><text:tab/>{ </text:p>
      <text:p text:style-name="P15"><text:tab/><text:tab/><text:tab/>field.style.background = 'Yellow'; </text:p>
      <text:p text:style-name="P15"><text:tab/><text:tab/><text:tab/>return false; </text:p>
      <text:p text:style-name="P15"><text:tab/><text:tab/>} </text:p>
      <text:p text:style-name="P15"><text:tab/><text:tab/>else </text:p>
      <text:p text:style-name="P15"><text:tab/><text:tab/>{ </text:p>
      <text:p text:style-name="P15"><text:tab/><text:tab/><text:tab/>return true; </text:p>
      <text:p text:style-name="P15"><text:tab/><text:tab/>} </text:p>
      <text:p text:style-name="P15"><text:tab/>} </text:p>
      <text:p text:style-name="P15">} </text:p>
      <text:p text:style-name="P15"/>
      <text:p text:style-name="P15">function field_set (fieldvar, field) </text:p>
      <text:p text:style-name="P15">{ </text:p>
      <text:p text:style-name="P15"><text:tab/>if (fieldvar == null) </text:p>
      <text:p text:style-name="P15"><text:tab/><text:tab/>return field; </text:p>
      <text:p text:style-name="P15"><text:tab/>else </text:p>
      <text:p text:style-name="P15"><text:tab/><text:tab/>return fieldvar; </text:p>
      <text:p text:style-name="P15">} </text:p>
      <text:p text:style-name="P15"/>
      <text:p text:style-name="P15">function append_with_newline (orig, append_text) </text:p>
      <text:p text:style-name="P15">{ </text:p>
      <text:p text:style-name="P15"><text:tab/>if (orig != null) </text:p>
      <text:p text:style-name="P15"><text:tab/><text:tab/>return orig + '\\n' + append_text; </text:p>
      <text:p text:style-name="P15"><text:tab/>return append_text; </text:p>
      <text:p text:style-name="P15">} </text:p>
      <text:p text:style-name="P15"/>
      <text:p text:style-name="P15">function validate_form (thisform) </text:p>
      <text:p text:style-name="P15">{ </text:p>
      <text:p text:style-name="P15"><text:tab/>var field_of_focus; </text:p>
      <text:p text:style-name="P15"><text:tab/>var alert_message; </text:p>
      <text:p text:style-name="P15"/>
      <text:p text:style-name="P15"><text:tab/>reset_inputs (thisform); </text:p>
      <text:p text:style-name="P15"/>
      <text:p text:style-name="P15"><text:tab/>with (thisform) </text:p>
      <text:p text:style-name="P15"><text:tab/>{ </text:p>
      <text:p text:style-name="P15"><text:tab/><text:tab/>if (validate_required (title) == false) </text:p>
      <text:p text:style-name="P15"><text:tab/><text:tab/>{ </text:p>
      <text:p text:style-name="P15"><text:tab/><text:tab/><text:tab/>field_of_focus = field_set (field_of_focus, title); </text:p>
      <text:p text:style-name="P15"><text:tab/><text:tab/><text:tab/>alert_message = append_with_newline (alert_message, "Auction title required."); </text:p>
      <text:p text:style-name="P15"><text:tab/><text:tab/>} </text:p>
      <text:p text:style-name="P15"><text:tab/><text:tab/>if (validate_required (description) == false) </text:p>
      <text:p text:style-name="P15"><text:tab/><text:tab/>{ </text:p>
      <text:p text:style-name="P15"><text:tab/><text:tab/><text:tab/>field_of_focus = field_set (field_of_focus, description); </text:p>
      <text:p text:style-name="P9"><text:span text:style-name="T4"><text:tab/><text:tab/><text:tab/>alert_message = append_with_newline (alert_message, "Auction description </text:span><text:soft-page-break/><text:span text:style-name="T4">required."); </text:span></text:p>
      <text:p text:style-name="P15"><text:tab/><text:tab/>} </text:p>
      <text:p text:style-name="P15"/>
      <text:p text:style-name="P15"><text:tab/><text:tab/>if (alert_message != null) </text:p>
      <text:p text:style-name="P15"><text:tab/><text:tab/>{ </text:p>
      <text:p text:style-name="P15"><text:tab/><text:tab/><text:tab/>alert (alert_message); </text:p>
      <text:p text:style-name="P15"><text:tab/><text:tab/><text:tab/>field_of_focus.focus(); </text:p>
      <text:p text:style-name="P15"><text:tab/><text:tab/><text:tab/>return false; </text:p>
      <text:p text:style-name="P15"><text:tab/><text:tab/>} </text:p>
      <text:p text:style-name="P15"><text:tab/>} </text:p>
      <text:p text:style-name="P15">} </text:p>
      <text:p text:style-name="P15"/>
      <text:p text:style-name="P15">function local_img (file) </text:p>
      <text:p text:style-name="P15">{ </text:p>
      <text:p text:style-name="P15"><text:tab/>return "images/" + file; </text:p>
      <text:p text:style-name="P15">} </text:p>
      <text:p text:style-name="P15"/>
      <text:p text:style-name="P15">function image_swap () </text:p>
      <text:p text:style-name="P15">{ </text:p>
      <text:p text:style-name="P15"><text:tab/>var image = document.getElementById ("dynimg"); </text:p>
      <text:p text:style-name="P15"><text:tab/>var cat = document.getElementById ("dyncategory"); </text:p>
      <text:p text:style-name="P15"><text:tab/>var pic = document.getElementById ("dynpicture"); </text:p>
      <text:p text:style-name="P15"><text:tab/>image.src = local_img (cat.value.toLowerCase ().replace (" ", "_") + pic.value); </text:p>
      <text:p text:style-name="P15">} </text:p>
      <text:p text:style-name="P15"/>
      <text:p text:style-name="P15">/* onload = function() */ </text:p>
      <text:p text:style-name="P15">/* { */ </text:p>
      <text:p text:style-name="P15">/* <text:tab/>image_swap (); */ </text:p>
      <text:p text:style-name="P15">/* } */ </text:p>
      <text:p text:style-name="P15"/>
      <text:p text:style-name="P15">&lt;/script&gt; </text:p>
      <text:p text:style-name="P15">HEREDOC; // end javascript functions </text:p>
      <text:p text:style-name="P15"/>
      <text:p text:style-name="P15"/>
      <text:p text:style-name="P15">$mode = get ("mode"); </text:p>
      <text:p text:style-name="P15">$current_script = current_script (); </text:p>
      <text:p text:style-name="P15">$username = $dbinfo-&gt;username (); </text:p>
      <text:p text:style-name="P15">$curr_day = $dbinfo-&gt;day (); </text:p>
      <text:p text:style-name="P15">$curr_hour = $dbinfo-&gt;hour (); </text:p>
      <text:p text:style-name="P15">$curr_minute = $dbinfo-&gt;minute (); </text:p>
      <text:p text:style-name="P15">$title = get ("title"); </text:p>
      <text:p text:style-name="P15">$seller = get ("seller"); </text:p>
      <text:p text:style-name="P15">$category = get ("category"); </text:p>
      <text:p text:style-name="P15">$end_day = get ("end_day"); </text:p>
      <text:p text:style-name="P15">$end_hour = get ("end_hour"); </text:p>
      <text:p text:style-name="P15">$end_minute = get ("end_minute"); </text:p>
      <text:p text:style-name="P15"/>
      <text:p text:style-name="P15">// Redirect if not logged in </text:p>
      <text:p text:style-name="P15">if (!$dbinfo-&gt;logged_in ()) </text:p>
      <text:p text:style-name="P15"><text:soft-page-break/><text:tab/>redirect ("index.php"); </text:p>
      <text:p text:style-name="P15"/>
      <text:p text:style-name="P15">// Kind of a catch-all form for editing &amp; creating auctions </text:p>
      <text:p text:style-name="P15">function item_listing_form ($mode = "new", $t = "", $s = "", $c = "", $d = -1, $h = -1, $m = -1) </text:p>
      <text:p text:style-name="P15">{ </text:p>
      <text:p text:style-name="P15"><text:tab/>global $dbinfo; </text:p>
      <text:p text:style-name="P15"><text:tab/>global $current_script; </text:p>
      <text:p text:style-name="P15"><text:tab/>global $curr_day, $curr_hour, $curr_minute; </text:p>
      <text:p text:style-name="P15"/>
      <text:p text:style-name="P15"><text:tab/>// If editing auction, fetch the current information from the database </text:p>
      <text:p text:style-name="P15"><text:tab/>if ($mode == "edit" &amp;&amp; $m != -1 &amp;&amp; $dbinfo-&gt;auction_exists ($t, $s, $c, $d, $h, $m)) </text:p>
      <text:p text:style-name="P15"><text:tab/>{ </text:p>
      <text:p text:style-name="P15"><text:tab/><text:tab/>$result = $dbinfo-&gt;query ("select * from item_listing </text:p>
      <text:p text:style-name="P15">where title = '$t' </text:p>
      <text:p text:style-name="P15">AND<text:tab/>seller = '$s' </text:p>
      <text:p text:style-name="P15">AND<text:tab/>category = '$c' </text:p>
      <text:p text:style-name="P15">AND<text:tab/>end_day = $d </text:p>
      <text:p text:style-name="P15">AND<text:tab/>end_hour = $h </text:p>
      <text:p text:style-name="P15">AND<text:tab/>end_minute = $m"); </text:p>
      <text:p text:style-name="P15"><text:tab/><text:tab/>if ($result) </text:p>
      <text:p text:style-name="P15"><text:tab/><text:tab/>{ </text:p>
      <text:p text:style-name="P15"><text:tab/><text:tab/><text:tab/>list ($title, $seller, $category, $end_day, $end_hour, $end_min, </text:p>
      <text:p text:style-name="P15"><text:tab/><text:tab/><text:tab/> <text:s text:c="5"/>$description, $shipping_cost, $shipping_method, $starting_price, </text:p>
      <text:p text:style-name="P15"><text:tab/><text:tab/><text:tab/> <text:s text:c="5"/>$current_price, $picture, $buyer, $buyer_fdbk, $buyer_fdbk_rating, </text:p>
      <text:p text:style-name="P15"><text:tab/><text:tab/><text:tab/> <text:s text:c="5"/>$seller_fdbk) </text:p>
      <text:p text:style-name="P15"><text:tab/><text:tab/><text:tab/><text:tab/>= mysql_fetch_row ($result); </text:p>
      <text:p text:style-name="P15"><text:tab/><text:tab/>} </text:p>
      <text:p text:style-name="P15"><text:tab/><text:tab/>else if ($dbinfo-&gt;debug ()) </text:p>
      <text:p text:style-name="P15"><text:tab/><text:tab/>{ </text:p>
      <text:p text:style-name="P15"><text:tab/><text:tab/><text:tab/>mysql_free_result ($result); </text:p>
      <text:p text:style-name="P15"><text:tab/><text:tab/><text:tab/>die (mysql_error ()); </text:p>
      <text:p text:style-name="P15"><text:tab/><text:tab/>} </text:p>
      <text:p text:style-name="P15"><text:tab/><text:tab/>else </text:p>
      <text:p text:style-name="P15"><text:tab/><text:tab/>{ </text:p>
      <text:p text:style-name="P15"><text:tab/><text:tab/><text:tab/>mysql_free_result ($result); </text:p>
      <text:p text:style-name="P15"><text:tab/><text:tab/><text:tab/>echo "Couldn't get auction information."; </text:p>
      <text:p text:style-name="P15"><text:tab/><text:tab/><text:tab/>return; </text:p>
      <text:p text:style-name="P15"><text:tab/><text:tab/>} </text:p>
      <text:p text:style-name="P15"><text:tab/>} </text:p>
      <text:p text:style-name="P15"><text:tab/>else if ($mode != "new") </text:p>
      <text:p text:style-name="P15"><text:tab/>{ </text:p>
      <text:p text:style-name="P15"><text:tab/><text:tab/>echo "You've reached this page in error."; </text:p>
      <text:p text:style-name="P15"><text:tab/><text:tab/>return; </text:p>
      <text:p text:style-name="P15"><text:tab/>} </text:p>
      <text:p text:style-name="P15"/>
      <text:p text:style-name="P15"><text:tab/>// Start writing table to page </text:p>
      <text:p text:style-name="P15"><text:tab/>echo h3 ("Auction Management"); </text:p>
      <text:p text:style-name="P15"><text:tab/>$table = new table_common_t (); </text:p>
      <text:p text:style-name="P15"><text:tab/>$table-&gt;init ("itemlisting"); </text:p>
      <text:p text:style-name="P15"><text:soft-page-break/><text:s/></text:p>
      <text:p text:style-name="P15"><text:tab/>echo $table-&gt;table_begin (); </text:p>
      <text:p text:style-name="P15"><text:tab/>echo $table-&gt;table_head_begin (); </text:p>
      <text:p text:style-name="P15"><text:tab/>if ($mode == "edit") </text:p>
      <text:p text:style-name="P15"><text:tab/><text:tab/>echo $table-&gt;tr ($table-&gt;td_span ("Edit your auction", "", 2)); </text:p>
      <text:p text:style-name="P15"><text:tab/>else </text:p>
      <text:p text:style-name="P15"><text:tab/><text:tab/>echo $table-&gt;tr ($table-&gt;td_span ("Create a new auction", "", 2)); </text:p>
      <text:p text:style-name="P15"/>
      <text:p text:style-name="P15"><text:tab/>echo $table-&gt;tr_end (); </text:p>
      <text:p text:style-name="P15"><text:tab/>echo $table-&gt;table_head_end (); </text:p>
      <text:p text:style-name="P15"><text:tab/>echo $table-&gt;table_body_begin (); </text:p>
      <text:p text:style-name="P15"/>
      <text:p text:style-name="P15"><text:tab/>// Different modes depending on if editing or making new </text:p>
      <text:p text:style-name="P15"><text:tab/>if ($mode == "edit") </text:p>
      <text:p text:style-name="P15"><text:tab/>{ </text:p>
      <text:p text:style-name="P15"><text:tab/><text:tab/>echo form_begin_n ("$current_script?mode=save", "post", "item_listing_form", "return validate_form (this)"); </text:p>
      <text:p text:style-name="P15"><text:tab/><text:tab/>echo $table-&gt;tr ($table-&gt;td ("Title&lt;br/&gt;".href ("$current_script?mode=delete&amp;title=$t&amp;seller=$s&amp;category=$c&amp;end_day=$d&amp;end_hour=$h&amp;end_minute=$m", "Delete Auction")). </text:p>
      <text:p text:style-name="P15"><text:tab/><text:tab/><text:tab/><text:tab/> $table-&gt;td (text_input_sr ("title", $t, 20, 50). </text:p>
      <text:p text:style-name="P15"><text:tab/><text:tab/><text:tab/><text:tab/><text:tab/> <text:s text:c="4"/>alert ("A required field, this is the title of the auction", "?"))); </text:p>
      <text:p text:style-name="P15"><text:tab/><text:tab/>if ($dbinfo-&gt;is_admin () &amp;&amp; $username != $s) </text:p>
      <text:p text:style-name="P15"><text:tab/><text:tab/><text:tab/>echo $table-&gt;tr ($table-&gt;td ("Seller"). </text:p>
      <text:p text:style-name="P15"><text:tab/><text:tab/><text:tab/><text:tab/><text:tab/> $table-&gt;td (text_input_sr ("seller", $s, 20, 50). </text:p>
      <text:p text:style-name="P15"><text:tab/><text:tab/><text:tab/><text:tab/><text:tab/><text:tab/> <text:s text:c="4"/>alert ("The person who initiated the auction.", "?"))); </text:p>
      <text:p text:style-name="P15"><text:tab/><text:tab/>else </text:p>
      <text:p text:style-name="P15"><text:tab/><text:tab/><text:tab/>echo hidden_input ("seller", $s); </text:p>
      <text:p text:style-name="P15"><text:tab/><text:tab/>echo $table-&gt;tr ($table-&gt;td ("Category"). </text:p>
      <text:p text:style-name="P15"><text:tab/><text:tab/><text:tab/><text:tab/> $table-&gt;td (input ("category", $c, 20, "dyncategory", "text", 50, "readonly"). </text:p>
      <text:p text:style-name="P15"><text:tab/><text:tab/><text:tab/><text:tab/><text:tab/> <text:s text:c="4"/>alert ("An auction can only belong to one category.", "?"))); </text:p>
      <text:p text:style-name="P15"><text:tab/><text:tab/>echo $table-&gt;tr ($table-&gt;td ("Description"). </text:p>
      <text:p text:style-name="P15"><text:tab/><text:tab/><text:tab/><text:tab/> $table-&gt;td (text_input_s ("description", $description, 50, 250). </text:p>
      <text:p text:style-name="P15"><text:tab/><text:tab/><text:tab/><text:tab/><text:tab/> <text:s text:c="4"/>alert ("Under no circumstances leave this blank. Be....descriptive", "?"))); </text:p>
      <text:p text:style-name="P15"><text:tab/><text:tab/>echo $table-&gt;tr ($table-&gt;td ("Closing Time"). </text:p>
      <text:p text:style-name="P15"><text:tab/><text:tab/><text:tab/><text:tab/> $table-&gt;td (text_input_sr ("closing_time", format_time ($d, $h, $m), 20, 50). </text:p>
      <text:p text:style-name="P15"><text:tab/><text:tab/><text:tab/><text:tab/><text:tab/> <text:s text:c="4"/>alert ("Up to 10 days in advance. When do you want the fun to end?", "?"). </text:p>
      <text:p text:style-name="P15"><text:tab/><text:tab/><text:tab/><text:tab/><text:tab/> <text:s text:c="4"/>hidden_input ("end_day", $d). </text:p>
      <text:p text:style-name="P15"><text:tab/><text:tab/><text:tab/><text:tab/><text:tab/> <text:s text:c="4"/>hidden_input ("end_hour", $h). </text:p>
      <text:p text:style-name="P15"><text:tab/><text:tab/><text:tab/><text:tab/><text:tab/> <text:s text:c="4"/>hidden_input ("end_minute", $m))); </text:p>
      <text:p text:style-name="P15"><text:tab/><text:tab/>$options = ""; </text:p>
      <text:p text:style-name="P15"><text:tab/><text:tab/>$options = $options.option ("FedEx", "FedEx", $shipping_method); </text:p>
      <text:p text:style-name="P15"><text:tab/><text:tab/>$options = $options.option ("UPS", "UPS", $shipping_method); </text:p>
      <text:p text:style-name="P15"><text:tab/><text:tab/>$options = $options.option ("Air", "Air", $shipping_method); </text:p>
      <text:p text:style-name="P15"><text:tab/><text:tab/>echo $table-&gt;tr ($table-&gt;td ("Shipping Method"). </text:p>
      <text:p text:style-name="P15"><text:soft-page-break/><text:tab/><text:tab/><text:tab/><text:tab/> $table-&gt;td (select ("shipping_method", $options). </text:p>
      <text:p text:style-name="P15"><text:tab/><text:tab/><text:tab/><text:tab/><text:tab/> <text:s text:c="4"/>alert ("Sorry, we no longer ship via horse and carriage.", "?"))); </text:p>
      <text:p text:style-name="P15"><text:tab/><text:tab/>$options = ""; </text:p>
      <text:p text:style-name="P15"><text:tab/><text:tab/>for ($i = 1; $i &lt;= 100; $i++) </text:p>
      <text:p text:style-name="P15"><text:tab/><text:tab/><text:tab/>$options = $options.option ($i, "\$$i.00", $shipping_cost); </text:p>
      <text:p text:style-name="P15"><text:tab/><text:tab/>echo $table-&gt;tr ($table-&gt;td ("Shipping Cost"). </text:p>
      <text:p text:style-name="P15"><text:tab/><text:tab/><text:tab/><text:tab/> $table-&gt;td (select ("shipping_cost", $options). </text:p>
      <text:p text:style-name="P15"><text:tab/><text:tab/><text:tab/><text:tab/><text:tab/> <text:s text:c="4"/>alert ("Your best estimate please.", "?"))); </text:p>
      <text:p text:style-name="P15"><text:tab/><text:tab/>echo $table-&gt;tr ($table-&gt;td ("Starting Price"). </text:p>
      <text:p text:style-name="P15"><text:tab/><text:tab/><text:tab/><text:tab/> $table-&gt;td ("\$".text_input_sr ("starting_price", $starting_price, 10, 10). </text:p>
      <text:p text:style-name="P15"><text:tab/><text:tab/><text:tab/><text:tab/><text:tab/> <text:s text:c="4"/>alert ("Be competitive.", "?"))); </text:p>
      <text:p text:style-name="P15"><text:tab/><text:tab/>$options = ""; </text:p>
      <text:p text:style-name="P15"><text:tab/><text:tab/>for ($i = 1; $i &lt;= 3; $i++) </text:p>
      <text:p text:style-name="P15"><text:tab/><text:tab/>{ </text:p>
      <text:p text:style-name="P15"><text:tab/><text:tab/><text:tab/>$cat = str_replace (str_replace (" ", "_", strtolower ($category)), "", $picture); </text:p>
      <text:p text:style-name="P15"><text:tab/><text:tab/><text:tab/>$options = $options.option ("$i.jpg", "Picture $i", $cat); </text:p>
      <text:p text:style-name="P15"><text:tab/><text:tab/>} </text:p>
      <text:p text:style-name="P15"><text:tab/><text:tab/>echo $table-&gt;tr ($table-&gt;td ("Picture"). </text:p>
      <text:p text:style-name="P15"><text:tab/><text:tab/><text:tab/><text:tab/> $table-&gt;td (select_dyn ("picture", $options, "image_swap()"). </text:p>
      <text:p text:style-name="P15"><text:tab/><text:tab/><text:tab/><text:tab/><text:tab/> <text:s text:c="4"/>hreft ("category_pictures.php", "?", "_blank")."&lt;br/&gt;". </text:p>
      <text:p text:style-name="P15"><text:tab/><text:tab/><text:tab/><text:tab/><text:tab/> <text:s text:c="4"/>local_img ($picture))); </text:p>
      <text:p text:style-name="P15"><text:tab/><text:tab/>echo $table-&gt;tr ($table-&gt;td_span (submit_input ("Save"), "", 2, "center")); </text:p>
      <text:p text:style-name="P15"><text:tab/>} </text:p>
      <text:p text:style-name="P15"><text:tab/>else // making new listing </text:p>
      <text:p text:style-name="P15"><text:tab/>{ </text:p>
      <text:p text:style-name="P15"><text:tab/><text:tab/>echo form_begin_n ("$current_script?mode=savenew", "post", "item_listing_form", "return validate_form (this)"); </text:p>
      <text:p text:style-name="P15"><text:tab/><text:tab/>echo $table-&gt;tr ($table-&gt;td ("Title"). </text:p>
      <text:p text:style-name="P15"><text:tab/><text:tab/><text:tab/><text:tab/> $table-&gt;td (text_input_s ("title", $t, 20, 50). </text:p>
      <text:p text:style-name="P15"><text:tab/><text:tab/><text:tab/><text:tab/><text:tab/> <text:s text:c="4"/>alert ("A required field, this is the title of the auction", "?"))); </text:p>
      <text:p text:style-name="P15"><text:tab/><text:tab/>$options = ""; </text:p>
      <text:p text:style-name="P15"><text:tab/><text:tab/>$options = $options.option ("Art", "Art"); </text:p>
      <text:p text:style-name="P15"><text:tab/><text:tab/>$options = $options.option ("Books", "Books"); </text:p>
      <text:p text:style-name="P15"><text:tab/><text:tab/>$options = $options.option ("Clothing", "Clothing"); </text:p>
      <text:p text:style-name="P15"><text:tab/><text:tab/>$options = $options.option ("Collectibles", "Collectibles"); </text:p>
      <text:p text:style-name="P15"><text:tab/><text:tab/>$options = $options.option ("Electronics", "Electronics"); </text:p>
      <text:p text:style-name="P15"><text:tab/><text:tab/>$options = $options.option ("Entertainment", "Entertainment"); </text:p>
      <text:p text:style-name="P15"><text:tab/><text:tab/>$options = $options.option ("Jewelry", "Jewelry"); </text:p>
      <text:p text:style-name="P15"><text:tab/><text:tab/>$options = $options.option ("Sporting Goods", "Sporting Goods"); </text:p>
      <text:p text:style-name="P15"><text:tab/><text:tab/>$options = $options.option ("Toys", "Toys"); </text:p>
      <text:p text:style-name="P15"><text:tab/><text:tab/>echo $table-&gt;tr ($table-&gt;td ("Category"). </text:p>
      <text:p text:style-name="P15"><text:tab/><text:tab/><text:tab/><text:tab/> $table-&gt;td (select_dyn ("category", $options, "image_swap()"). </text:p>
      <text:p text:style-name="P15"><text:tab/><text:tab/><text:tab/><text:tab/><text:tab/> <text:s text:c="4"/>alert ("An auction can only belong to one category.", "?"))); </text:p>
      <text:p text:style-name="P15"><text:tab/><text:tab/>echo $table-&gt;tr ($table-&gt;td ("Description"). </text:p>
      <text:p text:style-name="P15"><text:tab/><text:tab/><text:tab/><text:tab/> $table-&gt;td (text_input_s ("description", "", 50, 250). </text:p>
      <text:p text:style-name="P15"><text:tab/><text:tab/><text:tab/><text:tab/><text:tab/> <text:s text:c="4"/>alert ("Under no circumstances leave this blank. Be....descriptive", "?"))); </text:p>
      <text:p text:style-name="P15"><text:tab/><text:tab/>$options = ""; </text:p>
      <text:p text:style-name="P15"><text:tab/><text:tab/>for ($i = $curr_day; $i &lt;= $curr_day + 7; $i++) </text:p>
      <text:p text:style-name="P15"><text:soft-page-break/><text:tab/><text:tab/>{ </text:p>
      <text:p text:style-name="P15"><text:tab/><text:tab/><text:tab/>for ($j = ($i == $curr_day)? $curr_hour + 1 : 0; $j &lt; 24; $j++) </text:p>
      <text:p text:style-name="P15"><text:tab/><text:tab/><text:tab/>{ </text:p>
      <text:p text:style-name="P15"><text:tab/><text:tab/><text:tab/><text:tab/>$options = $options.option ("$i $j 0", format_time ($i, $j, 0)); </text:p>
      <text:p text:style-name="P15"><text:tab/><text:tab/><text:tab/>} </text:p>
      <text:p text:style-name="P15"><text:tab/><text:tab/>} </text:p>
      <text:p text:style-name="P15"><text:tab/><text:tab/>echo $table-&gt;tr ($table-&gt;td ("Closing Time"). </text:p>
      <text:p text:style-name="P15"><text:tab/><text:tab/><text:tab/><text:tab/> $table-&gt;td (select ("closing_time", $options). </text:p>
      <text:p text:style-name="P15"><text:tab/><text:tab/><text:tab/><text:tab/><text:tab/> <text:s text:c="4"/>alert ("Up to 10 days in advance. When do you want the fun to end?", "?"))); </text:p>
      <text:p text:style-name="P15"><text:tab/><text:tab/>$options = ""; </text:p>
      <text:p text:style-name="P15"><text:tab/><text:tab/>$options = $options.option ("FedEx", "FedEx"); </text:p>
      <text:p text:style-name="P15"><text:tab/><text:tab/>$options = $options.option ("UPS", "UPS"); </text:p>
      <text:p text:style-name="P15"><text:tab/><text:tab/>$options = $options.option ("Air", "Air"); </text:p>
      <text:p text:style-name="P15"><text:tab/><text:tab/>echo $table-&gt;tr ($table-&gt;td ("Shipping Method"). </text:p>
      <text:p text:style-name="P15"><text:tab/><text:tab/><text:tab/><text:tab/> $table-&gt;td (select ("shipping_method", $options). </text:p>
      <text:p text:style-name="P15"><text:tab/><text:tab/><text:tab/><text:tab/><text:tab/> <text:s text:c="4"/>alert ("Sorry, we no longer ship via horse and carriage.", "?"))); </text:p>
      <text:p text:style-name="P15"><text:tab/><text:tab/>$options = ""; </text:p>
      <text:p text:style-name="P15"><text:tab/><text:tab/>for ($i = 1; $i &lt;= 100; $i++) </text:p>
      <text:p text:style-name="P15"><text:tab/><text:tab/><text:tab/>$options = $options.option ($i, "\$$i.00"); </text:p>
      <text:p text:style-name="P15"><text:tab/><text:tab/>echo $table-&gt;tr ($table-&gt;td ("Shipping Cost"). </text:p>
      <text:p text:style-name="P15"><text:tab/><text:tab/><text:tab/><text:tab/> $table-&gt;td (select ("shipping_cost", $options). </text:p>
      <text:p text:style-name="P15"><text:tab/><text:tab/><text:tab/><text:tab/><text:tab/> <text:s text:c="4"/>alert ("Your best estimate please.", "?"))); </text:p>
      <text:p text:style-name="P15"><text:tab/><text:tab/>$options = ""; </text:p>
      <text:p text:style-name="P15"><text:tab/><text:tab/>for ($i = 1; $i &lt;= 350; $i++) </text:p>
      <text:p text:style-name="P15"><text:tab/><text:tab/>{ </text:p>
      <text:p text:style-name="P15"><text:tab/><text:tab/><text:tab/>$options = $options.option ("$i.00", "\$$i.00"); </text:p>
      <text:p text:style-name="P15"><text:tab/><text:tab/><text:tab/>$options = $options.option ("$i.50", "\$$i.50"); </text:p>
      <text:p text:style-name="P15"><text:tab/><text:tab/>} </text:p>
      <text:p text:style-name="P15"><text:tab/><text:tab/>echo $table-&gt;tr ($table-&gt;td ("Starting Price"). </text:p>
      <text:p text:style-name="P15"><text:tab/><text:tab/><text:tab/><text:tab/> $table-&gt;td (select ("starting_price", $options). </text:p>
      <text:p text:style-name="P15"><text:tab/><text:tab/><text:tab/><text:tab/><text:tab/> <text:s text:c="4"/>alert ("Be competitive.", "?"))); </text:p>
      <text:p text:style-name="P15"/>
      <text:p text:style-name="P15"><text:tab/><text:tab/>$options = ""; </text:p>
      <text:p text:style-name="P15"><text:tab/><text:tab/>for ($i = 1; $i &lt;= 3; $i++) </text:p>
      <text:p text:style-name="P15"><text:tab/><text:tab/>{ </text:p>
      <text:p text:style-name="P15"><text:tab/><text:tab/><text:tab/>$options = $options.option ("$i.jpg", "Picture $i"); </text:p>
      <text:p text:style-name="P15"><text:tab/><text:tab/>} </text:p>
      <text:p text:style-name="P15"><text:tab/><text:tab/>echo $table-&gt;tr ($table-&gt;td ("Picture"). </text:p>
      <text:p text:style-name="P15"><text:tab/><text:tab/><text:tab/><text:tab/> $table-&gt;td (select_dyn ("picture", $options, "image_swap()"). </text:p>
      <text:p text:style-name="P15"><text:tab/><text:tab/><text:tab/><text:tab/><text:tab/> <text:s text:c="4"/>hreft ("category_pictures.php", "?", "_blank")."&lt;br/&gt;". </text:p>
      <text:p text:style-name="P15"><text:tab/><text:tab/><text:tab/><text:tab/><text:tab/> <text:s text:c="4"/>local_img ("art1.jpg"))); </text:p>
      <text:p text:style-name="P15"><text:tab/><text:tab/>echo $table-&gt;tr ($table-&gt;td_span (submit_input ("Create"), "", 2, "center")); </text:p>
      <text:p text:style-name="P15"><text:tab/>} </text:p>
      <text:p text:style-name="P15"><text:tab/>echo form_end (); </text:p>
      <text:p text:style-name="P15"><text:tab/>echo $table-&gt;table_body_end (); </text:p>
      <text:p text:style-name="P15"><text:tab/>echo $table-&gt;table_end (); </text:p>
      <text:p text:style-name="P15">} </text:p>
      <text:p text:style-name="P15"/>
      <text:p text:style-name="P15"><text:soft-page-break/>// Very simple checking of the form data to meet basic requirements </text:p>
      <text:p text:style-name="P15">function verify_data () </text:p>
      <text:p text:style-name="P15">{ </text:p>
      <text:p text:style-name="P15"><text:tab/>global $dbinfo, $errors, $post_title, $post_seller, </text:p>
      <text:p text:style-name="P15"><text:tab/><text:tab/>$post_category, </text:p>
      <text:p text:style-name="P15"><text:tab/><text:tab/>$post_end_day, $post_end_hour, $post_end_minute, </text:p>
      <text:p text:style-name="P15"><text:tab/><text:tab/>$post_closing_time, $post_description, </text:p>
      <text:p text:style-name="P15"><text:tab/><text:tab/>$post_shipping_method, </text:p>
      <text:p text:style-name="P15"><text:tab/><text:tab/>$post_shipping_cost, $post_starting_price, </text:p>
      <text:p text:style-name="P15"><text:tab/><text:tab/>$post_picture; </text:p>
      <text:p text:style-name="P15"><text:tab/>$errors = ""; </text:p>
      <text:p text:style-name="P15"><text:tab/>$post_title = fix_quotes (post ("title")); </text:p>
      <text:p text:style-name="P15"><text:tab/>$post_seller = post ("seller"); </text:p>
      <text:p text:style-name="P15"><text:tab/>$post_category = post ("category"); </text:p>
      <text:p text:style-name="P15"><text:tab/>$post_closing_time = post ("closing_time"); </text:p>
      <text:p text:style-name="P15"><text:tab/>$post_end_day = strtok ($post_closing_time, " "); </text:p>
      <text:p text:style-name="P15"><text:tab/>$post_end_hour = strtok (" "); </text:p>
      <text:p text:style-name="P15"><text:tab/>$post_end_minute = strtok (" "); </text:p>
      <text:p text:style-name="P15"><text:tab/>$post_description = fix_quotes (post ("description")); </text:p>
      <text:p text:style-name="P15"><text:tab/>$post_shipping_method = post ("shipping_method"); </text:p>
      <text:p text:style-name="P15"><text:tab/>$post_shipping_cost = post ("shipping_cost"); </text:p>
      <text:p text:style-name="P15"><text:tab/>$post_starting_price = post ("starting_price"); </text:p>
      <text:p text:style-name="P15"><text:tab/>$post_picture = post ("picture"); </text:p>
      <text:p text:style-name="P15"/>
      <text:p text:style-name="P15"><text:tab/>if (empty ($post_title)) </text:p>
      <text:p text:style-name="P15"><text:tab/><text:tab/>$errors = $errors.li ("Title can't be empty."); </text:p>
      <text:p text:style-name="P15"><text:tab/>if (strlen ($post_title) &gt; 50) </text:p>
      <text:p text:style-name="P15"><text:tab/><text:tab/>$errors = $errors.li ("Title can't more than 50 characters."); </text:p>
      <text:p text:style-name="P15"><text:tab/>if (empty ($post_description)) </text:p>
      <text:p text:style-name="P15"><text:tab/><text:tab/>$errors = $errors.li ("Description can't be empty."); </text:p>
      <text:p text:style-name="P15"><text:tab/>if (strlen ($post_description) &gt; 250) </text:p>
      <text:p text:style-name="P15"><text:tab/><text:tab/>$errors = $errors.li ("Description can't be more than 250 characters."); </text:p>
      <text:p text:style-name="P15"><text:tab/>return $errors; </text:p>
      <text:p text:style-name="P15">} </text:p>
      <text:p text:style-name="P15"/>
      <text:p text:style-name="P15">// Handle bid </text:p>
      <text:p text:style-name="P15">if ($mode == "bid") </text:p>
      <text:p text:style-name="P15">{ </text:p>
      <text:p text:style-name="P15"><text:tab/>$bid_title = (post ("title")); </text:p>
      <text:p text:style-name="P15"><text:tab/>$bid_seller = post ("seller"); </text:p>
      <text:p text:style-name="P15"><text:tab/>$bid_category = post ("category"); </text:p>
      <text:p text:style-name="P15"><text:tab/>$bid_end_day = post ("end_day"); </text:p>
      <text:p text:style-name="P15"><text:tab/>$bid_end_hour = post ("end_hour"); </text:p>
      <text:p text:style-name="P15"><text:tab/>$bid_end_minute = post ("end_minute"); </text:p>
      <text:p text:style-name="P15"><text:tab/>$bid_amount = post ("bid_amount"); </text:p>
      <text:p text:style-name="P15"/>
      <text:p text:style-name="P15"><text:tab/>list ($highest_bidder, $amt) = $dbinfo-&gt;get_highest_bidder ($bid_title, $bid_seller, $bid_category, </text:p>
      <text:p text:style-name="P9"><text:span text:style-name="T4"><text:tab/><text:tab/><text:tab/><text:tab/><text:tab/><text:tab/><text:tab/><text:tab/> <text:s text:c="3"/>$bid_end_day, $bid_end_hour, </text:span><text:soft-page-break/><text:span text:style-name="T4">$bid_end_minute); </text:span></text:p>
      <text:p text:style-name="P15"><text:tab/>if ($highest_bidder != $username) </text:p>
      <text:p text:style-name="P15"><text:tab/>{ </text:p>
      <text:p text:style-name="P15"><text:tab/><text:tab/>$dbinfo-&gt;update_auction_before_bid ( </text:p>
      <text:p text:style-name="P15"><text:tab/><text:tab/><text:tab/>$bid_title, $bid_seller, $bid_category, </text:p>
      <text:p text:style-name="P15"><text:tab/><text:tab/><text:tab/>$bid_end_day, $bid_end_hour, $bid_end_minute, </text:p>
      <text:p text:style-name="P15"><text:tab/><text:tab/><text:tab/>$bid_amount); </text:p>
      <text:p text:style-name="P15"><text:tab/><text:tab/>$dbinfo-&gt;query ("insert into bids_on values ('$username', '$bid_title', '$bid_seller', '$bid_category', $bid_end_day, $bid_end_hour, $bid_end_minute, $curr_day, $curr_hour, $curr_minute, $bid_amount, 'n')"); </text:p>
      <text:p text:style-name="P15"><text:tab/><text:tab/>$dbinfo-&gt;save_activity ("Bid \$$bid_amount on the auction: \"".href ("itemlisting.php?mode=view&amp;title=$bid_title&amp;seller=$bid_seller&amp;category=$bid_category&amp;end_day=$bid_end_day&amp;end_hour=$bid_end_hour&amp;end_minute=$bid_end_minute", $bid_title)."\"."); </text:p>
      <text:p text:style-name="P15"><text:tab/>} </text:p>
      <text:p text:style-name="P15"><text:tab/>else </text:p>
      <text:p text:style-name="P15"><text:tab/>{ </text:p>
      <text:p text:style-name="P15"><text:tab/><text:tab/>echo "Errors were detected. Please correct before continuing:&lt;br/&gt;"; </text:p>
      <text:p text:style-name="P15"><text:tab/><text:tab/>echo ul (li ("Don't double bid!")); </text:p>
      <text:p text:style-name="P15"><text:tab/><text:tab/>$dbinfo-&gt;save_activity ("You tried to game the system by double bidding \$$bid_amount on the auction: \"".href ("itemlisting.php?mode=view&amp;title=$bid_title&amp;seller=$bid_seller&amp;category=$bid_category&amp;end_day=$bid_end_day&amp;end_hour=$bid_end_hour&amp;end_minute=$bid_end_minute", $bid_title)."\"."); </text:p>
      <text:p text:style-name="P15"><text:tab/>} </text:p>
      <text:p text:style-name="P15"/>
      <text:p text:style-name="P15"><text:tab/>$mode = "view"; </text:p>
      <text:p text:style-name="P15">} </text:p>
      <text:p text:style-name="P15"/>
      <text:p text:style-name="P15">// View an auction listing </text:p>
      <text:p text:style-name="P15">if ($mode == "view") </text:p>
      <text:p text:style-name="P15">{ </text:p>
      <text:p text:style-name="P15"><text:tab/>$sfdbk = get ("sfdbk"); </text:p>
      <text:p text:style-name="P15"><text:tab/>$bfdbk = get ("bfdbk"); </text:p>
      <text:p text:style-name="P15"><text:tab/>if ($dbinfo-&gt;is_admin () &amp;&amp; !empty ($sfdbk)) </text:p>
      <text:p text:style-name="P15"><text:tab/>{ </text:p>
      <text:p text:style-name="P15"><text:tab/><text:tab/>$dbinfo-&gt;query ("update item_listing set </text:p>
      <text:p text:style-name="P15">sellerfeedbackforbuyer_description = '' </text:p>
      <text:p text:style-name="P15">where<text:tab/>title = '$title' </text:p>
      <text:p text:style-name="P15">AND<text:tab/>seller = '$seller' </text:p>
      <text:p text:style-name="P15">AND<text:tab/>category = '$category' </text:p>
      <text:p text:style-name="P15">AND<text:tab/>end_day = $end_day </text:p>
      <text:p text:style-name="P15">AND<text:tab/>end_hour = $end_hour </text:p>
      <text:p text:style-name="P15">AND<text:tab/>end_minute = $end_minute"); </text:p>
      <text:p text:style-name="P15"><text:tab/>} </text:p>
      <text:p text:style-name="P15"><text:tab/>if ($dbinfo-&gt;is_admin () &amp;&amp; !empty ($bfdbk)) </text:p>
      <text:p text:style-name="P15"><text:tab/>{ </text:p>
      <text:p text:style-name="P15"><text:tab/><text:tab/>$dbinfo-&gt;query ("update item_listing set </text:p>
      <text:p text:style-name="P15">buyerfeedbackforseller_description = '', </text:p>
      <text:p text:style-name="P15">buyerfeedbackforseller_rating = -1 </text:p>
      <text:p text:style-name="P15">where<text:tab/>title = '$title' </text:p>
      <text:p text:style-name="P15"><text:soft-page-break/>AND<text:tab/>seller = '$seller' </text:p>
      <text:p text:style-name="P15">AND<text:tab/>category = '$category' </text:p>
      <text:p text:style-name="P15">AND<text:tab/>end_day = $end_day </text:p>
      <text:p text:style-name="P15">AND<text:tab/>end_hour = $end_hour </text:p>
      <text:p text:style-name="P15">AND<text:tab/>end_minute = $end_minute"); </text:p>
      <text:p text:style-name="P15"><text:tab/>} </text:p>
      <text:p text:style-name="P15"/>
      <text:p text:style-name="P15"><text:tab/>$result = $dbinfo-&gt;query ("select * from item_listing </text:p>
      <text:p text:style-name="P15">where<text:tab/>title = '$title' </text:p>
      <text:p text:style-name="P15">AND<text:tab/>seller = '$seller' </text:p>
      <text:p text:style-name="P15">AND<text:tab/>category = '$category' </text:p>
      <text:p text:style-name="P15">AND<text:tab/>end_day = $end_day </text:p>
      <text:p text:style-name="P15">AND<text:tab/>end_hour = $end_hour </text:p>
      <text:p text:style-name="P15">AND<text:tab/>end_minute = $end_minute"); </text:p>
      <text:p text:style-name="P15"/>
      <text:p text:style-name="P15"><text:tab/>if (mysql_num_rows ($result) == 0) </text:p>
      <text:p text:style-name="P15"><text:tab/>{ </text:p>
      <text:p text:style-name="P15"><text:tab/><text:tab/>cout ("Invalid item listing."); </text:p>
      <text:p text:style-name="P15"><text:tab/>} </text:p>
      <text:p text:style-name="P15"><text:tab/>else </text:p>
      <text:p text:style-name="P15"><text:tab/>{ </text:p>
      <text:p text:style-name="P15"><text:tab/><text:tab/>list ($title, $seller, $category, $end_day, $end_hour, $end_min, </text:p>
      <text:p text:style-name="P15"><text:tab/><text:tab/> <text:s text:c="5"/>$description, $shipping_cost, $shipping_method, $starting_price, </text:p>
      <text:p text:style-name="P15"><text:tab/><text:tab/> <text:s text:c="5"/>$current_price, $picture, $buyer, $buyer_fdbk, $buyer_fdbk_rating, </text:p>
      <text:p text:style-name="P15"><text:tab/><text:tab/> <text:s text:c="5"/>$seller_fdbk) </text:p>
      <text:p text:style-name="P15"><text:tab/><text:tab/><text:tab/>= mysql_fetch_row ($result); </text:p>
      <text:p text:style-name="P15"><text:tab/><text:tab/>mysql_free_result ($result); </text:p>
      <text:p text:style-name="P15"/>
      <text:p text:style-name="P15"><text:tab/><text:tab/>$t = new table_common_t (); </text:p>
      <text:p text:style-name="P15"><text:tab/><text:tab/>$t-&gt;init ("itemlisting"); </text:p>
      <text:p text:style-name="P15"><text:tab/><text:tab/>$seller_realname = href ("profile.php?mode=view&amp;username=$seller", $dbinfo-&gt;get_realname ($seller)); </text:p>
      <text:p text:style-name="P15"><text:tab/><text:tab/>list ($d, $h, $m) = $dbinfo-&gt;get_registration_date ($seller); </text:p>
      <text:p text:style-name="P15"><text:tab/><text:tab/>$seller_registration = format_time ($d, $h, $m); </text:p>
      <text:p text:style-name="P15"><text:tab/><text:tab/>$closed = is_older ($end_day, $end_hour, $end_minute, $curr_day, $curr_hour, $curr_minute); </text:p>
      <text:p text:style-name="P15"><text:tab/><text:tab/>if ($closed) </text:p>
      <text:p text:style-name="P15"><text:tab/><text:tab/>{ </text:p>
      <text:p text:style-name="P15"><text:tab/><text:tab/><text:tab/>$time_message = $t-&gt;tr ($t-&gt;td ("Ended on:"). </text:p>
      <text:p text:style-name="P15"><text:tab/><text:tab/><text:tab/><text:tab/><text:tab/><text:tab/>$t-&gt;td (format_time ($end_day, $end_hour, $end_min))); </text:p>
      <text:p text:style-name="P15"><text:tab/><text:tab/><text:tab/>$curr_price_message = $t-&gt;tr ($t-&gt;td ("End Price:"). </text:p>
      <text:p text:style-name="P15"><text:tab/><text:tab/><text:tab/><text:tab/><text:tab/><text:tab/> <text:s text:c="5"/>$t-&gt;td ("\$$current_price")); </text:p>
      <text:p text:style-name="P15"><text:tab/><text:tab/><text:tab/>// feedback </text:p>
      <text:p text:style-name="P15"><text:tab/><text:tab/><text:tab/>if ($buyer_fdbk_rating != -1) </text:p>
      <text:p text:style-name="P15"><text:tab/><text:tab/><text:tab/>{ </text:p>
      <text:p text:style-name="P15"><text:tab/><text:tab/><text:tab/><text:tab/>if ($dbinfo-&gt;is_admin ()) </text:p>
      <text:p text:style-name="P15"><text:tab/><text:tab/><text:tab/><text:tab/>{ </text:p>
      <text:p text:style-name="P15"><text:tab/><text:tab/><text:tab/><text:tab/><text:tab/>$url = "$current_script?"; </text:p>
      <text:p text:style-name="P15"><text:tab/><text:tab/><text:tab/><text:tab/><text:tab/>foreach ($_GET as $var =&gt; $val) </text:p>
      <text:p text:style-name="P15"><text:soft-page-break/><text:tab/><text:tab/><text:tab/><text:tab/><text:tab/><text:tab/>$url = $url."$var=$val&amp;"; </text:p>
      <text:p text:style-name="P15"><text:tab/><text:tab/><text:tab/><text:tab/><text:tab/>$url = $url."bfdbk=delete"; </text:p>
      <text:p text:style-name="P15"><text:tab/><text:tab/><text:tab/><text:tab/><text:tab/>$fdbk = $t-&gt;tr ($t-&gt;td ("Feedback from buyer:&lt;br/&gt;". </text:p>
      <text:p text:style-name="P15"><text:tab/><text:tab/><text:tab/><text:tab/><text:tab/><text:tab/><text:tab/><text:tab/>href ($url, "Delete")). </text:p>
      <text:p text:style-name="P15"><text:tab/><text:tab/><text:tab/><text:tab/><text:tab/><text:tab/><text:tab/>$t-&gt;td ($buyer_fdbk." Rating: $buyer_fdbk_rating")); </text:p>
      <text:p text:style-name="P15"><text:tab/><text:tab/><text:tab/><text:tab/>} </text:p>
      <text:p text:style-name="P15"><text:tab/><text:tab/><text:tab/><text:tab/>else </text:p>
      <text:p text:style-name="P15"><text:tab/><text:tab/><text:tab/><text:tab/>{ </text:p>
      <text:p text:style-name="P15"><text:tab/><text:tab/><text:tab/><text:tab/><text:tab/>$fdbk = $t-&gt;tr ($t-&gt;td ("Feedback from buyer:"). </text:p>
      <text:p text:style-name="P15"><text:tab/><text:tab/><text:tab/><text:tab/><text:tab/><text:tab/><text:tab/>$t-&gt;td ($buyer_fdbk." Rating: $buyer_fdbk_rating")); </text:p>
      <text:p text:style-name="P15"><text:tab/><text:tab/><text:tab/><text:tab/>} </text:p>
      <text:p text:style-name="P15"><text:tab/><text:tab/><text:tab/>} </text:p>
      <text:p text:style-name="P15"><text:tab/><text:tab/><text:tab/>else </text:p>
      <text:p text:style-name="P15"><text:tab/><text:tab/><text:tab/>{ </text:p>
      <text:p text:style-name="P15"><text:tab/><text:tab/><text:tab/><text:tab/>$fdbk = $t-&gt;tr ($t-&gt;td ("Feedback from buyer:"). </text:p>
      <text:p text:style-name="P15"><text:tab/><text:tab/><text:tab/><text:tab/><text:tab/><text:tab/>$t-&gt;td ("None.")); </text:p>
      <text:p text:style-name="P15"><text:tab/><text:tab/><text:tab/>} </text:p>
      <text:p text:style-name="P15"><text:tab/><text:tab/><text:tab/>// feedback </text:p>
      <text:p text:style-name="P15"><text:tab/><text:tab/><text:tab/>if (!empty ($seller_fdbk)) </text:p>
      <text:p text:style-name="P15"><text:tab/><text:tab/><text:tab/>{ </text:p>
      <text:p text:style-name="P15"><text:tab/><text:tab/><text:tab/><text:tab/>if ($dbinfo-&gt;is_admin ()) </text:p>
      <text:p text:style-name="P15"><text:tab/><text:tab/><text:tab/><text:tab/>{ </text:p>
      <text:p text:style-name="P15"><text:tab/><text:tab/><text:tab/><text:tab/><text:tab/>$url = "$current_script?"; </text:p>
      <text:p text:style-name="P15"><text:tab/><text:tab/><text:tab/><text:tab/><text:tab/>foreach ($_GET as $var =&gt; $val) </text:p>
      <text:p text:style-name="P15"><text:tab/><text:tab/><text:tab/><text:tab/><text:tab/><text:tab/>$url = $url."$var=$val&amp;"; </text:p>
      <text:p text:style-name="P15"><text:tab/><text:tab/><text:tab/><text:tab/><text:tab/>$url = $url."sfdbk=delete"; </text:p>
      <text:p text:style-name="P15"><text:tab/><text:tab/><text:tab/><text:tab/><text:tab/>$fdbk = $fdbk.$t-&gt;tr ($t-&gt;td ("Feedback from seller:&lt;br/&gt;". </text:p>
      <text:p text:style-name="P15"><text:tab/><text:tab/><text:tab/><text:tab/><text:tab/><text:tab/><text:tab/><text:tab/> <text:s text:c="5"/>href ($url, "Delete")). </text:p>
      <text:p text:style-name="P15"><text:tab/><text:tab/><text:tab/><text:tab/><text:tab/><text:tab/><text:tab/> <text:s text:c="5"/>$t-&gt;td ($seller_fdbk)); </text:p>
      <text:p text:style-name="P15"><text:tab/><text:tab/><text:tab/><text:tab/>} </text:p>
      <text:p text:style-name="P15"><text:tab/><text:tab/><text:tab/><text:tab/>else </text:p>
      <text:p text:style-name="P15"><text:tab/><text:tab/><text:tab/><text:tab/>{ </text:p>
      <text:p text:style-name="P15"><text:tab/><text:tab/><text:tab/><text:tab/><text:tab/>$fdbk = $fdbk.$t-&gt;tr ($t-&gt;td ("Feedback from seller:"). </text:p>
      <text:p text:style-name="P15"><text:tab/><text:tab/><text:tab/><text:tab/><text:tab/><text:tab/><text:tab/> <text:s text:c="5"/>$t-&gt;td ($seller_fdbk)); </text:p>
      <text:p text:style-name="P15"><text:tab/><text:tab/><text:tab/><text:tab/>} </text:p>
      <text:p text:style-name="P15"><text:tab/><text:tab/><text:tab/>} </text:p>
      <text:p text:style-name="P15"><text:tab/><text:tab/><text:tab/>else </text:p>
      <text:p text:style-name="P15"><text:tab/><text:tab/><text:tab/>{ </text:p>
      <text:p text:style-name="P15"><text:tab/><text:tab/><text:tab/><text:tab/>$fdbk = $fdbk.$t-&gt;tr ($t-&gt;td ("Feedback from seller:"). </text:p>
      <text:p text:style-name="P15"><text:tab/><text:tab/><text:tab/><text:tab/><text:tab/><text:tab/> <text:s text:c="5"/>$t-&gt;td ("None.")); </text:p>
      <text:p text:style-name="P15"><text:tab/><text:tab/><text:tab/>} </text:p>
      <text:p text:style-name="P15"><text:tab/><text:tab/>} </text:p>
      <text:p text:style-name="P15"><text:tab/><text:tab/>else </text:p>
      <text:p text:style-name="P15"><text:tab/><text:tab/>{ </text:p>
      <text:p text:style-name="P15"><text:tab/><text:tab/><text:tab/>$time_message = $t-&gt;tr ($t-&gt;td ("Ends on:"). </text:p>
      <text:p text:style-name="P15"><text:tab/><text:tab/><text:tab/><text:tab/><text:tab/><text:tab/>$t-&gt;td (format_time ($end_day, $end_hour, $end_min))); </text:p>
      <text:p text:style-name="P15"><text:tab/><text:tab/><text:tab/>list ($highest_bidder, $highest_bid) = </text:p>
      <text:p text:style-name="P15"><text:soft-page-break/><text:tab/><text:tab/><text:tab/><text:tab/>$dbinfo-&gt;get_highest_bidder ($title, $seller, $category, $end_day, $end_hour, $end_min); </text:p>
      <text:p text:style-name="P15"><text:tab/><text:tab/><text:tab/>if ($highest_bidder == "None") </text:p>
      <text:p text:style-name="P15"><text:tab/><text:tab/><text:tab/><text:tab/>$highest_bid = $current_price; </text:p>
      <text:p text:style-name="P15"/>
      <text:p text:style-name="P15"><text:tab/><text:tab/><text:tab/>// bid form </text:p>
      <text:p text:style-name="P15"><text:tab/><text:tab/><text:tab/>if ($username != $seller &amp;&amp; </text:p>
      <text:p text:style-name="P15"><text:tab/><text:tab/><text:tab/> <text:s text:c="3"/>$username != $highest_bidder) </text:p>
      <text:p text:style-name="P15"><text:tab/><text:tab/><text:tab/>{ </text:p>
      <text:p text:style-name="P15"><text:tab/><text:tab/><text:tab/><text:tab/>$options = ""; </text:p>
      <text:p text:style-name="P15"><text:tab/><text:tab/><text:tab/><text:tab/>for ($i = $highest_bid + 0.50; $i &lt;= $highest_bid + 50; $i += 0.50) </text:p>
      <text:p text:style-name="P15"><text:tab/><text:tab/><text:tab/><text:tab/>{ </text:p>
      <text:p text:style-name="P15"><text:tab/><text:tab/><text:tab/><text:tab/><text:tab/>$i = sprintf ("%.2f", $i); </text:p>
      <text:p text:style-name="P15"><text:tab/><text:tab/><text:tab/><text:tab/><text:tab/>$options = $options.option ($i, "\$$i"); </text:p>
      <text:p text:style-name="P15"><text:tab/><text:tab/><text:tab/><text:tab/>} </text:p>
      <text:p text:style-name="P15"><text:tab/><text:tab/><text:tab/><text:tab/>$url = "$current_script?"; </text:p>
      <text:p text:style-name="P15"><text:tab/><text:tab/><text:tab/><text:tab/>foreach ($_GET as $var =&gt; $val) </text:p>
      <text:p text:style-name="P15"><text:tab/><text:tab/><text:tab/><text:tab/><text:tab/>$url = $url."$var=$val&amp;"; </text:p>
      <text:p text:style-name="P15"><text:tab/><text:tab/><text:tab/><text:tab/>$url = $url."mode=bid"; </text:p>
      <text:p text:style-name="P15"><text:tab/><text:tab/><text:tab/><text:tab/>$curr_price_message = $t-&gt;tr ($t-&gt;td ("Current Price:"). </text:p>
      <text:p text:style-name="P15"><text:tab/><text:tab/><text:tab/><text:tab/><text:tab/><text:tab/><text:tab/> <text:s text:c="5"/>$t-&gt;td ("\$$current_price". </text:p>
      <text:p text:style-name="P15"><text:tab/><text:tab/><text:tab/><text:tab/><text:tab/><text:tab/><text:tab/><text:tab/> <text:s text:c="5"/>form_begin ("$url", "post"). </text:p>
      <text:p text:style-name="P15"><text:tab/><text:tab/><text:tab/><text:tab/><text:tab/><text:tab/><text:tab/><text:tab/> <text:s text:c="5"/>select ("bid_amount", $options). </text:p>
      <text:p text:style-name="P15"><text:tab/><text:tab/><text:tab/><text:tab/><text:tab/><text:tab/><text:tab/><text:tab/> <text:s text:c="5"/>hidden_input ("title", $title). </text:p>
      <text:p text:style-name="P15"><text:tab/><text:tab/><text:tab/><text:tab/><text:tab/><text:tab/><text:tab/><text:tab/> <text:s text:c="5"/>hidden_input ("seller", $seller). </text:p>
      <text:p text:style-name="P15"><text:tab/><text:tab/><text:tab/><text:tab/><text:tab/><text:tab/><text:tab/><text:tab/> <text:s text:c="5"/>hidden_input ("category", $category). </text:p>
      <text:p text:style-name="P15"><text:tab/><text:tab/><text:tab/><text:tab/><text:tab/><text:tab/><text:tab/><text:tab/> <text:s text:c="5"/>hidden_input ("end_day", $end_day). </text:p>
      <text:p text:style-name="P15"><text:tab/><text:tab/><text:tab/><text:tab/><text:tab/><text:tab/><text:tab/><text:tab/> <text:s text:c="5"/>hidden_input ("end_hour", $end_hour). </text:p>
      <text:p text:style-name="P15"><text:tab/><text:tab/><text:tab/><text:tab/><text:tab/><text:tab/><text:tab/><text:tab/> <text:s text:c="5"/>hidden_input ("end_minute", $end_min). </text:p>
      <text:p text:style-name="P15"><text:tab/><text:tab/><text:tab/><text:tab/><text:tab/><text:tab/><text:tab/><text:tab/> <text:s text:c="5"/>submit_input ("Place Bid"). </text:p>
      <text:p text:style-name="P15"><text:tab/><text:tab/><text:tab/><text:tab/><text:tab/><text:tab/><text:tab/><text:tab/> <text:s text:c="5"/>form_end ())); </text:p>
      <text:p text:style-name="P15"><text:tab/><text:tab/><text:tab/>} </text:p>
      <text:p text:style-name="P15"><text:tab/><text:tab/><text:tab/>else </text:p>
      <text:p text:style-name="P15"><text:tab/><text:tab/><text:tab/>{ </text:p>
      <text:p text:style-name="P15"><text:tab/><text:tab/><text:tab/><text:tab/>$curr_price_message = $t-&gt;tr ($t-&gt;td ("Current Price:"). </text:p>
      <text:p text:style-name="P15"><text:tab/><text:tab/><text:tab/><text:tab/><text:tab/><text:tab/><text:tab/> <text:s text:c="5"/>$t-&gt;td ("\$$current_price")); </text:p>
      <text:p text:style-name="P15"><text:tab/><text:tab/><text:tab/>} </text:p>
      <text:p text:style-name="P15"><text:tab/><text:tab/>} </text:p>
      <text:p text:style-name="P15"><text:tab/><text:tab/>$num_bids = $dbinfo-&gt;get_num_bids ($title, $seller, $category, $end_day, $end_hour, $end_min); </text:p>
      <text:p text:style-name="P15"/>
      <text:p text:style-name="P15"><text:tab/><text:tab/>if ($username == $seller || $dbinfo-&gt;is_admin ()) </text:p>
      <text:p text:style-name="P15"><text:tab/><text:tab/>{ </text:p>
      <text:p text:style-name="P15"><text:tab/><text:tab/><text:tab/>echo_div ("scriptstatus"); </text:p>
      <text:p text:style-name="P15"><text:tab/><text:tab/><text:tab/>echo href ("$current_script?mode=edit&amp;title=$title&amp;seller=$seller&amp;category=$category&amp;end_day=$end_day&amp;end_hour=$end_hour&amp;end_minute=$end_minute", "Edit Listing"); </text:p>
      <text:p text:style-name="P15"><text:tab/><text:tab/><text:tab/>echo " | "; </text:p>
      <text:p text:style-name="P15"><text:soft-page-break/><text:tab/><text:tab/><text:tab/>echo href ("$current_script?mode=delete&amp;title=$title&amp;seller=$seller&amp;category=$category&amp;end_day=$end_day&amp;end_hour=$end_hour&amp;end_minute=$end_minute", "Delete Listing"); </text:p>
      <text:p text:style-name="P15"><text:tab/><text:tab/><text:tab/>end_div (); </text:p>
      <text:p text:style-name="P15"><text:tab/><text:tab/>} </text:p>
      <text:p text:style-name="P15"/>
      <text:p text:style-name="P15"><text:tab/><text:tab/>// output auction info </text:p>
      <text:p text:style-name="P15"><text:tab/><text:tab/>echo $t-&gt;table_begin ().$t-&gt;table_head_begin (). </text:p>
      <text:p text:style-name="P15"><text:tab/><text:tab/><text:tab/>$t-&gt;tr ($t-&gt;td_span ("Auction Listing: \"".$title."\"", "", 2)). </text:p>
      <text:p text:style-name="P15"><text:tab/><text:tab/><text:tab/>$t-&gt;table_head_end ().$t-&gt;table_body_begin (). </text:p>
      <text:p text:style-name="P15"><text:tab/><text:tab/><text:tab/>$t-&gt;tr ($t-&gt;td_span (local_img ($picture), "", 2, "center")). </text:p>
      <text:p text:style-name="P15"><text:tab/><text:tab/><text:tab/>$t-&gt;tr ($t-&gt;td ("Start price:"). </text:p>
      <text:p text:style-name="P15"><text:tab/><text:tab/><text:tab/><text:tab/>$t-&gt;td ("\$$starting_price")). </text:p>
      <text:p text:style-name="P15"><text:tab/><text:tab/><text:tab/>$t-&gt;tr ($t-&gt;td ("Shipping:"). </text:p>
      <text:p text:style-name="P15"><text:tab/><text:tab/><text:tab/><text:tab/>$t-&gt;td ("\$$shipping_cost ($shipping_method)")). </text:p>
      <text:p text:style-name="P15"><text:tab/><text:tab/><text:tab/>$curr_price_message. </text:p>
      <text:p text:style-name="P15"><text:tab/><text:tab/><text:tab/>$t-&gt;tr ($t-&gt;td ("Number of bids:"). </text:p>
      <text:p text:style-name="P15"><text:tab/><text:tab/><text:tab/><text:tab/>$t-&gt;td ("$num_bids")). </text:p>
      <text:p text:style-name="P15"><text:tab/><text:tab/><text:tab/>$t-&gt;tr ($t-&gt;td ("Description:"). </text:p>
      <text:p text:style-name="P15"><text:tab/><text:tab/><text:tab/><text:tab/>$t-&gt;td ($description)). </text:p>
      <text:p text:style-name="P15"><text:tab/><text:tab/><text:tab/>$t-&gt;tr ($t-&gt;td ("Sold by:"). </text:p>
      <text:p text:style-name="P15"><text:tab/><text:tab/><text:tab/><text:tab/>$t-&gt;td ("$seller_realname&lt;br/&gt;(Registered since $seller_registration)")). </text:p>
      <text:p text:style-name="P15"><text:tab/><text:tab/><text:tab/>$t-&gt;tr ($t-&gt;td ("Sold in:"). </text:p>
      <text:p text:style-name="P15"><text:tab/><text:tab/><text:tab/><text:tab/>$t-&gt;td ($category)). </text:p>
      <text:p text:style-name="P15"><text:tab/><text:tab/><text:tab/>$time_message. </text:p>
      <text:p text:style-name="P15"><text:tab/><text:tab/><text:tab/>$fdbk. </text:p>
      <text:p text:style-name="P15"><text:tab/><text:tab/><text:tab/>$t-&gt;table_body_end ().$t-&gt;table_end (); </text:p>
      <text:p text:style-name="P15"/>
      <text:p text:style-name="P15"><text:tab/><text:tab/>// Get bid history for item. </text:p>
      <text:p text:style-name="P15"><text:tab/><text:tab/>if (false &amp;&amp; $dbinfo-&gt;debug ()) </text:p>
      <text:p text:style-name="P15"><text:tab/><text:tab/>{ </text:p>
      <text:p text:style-name="P15"><text:tab/><text:tab/><text:tab/>cout ("Debug enabled."); </text:p>
      <text:p text:style-name="P15"><text:tab/><text:tab/><text:tab/>cout ("select username, bid_day, bid_hour, bid_minute, bid_amount from bids_on </text:p>
      <text:p text:style-name="P15">where<text:tab/>item_title = '$title' </text:p>
      <text:p text:style-name="P15">AND<text:tab/>item_seller = '$seller' </text:p>
      <text:p text:style-name="P15">AND<text:tab/>item_category = '$category' </text:p>
      <text:p text:style-name="P15">AND<text:tab/>item_end_day = $end_day </text:p>
      <text:p text:style-name="P15">AND<text:tab/>item_end_hour = $end_hour </text:p>
      <text:p text:style-name="P15">AND<text:tab/>item_end_minute = $end_minute </text:p>
      <text:p text:style-name="P15">order by bid_amount desc"); </text:p>
      <text:p text:style-name="P15"><text:tab/><text:tab/>} </text:p>
      <text:p text:style-name="P15"><text:tab/><text:tab/>$result = $dbinfo-&gt;query ("select username, bid_day, bid_hour, bid_minute, bid_amount from bids_on </text:p>
      <text:p text:style-name="P15">where<text:tab/>item_title = '$title' </text:p>
      <text:p text:style-name="P15">AND<text:tab/>item_seller = '$seller' </text:p>
      <text:p text:style-name="P15">AND<text:tab/>item_category = '$category' </text:p>
      <text:p text:style-name="P15">AND<text:tab/>item_end_day = $end_day </text:p>
      <text:p text:style-name="P15">AND<text:tab/>item_end_hour = $end_hour </text:p>
      <text:p text:style-name="P15"><text:soft-page-break/>AND<text:tab/>item_end_minute = $end_minute </text:p>
      <text:p text:style-name="P15">order by bid_amount desc"); </text:p>
      <text:p text:style-name="P15"><text:tab/><text:tab/>cout (""); </text:p>
      <text:p text:style-name="P15"><text:tab/><text:tab/>cout ("Bid history:"); </text:p>
      <text:p text:style-name="P15"><text:tab/><text:tab/>if (mysql_num_rows ($result) == 0) </text:p>
      <text:p text:style-name="P15"><text:tab/><text:tab/>{ </text:p>
      <text:p text:style-name="P15"><text:tab/><text:tab/><text:tab/>echo div ("None.", "bidhistory"); </text:p>
      <text:p text:style-name="P15"><text:tab/><text:tab/>} </text:p>
      <text:p text:style-name="P15"><text:tab/><text:tab/>else </text:p>
      <text:p text:style-name="P15"><text:tab/><text:tab/>{ </text:p>
      <text:p text:style-name="P15"><text:tab/><text:tab/><text:tab/>while (list ($bidder, $bid_day, $bid_hour, $bid_minute, $bid_amount) </text:p>
      <text:p text:style-name="P15"><text:tab/><text:tab/><text:tab/> <text:s text:c="6"/>= mysql_fetch_row ($result)) </text:p>
      <text:p text:style-name="P15"><text:tab/><text:tab/><text:tab/>{ </text:p>
      <text:p text:style-name="P15"><text:tab/><text:tab/><text:tab/><text:tab/>$bidder_realname = href ("profile.php?mode=view&amp;username=$bidder", $dbinfo-&gt;get_realname ($bidder)); </text:p>
      <text:p text:style-name="P15"><text:tab/><text:tab/><text:tab/><text:tab/>echo div (span (format_time ($bid_day, $bid_hour, $bid_minute), "time"). </text:p>
      <text:p text:style-name="P15"><text:tab/><text:tab/><text:tab/><text:tab/><text:tab/> <text:s/>"$bidder_realname bid \$$bid_amount.", "bidhistory"); </text:p>
      <text:p text:style-name="P15"><text:tab/><text:tab/><text:tab/>} </text:p>
      <text:p text:style-name="P15"><text:tab/><text:tab/>} </text:p>
      <text:p text:style-name="P15"><text:tab/>} </text:p>
      <text:p text:style-name="P15">} </text:p>
      <text:p text:style-name="P15">else if ($mode == "new") // make a new auction listing </text:p>
      <text:p text:style-name="P15">{ </text:p>
      <text:p text:style-name="P15"><text:tab/>item_listing_form ($mode); </text:p>
      <text:p text:style-name="P15">} </text:p>
      <text:p text:style-name="P15">else if ($mode == "edit") // edit an auction listing </text:p>
      <text:p text:style-name="P15">{ </text:p>
      <text:p text:style-name="P15"><text:tab/>item_listing_form ($mode, $title, $seller, $category, $end_day, $end_hour, $end_minute); </text:p>
      <text:p text:style-name="P15">} </text:p>
      <text:p text:style-name="P15">else if ($mode == "savenew") // save a new auction listing </text:p>
      <text:p text:style-name="P15">{ </text:p>
      <text:p text:style-name="P15"><text:tab/><text:tab/>verify_data (); </text:p>
      <text:p text:style-name="P15"><text:tab/><text:tab/>if ($dbinfo-&gt;auction_exists ($post_title, $username, $post_category, </text:p>
      <text:p text:style-name="P15"><text:tab/><text:tab/><text:tab/><text:tab/><text:tab/> <text:s text:c="5"/>$post_end_day, $post_end_hour, $post_end_minute)) </text:p>
      <text:p text:style-name="P15"><text:tab/><text:tab/>{ </text:p>
      <text:p text:style-name="P15"><text:tab/><text:tab/><text:tab/>$errors = $errors.li ("Auction already exists."); </text:p>
      <text:p text:style-name="P15"><text:tab/><text:tab/>} </text:p>
      <text:p text:style-name="P15"/>
      <text:p text:style-name="P15"><text:tab/><text:tab/>if (!empty ($errors)) </text:p>
      <text:p text:style-name="P15"><text:tab/><text:tab/>{ </text:p>
      <text:p text:style-name="P15"><text:tab/><text:tab/><text:tab/>echo "Errors were detected. Please correct before continuing:&lt;br/&gt;"; </text:p>
      <text:p text:style-name="P15"><text:tab/><text:tab/><text:tab/>echo ul ($errors); </text:p>
      <text:p text:style-name="P15"><text:tab/><text:tab/><text:tab/>echo href ("$current_script?mode=new", "Go to create a new listing."); </text:p>
      <text:p text:style-name="P15"><text:tab/><text:tab/>} </text:p>
      <text:p text:style-name="P15"><text:tab/><text:tab/>else </text:p>
      <text:p text:style-name="P15"><text:tab/><text:tab/>{ </text:p>
      <text:p text:style-name="P15"><text:tab/><text:tab/><text:tab/>$post_picture = str_replace (" ", "_", strtolower ($post_category.$post_picture)); </text:p>
      <text:p text:style-name="P15"/>
      <text:p text:style-name="P15"><text:soft-page-break/><text:tab/><text:tab/><text:tab/>// insert item into the database </text:p>
      <text:p text:style-name="P15"><text:tab/><text:tab/><text:tab/>$dbinfo-&gt;query ("insert into item_listing values ( </text:p>
      <text:p text:style-name="P15">'$post_title', </text:p>
      <text:p text:style-name="P15">'$username', </text:p>
      <text:p text:style-name="P15">'$post_category', </text:p>
      <text:p text:style-name="P15">$post_end_day, </text:p>
      <text:p text:style-name="P15">$post_end_hour, </text:p>
      <text:p text:style-name="P15">$post_end_minute, </text:p>
      <text:p text:style-name="P15">'$post_description', </text:p>
      <text:p text:style-name="P15">$post_shipping_cost, </text:p>
      <text:p text:style-name="P15">'$post_shipping_method', </text:p>
      <text:p text:style-name="P15">$post_starting_price, </text:p>
      <text:p text:style-name="P15">$post_starting_price, </text:p>
      <text:p text:style-name="P15">'$post_picture', </text:p>
      <text:p text:style-name="P15">'', </text:p>
      <text:p text:style-name="P15">'', </text:p>
      <text:p text:style-name="P15">-1, </text:p>
      <text:p text:style-name="P15">'')"); </text:p>
      <text:p text:style-name="P15"/>
      <text:p text:style-name="P15"><text:tab/><text:tab/><text:tab/>if (!$dbinfo-&gt;auction_exists ($post_title, $username, $post_category, </text:p>
      <text:p text:style-name="P15"><text:tab/><text:tab/><text:tab/><text:tab/><text:tab/><text:tab/> <text:s text:c="5"/>$post_end_day, $post_end_hour, $post_end_minute)) </text:p>
      <text:p text:style-name="P15"><text:tab/><text:tab/><text:tab/>{ </text:p>
      <text:p text:style-name="P15"><text:tab/><text:tab/><text:tab/><text:tab/>cout ("Auction listing failed. "); </text:p>
      <text:p text:style-name="P15"><text:tab/><text:tab/><text:tab/><text:tab/>cout (href (current_script (), "Try again.")); </text:p>
      <text:p text:style-name="P15"><text:tab/><text:tab/><text:tab/>} </text:p>
      <text:p text:style-name="P15"><text:tab/><text:tab/><text:tab/>else </text:p>
      <text:p text:style-name="P15"><text:tab/><text:tab/><text:tab/>{ </text:p>
      <text:p text:style-name="P15"><text:tab/><text:tab/><text:tab/><text:tab/>$dbinfo-&gt;save_activity ("Listed a new auction: \"".href ("itemlisting.php?mode=view&amp;title=$post_title&amp;seller=$username&amp;category=$post_category&amp;end_day=$post_end_day&amp;end_hour=$post_end_hour&amp;end_minute=$post_end_minute", $post_title)."\"."); </text:p>
      <text:p text:style-name="P15"><text:tab/><text:tab/><text:tab/><text:tab/>cout ("Auction listing successful."); </text:p>
      <text:p text:style-name="P15"><text:tab/><text:tab/><text:tab/><text:tab/>cout ("Would you like to ".href ("itemlisting.php?mode=view&amp;title=$post_title&amp;seller=$username&amp;category=$post_category&amp;end_day=$post_end_day&amp;end_hour=$post_end_hour&amp;end_minute=$post_end_minute", "view")." it?"); </text:p>
      <text:p text:style-name="P15"><text:tab/><text:tab/><text:tab/>} </text:p>
      <text:p text:style-name="P15"><text:tab/><text:tab/>} </text:p>
      <text:p text:style-name="P15">} </text:p>
      <text:p text:style-name="P15">else if ($mode == "save") // save an editing (current) auction listing </text:p>
      <text:p text:style-name="P15">{ </text:p>
      <text:p text:style-name="P15"><text:tab/><text:tab/>verify_data (); </text:p>
      <text:p text:style-name="P15"><text:tab/><text:tab/>if (!empty ($errors)) </text:p>
      <text:p text:style-name="P15"><text:tab/><text:tab/>{ </text:p>
      <text:p text:style-name="P15"><text:tab/><text:tab/><text:tab/>echo "Errors were detected. Please correct before continuing:&lt;br/&gt;"; </text:p>
      <text:p text:style-name="P15"><text:tab/><text:tab/><text:tab/>echo ul ($errors); </text:p>
      <text:p text:style-name="P15"><text:tab/><text:tab/>} </text:p>
      <text:p text:style-name="P15"><text:tab/><text:tab/>else </text:p>
      <text:p text:style-name="P15"><text:tab/><text:tab/>{ </text:p>
      <text:p text:style-name="P15"><text:tab/><text:tab/><text:tab/>$post_end_day = post ("end_day"); </text:p>
      <text:p text:style-name="P15"><text:tab/><text:tab/><text:tab/>$post_end_hour = post ("end_hour"); </text:p>
      <text:p text:style-name="P15"><text:soft-page-break/><text:tab/><text:tab/><text:tab/>$post_end_minute = post ("end_minute"); </text:p>
      <text:p text:style-name="P15"><text:tab/><text:tab/><text:tab/>$post_picture = str_replace (" ", "_", strtolower ($post_category.$post_picture)); </text:p>
      <text:p text:style-name="P15"><text:tab/><text:tab/><text:tab/>// update item in the database </text:p>
      <text:p text:style-name="P15"/>
      <text:p text:style-name="P15"><text:tab/><text:tab/><text:tab/>$dbinfo-&gt;query ("update item_listing set </text:p>
      <text:p text:style-name="P15">description = '$post_description', </text:p>
      <text:p text:style-name="P15">shipping_cost = $post_shipping_cost, </text:p>
      <text:p text:style-name="P15">shipping_method = '$post_shipping_method', </text:p>
      <text:p text:style-name="P15">picture = '$post_picture' </text:p>
      <text:p text:style-name="P15">where <text:tab/>title = '$post_title' </text:p>
      <text:p text:style-name="P15">AND<text:tab/>seller = '$post_seller' </text:p>
      <text:p text:style-name="P15">AND<text:tab/>category = '$post_category' </text:p>
      <text:p text:style-name="P15">AND<text:tab/>end_day = $post_end_day </text:p>
      <text:p text:style-name="P15">AND<text:tab/>end_hour = $post_end_hour </text:p>
      <text:p text:style-name="P15">AND<text:tab/>end_minute = $post_end_minute"); </text:p>
      <text:p text:style-name="P15"><text:tab/><text:tab/><text:tab/>$dbinfo-&gt;save_activity ("Edited auction: \"".href ("itemlisting.php?mode=view&amp;title=$post_title&amp;seller=$post_seller&amp;category=$post_category&amp;end_day=$post_end_day&amp;end_hour=$post_end_hour&amp;end_minute=$post_end_minute", $post_title)."\"."); </text:p>
      <text:p text:style-name="P15"><text:tab/><text:tab/><text:tab/>if ($dbinfo-&gt;is_admin () &amp;&amp; $post_seller != $username) </text:p>
      <text:p text:style-name="P15"><text:tab/><text:tab/><text:tab/>{ </text:p>
      <text:p text:style-name="P15"><text:tab/><text:tab/><text:tab/><text:tab/>$realname = href ("profile.php?mode=view&amp;username=$username", $dbinfo-&gt;realname ()); </text:p>
      <text:p text:style-name="P15"><text:tab/><text:tab/><text:tab/><text:tab/>$dbinfo-&gt;save_activity_for ($post_seller, "$realname edited your auction: \"".href ("itemlisting.php?mode=view&amp;title=$post_title&amp;seller=$post_seller&amp;category=$post_category&amp;end_day=$post_end_day&amp;end_hour=$post_end_hour&amp;end_minute=$post_end_minute", $post_title)."\"."); </text:p>
      <text:p text:style-name="P15"><text:tab/><text:tab/><text:tab/>} </text:p>
      <text:p text:style-name="P15"><text:tab/><text:tab/><text:tab/>cout ("Auction update successful."); </text:p>
      <text:p text:style-name="P15"><text:tab/><text:tab/><text:tab/>cout ("Would you like to ".href ("itemlisting.php?mode=view&amp;title=$post_title&amp;seller=$post_seller&amp;category=$post_category&amp;end_day=$post_end_day&amp;end_hour=$post_end_hour&amp;end_minute=$post_end_minute", "view")." it?"); </text:p>
      <text:p text:style-name="P15"><text:tab/><text:tab/>} </text:p>
      <text:p text:style-name="P15">} </text:p>
      <text:p text:style-name="P15">else if ($mode == "delete") // delete an exiting auction listing </text:p>
      <text:p text:style-name="P15">{ </text:p>
      <text:p text:style-name="P15"><text:tab/>$title = get ("title"); </text:p>
      <text:p text:style-name="P15"><text:tab/>$seller = get ("seller"); </text:p>
      <text:p text:style-name="P15"><text:tab/>$category = get ("category"); </text:p>
      <text:p text:style-name="P15"><text:tab/>$end_day = get ("end_day"); </text:p>
      <text:p text:style-name="P15"><text:tab/>$end_hour = get ("end_hour"); </text:p>
      <text:p text:style-name="P15"><text:tab/>$end_minute = get ("end_minute"); </text:p>
      <text:p text:style-name="P15"/>
      <text:p text:style-name="P15"><text:tab/>if ($dbinfo-&gt;is_admin () || ($seller == $username)) </text:p>
      <text:p text:style-name="P15"><text:tab/>{ </text:p>
      <text:p text:style-name="P15"><text:tab/><text:tab/>if ($dbinfo-&gt;get_num_bids ($title, $seller, $category, </text:p>
      <text:p text:style-name="P15"><text:tab/><text:tab/><text:tab/><text:tab/><text:tab/> <text:s text:c="2"/>$end_day, $end_hour, $end_minute) == 0) </text:p>
      <text:p text:style-name="P15"><text:tab/><text:tab/>{ </text:p>
      <text:p text:style-name="P15"><text:tab/><text:tab/><text:tab/>$dbinfo-&gt;query ("delete from item_listing </text:p>
      <text:p text:style-name="P15">where <text:tab/>title = '$title' </text:p>
      <text:p text:style-name="P15"><text:soft-page-break/>AND<text:tab/>seller = '$seller' </text:p>
      <text:p text:style-name="P15">AND<text:tab/>category = '$category' </text:p>
      <text:p text:style-name="P15">AND<text:tab/>end_day = $end_day </text:p>
      <text:p text:style-name="P15">AND<text:tab/>end_hour = $end_hour </text:p>
      <text:p text:style-name="P15">AND<text:tab/>end_minute = $end_minute"); </text:p>
      <text:p text:style-name="P15"><text:tab/><text:tab/><text:tab/>$dbinfo-&gt;save_activity ("Deleted the auction \"$title\"."); </text:p>
      <text:p text:style-name="P15"><text:tab/><text:tab/><text:tab/>if ($dbinfo-&gt;is_admin () &amp;&amp; ($seller != $username)) </text:p>
      <text:p text:style-name="P15"><text:tab/><text:tab/><text:tab/>{ </text:p>
      <text:p text:style-name="P15"><text:tab/><text:tab/><text:tab/><text:tab/>$realname = href ("profile.php?mode=view&amp;username=$username", $dbinfo-&gt;realname ()); </text:p>
      <text:p text:style-name="P15"><text:tab/><text:tab/><text:tab/><text:tab/>$dbinfo-&gt;save_activity_for ($seller, "$realname deleted the auction \"$title\"."); </text:p>
      <text:p text:style-name="P15"><text:tab/><text:tab/><text:tab/>} </text:p>
      <text:p text:style-name="P15"><text:tab/><text:tab/><text:tab/>cout ("Back to your ".href ("index.php", "home")."."); </text:p>
      <text:p text:style-name="P15"><text:tab/><text:tab/>} </text:p>
      <text:p text:style-name="P15"><text:tab/><text:tab/>else </text:p>
      <text:p text:style-name="P15"><text:tab/><text:tab/>{ </text:p>
      <text:p text:style-name="P15"><text:tab/><text:tab/><text:tab/>echo "Errors were detected:&lt;br/&gt;"; </text:p>
      <text:p text:style-name="P15"><text:tab/><text:tab/><text:tab/>echo ul (li ("There must be no bids for the item listing.")); </text:p>
      <text:p text:style-name="P15"><text:tab/><text:tab/><text:tab/>cout ("Back to the ".href ("itemlisting.php?mode=view&amp;title=$title&amp;seller=$seller&amp;category=$category&amp;end_day=$end_day&amp;end_hour=$end_hour&amp;end_minute=$end_minute", "item")."."); </text:p>
      <text:p text:style-name="P15"><text:tab/><text:tab/>} </text:p>
      <text:p text:style-name="P15"><text:tab/>} </text:p>
      <text:p text:style-name="P15"><text:tab/>else </text:p>
      <text:p text:style-name="P15"><text:tab/>{ </text:p>
      <text:p text:style-name="P15"><text:tab/><text:tab/>echo "Errors were detected:&lt;br/&gt;"; </text:p>
      <text:p text:style-name="P15"><text:tab/><text:tab/>echo ul (li ("Must be an administrator or be the seller for this auction.")); </text:p>
      <text:p text:style-name="P15"><text:tab/><text:tab/>cout ("Back to the ".href ("itemlisting.php?mode=view&amp;title=$title&amp;seller=$seller&amp;category=$category&amp;end_day=$end_day&amp;end_hour=$end_hour&amp;end_minute=$end_minute", "item")."."); </text:p>
      <text:p text:style-name="P15"><text:tab/>} </text:p>
      <text:p text:style-name="P15">} </text:p>
      <text:p text:style-name="P15"/>
      <text:p text:style-name="P15">echo_footer ($dbinfo); </text:p>
      <text:p text:style-name="P15">?&gt;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list_common.php</text:p>
      <text:p text:style-name="P16"/>
      <text:p text:style-name="P15">&lt;?php </text:p>
      <text:p text:style-name="P15">/* </text:p>
      <text:p text:style-name="P15">CMPS460 Database Project </text:p>
      <text:p text:style-name="P15">Group I </text:p>
      <text:p text:style-name="P15">April 20, 2009 </text:p>
      <text:p text:style-name="P15"/>
      <text:p text:style-name="P15">Authors: </text:p>
      <text:p text:style-name="P15"><text:s/>- Trey Alexander <text:tab/>(txa4895) </text:p>
      <text:p text:style-name="P15"><text:s/>- Dallas Griffith <text:tab/>(dlg5367) </text:p>
      <text:p text:style-name="P15"><text:s/>- Mark McKelvy <text:tab/>(jmm0468) </text:p>
      <text:p text:style-name="P15"><text:s/>- Sayooj Valsan <text:tab/>(sxv6633) </text:p>
      <text:p text:style-name="P15"/>
      <text:p text:style-name="P15">~~~ CERTIFICATION OF AUTHENTICITY ~~~ </text:p>
      <text:p text:style-name="P15">The code contained within this script is the combined work of the above mentioned authors. </text:p>
      <text:p text:style-name="P15">*/ </text:p>
      <text:p text:style-name="P15"/>
      <text:p text:style-name="P15">// HTML list related common functions </text:p>
      <text:p text:style-name="P15"/>
      <text:p text:style-name="P15"/>
      <text:p text:style-name="P15"/>
      <text:p text:style-name="P15"/>
      <text:p text:style-name="P15"/>
      <text:p text:style-name="P15"/>
      <text:p text:style-name="P15">// Unordered Lists </text:p>
      <text:p text:style-name="P15">function ul_begin () </text:p>
      <text:p text:style-name="P15">{ </text:p>
      <text:p text:style-name="P15"><text:tab/>return "&lt;ul&gt;\n"; </text:p>
      <text:p text:style-name="P15">} </text:p>
      <text:p text:style-name="P15"/>
      <text:p text:style-name="P15">function ul_end () </text:p>
      <text:p text:style-name="P15">{ </text:p>
      <text:p text:style-name="P15"><text:tab/>return "&lt;/ul&gt;\n"; </text:p>
      <text:p text:style-name="P15">} </text:p>
      <text:p text:style-name="P15"/>
      <text:p text:style-name="P15">function ul_wrap ($list_elems) </text:p>
      <text:p text:style-name="P15">{ </text:p>
      <text:p text:style-name="P15"><text:tab/>return ul_begin ().$list_elems.ul_end (); </text:p>
      <text:p text:style-name="P15">} </text:p>
      <text:p text:style-name="P15"/>
      <text:p text:style-name="P15">function ul ($list_elems) </text:p>
      <text:p text:style-name="P15">{ </text:p>
      <text:p text:style-name="P15"><text:tab/>return ul_wrap ($list_elems); </text:p>
      <text:p text:style-name="P15">} </text:p>
      <text:p text:style-name="P15"/>
      <text:p text:style-name="P15">// Ordered Lists </text:p>
      <text:p text:style-name="P15">function ol_begin () </text:p>
      <text:p text:style-name="P15">{ </text:p>
      <text:p text:style-name="P15"><text:soft-page-break/><text:tab/>return "&lt;ol&gt;\n"; </text:p>
      <text:p text:style-name="P15">} </text:p>
      <text:p text:style-name="P15"/>
      <text:p text:style-name="P15">function ol_end () </text:p>
      <text:p text:style-name="P15">{ </text:p>
      <text:p text:style-name="P15"><text:tab/>return "&lt;/ol&gt;\n"; </text:p>
      <text:p text:style-name="P15">} </text:p>
      <text:p text:style-name="P15"/>
      <text:p text:style-name="P15">function ol_wrap ($list_elems) </text:p>
      <text:p text:style-name="P15">{ </text:p>
      <text:p text:style-name="P15"><text:tab/>return ol_begin ().$list_elems.ol_end (); </text:p>
      <text:p text:style-name="P15">} </text:p>
      <text:p text:style-name="P15"/>
      <text:p text:style-name="P15">function ol ($list_elems) </text:p>
      <text:p text:style-name="P15">{ </text:p>
      <text:p text:style-name="P15"><text:tab/>return ol_wrap ($list_elems); </text:p>
      <text:p text:style-name="P15">} </text:p>
      <text:p text:style-name="P15"/>
      <text:p text:style-name="P15">// List elements </text:p>
      <text:p text:style-name="P15">function li_begin () </text:p>
      <text:p text:style-name="P15">{ </text:p>
      <text:p text:style-name="P15"><text:tab/>return "&lt;li&gt;\n"; </text:p>
      <text:p text:style-name="P15">} </text:p>
      <text:p text:style-name="P15"/>
      <text:p text:style-name="P15">function li_end () </text:p>
      <text:p text:style-name="P15">{ </text:p>
      <text:p text:style-name="P15"><text:tab/>return "&lt;/li&gt;\n"; </text:p>
      <text:p text:style-name="P15">} </text:p>
      <text:p text:style-name="P15"/>
      <text:p text:style-name="P15">function li_wrap ($list_elem) </text:p>
      <text:p text:style-name="P15">{ </text:p>
      <text:p text:style-name="P15"><text:tab/>return li_begin ().$list_elem.li_end (); </text:p>
      <text:p text:style-name="P15">} </text:p>
      <text:p text:style-name="P15"/>
      <text:p text:style-name="P15">function li ($list_elem) </text:p>
      <text:p text:style-name="P15">{ </text:p>
      <text:p text:style-name="P15"><text:tab/>return li_wrap ($list_elem); </text:p>
      <text:p text:style-name="P15">} </text:p>
      <text:p text:style-name="P15">?&gt;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login.php</text:p>
      <text:p text:style-name="P15"/>
      <text:p text:style-name="P15">&lt;?php </text:p>
      <text:p text:style-name="P15">/* </text:p>
      <text:p text:style-name="P15">CMPS460 Database Project </text:p>
      <text:p text:style-name="P15">Group I </text:p>
      <text:p text:style-name="P15">April 20, 2009 </text:p>
      <text:p text:style-name="P15"/>
      <text:p text:style-name="P15">Authors: </text:p>
      <text:p text:style-name="P15"><text:s/>- Trey Alexander <text:tab/>(txa4895) </text:p>
      <text:p text:style-name="P15"><text:s/>- Dallas Griffith <text:tab/>(dlg5367) </text:p>
      <text:p text:style-name="P15"><text:s/>- Mark McKelvy <text:tab/>(jmm0468) </text:p>
      <text:p text:style-name="P15"><text:s/>- Sayooj Valsan <text:tab/>(sxv6633) </text:p>
      <text:p text:style-name="P15"/>
      <text:p text:style-name="P15">~~~ CERTIFICATION OF AUTHENTICITY ~~~ </text:p>
      <text:p text:style-name="P15">The code contained within this script is the combined work of the above mentioned authors. </text:p>
      <text:p text:style-name="P15">*/ </text:p>
      <text:p text:style-name="P15"/>
      <text:p text:style-name="P15">// User login form page </text:p>
      <text:p text:style-name="P15"/>
      <text:p text:style-name="P15"/>
      <text:p text:style-name="P15"/>
      <text:p text:style-name="P15"/>
      <text:p text:style-name="P15"/>
      <text:p text:style-name="P15"/>
      <text:p text:style-name="P15">include_once ("common.php"); </text:p>
      <text:p text:style-name="P15"/>
      <text:p text:style-name="P15">$dbinfo = new dbinfo_t (); </text:p>
      <text:p text:style-name="P15">echo_header ($dbinfo); </text:p>
      <text:p text:style-name="P15"/>
      <text:p text:style-name="P15">if ($dbinfo-&gt;logged_in ()) </text:p>
      <text:p text:style-name="P15"><text:tab/>redirect ("index.php"); </text:p>
      <text:p text:style-name="P15"/>
      <text:p text:style-name="P15">// display login form </text:p>
      <text:p text:style-name="P15">$info = post ("username"); </text:p>
      <text:p text:style-name="P15">$mode = get ("login"); </text:p>
      <text:p text:style-name="P15">if (empty ($mode)) </text:p>
      <text:p text:style-name="P15">{ </text:p>
      <text:p text:style-name="P15"><text:tab/>$msg = get ("message"); </text:p>
      <text:p text:style-name="P15"><text:tab/>if (!empty ($msg)) </text:p>
      <text:p text:style-name="P15"><text:tab/><text:tab/>cout ($msg); </text:p>
      <text:p text:style-name="P15"><text:tab/>echo h3 ("Login"); </text:p>
      <text:p text:style-name="P15"><text:tab/>$table = new table_common_t (); </text:p>
      <text:p text:style-name="P15"><text:tab/>$table-&gt;init ("tbl_std"); </text:p>
      <text:p text:style-name="P15"><text:tab/>echo $table-&gt;table_begin (); </text:p>
      <text:p text:style-name="P15"><text:tab/>echo $table-&gt;table_head_begin (); </text:p>
      <text:p text:style-name="P15"><text:tab/>echo $table-&gt;tr ($table-&gt;td_span ("Login with your iBay ID", "", 2)); </text:p>
      <text:p text:style-name="P15"><text:tab/>echo $table-&gt;table_head_end (); </text:p>
      <text:p text:style-name="P15"><text:tab/>echo $table-&gt;table_body_begin (); </text:p>
      <text:p text:style-name="P15"><text:soft-page-break/><text:tab/>echo form_begin ("login.php?login=y", "post"); </text:p>
      <text:p text:style-name="P15"><text:tab/>echo $table-&gt;tr ($table-&gt;td ("Username"). </text:p>
      <text:p text:style-name="P15"><text:tab/><text:tab/><text:tab/> $table-&gt;td (text_input_s ("username", "", 20, 50))); </text:p>
      <text:p text:style-name="P15"><text:tab/>echo $table-&gt;tr ($table-&gt;td ("Password"). </text:p>
      <text:p text:style-name="P15"><text:tab/><text:tab/><text:tab/> $table-&gt;td (password_input_s ("password", "", 20, 50))); </text:p>
      <text:p text:style-name="P15"><text:tab/>echo $table-&gt;tr ($table-&gt;td_span (submit_input ("Login"), "", 2, "center")); </text:p>
      <text:p text:style-name="P15"><text:tab/>echo form_end (); </text:p>
      <text:p text:style-name="P15"><text:tab/>echo $table-&gt;table_body_end (); </text:p>
      <text:p text:style-name="P15"><text:tab/>echo $table-&gt;table_end (); </text:p>
      <text:p text:style-name="P15">} </text:p>
      <text:p text:style-name="P15">// process login </text:p>
      <text:p text:style-name="P15">else </text:p>
      <text:p text:style-name="P15">{ </text:p>
      <text:p text:style-name="P15"><text:tab/>$user = fix_quotes (post ("username")); </text:p>
      <text:p text:style-name="P15"><text:tab/>$pass = fix_quotes (post ("password")); </text:p>
      <text:p text:style-name="P15"><text:tab/>if ($dbinfo-&gt;login ($user, $pass)) </text:p>
      <text:p text:style-name="P15"><text:tab/>{ </text:p>
      <text:p text:style-name="P15"><text:tab/><text:tab/>$dbinfo-&gt;close (); </text:p>
      <text:p text:style-name="P15"><text:tab/><text:tab/>redirect ("index.php"); </text:p>
      <text:p text:style-name="P15"><text:tab/>} </text:p>
      <text:p text:style-name="P15"><text:tab/>else </text:p>
      <text:p text:style-name="P15"><text:tab/>{ </text:p>
      <text:p text:style-name="P15"><text:tab/><text:tab/>$dbinfo-&gt;close (); </text:p>
      <text:p text:style-name="P15"><text:tab/><text:tab/>redirect ("login.php?message=Login%20Failed!"); </text:p>
      <text:p text:style-name="P15"><text:tab/>} </text:p>
      <text:p text:style-name="P15">} </text:p>
      <text:p text:style-name="P15"/>
      <text:p text:style-name="P15">echo_footer ($dbinfo); </text:p>
      <text:p text:style-name="P15">?&gt;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logout.php</text:p>
      <text:p text:style-name="P15"/>
      <text:p text:style-name="P15">&lt;?php </text:p>
      <text:p text:style-name="P15">/* </text:p>
      <text:p text:style-name="P15">CMPS460 Database Project </text:p>
      <text:p text:style-name="P15">Group I </text:p>
      <text:p text:style-name="P15">April 20, 2009 </text:p>
      <text:p text:style-name="P15"/>
      <text:p text:style-name="P15">Authors: </text:p>
      <text:p text:style-name="P15"><text:s/>- Trey Alexander <text:tab/>(txa4895) </text:p>
      <text:p text:style-name="P15"><text:s/>- Dallas Griffith <text:tab/>(dlg5367) </text:p>
      <text:p text:style-name="P15"><text:s/>- Mark McKelvy <text:tab/>(jmm0468) </text:p>
      <text:p text:style-name="P15"><text:s/>- Sayooj Valsan <text:tab/>(sxv6633) </text:p>
      <text:p text:style-name="P15"/>
      <text:p text:style-name="P15">~~~ CERTIFICATION OF AUTHENTICITY ~~~ </text:p>
      <text:p text:style-name="P15">The code contained within this script is the combined work of the above mentioned authors. </text:p>
      <text:p text:style-name="P15">*/ </text:p>
      <text:p text:style-name="P15"/>
      <text:p text:style-name="P15">// Logout processing page </text:p>
      <text:p text:style-name="P15"/>
      <text:p text:style-name="P15"/>
      <text:p text:style-name="P15"/>
      <text:p text:style-name="P15"/>
      <text:p text:style-name="P15"/>
      <text:p text:style-name="P15"/>
      <text:p text:style-name="P15">include_once ("common.php"); </text:p>
      <text:p text:style-name="P15"/>
      <text:p text:style-name="P15">$dbinfo = new dbinfo_t (); </text:p>
      <text:p text:style-name="P15">$dbinfo-&gt;init (); </text:p>
      <text:p text:style-name="P15">if (!$dbinfo-&gt;connect ()) </text:p>
      <text:p text:style-name="P15"><text:tab/>die ("Couldn't connect to database."); </text:p>
      <text:p text:style-name="P15">$dbinfo-&gt;logout (); // saves activity and destroys session </text:p>
      <text:p text:style-name="P15">?&gt;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profile.php</text:p>
      <text:p text:style-name="P15">&lt;?php </text:p>
      <text:p text:style-name="P15">/* </text:p>
      <text:p text:style-name="P15">CMPS460 Database Project </text:p>
      <text:p text:style-name="P15">Group I </text:p>
      <text:p text:style-name="P15">April 20, 2009 </text:p>
      <text:p text:style-name="P15"/>
      <text:p text:style-name="P15">Authors: </text:p>
      <text:p text:style-name="P15"><text:s/>- Trey Alexander <text:tab/>(txa4895) </text:p>
      <text:p text:style-name="P15"><text:s/>- Dallas Griffith <text:tab/>(dlg5367) </text:p>
      <text:p text:style-name="P15"><text:s/>- Mark McKelvy <text:tab/>(jmm0468) </text:p>
      <text:p text:style-name="P15"><text:s/>- Sayooj Valsan <text:tab/>(sxv6633) </text:p>
      <text:p text:style-name="P15"/>
      <text:p text:style-name="P15">~~~ CERTIFICATION OF AUTHENTICITY ~~~ </text:p>
      <text:p text:style-name="P15">The code contained within this script is the combined work of the above mentioned authors. </text:p>
      <text:p text:style-name="P15">*/ </text:p>
      <text:p text:style-name="P15"/>
      <text:p text:style-name="P15">// Shows the user the available pictures for a profile </text:p>
      <text:p text:style-name="P15"/>
      <text:p text:style-name="P15"/>
      <text:p text:style-name="P15"/>
      <text:p text:style-name="P15"/>
      <text:p text:style-name="P15"/>
      <text:p text:style-name="P15"/>
      <text:p text:style-name="P15">include_once ("common.php"); </text:p>
      <text:p text:style-name="P15"/>
      <text:p text:style-name="P15">$dbinfo = new dbinfo_t (); </text:p>
      <text:p text:style-name="P15">echo_header ($dbinfo); </text:p>
      <text:p text:style-name="P15"/>
      <text:p text:style-name="P15">cout ("The following are the available profile pictures:"); </text:p>
      <text:p text:style-name="P15"/>
      <text:p text:style-name="P15">cout (local_img ("default_profile.jpg")); </text:p>
      <text:p text:style-name="P15">cout ("default_profile.jpg"); </text:p>
      <text:p text:style-name="P15">cout (""); </text:p>
      <text:p text:style-name="P15">for ($i = 1; $i &lt;= 7; $i++) // assume 7 pictures are available </text:p>
      <text:p text:style-name="P15">{ </text:p>
      <text:p text:style-name="P15"><text:tab/>cout (local_img ("profile$i.jpg")); </text:p>
      <text:p text:style-name="P15"><text:tab/>cout ("profile$i.jpg"); </text:p>
      <text:p text:style-name="P15"><text:tab/>cout (""); </text:p>
      <text:p text:style-name="P15">} </text:p>
      <text:p text:style-name="P15"/>
      <text:p text:style-name="P15">echo_footer ($dbinfo); </text:p>
      <text:p text:style-name="P15">?&gt;</text:p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registration.php</text:p>
      <text:p text:style-name="P15">&lt;?php </text:p>
      <text:p text:style-name="P15">/* </text:p>
      <text:p text:style-name="P15">CMPS460 Database Project </text:p>
      <text:p text:style-name="P15">Group I </text:p>
      <text:p text:style-name="P15">April 20, 2009 </text:p>
      <text:p text:style-name="P15"/>
      <text:p text:style-name="P15">Authors: </text:p>
      <text:p text:style-name="P15"><text:s/>- Trey Alexander <text:tab/>(txa4895) </text:p>
      <text:p text:style-name="P15"><text:s/>- Dallas Griffith <text:tab/>(dlg5367) </text:p>
      <text:p text:style-name="P15"><text:s/>- Mark McKelvy <text:tab/>(jmm0468) </text:p>
      <text:p text:style-name="P15"><text:s/>- Sayooj Valsan <text:tab/>(sxv6633) </text:p>
      <text:p text:style-name="P15"/>
      <text:p text:style-name="P15">~~~ CERTIFICATION OF AUTHENTICITY ~~~ </text:p>
      <text:p text:style-name="P15">The code contained within this script is the combined work of the above mentioned authors. </text:p>
      <text:p text:style-name="P15">*/ </text:p>
      <text:p text:style-name="P15"/>
      <text:p text:style-name="P15">// Handles registration related things such as new users and editing your </text:p>
      <text:p text:style-name="P15">// current registration, as well view registered users (admin). </text:p>
      <text:p text:style-name="P15"/>
      <text:p text:style-name="P15"/>
      <text:p text:style-name="P15"/>
      <text:p text:style-name="P15"/>
      <text:p text:style-name="P15"/>
      <text:p text:style-name="P15"/>
      <text:p text:style-name="P15">include_once ("common.php"); </text:p>
      <text:p text:style-name="P15"/>
      <text:p text:style-name="P15">$dbinfo = new dbinfo_t (); </text:p>
      <text:p text:style-name="P15">echo_header ($dbinfo); </text:p>
      <text:p text:style-name="P15"/>
      <text:p text:style-name="P15">// Javascript functions for validation/etc.. </text:p>
      <text:p text:style-name="P15">echo &lt;&lt;&lt;HEREDOC </text:p>
      <text:p text:style-name="P15">&lt;script type="text/javascript"&gt; </text:p>
      <text:p text:style-name="P15">function reset_inputs (thisform) </text:p>
      <text:p text:style-name="P15">{ </text:p>
      <text:p text:style-name="P15"><text:tab/>// reset inputs </text:p>
      <text:p text:style-name="P15"><text:tab/>// http://webcheatsheet.com/javascript/form_validation.php </text:p>
      <text:p text:style-name="P15"><text:tab/>for each (elem in thisform.elements) </text:p>
      <text:p text:style-name="P15"><text:tab/>{ </text:p>
      <text:p text:style-name="P15"><text:tab/><text:tab/>if (elem.type == "text" || elem.type == "select-one") </text:p>
      <text:p text:style-name="P15"><text:tab/><text:tab/>{ </text:p>
      <text:p text:style-name="P15"><text:tab/><text:tab/><text:tab/>elem.style.background = ''; </text:p>
      <text:p text:style-name="P15"><text:tab/><text:tab/>} </text:p>
      <text:p text:style-name="P15"><text:tab/>} </text:p>
      <text:p text:style-name="P15">} </text:p>
      <text:p text:style-name="P15"/>
      <text:p text:style-name="P15">function validate_required (field) </text:p>
      <text:p text:style-name="P15">{ </text:p>
      <text:p text:style-name="P15"><text:tab/>// http://www.w3schools.com/jS/js_form_validation.asp </text:p>
      <text:p text:style-name="P15"><text:soft-page-break/><text:tab/>// http://webcheatsheet.com/javascript/form_validation.php </text:p>
      <text:p text:style-name="P15"><text:tab/>with (field) </text:p>
      <text:p text:style-name="P15"><text:tab/>{ </text:p>
      <text:p text:style-name="P15"><text:tab/><text:tab/>if (value == null || value == "" || value == "-") </text:p>
      <text:p text:style-name="P15"><text:tab/><text:tab/>{ </text:p>
      <text:p text:style-name="P15"><text:tab/><text:tab/><text:tab/>field.style.background = 'Yellow'; </text:p>
      <text:p text:style-name="P15"><text:tab/><text:tab/><text:tab/>return false; </text:p>
      <text:p text:style-name="P15"><text:tab/><text:tab/>} </text:p>
      <text:p text:style-name="P15"><text:tab/><text:tab/>else </text:p>
      <text:p text:style-name="P15"><text:tab/><text:tab/>{ </text:p>
      <text:p text:style-name="P15"><text:tab/><text:tab/><text:tab/>return true; </text:p>
      <text:p text:style-name="P15"><text:tab/><text:tab/>} </text:p>
      <text:p text:style-name="P15"><text:tab/>} </text:p>
      <text:p text:style-name="P15">} </text:p>
      <text:p text:style-name="P15"/>
      <text:p text:style-name="P15">function field_set (fieldvar, field) </text:p>
      <text:p text:style-name="P15">{ </text:p>
      <text:p text:style-name="P15"><text:tab/>if (fieldvar == null) </text:p>
      <text:p text:style-name="P15"><text:tab/><text:tab/>return field; </text:p>
      <text:p text:style-name="P15"><text:tab/>else </text:p>
      <text:p text:style-name="P15"><text:tab/><text:tab/>return fieldvar; </text:p>
      <text:p text:style-name="P15">} </text:p>
      <text:p text:style-name="P15"/>
      <text:p text:style-name="P15">function append_with_newline (orig, append_text) </text:p>
      <text:p text:style-name="P15">{ </text:p>
      <text:p text:style-name="P15"><text:tab/>if (orig != null) </text:p>
      <text:p text:style-name="P15"><text:tab/><text:tab/>return orig + '\\n' + append_text; </text:p>
      <text:p text:style-name="P15"><text:tab/>return append_text; </text:p>
      <text:p text:style-name="P15">} </text:p>
      <text:p text:style-name="P15"/>
      <text:p text:style-name="P15">function validate_email (field) </text:p>
      <text:p text:style-name="P15">{ </text:p>
      <text:p text:style-name="P15"><text:tab/>// http://www.w3schools.com/jS/js_form_validation.asp </text:p>
      <text:p text:style-name="P15"><text:tab/>// http://webcheatsheet.com/javascript/form_validation.php </text:p>
      <text:p text:style-name="P15"/>
      <text:p text:style-name="P15"><text:tab/>var email_filter = /^[^@]+@[^@.]+\.[^@]*\w\w$/; </text:p>
      <text:p text:style-name="P15"><text:tab/>var illegal_chars= /[\(\)\&lt;\&gt;\,\;\:\\\"\[\]]/; </text:p>
      <text:p text:style-name="P15"><text:tab/>var value = trim (field.value); </text:p>
      <text:p text:style-name="P15"/>
      <text:p text:style-name="P15"><text:tab/>if (value == null </text:p>
      <text:p text:style-name="P15"><text:tab/><text:tab/>|| value == "" </text:p>
      <text:p text:style-name="P15"><text:tab/><text:tab/>|| !email_filter.test (value) </text:p>
      <text:p text:style-name="P15"><text:tab/><text:tab/>|| value.match (illegal_chars)) </text:p>
      <text:p text:style-name="P15"><text:tab/>{ </text:p>
      <text:p text:style-name="P15"><text:tab/><text:tab/>field.style.background = 'Yellow'; </text:p>
      <text:p text:style-name="P15"><text:tab/><text:tab/>return false; </text:p>
      <text:p text:style-name="P15"><text:tab/>} </text:p>
      <text:p text:style-name="P15"><text:tab/>return true; </text:p>
      <text:p text:style-name="P15">} </text:p>
      <text:p text:style-name="P15"><text:soft-page-break/><text:s/></text:p>
      <text:p text:style-name="P15">function trim (string) </text:p>
      <text:p text:style-name="P15">{ </text:p>
      <text:p text:style-name="P15"><text:tab/>// regex to replace one or more spaces at beginning of string </text:p>
      <text:p text:style-name="P15"><text:tab/>// or one or more spaces at end of string, with empty string </text:p>
      <text:p text:style-name="P15"><text:tab/>return string.replace (/^\s+|\s+$/, ''); </text:p>
      <text:p text:style-name="P15">} </text:p>
      <text:p text:style-name="P15"/>
      <text:p text:style-name="P15">function validate_int (field, length) </text:p>
      <text:p text:style-name="P15">{ </text:p>
      <text:p text:style-name="P15"><text:tab/>with (field) </text:p>
      <text:p text:style-name="P15"><text:tab/>{ </text:p>
      <text:p text:style-name="P15"><text:tab/><text:tab/>if (value.length &lt; length || value * 1 == 0) </text:p>
      <text:p text:style-name="P15"><text:tab/><text:tab/>{ </text:p>
      <text:p text:style-name="P15"><text:tab/><text:tab/><text:tab/>field.style.background = 'Yellow'; </text:p>
      <text:p text:style-name="P15"><text:tab/><text:tab/><text:tab/>return false; </text:p>
      <text:p text:style-name="P15"><text:tab/><text:tab/>} </text:p>
      <text:p text:style-name="P15"><text:tab/><text:tab/>else </text:p>
      <text:p text:style-name="P15"><text:tab/><text:tab/>{ </text:p>
      <text:p text:style-name="P15"><text:tab/><text:tab/><text:tab/>return true; </text:p>
      <text:p text:style-name="P15"><text:tab/><text:tab/>} </text:p>
      <text:p text:style-name="P15"><text:tab/>} </text:p>
      <text:p text:style-name="P15">} </text:p>
      <text:p text:style-name="P15"/>
      <text:p text:style-name="P15">function validate_form (thisform) </text:p>
      <text:p text:style-name="P15">{ </text:p>
      <text:p text:style-name="P15"><text:tab/>var field_of_focus; </text:p>
      <text:p text:style-name="P15"><text:tab/>var alert_message; </text:p>
      <text:p text:style-name="P15"/>
      <text:p text:style-name="P15"><text:tab/>reset_inputs (thisform); </text:p>
      <text:p text:style-name="P15"/>
      <text:p text:style-name="P15"><text:tab/>with (thisform) </text:p>
      <text:p text:style-name="P15"><text:tab/>{ </text:p>
      <text:p text:style-name="P15"><text:tab/><text:tab/>if (validate_required (username) == false) </text:p>
      <text:p text:style-name="P15"><text:tab/><text:tab/>{ </text:p>
      <text:p text:style-name="P15"><text:tab/><text:tab/><text:tab/>field_of_focus = field_set (field_of_focus, username); </text:p>
      <text:p text:style-name="P15"><text:tab/><text:tab/><text:tab/>alert_message = append_with_newline (alert_message, "Username required."); </text:p>
      <text:p text:style-name="P15"><text:tab/><text:tab/>} </text:p>
      <text:p text:style-name="P15"><text:tab/><text:tab/>if (validate_required (password) == false) </text:p>
      <text:p text:style-name="P15"><text:tab/><text:tab/>{ </text:p>
      <text:p text:style-name="P15"><text:tab/><text:tab/><text:tab/>field_of_focus = field_set (field_of_focus, password); </text:p>
      <text:p text:style-name="P15"><text:tab/><text:tab/><text:tab/>alert_message = append_with_newline (alert_message, "Password required."); </text:p>
      <text:p text:style-name="P15"><text:tab/><text:tab/>} </text:p>
      <text:p text:style-name="P15"><text:tab/><text:tab/>if (validate_required (password2) == false) </text:p>
      <text:p text:style-name="P15"><text:tab/><text:tab/>{ </text:p>
      <text:p text:style-name="P15"><text:tab/><text:tab/><text:tab/>field_of_focus = field_set (field_of_focus, password2); </text:p>
      <text:p text:style-name="P15"><text:tab/><text:tab/><text:tab/>alert_message = append_with_newline (alert_message, "Password confirmation required."); </text:p>
      <text:p text:style-name="P15"><text:tab/><text:tab/>} </text:p>
      <text:p text:style-name="P15"><text:soft-page-break/><text:tab/><text:tab/>if (password.value != password2.value) </text:p>
      <text:p text:style-name="P15"><text:tab/><text:tab/>{ </text:p>
      <text:p text:style-name="P15"><text:tab/><text:tab/><text:tab/>field_of_focus = field_set (field_of_focus, password); </text:p>
      <text:p text:style-name="P15"><text:tab/><text:tab/><text:tab/>alert_message = append_with_newline (alert_message, "Passwords must match."); </text:p>
      <text:p text:style-name="P15"><text:tab/><text:tab/>} </text:p>
      <text:p text:style-name="P15"><text:tab/><text:tab/>if (validate_required (realname) == false) </text:p>
      <text:p text:style-name="P15"><text:tab/><text:tab/>{ </text:p>
      <text:p text:style-name="P15"><text:tab/><text:tab/><text:tab/>field_of_focus = field_set (field_of_focus, realname); </text:p>
      <text:p text:style-name="P15"><text:tab/><text:tab/><text:tab/>alert_message = append_with_newline (alert_message, "Real name required."); </text:p>
      <text:p text:style-name="P15"><text:tab/><text:tab/>} </text:p>
      <text:p text:style-name="P15"><text:tab/><text:tab/>if (validate_required (birth_date) == false) </text:p>
      <text:p text:style-name="P15"><text:tab/><text:tab/>{ </text:p>
      <text:p text:style-name="P15"><text:tab/><text:tab/><text:tab/>field_of_focus = field_set (field_of_focus, birth_date); </text:p>
      <text:p text:style-name="P15"><text:tab/><text:tab/><text:tab/>alert_message = append_with_newline (alert_message, "Birth date required."); </text:p>
      <text:p text:style-name="P15"><text:tab/><text:tab/>} </text:p>
      <text:p text:style-name="P15"><text:tab/><text:tab/>else if ((birth_date.value.length &gt;= 6) == false) </text:p>
      <text:p text:style-name="P15"><text:tab/><text:tab/>{ </text:p>
      <text:p text:style-name="P15"><text:tab/><text:tab/><text:tab/>field_of_focus = field_set (field_of_focus, birth_date); </text:p>
      <text:p text:style-name="P15"><text:tab/><text:tab/><text:tab/>alert_message = append_with_newline (alert_message, "Birth date too short."); </text:p>
      <text:p text:style-name="P15"><text:tab/><text:tab/>} </text:p>
      <text:p text:style-name="P15"><text:tab/><text:tab/>if (validate_required (shipping_street) == false) </text:p>
      <text:p text:style-name="P15"><text:tab/><text:tab/>{ </text:p>
      <text:p text:style-name="P15"><text:tab/><text:tab/><text:tab/>field_of_focus = field_set (field_of_focus, shipping_street); </text:p>
      <text:p text:style-name="P15"><text:tab/><text:tab/><text:tab/>alert_message = append_with_newline (alert_message, "Street required."); </text:p>
      <text:p text:style-name="P15"><text:tab/><text:tab/>} </text:p>
      <text:p text:style-name="P15"><text:tab/><text:tab/>if (validate_required (shipping_city) == false) </text:p>
      <text:p text:style-name="P15"><text:tab/><text:tab/>{ </text:p>
      <text:p text:style-name="P15"><text:tab/><text:tab/><text:tab/>field_of_focus = field_set (field_of_focus, shipping_city); </text:p>
      <text:p text:style-name="P15"><text:tab/><text:tab/><text:tab/>alert_message = append_with_newline (alert_message, "City required."); </text:p>
      <text:p text:style-name="P15"><text:tab/><text:tab/>} </text:p>
      <text:p text:style-name="P15"><text:tab/><text:tab/>if (validate_required (shipping_zip) == false) </text:p>
      <text:p text:style-name="P15"><text:tab/><text:tab/>{ </text:p>
      <text:p text:style-name="P15"><text:tab/><text:tab/><text:tab/>field_of_focus = field_set (field_of_focus, shipping_zip); </text:p>
      <text:p text:style-name="P15"><text:tab/><text:tab/><text:tab/>alert_message = append_with_newline (alert_message, "Postal/zip code required."); </text:p>
      <text:p text:style-name="P15"><text:tab/><text:tab/>} </text:p>
      <text:p text:style-name="P15"><text:tab/><text:tab/>else if (validate_int (shipping_zip, 5) == false) // this test works only for US codes </text:p>
      <text:p text:style-name="P15"><text:tab/><text:tab/>{ </text:p>
      <text:p text:style-name="P15"><text:tab/><text:tab/><text:tab/>field_of_focus = field_set (field_of_focus, shipping_zip); </text:p>
      <text:p text:style-name="P15"><text:tab/><text:tab/><text:tab/>alert_message = append_with_newline (alert_message, "Postal/zip code is not valid."); </text:p>
      <text:p text:style-name="P15"><text:tab/><text:tab/>} </text:p>
      <text:p text:style-name="P15"><text:tab/><text:tab/>if (validate_required (phone) == false) </text:p>
      <text:p text:style-name="P15"><text:tab/><text:tab/>{ </text:p>
      <text:p text:style-name="P15"><text:tab/><text:tab/><text:tab/>field_of_focus = field_set (field_of_focus, phone); </text:p>
      <text:p text:style-name="P15"><text:tab/><text:tab/><text:tab/>alert_message = append_with_newline (alert_message, "Phone number required."); </text:p>
      <text:p text:style-name="P15"><text:tab/><text:tab/>} </text:p>
      <text:p text:style-name="P15"><text:soft-page-break/><text:tab/><text:tab/>else if ((phone.value.length &gt;= 10) == false) </text:p>
      <text:p text:style-name="P15"><text:tab/><text:tab/>{ </text:p>
      <text:p text:style-name="P15"><text:tab/><text:tab/><text:tab/>field_of_focus = field_set (field_of_focus, phone); </text:p>
      <text:p text:style-name="P15"><text:tab/><text:tab/><text:tab/>alert_message = append_with_newline (alert_message, "Phone number required."); </text:p>
      <text:p text:style-name="P15"><text:tab/><text:tab/>} </text:p>
      <text:p text:style-name="P15"><text:tab/><text:tab/>if (validate_required (email) == false) </text:p>
      <text:p text:style-name="P15"><text:tab/><text:tab/>{ </text:p>
      <text:p text:style-name="P15"><text:tab/><text:tab/><text:tab/>field_of_focus = field_set (field_of_focus, email); </text:p>
      <text:p text:style-name="P15"><text:tab/><text:tab/><text:tab/>alert_message = append_with_newline (alert_message, "E-mail required."); </text:p>
      <text:p text:style-name="P15"><text:tab/><text:tab/>} </text:p>
      <text:p text:style-name="P15"><text:tab/><text:tab/>else if (validate_email (email) == false) </text:p>
      <text:p text:style-name="P15"><text:tab/><text:tab/>{ </text:p>
      <text:p text:style-name="P15"><text:tab/><text:tab/><text:tab/>field_of_focus = field_set (field_of_focus, email); </text:p>
      <text:p text:style-name="P15"><text:tab/><text:tab/><text:tab/>alert_message = append_with_newline (alert_message, "E-mail address not valid."); </text:p>
      <text:p text:style-name="P15"><text:tab/><text:tab/>} </text:p>
      <text:p text:style-name="P15"><text:tab/><text:tab/>if (validate_required (card_number) == false) </text:p>
      <text:p text:style-name="P15"><text:tab/><text:tab/>{ </text:p>
      <text:p text:style-name="P15"><text:tab/><text:tab/><text:tab/>field_of_focus = field_set (field_of_focus, card_number); </text:p>
      <text:p text:style-name="P15"><text:tab/><text:tab/><text:tab/>alert_message = append_with_newline (alert_message, "Credit card number required."); </text:p>
      <text:p text:style-name="P15"><text:tab/><text:tab/>} </text:p>
      <text:p text:style-name="P15"><text:tab/><text:tab/>else if (validate_int (card_number, 12) == false) </text:p>
      <text:p text:style-name="P15"><text:tab/><text:tab/>{ </text:p>
      <text:p text:style-name="P15"><text:tab/><text:tab/><text:tab/>field_of_focus = field_set (field_of_focus, card_number); </text:p>
      <text:p text:style-name="P15"><text:tab/><text:tab/><text:tab/>alert_message = append_with_newline (alert_message, "Credit card number is too short."); </text:p>
      <text:p text:style-name="P15"><text:tab/><text:tab/>} </text:p>
      <text:p text:style-name="P15"/>
      <text:p text:style-name="P15"><text:tab/><text:tab/>if (alert_message != null) </text:p>
      <text:p text:style-name="P15"><text:tab/><text:tab/>{ </text:p>
      <text:p text:style-name="P15"><text:tab/><text:tab/><text:tab/>alert (alert_message); </text:p>
      <text:p text:style-name="P15"><text:tab/><text:tab/><text:tab/>field_of_focus.focus(); </text:p>
      <text:p text:style-name="P15"><text:tab/><text:tab/><text:tab/>return false; </text:p>
      <text:p text:style-name="P15"><text:tab/><text:tab/>} </text:p>
      <text:p text:style-name="P15"><text:tab/>} </text:p>
      <text:p text:style-name="P15">} </text:p>
      <text:p text:style-name="P15"/>
      <text:p text:style-name="P15">/* onload = function() */ </text:p>
      <text:p text:style-name="P15">/* { */ </text:p>
      <text:p text:style-name="P15">/* } */ </text:p>
      <text:p text:style-name="P15"/>
      <text:p text:style-name="P15">&lt;/script&gt; </text:p>
      <text:p text:style-name="P15">HEREDOC; // end javascript functions </text:p>
      <text:p text:style-name="P15"/>
      <text:p text:style-name="P15"/>
      <text:p text:style-name="P15">$mode = get ("mode"); </text:p>
      <text:p text:style-name="P15">$current_script = current_script (); </text:p>
      <text:p text:style-name="P15"><text:soft-page-break/><text:s/></text:p>
      <text:p text:style-name="P15">$get_username = get ("username"); </text:p>
      <text:p text:style-name="P15">$get_msg = get ("msg"); </text:p>
      <text:p text:style-name="P15"/>
      <text:p text:style-name="P15">if (!empty ($get_msg)) </text:p>
      <text:p text:style-name="P15"><text:tab/>echo "$msg"; </text:p>
      <text:p text:style-name="P15"/>
      <text:p text:style-name="P15">// Main registration form - kind of catch-all for editing and creating registrations </text:p>
      <text:p text:style-name="P15">function registration_form ($user = "") </text:p>
      <text:p text:style-name="P15">{ </text:p>
      <text:p text:style-name="P15"><text:tab/>global $dbinfo; </text:p>
      <text:p text:style-name="P15"><text:tab/>global $current_script; </text:p>
      <text:p text:style-name="P15"/>
      <text:p text:style-name="P15"><text:tab/>// If editing registration, fetch the current information from the database </text:p>
      <text:p text:style-name="P15"><text:tab/>if (!empty ($user) &amp;&amp; $dbinfo-&gt;user_exists ($user)) </text:p>
      <text:p text:style-name="P15"><text:tab/>{ </text:p>
      <text:p text:style-name="P15"><text:tab/><text:tab/>$result = $dbinfo-&gt;query ("select * from user where username = '$user'"); </text:p>
      <text:p text:style-name="P15"><text:tab/><text:tab/>if ($result) </text:p>
      <text:p text:style-name="P15"><text:tab/><text:tab/>{ </text:p>
      <text:p text:style-name="P15"><text:tab/><text:tab/><text:tab/>list($username, $passwd, $is_admin, $name, $dob, $street, </text:p>
      <text:p text:style-name="P15"><text:tab/><text:tab/><text:tab/> <text:s text:c="4"/>$city, $state, $zip, $phone, $email, $cc, $ccn, $ccx, </text:p>
      <text:p text:style-name="P15"><text:tab/><text:tab/><text:tab/> <text:s text:c="4"/>$picture, $desc) = mysql_fetch_row ($result); </text:p>
      <text:p text:style-name="P15"><text:tab/><text:tab/><text:tab/>mysql_free_result ($result); </text:p>
      <text:p text:style-name="P15"><text:tab/><text:tab/>} </text:p>
      <text:p text:style-name="P15"><text:tab/><text:tab/>else if ($dbinfo-&gt;debug ()) </text:p>
      <text:p text:style-name="P15"><text:tab/><text:tab/>{ </text:p>
      <text:p text:style-name="P15"><text:tab/><text:tab/><text:tab/>mysql_free_result ($result); </text:p>
      <text:p text:style-name="P15"><text:tab/><text:tab/><text:tab/>die (mysql_error ()); </text:p>
      <text:p text:style-name="P15"><text:tab/><text:tab/>} </text:p>
      <text:p text:style-name="P15"><text:tab/><text:tab/>else </text:p>
      <text:p text:style-name="P15"><text:tab/><text:tab/>{ </text:p>
      <text:p text:style-name="P15"><text:tab/><text:tab/><text:tab/>mysql_free_result ($result); </text:p>
      <text:p text:style-name="P15"><text:tab/><text:tab/><text:tab/>echo "Couldn't get user information."; </text:p>
      <text:p text:style-name="P15"><text:tab/><text:tab/><text:tab/>return; </text:p>
      <text:p text:style-name="P15"><text:tab/><text:tab/>} </text:p>
      <text:p text:style-name="P15"><text:tab/>} </text:p>
      <text:p text:style-name="P15"><text:tab/>else if (!empty ($username)) </text:p>
      <text:p text:style-name="P15"><text:tab/>{ </text:p>
      <text:p text:style-name="P15"><text:tab/><text:tab/>echo "You've reached this page in error."; </text:p>
      <text:p text:style-name="P15"><text:tab/><text:tab/>return; </text:p>
      <text:p text:style-name="P15"><text:tab/>} </text:p>
      <text:p text:style-name="P15"/>
      <text:p text:style-name="P15"><text:tab/>// Start writing table to page </text:p>
      <text:p text:style-name="P15"><text:tab/>echo h3 ("Accounts and Registration"); </text:p>
      <text:p text:style-name="P15"><text:tab/>$table = new table_common_t (); </text:p>
      <text:p text:style-name="P15"><text:tab/>$table-&gt;init ("tbl_std"); </text:p>
      <text:p text:style-name="P15"/>
      <text:p text:style-name="P15"><text:tab/>echo $table-&gt;table_begin (); </text:p>
      <text:p text:style-name="P15"><text:tab/>echo $table-&gt;table_head_begin (); </text:p>
      <text:p text:style-name="P15"><text:soft-page-break/><text:tab/>if (!$dbinfo-&gt;logged_in ()) </text:p>
      <text:p text:style-name="P15"><text:tab/><text:tab/>echo $table-&gt;tr ($table-&gt;td_span ("Register for an iBay account", "", 2)); </text:p>
      <text:p text:style-name="P15"><text:tab/>else if ($dbinfo-&gt;logged_in () &amp;&amp; $user != $dbinfo-&gt;username ()) </text:p>
      <text:p text:style-name="P15"><text:tab/><text:tab/>echo $table-&gt;tr ($table-&gt;td_span ("Update (not) your iBay account", "", 2)); </text:p>
      <text:p text:style-name="P15"><text:tab/>else </text:p>
      <text:p text:style-name="P15"><text:tab/><text:tab/>echo $table-&gt;tr ($table-&gt;td_span ("Update your iBay account", "", 2)); </text:p>
      <text:p text:style-name="P15"><text:tab/>echo $table-&gt;table_head_end (); </text:p>
      <text:p text:style-name="P15"><text:tab/>echo $table-&gt;table_body_begin (); </text:p>
      <text:p text:style-name="P15"/>
      <text:p text:style-name="P15"><text:tab/>// Different modes depending on if user is logged in or not </text:p>
      <text:p text:style-name="P15"><text:tab/>if ($dbinfo-&gt;logged_in ()) </text:p>
      <text:p text:style-name="P15"><text:tab/><text:tab/>echo form_begin_n ("$current_script?mode=save", "post", "registration_form", "return validate_form (this)"); </text:p>
      <text:p text:style-name="P15"><text:tab/>else </text:p>
      <text:p text:style-name="P15"><text:tab/><text:tab/>echo form_begin_n ("$current_script?mode=savenew", "post", "registration_form", "return validate_form (this)"); </text:p>
      <text:p text:style-name="P15"/>
      <text:p text:style-name="P15"><text:tab/>// If editing, then make username field read only </text:p>
      <text:p text:style-name="P15"><text:tab/>if (empty ($user)) </text:p>
      <text:p text:style-name="P15"><text:tab/><text:tab/>echo $table-&gt;tr ($table-&gt;td ("Desired Username"). </text:p>
      <text:p text:style-name="P15"><text:tab/><text:tab/><text:tab/><text:tab/> $table-&gt;td (text_input_s ("username", $username, 30, 50). </text:p>
      <text:p text:style-name="P15"><text:tab/><text:tab/><text:tab/><text:tab/><text:tab/> <text:s text:c="4"/>alert ("50 characters or less. Have fun.", "?"))); </text:p>
      <text:p text:style-name="P15"><text:tab/>else </text:p>
      <text:p text:style-name="P15"><text:tab/><text:tab/>echo $table-&gt;tr ($table-&gt;td ("Username&lt;br/&gt;".href ("$current_script?mode=delete&amp;username=$username", "Delete Account")). </text:p>
      <text:p text:style-name="P15"><text:tab/><text:tab/><text:tab/><text:tab/> $table-&gt;td (text_input_sr ("username", $username, 30, 50))); </text:p>
      <text:p text:style-name="P15"/>
      <text:p text:style-name="P15"><text:tab/>// Passwords must match </text:p>
      <text:p text:style-name="P15"><text:tab/>echo $table-&gt;tr ($table-&gt;td ("Desired Password"). </text:p>
      <text:p text:style-name="P15"><text:tab/><text:tab/><text:tab/> $table-&gt;td (password_input_s ("password", $passwd, 30, 50). </text:p>
      <text:p text:style-name="P15"><text:tab/><text:tab/><text:tab/><text:tab/> <text:s text:c="4"/>alert ("50 characters or less, must match. Make it super secret.", "?"))); </text:p>
      <text:p text:style-name="P15"><text:tab/>echo $table-&gt;tr ($table-&gt;td ("Repeat Password"). </text:p>
      <text:p text:style-name="P15"><text:tab/><text:tab/><text:tab/> $table-&gt;td (password_input_s ("password2", $passwd, 30, 50). </text:p>
      <text:p text:style-name="P15"><text:tab/><text:tab/><text:tab/><text:tab/> <text:s text:c="4"/>alert ("You thought there would be something helpful here. Just type the same thing as in the above box.", "?"))); </text:p>
      <text:p text:style-name="P15"/>
      <text:p text:style-name="P15"><text:tab/>// Only allow editing of this if the current user is already an admin </text:p>
      <text:p text:style-name="P15"><text:tab/>if ($dbinfo-&gt;is_admin ()) </text:p>
      <text:p text:style-name="P15"><text:tab/>{ </text:p>
      <text:p text:style-name="P15"><text:tab/><text:tab/>$options = ""; </text:p>
      <text:p text:style-name="P15"><text:tab/><text:tab/>$options = $options.option ("0", "No", $is_admin); </text:p>
      <text:p text:style-name="P15"><text:tab/><text:tab/>$options = $options.option ("1", "Yes", $is_admin); </text:p>
      <text:p text:style-name="P15"><text:tab/><text:tab/>echo $table-&gt;tr ($table-&gt;td ("Admin"). </text:p>
      <text:p text:style-name="P15"><text:tab/><text:tab/><text:tab/><text:tab/> $table-&gt;td (select ("is_admin", $options). </text:p>
      <text:p text:style-name="P15"><text:tab/><text:tab/><text:tab/><text:tab/><text:tab/> <text:s text:c="4"/>alert ("Give administrator priv.", "?"))); </text:p>
      <text:p text:style-name="P15"><text:tab/>} </text:p>
      <text:p text:style-name="P15"><text:tab/>echo $table-&gt;tr ($table-&gt;td ("Real Name"). </text:p>
      <text:p text:style-name="P15"><text:tab/><text:tab/><text:tab/> $table-&gt;td (text_input_s ("realname", $name, 30, 100). </text:p>
      <text:p text:style-name="P15"><text:tab/><text:tab/><text:tab/><text:tab/> <text:s text:c="4"/>alert ("100 characters or less. e.g. John Smith", "?"))); </text:p>
      <text:p text:style-name="P15"><text:soft-page-break/><text:tab/>echo $table-&gt;tr ($table-&gt;td ("Birth Date"). </text:p>
      <text:p text:style-name="P15"><text:tab/><text:tab/><text:tab/> $table-&gt;td (text_input_s ("birth_date", $dob, 10, 10). </text:p>
      <text:p text:style-name="P15"><text:tab/><text:tab/><text:tab/><text:tab/> <text:s text:c="4"/>alert ("Up to 10 characters, at least 6. e.g. 1980-10-17", "?"))); </text:p>
      <text:p text:style-name="P15"><text:tab/>echo $table-&gt;tr ($table-&gt;td ("Shipping Street"). </text:p>
      <text:p text:style-name="P15"><text:tab/><text:tab/><text:tab/> $table-&gt;td (text_input_s ("shipping_street", $street, 30, 100). </text:p>
      <text:p text:style-name="P15"><text:tab/><text:tab/><text:tab/><text:tab/> <text:s text:c="4"/>alert ("100 characters or less. e.g. 56 Dodo Ln", "?"))); </text:p>
      <text:p text:style-name="P15"><text:tab/>echo $table-&gt;tr ($table-&gt;td ("Shipping City"). </text:p>
      <text:p text:style-name="P15"><text:tab/><text:tab/><text:tab/> $table-&gt;td (text_input_s ("shipping_city", $city, 30, 50). </text:p>
      <text:p text:style-name="P15"><text:tab/><text:tab/><text:tab/><text:tab/> <text:s text:c="4"/>alert ("50 characters or less. e.g. Eunice", "?"))); </text:p>
      <text:p text:style-name="P15"><text:tab/>// Gosh this is a lot - some aren't even states! Ha! </text:p>
      <text:p text:style-name="P15"><text:tab/>$options = ""; </text:p>
      <text:p text:style-name="P15"><text:tab/>$options = $options.option ("Alabama", "Alabama", $state); </text:p>
      <text:p text:style-name="P15"><text:tab/>$options = $options.option ("Alaska", "Alaska", $state); </text:p>
      <text:p text:style-name="P15"><text:tab/>$options = $options.option ("American Samoa", "American Samoa", $state); </text:p>
      <text:p text:style-name="P15"><text:tab/>$options = $options.option ("Arizona", "Arizona", $state); </text:p>
      <text:p text:style-name="P15"><text:tab/>$options = $options.option ("Arkansas", "Arkansas", $state); </text:p>
      <text:p text:style-name="P15"><text:tab/>$options = $options.option ("California", "California", $state); </text:p>
      <text:p text:style-name="P15"><text:tab/>$options = $options.option ("Colorado", "Colorado", $state); </text:p>
      <text:p text:style-name="P15"><text:tab/>$options = $options.option ("Connecticut", "Connecticut", $state); </text:p>
      <text:p text:style-name="P15"><text:tab/>$options = $options.option ("Delaware", "Delaware", $state); </text:p>
      <text:p text:style-name="P15"><text:tab/>$options = $options.option ("District of Columbia", "District of Columbia", $state); </text:p>
      <text:p text:style-name="P15"><text:tab/>$options = $options.option ("Florida", "Florida", $state); </text:p>
      <text:p text:style-name="P15"><text:tab/>$options = $options.option ("Georgia", "Georgia", $state); </text:p>
      <text:p text:style-name="P15"><text:tab/>$options = $options.option ("Guam", "Guam", $state); </text:p>
      <text:p text:style-name="P15"><text:tab/>$options = $options.option ("Hawaii", "Hawaii", $state); </text:p>
      <text:p text:style-name="P15"><text:tab/>$options = $options.option ("Idaho", "Idaho", $state); </text:p>
      <text:p text:style-name="P15"><text:tab/>$options = $options.option ("Illinois", "Illinois", $state); </text:p>
      <text:p text:style-name="P15"><text:tab/>$options = $options.option ("Indiana", "Indiana", $state); </text:p>
      <text:p text:style-name="P15"><text:tab/>$options = $options.option ("Iowa", "Iowa", $state); </text:p>
      <text:p text:style-name="P15"><text:tab/>$options = $options.option ("Kansas", "Kansas", $state); </text:p>
      <text:p text:style-name="P15"><text:tab/>$options = $options.option ("Kentucky", "Kentucky", $state); </text:p>
      <text:p text:style-name="P15"><text:tab/>$options = $options.option ("Louisiana", "Louisiana", $state); </text:p>
      <text:p text:style-name="P15"><text:tab/>$options = $options.option ("Maine", "Maine", $state); </text:p>
      <text:p text:style-name="P15"><text:tab/>$options = $options.option ("Maryland", "Maryland", $state); </text:p>
      <text:p text:style-name="P15"><text:tab/>$options = $options.option ("Massachusetts", "Massachusetts", $state); </text:p>
      <text:p text:style-name="P15"><text:tab/>$options = $options.option ("Michigan", "Michigan", $state); </text:p>
      <text:p text:style-name="P15"><text:tab/>$options = $options.option ("Minnesota", "Minnesota", $state); </text:p>
      <text:p text:style-name="P15"><text:tab/>$options = $options.option ("Mississippi", "Mississippi", $state); </text:p>
      <text:p text:style-name="P15"><text:tab/>$options = $options.option ("Missouri", "Missouri", $state); </text:p>
      <text:p text:style-name="P15"><text:tab/>$options = $options.option ("Montana", "Montana", $state); </text:p>
      <text:p text:style-name="P15"><text:tab/>$options = $options.option ("Nebraska", "Nebraska", $state); </text:p>
      <text:p text:style-name="P15"><text:tab/>$options = $options.option ("Nevada", "Nevada", $state); </text:p>
      <text:p text:style-name="P15"><text:tab/>$options = $options.option ("New Hampshire", "New Hampshire", $state); </text:p>
      <text:p text:style-name="P15"><text:tab/>$options = $options.option ("New Jersey", "New Jersey", $state); </text:p>
      <text:p text:style-name="P15"><text:tab/>$options = $options.option ("New Mexico", "New Mexico", $state); </text:p>
      <text:p text:style-name="P15"><text:tab/>$options = $options.option ("New York", "New York", $state); </text:p>
      <text:p text:style-name="P15"><text:tab/>$options = $options.option ("North Carolina", "North Carolina", $state); </text:p>
      <text:p text:style-name="P15"><text:tab/>$options = $options.option ("North Dakota", "North Dakota", $state); </text:p>
      <text:p text:style-name="P15"><text:tab/>$options = $options.option ("Northern Marianas Islands", "Northern Marianas Islands", $state); </text:p>
      <text:p text:style-name="P15"><text:soft-page-break/><text:tab/>$options = $options.option ("Ohio", "Ohio", $state); </text:p>
      <text:p text:style-name="P15"><text:tab/>$options = $options.option ("Oklahoma", "Oklahoma", $state); </text:p>
      <text:p text:style-name="P15"><text:tab/>$options = $options.option ("Oregon", "Oregon", $state); </text:p>
      <text:p text:style-name="P15"><text:tab/>$options = $options.option ("Pennsylvania", "Pennsylvania", $state); </text:p>
      <text:p text:style-name="P15"><text:tab/>$options = $options.option ("Puerto Rico", "Puerto Rico", $state); </text:p>
      <text:p text:style-name="P15"><text:tab/>$options = $options.option ("Rhode Island", "Rhode Island", $state); </text:p>
      <text:p text:style-name="P15"><text:tab/>$options = $options.option ("South Carolina", "South Carolina", $state); </text:p>
      <text:p text:style-name="P15"><text:tab/>$options = $options.option ("South Dakota", "South Dakota", $state); </text:p>
      <text:p text:style-name="P15"><text:tab/>$options = $options.option ("Tennessee", "Tennessee", $state); </text:p>
      <text:p text:style-name="P15"><text:tab/>$options = $options.option ("Texas", "Texas", $state); </text:p>
      <text:p text:style-name="P15"><text:tab/>$options = $options.option ("Utah", "Utah", $state); </text:p>
      <text:p text:style-name="P15"><text:tab/>$options = $options.option ("Vermont", "Vermont", $state); </text:p>
      <text:p text:style-name="P15"><text:tab/>$options = $options.option ("Virginia", "Virginia", $state); </text:p>
      <text:p text:style-name="P15"><text:tab/>$options = $options.option ("Virgin Islands", "Virgin Islands", $state); </text:p>
      <text:p text:style-name="P15"><text:tab/>$options = $options.option ("Washington", "Washington", $state); </text:p>
      <text:p text:style-name="P15"><text:tab/>$options = $options.option ("West Virginia", "West Virginia", $state); </text:p>
      <text:p text:style-name="P15"><text:tab/>$options = $options.option ("Wisconsin", "Wisconsin", $state); </text:p>
      <text:p text:style-name="P15"><text:tab/>$options = $options.option ("Wyoming", "Wyoming", $state); </text:p>
      <text:p text:style-name="P15"><text:tab/>echo $table-&gt;tr ($table-&gt;td ("Shipping State"). </text:p>
      <text:p text:style-name="P15"><text:tab/><text:tab/><text:tab/> $table-&gt;td (select ("shipping_state", $options). </text:p>
      <text:p text:style-name="P15"><text:tab/><text:tab/><text:tab/><text:tab/> <text:s text:c="4"/>alert ("Don't lie on this choice.", "?"))); </text:p>
      <text:p text:style-name="P15"><text:tab/>echo $table-&gt;tr ($table-&gt;td ("Shipping Zip Code"). </text:p>
      <text:p text:style-name="P15"><text:tab/><text:tab/><text:tab/> $table-&gt;td (text_input_s ("shipping_zip", $zip, 5, 10). </text:p>
      <text:p text:style-name="P15"><text:tab/><text:tab/><text:tab/><text:tab/> <text:s text:c="4"/>alert ("5 to 10 digits only. e.g. 90210", "?"))); </text:p>
      <text:p text:style-name="P15"><text:tab/>echo $table-&gt;tr ($table-&gt;td ("Phone Number"). </text:p>
      <text:p text:style-name="P15"><text:tab/><text:tab/><text:tab/> $table-&gt;td (text_input_s ("phone", $phone, 12, 12). </text:p>
      <text:p text:style-name="P15"><text:tab/><text:tab/><text:tab/><text:tab/> <text:s text:c="4"/>alert ("10 to 12 characters. e.g. 123-456-7890", "?"))); </text:p>
      <text:p text:style-name="P15"><text:tab/>echo $table-&gt;tr ($table-&gt;td ("Email Address"). </text:p>
      <text:p text:style-name="P15"><text:tab/><text:tab/><text:tab/> $table-&gt;td (text_input_s ("email", $email, 30, 50). </text:p>
      <text:p text:style-name="P15"><text:tab/><text:tab/><text:tab/><text:tab/> <text:s text:c="4"/>alert ("50 characters or less. e.g. bill@hat.com.", "?"))); </text:p>
      <text:p text:style-name="P15"><text:tab/>$options = ""; </text:p>
      <text:p text:style-name="P15"><text:tab/>$options = $options.option ("American Express", "American Express", $cc); </text:p>
      <text:p text:style-name="P15"><text:tab/>$options = $options.option ("Discover", "Discover", $cc); </text:p>
      <text:p text:style-name="P15"><text:tab/>$options = $options.option ("Mastercard", "Mastercard", $cc); </text:p>
      <text:p text:style-name="P15"><text:tab/>$options = $options.option ("Visa", "Visa", $cc); </text:p>
      <text:p text:style-name="P15"><text:tab/>echo $table-&gt;tr ($table-&gt;td ("Credit Card Type"). </text:p>
      <text:p text:style-name="P15"><text:tab/><text:tab/><text:tab/> $table-&gt;td (select ("card_type", $options). </text:p>
      <text:p text:style-name="P15"><text:tab/><text:tab/><text:tab/><text:tab/> <text:s text:c="4"/>alert ("You better have one.", "?"))); </text:p>
      <text:p text:style-name="P15"><text:tab/>echo $table-&gt;tr ($table-&gt;td ("Credit Card Number"). </text:p>
      <text:p text:style-name="P15"><text:tab/><text:tab/><text:tab/> $table-&gt;td (text_input_s ("card_number", $ccn, 16, 16). </text:p>
      <text:p text:style-name="P15"><text:tab/><text:tab/><text:tab/><text:tab/> <text:s text:c="4"/>alert ("12 to 16 digits. e.g. 1111222233334444", "?"))); </text:p>
      <text:p text:style-name="P15"/>
      <text:p text:style-name="P15"><text:tab/>// For credit card expiration dates </text:p>
      <text:p text:style-name="P15"><text:tab/>$options = ""; </text:p>
      <text:p text:style-name="P15"><text:tab/>for ($j = 9; $j &lt;= 14; $j++) </text:p>
      <text:p text:style-name="P15"><text:tab/>{ </text:p>
      <text:p text:style-name="P15"><text:tab/><text:tab/>if ($j &lt; 10) </text:p>
      <text:p text:style-name="P15"><text:tab/><text:tab/><text:tab/>$j = "0".$j; </text:p>
      <text:p text:style-name="P15"/>
      <text:p text:style-name="P15"><text:soft-page-break/><text:tab/><text:tab/>for ($i = 1; $i &lt;= 12; $i++) </text:p>
      <text:p text:style-name="P15"><text:tab/><text:tab/>{ </text:p>
      <text:p text:style-name="P15"><text:tab/><text:tab/><text:tab/>if ($i &lt; 10) </text:p>
      <text:p text:style-name="P15"><text:tab/><text:tab/><text:tab/><text:tab/>$i = "0".$i; </text:p>
      <text:p text:style-name="P15"><text:tab/><text:tab/><text:tab/>$options = $options.option ("$i/$j", "$i/$j", $ccx); </text:p>
      <text:p text:style-name="P15"><text:tab/><text:tab/>} </text:p>
      <text:p text:style-name="P15"><text:tab/>} </text:p>
      <text:p text:style-name="P15"><text:tab/>echo $table-&gt;tr ($table-&gt;td ("Credit Card Expiration"). </text:p>
      <text:p text:style-name="P15"><text:tab/><text:tab/><text:tab/> $table-&gt;td (select ("card_expire", $options). </text:p>
      <text:p text:style-name="P15"><text:tab/><text:tab/><text:tab/><text:tab/> <text:s text:c="4"/>alert ("Expiration date of your credit card.", "?"))); </text:p>
      <text:p text:style-name="P15"/>
      <text:p text:style-name="P15"><text:tab/>// Save or register depending on if logged in </text:p>
      <text:p text:style-name="P15"><text:tab/>if ($dbinfo-&gt;logged_in ()) </text:p>
      <text:p text:style-name="P15"><text:tab/>{ </text:p>
      <text:p text:style-name="P15"><text:tab/><text:tab/>echo $table-&gt;tr ($table-&gt;td_span (submit_input ("Save"), "", 2, "center")); </text:p>
      <text:p text:style-name="P15"><text:tab/>} </text:p>
      <text:p text:style-name="P15"><text:tab/>else </text:p>
      <text:p text:style-name="P15"><text:tab/>{ </text:p>
      <text:p text:style-name="P15"><text:tab/><text:tab/>echo $table-&gt;tr ($table-&gt;td_span (submit_input ("Register"), "", 2, "center")); </text:p>
      <text:p text:style-name="P15"><text:tab/>} </text:p>
      <text:p text:style-name="P15"><text:tab/>echo form_end (); </text:p>
      <text:p text:style-name="P15"><text:tab/>echo $table-&gt;table_body_end (); </text:p>
      <text:p text:style-name="P15"><text:tab/>echo $table-&gt;table_end (); </text:p>
      <text:p text:style-name="P15">} </text:p>
      <text:p text:style-name="P15"/>
      <text:p text:style-name="P15">// Very simple checking of the form data to meet basic requirements </text:p>
      <text:p text:style-name="P15">function verify_data () </text:p>
      <text:p text:style-name="P15">{ </text:p>
      <text:p text:style-name="P15"><text:tab/>global $dbinfo, $errors, $post_username, $passwd1, $passwd2, </text:p>
      <text:p text:style-name="P15"><text:tab/><text:tab/>$is_admin, $post_realname, $post_birth_date, $post_street, </text:p>
      <text:p text:style-name="P15"><text:tab/><text:tab/>$post_city, $post_state, $post_zip, $post_phone, $post_email, </text:p>
      <text:p text:style-name="P15"><text:tab/><text:tab/>$post_card_type, $post_card_number, $post_card_expire, </text:p>
      <text:p text:style-name="P15"><text:tab/><text:tab/>$post_picture, $post_description; </text:p>
      <text:p text:style-name="P15"><text:tab/>$errors = ""; </text:p>
      <text:p text:style-name="P15"><text:tab/>$post_username = fix_quotes (post ("username")); </text:p>
      <text:p text:style-name="P15"><text:tab/>$passwd1 = fix_quotes (post ("password")); </text:p>
      <text:p text:style-name="P15"><text:tab/>$passwd2 = fix_quotes (post ("password2")); </text:p>
      <text:p text:style-name="P15"><text:tab/>$is_admin = post ("is_admin"); </text:p>
      <text:p text:style-name="P15"><text:tab/>$post_realname = fix_quotes (post ("realname")); </text:p>
      <text:p text:style-name="P15"><text:tab/>$post_birth_date = fix_quotes (post ("birth_date")); </text:p>
      <text:p text:style-name="P15"><text:tab/>$post_street = fix_quotes (post ("shipping_street")); </text:p>
      <text:p text:style-name="P15"><text:tab/>$post_city = fix_quotes (post ("shipping_city")); </text:p>
      <text:p text:style-name="P15"><text:tab/>$post_state = post ("shipping_state"); </text:p>
      <text:p text:style-name="P15"><text:tab/>$post_zip = post ("shipping_zip"); </text:p>
      <text:p text:style-name="P15"><text:tab/>$post_phone = fix_quotes (post ("phone")); </text:p>
      <text:p text:style-name="P15"><text:tab/>$post_email = fix_quotes (post ("email")); </text:p>
      <text:p text:style-name="P15"><text:tab/>$post_card_type = post ("card_type"); </text:p>
      <text:p text:style-name="P15"><text:tab/>$post_card_number = post ("card_number"); </text:p>
      <text:p text:style-name="P15"><text:tab/>$post_card_expire = post ("card_expire"); </text:p>
      <text:p text:style-name="P15"><text:soft-page-break/><text:tab/>$post_picture = "default_profile.jpg"; </text:p>
      <text:p text:style-name="P15"><text:tab/>$post_description = "N/A"; </text:p>
      <text:p text:style-name="P15"/>
      <text:p text:style-name="P15"><text:tab/>if (empty ($post_username)) </text:p>
      <text:p text:style-name="P15"><text:tab/><text:tab/>$errors = $errors.li ("Username can't be empty."); </text:p>
      <text:p text:style-name="P15"><text:tab/>if (!$dbinfo-&gt;logged_in () &amp;&amp; $dbinfo-&gt;user_exists ($post_username)) </text:p>
      <text:p text:style-name="P15"><text:tab/><text:tab/>$errors = $errors.li ("Username already exists."); </text:p>
      <text:p text:style-name="P15"><text:tab/>if (strlen ($post_username) &gt; 50) </text:p>
      <text:p text:style-name="P15"><text:tab/><text:tab/>$errors = $errors.li ("Username must be less than 50 characters."); </text:p>
      <text:p text:style-name="P15"><text:tab/>if (empty ($passwd1)) </text:p>
      <text:p text:style-name="P15"><text:tab/><text:tab/>$errors = $errors.li ("Password can't be empty"); </text:p>
      <text:p text:style-name="P15"><text:tab/>if ($passwd1 != $passwd2) </text:p>
      <text:p text:style-name="P15"><text:tab/><text:tab/>$errors = $errors.li ("Passwords don't match"); </text:p>
      <text:p text:style-name="P15"><text:tab/>if ($dbinfo-&gt;is_admin () &amp;&amp; $is_admin == 0 &amp;&amp; $dbinfo-&gt;username () == $post_username) </text:p>
      <text:p text:style-name="P15"><text:tab/>{ </text:p>
      <text:p text:style-name="P15"><text:tab/><text:tab/>$result = $dbinfo-&gt;query ("select username from user where username != '$post_username' AND is_admin = 1"); </text:p>
      <text:p text:style-name="P15"><text:tab/><text:tab/>if (mysql_num_rows ($result) == 0) </text:p>
      <text:p text:style-name="P15"><text:tab/><text:tab/><text:tab/>$errors = $errors.li ("The number of users left that are admins can't be zero."); </text:p>
      <text:p text:style-name="P15"><text:tab/>} </text:p>
      <text:p text:style-name="P15"><text:tab/>if (empty ($post_realname)) </text:p>
      <text:p text:style-name="P15"><text:tab/><text:tab/>$errors = $errors.li ("Name can't be empty"); </text:p>
      <text:p text:style-name="P15"><text:tab/>if (empty ($post_birth_date)) </text:p>
      <text:p text:style-name="P15"><text:tab/><text:tab/>$errors = $errors.li ("Birth date can't be empty"); </text:p>
      <text:p text:style-name="P15"><text:tab/>else if (strlen ($post_birth_date) &lt; 6) </text:p>
      <text:p text:style-name="P15"><text:tab/><text:tab/>$errors = $errors.li ("Birth date too short"); </text:p>
      <text:p text:style-name="P15"><text:tab/>if (empty ($post_street)) </text:p>
      <text:p text:style-name="P15"><text:tab/><text:tab/>$errors = $errors.li ("Street can't be empty"); </text:p>
      <text:p text:style-name="P15"><text:tab/>if (empty ($post_city)) </text:p>
      <text:p text:style-name="P15"><text:tab/><text:tab/>$errors = $errors.li ("City can't be empty"); </text:p>
      <text:p text:style-name="P15"><text:tab/>if ($post_zip + 0 &lt;= 0) </text:p>
      <text:p text:style-name="P15"><text:tab/><text:tab/>$errors = $errors.li ("Invalid zip code"); </text:p>
      <text:p text:style-name="P15"><text:tab/>else if (strlen ($post_zip) &lt; 5) </text:p>
      <text:p text:style-name="P15"><text:tab/><text:tab/>$errors = $errors.li ("Zip code too short"); </text:p>
      <text:p text:style-name="P15"><text:tab/>if (empty ($post_phone)) </text:p>
      <text:p text:style-name="P15"><text:tab/><text:tab/>$errors = $errors.li ("Phone number can't be empty"); </text:p>
      <text:p text:style-name="P15"><text:tab/>else if (strlen ($post_phone) &lt; 10) </text:p>
      <text:p text:style-name="P15"><text:tab/><text:tab/>$errors = $errors.li ("Phone number too short"); </text:p>
      <text:p text:style-name="P15"><text:tab/>if (strlen ($post_email) &lt; 5) </text:p>
      <text:p text:style-name="P15"><text:tab/><text:tab/>$errors = $errors.li ("Invalid e-mail"); </text:p>
      <text:p text:style-name="P15"><text:tab/>if ($post_card_number + 0 &lt;= 0) </text:p>
      <text:p text:style-name="P15"><text:tab/><text:tab/>$errors = $errors.li ("Invalid credit card number"); </text:p>
      <text:p text:style-name="P15"><text:tab/>else if (strlen ($post_card_number) &lt; 12) </text:p>
      <text:p text:style-name="P15"><text:tab/><text:tab/>$errors = $errors.li ("Credit card number too short"); </text:p>
      <text:p text:style-name="P15"><text:tab/>return $errors; </text:p>
      <text:p text:style-name="P15">} </text:p>
      <text:p text:style-name="P15"/>
      <text:p text:style-name="P15"/>
      <text:p text:style-name="P15">if ($dbinfo-&gt;logged_in ()) </text:p>
      <text:p text:style-name="P15"><text:soft-page-break/>{ </text:p>
      <text:p text:style-name="P15"><text:tab/>$user = $dbinfo-&gt;username (); </text:p>
      <text:p text:style-name="P15"/>
      <text:p text:style-name="P15"><text:tab/>// Admin user may be editing/viewing another user's page </text:p>
      <text:p text:style-name="P15"><text:tab/>if ($dbinfo-&gt;is_admin () &amp;&amp; !empty ($get_username)) </text:p>
      <text:p text:style-name="P15"><text:tab/>{ </text:p>
      <text:p text:style-name="P15"><text:tab/><text:tab/>$user = $get_username; </text:p>
      <text:p text:style-name="P15"><text:tab/>} </text:p>
      <text:p text:style-name="P15"/>
      <text:p text:style-name="P15"><text:tab/>if ($mode == "login_as" &amp;&amp; !empty ($get_username)) </text:p>
      <text:p text:style-name="P15"><text:tab/>{ </text:p>
      <text:p text:style-name="P15"><text:tab/><text:tab/>$dbinfo-&gt;save_activity ("Logged in as '$user'."); </text:p>
      <text:p text:style-name="P15"><text:tab/><text:tab/>$dbinfo-&gt;login_as ($user); </text:p>
      <text:p text:style-name="P15"><text:tab/><text:tab/>echo href ("$current_script?", "Click to refresh."); </text:p>
      <text:p text:style-name="P15"><text:tab/>} </text:p>
      <text:p text:style-name="P15"><text:tab/>// Admin wants to delete a user </text:p>
      <text:p text:style-name="P15"><text:tab/>else if ($mode == "delete" &amp;&amp; $dbinfo-&gt;is_admin () &amp;&amp; !empty ($get_username) &amp;&amp; $get_username != $dbinfo-&gt;username ()) </text:p>
      <text:p text:style-name="P15"><text:tab/>{ </text:p>
      <text:p text:style-name="P15"><text:tab/><text:tab/>$errors = ""; </text:p>
      <text:p text:style-name="P15"><text:tab/><text:tab/>// check to make sure not last user and that there is at least one admin </text:p>
      <text:p text:style-name="P15"><text:tab/><text:tab/>$result = $dbinfo-&gt;query ("select username from user where username != '$user' AND is_admin = 1"); </text:p>
      <text:p text:style-name="P15"><text:tab/><text:tab/>if (mysql_num_rows ($result) == 0) </text:p>
      <text:p text:style-name="P15"><text:tab/><text:tab/><text:tab/>$errors = $errors.li ("The number of users left that are admins can't be zero."); </text:p>
      <text:p text:style-name="P15"><text:tab/><text:tab/>mysql_free_result ($result); </text:p>
      <text:p text:style-name="P15"><text:tab/><text:tab/>// check to make sure not participating in as buyer or seller in any auctions </text:p>
      <text:p text:style-name="P15"><text:tab/><text:tab/>$result = $dbinfo-&gt;query ("select count(*) from item_listing where seller = '$user' OR buyer = '$user'"); </text:p>
      <text:p text:style-name="P15"><text:tab/><text:tab/>list ($count) = mysql_fetch_row ($result); </text:p>
      <text:p text:style-name="P15"><text:tab/><text:tab/>if ($count != 0) </text:p>
      <text:p text:style-name="P15"><text:tab/><text:tab/><text:tab/>$errors = $errors.li ("The user must have not partipated in any auctions as seller or buyer."); </text:p>
      <text:p text:style-name="P15"><text:tab/><text:tab/>mysql_free_result ($result); </text:p>
      <text:p text:style-name="P15"><text:tab/><text:tab/>if (empty ($errors)) </text:p>
      <text:p text:style-name="P15"><text:tab/><text:tab/>{ </text:p>
      <text:p text:style-name="P15"><text:tab/><text:tab/><text:tab/>$dbinfo-&gt;save_activity ("Deleted user '$user'."); </text:p>
      <text:p text:style-name="P15"><text:tab/><text:tab/><text:tab/>$dbinfo-&gt;query ("delete from user_activity where username = '$user'"); </text:p>
      <text:p text:style-name="P15"><text:tab/><text:tab/><text:tab/>$dbinfo-&gt;query ("delete from bids_on where username = '$user'"); </text:p>
      <text:p text:style-name="P15"><text:tab/><text:tab/><text:tab/>$dbinfo-&gt;query ("delete from user where username = '$user'"); </text:p>
      <text:p text:style-name="P15"><text:tab/><text:tab/><text:tab/>echo "Deleted user. ".href ("$current_script?mode=browse", "Click to browse all users."); </text:p>
      <text:p text:style-name="P15"><text:tab/><text:tab/>} </text:p>
      <text:p text:style-name="P15"><text:tab/><text:tab/>else </text:p>
      <text:p text:style-name="P15"><text:tab/><text:tab/>{ </text:p>
      <text:p text:style-name="P15"><text:tab/><text:tab/><text:tab/>echo "Errors were detected:&lt;br/&gt;"; </text:p>
      <text:p text:style-name="P15"><text:tab/><text:tab/><text:tab/>echo ul ($errors); </text:p>
      <text:p text:style-name="P15"><text:tab/><text:tab/><text:tab/>echo href ("$current_script?mode=browse", "Click to browse all users."); </text:p>
      <text:p text:style-name="P15"><text:tab/><text:tab/>} </text:p>
      <text:p text:style-name="P15"><text:soft-page-break/><text:tab/>} </text:p>
      <text:p text:style-name="P15"><text:tab/>// User wants to delete their account </text:p>
      <text:p text:style-name="P15"><text:tab/>else if ($mode == "delete") </text:p>
      <text:p text:style-name="P15"><text:tab/>{ </text:p>
      <text:p text:style-name="P15"><text:tab/><text:tab/>$errors = ""; </text:p>
      <text:p text:style-name="P15"><text:tab/><text:tab/>// check to make sure not last user and that there is at least one admin </text:p>
      <text:p text:style-name="P15"><text:tab/><text:tab/>$result = $dbinfo-&gt;query ("select username from user where username != '$user' AND is_admin = 1"); </text:p>
      <text:p text:style-name="P15"><text:tab/><text:tab/>if (mysql_num_rows ($result) == 0) </text:p>
      <text:p text:style-name="P15"><text:tab/><text:tab/><text:tab/>$errors = $errors.li ("The number of users left that are admins can't be zero."); </text:p>
      <text:p text:style-name="P15"><text:tab/><text:tab/>mysql_free_result ($result); </text:p>
      <text:p text:style-name="P15"><text:tab/><text:tab/>// check to make sure not participating in as buyer or seller in any auctions </text:p>
      <text:p text:style-name="P15"><text:tab/><text:tab/>$result = $dbinfo-&gt;query ("select count(*) from item_listing where seller = '$user' OR buyer = '$user'"); </text:p>
      <text:p text:style-name="P15"><text:tab/><text:tab/>list ($count) = mysql_fetch_row ($result); </text:p>
      <text:p text:style-name="P15"><text:tab/><text:tab/>if ($count != 0) </text:p>
      <text:p text:style-name="P15"><text:tab/><text:tab/><text:tab/>$errors = $errors.li ("You should not have partipated in any auctions as seller or buyer to be deleted."); </text:p>
      <text:p text:style-name="P15"><text:tab/><text:tab/>mysql_free_result ($result); </text:p>
      <text:p text:style-name="P15"><text:tab/><text:tab/>if (empty ($errors)) </text:p>
      <text:p text:style-name="P15"><text:tab/><text:tab/>{ </text:p>
      <text:p text:style-name="P15"><text:tab/><text:tab/><text:tab/>$dbinfo-&gt;query ("delete from user_activity where username = '$user'"); </text:p>
      <text:p text:style-name="P15"><text:tab/><text:tab/><text:tab/>$dbinfo-&gt;query ("delete from bids_on where username = '$user'"); </text:p>
      <text:p text:style-name="P15"><text:tab/><text:tab/><text:tab/>$dbinfo-&gt;query ("delete from user where username = '$user'"); </text:p>
      <text:p text:style-name="P15"><text:tab/><text:tab/><text:tab/>$dbinfo-&gt;logout (true); </text:p>
      <text:p text:style-name="P15"><text:tab/><text:tab/><text:tab/>echo "Deleted account. ".href ("index.php", "Click to go to the home page."); </text:p>
      <text:p text:style-name="P15"><text:tab/><text:tab/>} </text:p>
      <text:p text:style-name="P15"><text:tab/><text:tab/>else </text:p>
      <text:p text:style-name="P15"><text:tab/><text:tab/>{ </text:p>
      <text:p text:style-name="P15"><text:tab/><text:tab/><text:tab/>echo "Errors were detected:&lt;br/&gt;"; </text:p>
      <text:p text:style-name="P15"><text:tab/><text:tab/><text:tab/>echo ul ($errors); </text:p>
      <text:p text:style-name="P15"><text:tab/><text:tab/><text:tab/>echo href ("$current_script?mode=view", "Go to your account."); </text:p>
      <text:p text:style-name="P15"><text:tab/><text:tab/>} </text:p>
      <text:p text:style-name="P15"><text:tab/>} </text:p>
      <text:p text:style-name="P15"/>
      <text:p text:style-name="P15"><text:tab/>// A user is saving updated registration information </text:p>
      <text:p text:style-name="P15"><text:tab/>else if ($mode == "save") </text:p>
      <text:p text:style-name="P15"><text:tab/>{ </text:p>
      <text:p text:style-name="P15"><text:tab/><text:tab/>verify_data (); </text:p>
      <text:p text:style-name="P15"><text:tab/><text:tab/>if (!empty ($errors)) </text:p>
      <text:p text:style-name="P15"><text:tab/><text:tab/>{ </text:p>
      <text:p text:style-name="P15"><text:tab/><text:tab/><text:tab/>echo "Errors were detected. Please correct before continuing:&lt;br/&gt;"; </text:p>
      <text:p text:style-name="P15"><text:tab/><text:tab/><text:tab/>echo ul ($errors); </text:p>
      <text:p text:style-name="P15"><text:tab/><text:tab/><text:tab/>echo href ("$current_script", "Go to your account."); </text:p>
      <text:p text:style-name="P15"><text:tab/><text:tab/>} </text:p>
      <text:p text:style-name="P15"><text:tab/><text:tab/>else </text:p>
      <text:p text:style-name="P15"><text:tab/><text:tab/>{ </text:p>
      <text:p text:style-name="P15"><text:tab/><text:tab/><text:tab/>// We might be saving information for another user that isn't the current user </text:p>
      <text:p text:style-name="P15"><text:tab/><text:tab/><text:tab/>// $post_username will be the current user if not admin since it isn't editable. </text:p>
      <text:p text:style-name="P15"><text:soft-page-break/><text:tab/><text:tab/><text:tab/>$admin_user = $dbinfo-&gt;username (); </text:p>
      <text:p text:style-name="P15"><text:tab/><text:tab/><text:tab/>if (empty ($is_admin)) </text:p>
      <text:p text:style-name="P15"><text:tab/><text:tab/><text:tab/><text:tab/>$is_admin = 0; </text:p>
      <text:p text:style-name="P15"><text:tab/><text:tab/><text:tab/>if ($dbinfo-&gt;debug ()) </text:p>
      <text:p text:style-name="P15"><text:tab/><text:tab/><text:tab/>{ </text:p>
      <text:p text:style-name="P15"><text:tab/><text:tab/><text:tab/><text:tab/>cout ("Debug enabled."); </text:p>
      <text:p text:style-name="P15"><text:tab/><text:tab/><text:tab/><text:tab/>cout ("update user set password = '$passwd1', is_admin = $is_admin, </text:p>
      <text:p text:style-name="P15">realname = '$post_realname', birth_date = '$post_birth_date', shipping_street = '$post_street', shipping_city = '$post_city', </text:p>
      <text:p text:style-name="P15">shipping_state = '$post_state', shipping_zip = $post_zip, phone = '$post_phone', email = '$post_email', card_type = '$post_card_type', </text:p>
      <text:p text:style-name="P15">card_number = $post_card_number, card_expire = '$post_card_expire' where username = '$post_username'"); </text:p>
      <text:p text:style-name="P15"><text:tab/><text:tab/><text:tab/>} </text:p>
      <text:p text:style-name="P15"><text:tab/><text:tab/><text:tab/>$dbinfo-&gt;query ("update user set password = '$passwd1', is_admin = $is_admin, </text:p>
      <text:p text:style-name="P15">realname = '$post_realname', birth_date = '$post_birth_date', shipping_street = '$post_street', shipping_city = '$post_city', </text:p>
      <text:p text:style-name="P15">shipping_state = '$post_state', shipping_zip = $post_zip, phone = '$post_phone', email = '$post_email', card_type = '$post_card_type', </text:p>
      <text:p text:style-name="P15">card_number = $post_card_number, card_expire = '$post_card_expire' where username = '$post_username'"); </text:p>
      <text:p text:style-name="P15"><text:tab/><text:tab/><text:tab/>if ($post_username != $admin_user) </text:p>
      <text:p text:style-name="P15"><text:tab/><text:tab/><text:tab/>{ </text:p>
      <text:p text:style-name="P15"><text:tab/><text:tab/><text:tab/><text:tab/>// save activity for both other user and current user </text:p>
      <text:p text:style-name="P15"><text:tab/><text:tab/><text:tab/><text:tab/>$dbinfo-&gt;save_activity_for ($post_username, "Admin '$admin_user' updated your registration information."); </text:p>
      <text:p text:style-name="P15"><text:tab/><text:tab/><text:tab/><text:tab/>$dbinfo-&gt;save_activity ("You updated the registration information of '$post_username'."); </text:p>
      <text:p text:style-name="P15"><text:tab/><text:tab/><text:tab/>} </text:p>
      <text:p text:style-name="P15"><text:tab/><text:tab/><text:tab/>else </text:p>
      <text:p text:style-name="P15"><text:tab/><text:tab/><text:tab/>{ </text:p>
      <text:p text:style-name="P15"><text:tab/><text:tab/><text:tab/><text:tab/>// save current user activity </text:p>
      <text:p text:style-name="P15"><text:tab/><text:tab/><text:tab/><text:tab/>$dbinfo-&gt;save_activity ("You updated your registration information."); </text:p>
      <text:p text:style-name="P15"><text:tab/><text:tab/><text:tab/>} </text:p>
      <text:p text:style-name="P15"><text:tab/><text:tab/><text:tab/>// display status </text:p>
      <text:p text:style-name="P15"><text:tab/><text:tab/><text:tab/>cout ("Update successful."); </text:p>
      <text:p text:style-name="P15"><text:tab/><text:tab/><text:tab/>echo href ("$current_script?mode=view&amp;username=$post_username", "Click to refresh"); </text:p>
      <text:p text:style-name="P15"><text:tab/><text:tab/>} </text:p>
      <text:p text:style-name="P15"><text:tab/>} </text:p>
      <text:p text:style-name="P15"><text:tab/>// browse a list of registered users </text:p>
      <text:p text:style-name="P15"><text:tab/>else if ($mode == "browse" &amp;&amp; $dbinfo-&gt;is_admin ()) </text:p>
      <text:p text:style-name="P15"><text:tab/>{ </text:p>
      <text:p text:style-name="P15"><text:tab/><text:tab/>echo h3 ("All Accounts"); </text:p>
      <text:p text:style-name="P15"><text:tab/><text:tab/>echo_div ("scriptstatus"); </text:p>
      <text:p text:style-name="P15"><text:tab/><text:tab/>echo href ("$current_script?mode=view", "View Your Account"); </text:p>
      <text:p text:style-name="P15"><text:tab/><text:tab/>end_div (); </text:p>
      <text:p text:style-name="P15"/>
      <text:p text:style-name="P15"><text:tab/><text:tab/>$curr_user = $dbinfo-&gt;username (); </text:p>
      <text:p text:style-name="P15"><text:soft-page-break/><text:tab/><text:tab/>$result = $dbinfo-&gt;query ("select u.username, is_admin, realname, email, day, hour, minute </text:p>
      <text:p text:style-name="P15">from user u, user_activity ua </text:p>
      <text:p text:style-name="P15">where u.username = ua.username AND </text:p>
      <text:p text:style-name="P15">u.username != '$curr_user' AND </text:p>
      <text:p text:style-name="P15">ua.activity = 'Registered' order by username"); </text:p>
      <text:p text:style-name="P15"><text:tab/><text:tab/>if ($result) </text:p>
      <text:p text:style-name="P15"><text:tab/><text:tab/>{ </text:p>
      <text:p text:style-name="P15"><text:tab/><text:tab/><text:tab/>$table = new table_common_t (); </text:p>
      <text:p text:style-name="P15"><text:tab/><text:tab/><text:tab/>$table-&gt;init ("tbl_std"); </text:p>
      <text:p text:style-name="P15"><text:tab/><text:tab/><text:tab/>echo $table-&gt;table_begin (); </text:p>
      <text:p text:style-name="P15"><text:tab/><text:tab/><text:tab/>echo $table-&gt;table_head_begin (); </text:p>
      <text:p text:style-name="P15"><text:tab/><text:tab/><text:tab/>echo $table-&gt;tr ($table-&gt;td_span ("Registered users of iBay", "", 6)); </text:p>
      <text:p text:style-name="P15"><text:tab/><text:tab/><text:tab/>echo $table-&gt;tr ($table-&gt;td ("Username"). </text:p>
      <text:p text:style-name="P15"><text:tab/><text:tab/><text:tab/><text:tab/><text:tab/> $table-&gt;td ("Realname"). </text:p>
      <text:p text:style-name="P15"><text:tab/><text:tab/><text:tab/><text:tab/><text:tab/> $table-&gt;td ("Admin?"). </text:p>
      <text:p text:style-name="P15"><text:tab/><text:tab/><text:tab/><text:tab/><text:tab/> $table-&gt;td ("Email Address"). </text:p>
      <text:p text:style-name="P15"><text:tab/><text:tab/><text:tab/><text:tab/><text:tab/> $table-&gt;td ("Registration Time"). </text:p>
      <text:p text:style-name="P15"><text:tab/><text:tab/><text:tab/><text:tab/><text:tab/> $table-&gt;td ("Manage")); </text:p>
      <text:p text:style-name="P15"><text:tab/><text:tab/><text:tab/>echo $table-&gt;table_head_end (); </text:p>
      <text:p text:style-name="P15"><text:tab/><text:tab/><text:tab/>echo $table-&gt;table_body_begin (); </text:p>
      <text:p text:style-name="P15"><text:tab/><text:tab/><text:tab/>while (list($username, $is_admin, $name, $email, $day, $hour, $min) = mysql_fetch_row ($result)) </text:p>
      <text:p text:style-name="P15"><text:tab/><text:tab/><text:tab/>{ </text:p>
      <text:p text:style-name="P15"><text:tab/><text:tab/><text:tab/><text:tab/>echo $table-&gt;tr ($table-&gt;td ($username). </text:p>
      <text:p text:style-name="P15"><text:tab/><text:tab/><text:tab/><text:tab/><text:tab/><text:tab/> $table-&gt;td ($name). </text:p>
      <text:p text:style-name="P15"><text:tab/><text:tab/><text:tab/><text:tab/><text:tab/><text:tab/> $table-&gt;td (($is_admin)? "Yes" : "No"). </text:p>
      <text:p text:style-name="P15"><text:tab/><text:tab/><text:tab/><text:tab/><text:tab/><text:tab/> $table-&gt;td ($email). </text:p>
      <text:p text:style-name="P15"><text:tab/><text:tab/><text:tab/><text:tab/><text:tab/><text:tab/> $table-&gt;td (format_time ($day, $hour, $min)). </text:p>
      <text:p text:style-name="P15"><text:tab/><text:tab/><text:tab/><text:tab/><text:tab/><text:tab/> $table-&gt;td (href ("$current_script?mode=view&amp;username=$username", "Account"). </text:p>
      <text:p text:style-name="P15"><text:tab/><text:tab/><text:tab/><text:tab/><text:tab/><text:tab/><text:tab/> <text:s text:c="4"/>" | ". </text:p>
      <text:p text:style-name="P15"><text:tab/><text:tab/><text:tab/><text:tab/><text:tab/><text:tab/><text:tab/> <text:s text:c="4"/>href ("profile.php?mode=view&amp;username=$username", "Profile"). </text:p>
      <text:p text:style-name="P15"><text:tab/><text:tab/><text:tab/><text:tab/><text:tab/><text:tab/><text:tab/> <text:s text:c="4"/>" | ". </text:p>
      <text:p text:style-name="P15"><text:tab/><text:tab/><text:tab/><text:tab/><text:tab/><text:tab/><text:tab/> <text:s text:c="4"/>href ("$current_script?mode=delete&amp;username=$username", "Delete"). </text:p>
      <text:p text:style-name="P15"><text:tab/><text:tab/><text:tab/><text:tab/><text:tab/><text:tab/><text:tab/> <text:s text:c="4"/>"&lt;br/&gt;". </text:p>
      <text:p text:style-name="P15"><text:tab/><text:tab/><text:tab/><text:tab/><text:tab/><text:tab/><text:tab/> <text:s text:c="4"/>href ("$current_script?mode=login_as&amp;username=$username", "Login As"))); </text:p>
      <text:p text:style-name="P15"><text:tab/><text:tab/><text:tab/>} </text:p>
      <text:p text:style-name="P15"><text:tab/><text:tab/><text:tab/>echo $table-&gt;table_body_end (); </text:p>
      <text:p text:style-name="P15"><text:tab/><text:tab/><text:tab/>echo $table-&gt;table_end (); </text:p>
      <text:p text:style-name="P15"><text:tab/><text:tab/><text:tab/>mysql_free_result ($result); </text:p>
      <text:p text:style-name="P15"><text:tab/><text:tab/>} </text:p>
      <text:p text:style-name="P15"><text:tab/><text:tab/>else if ($dbinfo-&gt;debug ()) </text:p>
      <text:p text:style-name="P15"><text:tab/><text:tab/>{ </text:p>
      <text:p text:style-name="P15"><text:tab/><text:tab/><text:tab/>mysql_free_result ($result); </text:p>
      <text:p text:style-name="P15"><text:tab/><text:tab/><text:tab/>die (mysql_error ()); </text:p>
      <text:p text:style-name="P15"><text:soft-page-break/><text:tab/><text:tab/>} </text:p>
      <text:p text:style-name="P15"><text:tab/><text:tab/>else </text:p>
      <text:p text:style-name="P15"><text:tab/><text:tab/>{ </text:p>
      <text:p text:style-name="P15"><text:tab/><text:tab/><text:tab/>mysql_free_result ($result); </text:p>
      <text:p text:style-name="P15"><text:tab/><text:tab/><text:tab/>echo "Couldn't get user information."; </text:p>
      <text:p text:style-name="P15"><text:tab/><text:tab/><text:tab/>return; </text:p>
      <text:p text:style-name="P15"><text:tab/><text:tab/>} </text:p>
      <text:p text:style-name="P15"/>
      <text:p text:style-name="P15"><text:tab/>} </text:p>
      <text:p text:style-name="P15"><text:tab/>else </text:p>
      <text:p text:style-name="P15"><text:tab/>{<text:tab/>// browse a registered user's registration information </text:p>
      <text:p text:style-name="P15"><text:tab/><text:tab/>if ($dbinfo-&gt;is_admin ()) </text:p>
      <text:p text:style-name="P15"><text:tab/><text:tab/>{ </text:p>
      <text:p text:style-name="P15"><text:tab/><text:tab/><text:tab/>echo_div ("scriptstatus"); </text:p>
      <text:p text:style-name="P15"><text:tab/><text:tab/><text:tab/>echo href ("$current_script?mode=browse", "Browse all"); </text:p>
      <text:p text:style-name="P15"><text:tab/><text:tab/><text:tab/>if ($user != $dbinfo-&gt;username ()) </text:p>
      <text:p text:style-name="P15"><text:tab/><text:tab/><text:tab/>{ </text:p>
      <text:p text:style-name="P15"><text:tab/><text:tab/><text:tab/><text:tab/>echo " | "; </text:p>
      <text:p text:style-name="P15"><text:tab/><text:tab/><text:tab/><text:tab/>echo href ("$current_script?mode=view", "View Your Account"); </text:p>
      <text:p text:style-name="P15"><text:tab/><text:tab/><text:tab/>} </text:p>
      <text:p text:style-name="P15"><text:tab/><text:tab/><text:tab/>end_div (); </text:p>
      <text:p text:style-name="P15"><text:tab/><text:tab/>} </text:p>
      <text:p text:style-name="P15"><text:tab/><text:tab/>registration_form ($user); </text:p>
      <text:p text:style-name="P15"><text:tab/>} </text:p>
      <text:p text:style-name="P15">} </text:p>
      <text:p text:style-name="P15">else // User is not logged in, display new registration page or save registration </text:p>
      <text:p text:style-name="P15">{ </text:p>
      <text:p text:style-name="P15"><text:tab/>if ($mode == "savenew") // save registration for user </text:p>
      <text:p text:style-name="P15"><text:tab/>{ </text:p>
      <text:p text:style-name="P15"><text:tab/><text:tab/>verify_data (); </text:p>
      <text:p text:style-name="P15"><text:tab/><text:tab/>if (!empty ($errors)) </text:p>
      <text:p text:style-name="P15"><text:tab/><text:tab/>{ </text:p>
      <text:p text:style-name="P15"><text:tab/><text:tab/><text:tab/>echo "Errors were detected. Please correct before continuing:&lt;br/&gt;"; </text:p>
      <text:p text:style-name="P15"><text:tab/><text:tab/><text:tab/>echo ul ($errors); </text:p>
      <text:p text:style-name="P15"><text:tab/><text:tab/><text:tab/>echo href ("$current_script", "Go to registration."); </text:p>
      <text:p text:style-name="P15"><text:tab/><text:tab/>} </text:p>
      <text:p text:style-name="P15"><text:tab/><text:tab/>else </text:p>
      <text:p text:style-name="P15"><text:tab/><text:tab/>{ </text:p>
      <text:p text:style-name="P15"><text:tab/><text:tab/><text:tab/>// insert user into the database </text:p>
      <text:p text:style-name="P15"><text:tab/><text:tab/><text:tab/>$is_admin = 0; </text:p>
      <text:p text:style-name="P15"><text:tab/><text:tab/><text:tab/>$dbinfo-&gt;query ("insert into user values ('$post_username', '$passwd1', $is_admin, '$post_realname', '$post_birth_date', '$post_street', '$post_city', '$post_state', $post_zip, '$post_phone', '$post_email', '$post_card_type', $post_card_number, '$post_card_expire', '$post_picture', '$post_description')"); </text:p>
      <text:p text:style-name="P15"><text:tab/><text:tab/><text:tab/>if (!$dbinfo-&gt;user_exists ($post_username)) </text:p>
      <text:p text:style-name="P15"><text:tab/><text:tab/><text:tab/>{ </text:p>
      <text:p text:style-name="P15"><text:tab/><text:tab/><text:tab/><text:tab/>cout ("Registration failed. "); </text:p>
      <text:p text:style-name="P15"><text:tab/><text:tab/><text:tab/><text:tab/>cout (href (current_script (), "Try again.")); </text:p>
      <text:p text:style-name="P15"><text:tab/><text:tab/><text:tab/>} </text:p>
      <text:p text:style-name="P15"><text:soft-page-break/><text:tab/><text:tab/><text:tab/>else </text:p>
      <text:p text:style-name="P15"><text:tab/><text:tab/><text:tab/>{ </text:p>
      <text:p text:style-name="P15"><text:tab/><text:tab/><text:tab/><text:tab/>$dbinfo-&gt;save_registration ($post_username); </text:p>
      <text:p text:style-name="P15"><text:tab/><text:tab/><text:tab/><text:tab/>$dbinfo-&gt;login_as ($post_username); </text:p>
      <text:p text:style-name="P15"><text:tab/><text:tab/><text:tab/><text:tab/>cout ("Registration successful."); </text:p>
      <text:p text:style-name="P15"><text:tab/><text:tab/><text:tab/><text:tab/>cout ("Click to automatically login and continue to your ".href ("index.php", "home")."?"); </text:p>
      <text:p text:style-name="P15"><text:tab/><text:tab/><text:tab/>} </text:p>
      <text:p text:style-name="P15"><text:tab/><text:tab/>} </text:p>
      <text:p text:style-name="P15"><text:tab/>} </text:p>
      <text:p text:style-name="P15"><text:tab/>else // display empty form for user to fill out </text:p>
      <text:p text:style-name="P15"><text:tab/><text:tab/>registration_form (); </text:p>
      <text:p text:style-name="P15">} </text:p>
      <text:p text:style-name="P15"/>
      <text:p text:style-name="P15">echo_footer ($dbinfo); </text:p>
      <text:p text:style-name="P15">?&gt;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table_common.php</text:p>
      <text:p text:style-name="P15">&lt;?php </text:p>
      <text:p text:style-name="P15">/* </text:p>
      <text:p text:style-name="P15">CMPS460 Database Project </text:p>
      <text:p text:style-name="P15">Group I </text:p>
      <text:p text:style-name="P15">April 20, 2009 </text:p>
      <text:p text:style-name="P15"/>
      <text:p text:style-name="P15">Authors: </text:p>
      <text:p text:style-name="P15"><text:s/>- Trey Alexander <text:tab/>(txa4895) </text:p>
      <text:p text:style-name="P15"><text:s/>- Dallas Griffith <text:tab/>(dlg5367) </text:p>
      <text:p text:style-name="P15"><text:s/>- Mark McKelvy <text:tab/>(jmm0468) </text:p>
      <text:p text:style-name="P15"><text:s/>- Sayooj Valsan <text:tab/>(sxv6633) </text:p>
      <text:p text:style-name="P15"/>
      <text:p text:style-name="P15">~~~ CERTIFICATION OF AUTHENTICITY ~~~ </text:p>
      <text:p text:style-name="P15">The code contained within this script is the combined work of the above mentioned authors. </text:p>
      <text:p text:style-name="P15">*/ </text:p>
      <text:p text:style-name="P15"/>
      <text:p text:style-name="P15">// Table related common functions/class (for styles) </text:p>
      <text:p text:style-name="P15"/>
      <text:p text:style-name="P15"/>
      <text:p text:style-name="P15"/>
      <text:p text:style-name="P15"/>
      <text:p text:style-name="P15"/>
      <text:p text:style-name="P15"/>
      <text:p text:style-name="P15">class table_common_t </text:p>
      <text:p text:style-name="P15">{ </text:p>
      <text:p text:style-name="P15">/* <text:tab/>for ($i = 0; $i &lt; mysql_num_fields ($result); $i++) */ </text:p>
      <text:p text:style-name="P15">/* <text:tab/><text:tab/>td (mysql_field_name ($result, $i)); */ </text:p>
      <text:p text:style-name="P15">/* <text:tab/><text:tab/>for ($i = 0; $i &lt; mysql_num_fields ($result); $i++) */ </text:p>
      <text:p text:style-name="P15">/* <text:tab/><text:tab/>{ */ </text:p>
      <text:p text:style-name="P15">/* <text:tab/><text:tab/><text:tab/>$field_name = mysql_field_name ($result, $i); */ </text:p>
      <text:p text:style-name="P15">/* <text:tab/><text:tab/><text:tab/>td ($row[$field_name]); */ </text:p>
      <text:p text:style-name="P15">/* <text:tab/><text:tab/>} */ </text:p>
      <text:p text:style-name="P15"/>
      <text:p text:style-name="P15"><text:tab/>var $main_class; </text:p>
      <text:p text:style-name="P15"/>
      <text:p text:style-name="P15"><text:tab/>// initialize to use certain style </text:p>
      <text:p text:style-name="P15"><text:tab/>function init ($main_class_) </text:p>
      <text:p text:style-name="P15"><text:tab/>{ </text:p>
      <text:p text:style-name="P15"><text:tab/><text:tab/>$this-&gt;main_class = $main_class_; </text:p>
      <text:p text:style-name="P15"><text:tab/><text:tab/>return $this-&gt;main_class; </text:p>
      <text:p text:style-name="P15"><text:tab/>} </text:p>
      <text:p text:style-name="P15"/>
      <text:p text:style-name="P15"><text:tab/>// set to use certain style </text:p>
      <text:p text:style-name="P15"><text:tab/>function set_main_class ($main_class_) </text:p>
      <text:p text:style-name="P15"><text:tab/>{ </text:p>
      <text:p text:style-name="P15"><text:tab/><text:tab/>return $this-&gt;init ($main_class_); </text:p>
      <text:p text:style-name="P15"><text:tab/>} </text:p>
      <text:p text:style-name="P15"/>
      <text:p text:style-name="P15"><text:soft-page-break/><text:tab/>// get which style it is using </text:p>
      <text:p text:style-name="P15"><text:tab/>function get_main_class () </text:p>
      <text:p text:style-name="P15"><text:tab/>{ </text:p>
      <text:p text:style-name="P15"><text:tab/><text:tab/>return $this-&gt;main_class; </text:p>
      <text:p text:style-name="P15"><text:tab/>} </text:p>
      <text:p text:style-name="P15"/>
      <text:p text:style-name="P15"><text:tab/>// begin the html table </text:p>
      <text:p text:style-name="P15"><text:tab/>function table_begin () </text:p>
      <text:p text:style-name="P15"><text:tab/>{ </text:p>
      <text:p text:style-name="P15"><text:tab/><text:tab/>return "&lt;table class=\"$this-&gt;main_class\"&gt;\n"; </text:p>
      <text:p text:style-name="P15"><text:tab/>} </text:p>
      <text:p text:style-name="P15"/>
      <text:p text:style-name="P15"><text:tab/>// end the html table </text:p>
      <text:p text:style-name="P15"><text:tab/>function table_end () </text:p>
      <text:p text:style-name="P15"><text:tab/>{ </text:p>
      <text:p text:style-name="P15"><text:tab/><text:tab/>return "&lt;/table&gt;\n"; </text:p>
      <text:p text:style-name="P15"><text:tab/>} </text:p>
      <text:p text:style-name="P15"/>
      <text:p text:style-name="P15"><text:tab/>// begin the html table head </text:p>
      <text:p text:style-name="P15"><text:tab/>function table_head_begin ($custom_class = "") </text:p>
      <text:p text:style-name="P15"><text:tab/>{ </text:p>
      <text:p text:style-name="P15"><text:tab/><text:tab/>if (empty ($custom_class)) </text:p>
      <text:p text:style-name="P15"><text:tab/><text:tab/><text:tab/>return "&lt;thead class=$this-&gt;main_class&gt;\n"; </text:p>
      <text:p text:style-name="P15"><text:tab/><text:tab/>else </text:p>
      <text:p text:style-name="P15"><text:tab/><text:tab/><text:tab/>return "&lt;thead class=$custom_class&gt;\n"; </text:p>
      <text:p text:style-name="P15"><text:tab/>} </text:p>
      <text:p text:style-name="P15"/>
      <text:p text:style-name="P15"><text:tab/>// end the html table head </text:p>
      <text:p text:style-name="P15"><text:tab/>function table_head_end () </text:p>
      <text:p text:style-name="P15"><text:tab/>{ </text:p>
      <text:p text:style-name="P15"><text:tab/><text:tab/>return "&lt;/thead&gt;\n"; </text:p>
      <text:p text:style-name="P15"><text:tab/>} </text:p>
      <text:p text:style-name="P15"/>
      <text:p text:style-name="P15"><text:tab/>// begin the html table body </text:p>
      <text:p text:style-name="P15"><text:tab/>function table_body_begin ($custom_class = "") </text:p>
      <text:p text:style-name="P15"><text:tab/>{ </text:p>
      <text:p text:style-name="P15"><text:tab/><text:tab/>if (empty ($custom_class)) </text:p>
      <text:p text:style-name="P15"><text:tab/><text:tab/><text:tab/>return "&lt;tbody class=$this-&gt;main_class&gt;\n"; </text:p>
      <text:p text:style-name="P15"><text:tab/><text:tab/>else </text:p>
      <text:p text:style-name="P15"><text:tab/><text:tab/><text:tab/>return "&lt;tbody class=$custom_class&gt;\n"; </text:p>
      <text:p text:style-name="P15"><text:tab/>} </text:p>
      <text:p text:style-name="P15"/>
      <text:p text:style-name="P15"><text:tab/>// end the html table body </text:p>
      <text:p text:style-name="P15"><text:tab/>function table_body_end () </text:p>
      <text:p text:style-name="P15"><text:tab/>{ </text:p>
      <text:p text:style-name="P15"><text:tab/><text:tab/>return "&lt;/tbody&gt;\n"; </text:p>
      <text:p text:style-name="P15"><text:tab/>} </text:p>
      <text:p text:style-name="P15"/>
      <text:p text:style-name="P15"><text:tab/>// html table row </text:p>
      <text:p text:style-name="P15"><text:soft-page-break/><text:tab/>function tr ($s, $custom_class = "") </text:p>
      <text:p text:style-name="P15"><text:tab/>{ </text:p>
      <text:p text:style-name="P15"><text:tab/><text:tab/>if (empty ($custom_class)) </text:p>
      <text:p text:style-name="P15"><text:tab/><text:tab/><text:tab/>return "\t&lt;tr class=$this-&gt;main_class&gt;\n\t$s\n\t&lt;/tr&gt;\n"; </text:p>
      <text:p text:style-name="P15"><text:tab/><text:tab/>else </text:p>
      <text:p text:style-name="P15"><text:tab/><text:tab/><text:tab/>return "\t&lt;tr class=$custom_class&gt;\n\t$s\n\t&lt;/tr&gt;\n"; </text:p>
      <text:p text:style-name="P15"><text:tab/>} </text:p>
      <text:p text:style-name="P15"/>
      <text:p text:style-name="P15"><text:tab/>// html table row begin </text:p>
      <text:p text:style-name="P15"><text:tab/>function tr_begin ($custom_class = "") </text:p>
      <text:p text:style-name="P15"><text:tab/>{ </text:p>
      <text:p text:style-name="P15"><text:tab/><text:tab/>if (empty ($custom_class)) </text:p>
      <text:p text:style-name="P15"><text:tab/><text:tab/><text:tab/>return "\t&lt;tr class=$this-&gt;main_class&gt;\n"; </text:p>
      <text:p text:style-name="P15"><text:tab/><text:tab/>else </text:p>
      <text:p text:style-name="P15"><text:tab/><text:tab/><text:tab/>return "\t&lt;tr class=$custom_class&gt;\n"; </text:p>
      <text:p text:style-name="P15"><text:tab/>} </text:p>
      <text:p text:style-name="P15"/>
      <text:p text:style-name="P15"><text:tab/>// html table row end </text:p>
      <text:p text:style-name="P15"><text:tab/>function tr_end () </text:p>
      <text:p text:style-name="P15"><text:tab/>{ </text:p>
      <text:p text:style-name="P15"><text:tab/><text:tab/>return "\t&lt;/tr&gt;\n"; </text:p>
      <text:p text:style-name="P15"><text:tab/>} </text:p>
      <text:p text:style-name="P15"/>
      <text:p text:style-name="P15"><text:tab/>// html table data </text:p>
      <text:p text:style-name="P15"><text:tab/>function td ($s, $custom_class = "") </text:p>
      <text:p text:style-name="P15"><text:tab/>{ </text:p>
      <text:p text:style-name="P15"><text:tab/><text:tab/>return $this-&gt;td_span ($s, $custom_class); </text:p>
      <text:p text:style-name="P15"><text:tab/>} </text:p>
      <text:p text:style-name="P15"/>
      <text:p text:style-name="P15"><text:tab/>// html table data which spans several columns </text:p>
      <text:p text:style-name="P15"><text:tab/>function td_span ($s, $custom_class = "", $span = 0, $align = "") </text:p>
      <text:p text:style-name="P15"><text:tab/>{ </text:p>
      <text:p text:style-name="P15"><text:tab/><text:tab/>if (!empty ($align)) </text:p>
      <text:p text:style-name="P15"><text:tab/><text:tab/><text:tab/>$align = "align=$align"; </text:p>
      <text:p text:style-name="P15"/>
      <text:p text:style-name="P15"><text:tab/><text:tab/>if ($span == 0) </text:p>
      <text:p text:style-name="P15"><text:tab/><text:tab/>{ </text:p>
      <text:p text:style-name="P15"><text:tab/><text:tab/><text:tab/>if (empty ($custom_class)) </text:p>
      <text:p text:style-name="P15"><text:tab/><text:tab/><text:tab/><text:tab/>return "\t&lt;td $align class=$this-&gt;main_class&gt;\n\t$s\n\t&lt;/td&gt;\n"; </text:p>
      <text:p text:style-name="P15"><text:tab/><text:tab/><text:tab/>else </text:p>
      <text:p text:style-name="P15"><text:tab/><text:tab/><text:tab/><text:tab/>return "\t&lt;td $align class=$custom_class&gt;\n\t$s\n\t&lt;/td&gt;\n"; </text:p>
      <text:p text:style-name="P15"><text:tab/><text:tab/>} </text:p>
      <text:p text:style-name="P15"><text:tab/><text:tab/>else </text:p>
      <text:p text:style-name="P15"><text:tab/><text:tab/>{ </text:p>
      <text:p text:style-name="P15"><text:tab/><text:tab/><text:tab/>if (empty ($custom_class)) </text:p>
      <text:p text:style-name="P15"><text:tab/><text:tab/><text:tab/><text:tab/>return "\t&lt;td $align class=$this-&gt;main_class colspan=$span&gt;\n\t$s\n\t&lt;/td&gt;\n"; </text:p>
      <text:p text:style-name="P15"><text:tab/><text:tab/><text:tab/>else </text:p>
      <text:p text:style-name="P8"><text:span text:style-name="T3"><text:tab/><text:tab/><text:tab/><text:tab/>return "\t&lt;td $align class=$custom_class </text:span><text:soft-page-break/><text:span text:style-name="T3">colspan=$span&gt;\n\t$s\n\t&lt;/td&gt;\n"; </text:span></text:p>
      <text:p text:style-name="P15"><text:tab/><text:tab/>} </text:p>
      <text:p text:style-name="P15"><text:tab/>} </text:p>
      <text:p text:style-name="P15"/>
      <text:p text:style-name="P15">} </text:p>
      <text:p text:style-name="P15"/>
      <text:p text:style-name="P15">?&gt;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viewtable.php</text:p>
      <text:p text:style-name="P15">&lt;?php </text:p>
      <text:p text:style-name="P15">/* </text:p>
      <text:p text:style-name="P15">CMPS460 Database Project </text:p>
      <text:p text:style-name="P15">Group I </text:p>
      <text:p text:style-name="P15">April 20, 2009 </text:p>
      <text:p text:style-name="P15"/>
      <text:p text:style-name="P15">Authors: </text:p>
      <text:p text:style-name="P15"><text:s/>- Trey Alexander <text:tab/>(txa4895) </text:p>
      <text:p text:style-name="P15"><text:s/>- Dallas Griffith <text:tab/>(dlg5367) </text:p>
      <text:p text:style-name="P15"><text:s/>- Mark McKelvy <text:tab/>(jmm0468) </text:p>
      <text:p text:style-name="P15"><text:s/>- Sayooj Valsan <text:tab/>(sxv6633) </text:p>
      <text:p text:style-name="P15"/>
      <text:p text:style-name="P15">~~~ CERTIFICATION OF AUTHENTICITY ~~~ </text:p>
      <text:p text:style-name="P15">The code contained within this script is the combined work of the above mentioned authors. </text:p>
      <text:p text:style-name="P15">*/ </text:p>
      <text:p text:style-name="P15"/>
      <text:p text:style-name="P15">// Helpful page for admin to see the data in the db. </text:p>
      <text:p text:style-name="P15"/>
      <text:p text:style-name="P15"/>
      <text:p text:style-name="P15"/>
      <text:p text:style-name="P15"/>
      <text:p text:style-name="P15"/>
      <text:p text:style-name="P15"/>
      <text:p text:style-name="P15">include_once ("common.php"); </text:p>
      <text:p text:style-name="P15"/>
      <text:p text:style-name="P15">$dbinfo = new dbinfo_t (); </text:p>
      <text:p text:style-name="P15">echo_header ($dbinfo); </text:p>
      <text:p text:style-name="P15"/>
      <text:p text:style-name="P15">$mode = get ("mode"); </text:p>
      <text:p text:style-name="P15">$name = get ("name"); </text:p>
      <text:p text:style-name="P15">$order = get("order"); </text:p>
      <text:p text:style-name="P15">$desc = get("desc"); </text:p>
      <text:p text:style-name="P15">$current_script = current_script (); </text:p>
      <text:p text:style-name="P15"/>
      <text:p text:style-name="P15">function display_message () </text:p>
      <text:p text:style-name="P15">{ </text:p>
      <text:p text:style-name="P15"><text:tab/>$message = get ("msg"); </text:p>
      <text:p text:style-name="P15"><text:tab/>echo "Messages:&lt;br/&gt;"; </text:p>
      <text:p text:style-name="P15"><text:tab/>echo ul (li ($message)); </text:p>
      <text:p text:style-name="P15">} </text:p>
      <text:p text:style-name="P15"/>
      <text:p text:style-name="P15">if ($dbinfo-&gt;logged_in () &amp;&amp; $dbinfo-&gt;is_admin ()) </text:p>
      <text:p text:style-name="P15">{ </text:p>
      <text:p text:style-name="P15"><text:tab/>if ($name == "reload") // reload the database - kind of hacked but oh well </text:p>
      <text:p text:style-name="P15"><text:tab/>{ </text:p>
      <text:p text:style-name="P15"><text:tab/><text:tab/>passthru ("/pkgs2/mysql/bin/mysql -h calvados.ucs.louisiana.edu -u cs4601i -pfoursixty cs4601_i &lt; ../data/db.dump.sql"); </text:p>
      <text:p text:style-name="P15"><text:tab/><text:tab/>cout ("Done."); </text:p>
      <text:p text:style-name="P15"><text:soft-page-break/><text:tab/><text:tab/>echo href ("index.php", "Refresh"); </text:p>
      <text:p text:style-name="P15"><text:tab/>} </text:p>
      <text:p text:style-name="P15"><text:tab/>else if ($name == "user") // view user table </text:p>
      <text:p text:style-name="P15"><text:tab/>{ </text:p>
      <text:p text:style-name="P15"><text:tab/><text:tab/>echo h3 ("User Data"); </text:p>
      <text:p text:style-name="P15"><text:tab/><text:tab/>echo_div ("scriptstatus"); </text:p>
      <text:p text:style-name="P15"><text:tab/><text:tab/>echo href ("$current_script?name=user&amp;order=username&amp;desc=0", "Sort Ascending (Usernames)"); </text:p>
      <text:p text:style-name="P15"><text:tab/><text:tab/>echo " | "; </text:p>
      <text:p text:style-name="P15"><text:tab/><text:tab/>echo href ("$current_script?name=user&amp;order=username&amp;desc=1", "Sort Descending (Usernames)"); </text:p>
      <text:p text:style-name="P15"><text:tab/><text:tab/>end_div (); </text:p>
      <text:p text:style-name="P15"/>
      <text:p text:style-name="P15"><text:tab/><text:tab/>// Select the database </text:p>
      <text:p text:style-name="P15"/>
      <text:p text:style-name="P15"><text:tab/><text:tab/>if ($order == "username") </text:p>
      <text:p text:style-name="P15"><text:tab/><text:tab/>{ </text:p>
      <text:p text:style-name="P15"><text:tab/><text:tab/><text:tab/>if ($desc == "0") </text:p>
      <text:p text:style-name="P15"><text:tab/><text:tab/><text:tab/>{ </text:p>
      <text:p text:style-name="P15"><text:tab/><text:tab/><text:tab/><text:tab/>$query="select * from $name order by username"; </text:p>
      <text:p text:style-name="P15"><text:tab/><text:tab/><text:tab/>} </text:p>
      <text:p text:style-name="P15"/>
      <text:p text:style-name="P15"><text:tab/><text:tab/><text:tab/>else if ($desc == "1") </text:p>
      <text:p text:style-name="P15"><text:tab/><text:tab/><text:tab/>{ </text:p>
      <text:p text:style-name="P15"><text:tab/><text:tab/><text:tab/><text:tab/>$query="select * from $name order by username desc"; </text:p>
      <text:p text:style-name="P15"><text:tab/><text:tab/><text:tab/>} </text:p>
      <text:p text:style-name="P15"><text:tab/><text:tab/><text:tab/>else if ($desc != "0"|"1") </text:p>
      <text:p text:style-name="P15"><text:tab/><text:tab/><text:tab/>{ </text:p>
      <text:p text:style-name="P15"><text:tab/><text:tab/><text:tab/><text:tab/>$query="select * from $name order by username"; </text:p>
      <text:p text:style-name="P15"><text:tab/><text:tab/><text:tab/>} </text:p>
      <text:p text:style-name="P15"><text:tab/><text:tab/>} </text:p>
      <text:p text:style-name="P15"/>
      <text:p text:style-name="P15"><text:tab/><text:tab/>else $query="select * from $name"; </text:p>
      <text:p text:style-name="P15"/>
      <text:p text:style-name="P15"><text:tab/><text:tab/>// Run the query </text:p>
      <text:p text:style-name="P15"><text:tab/><text:tab/>$results_id = mysql_query($query); </text:p>
      <text:p text:style-name="P15"><text:tab/><text:tab/>if($results_id) </text:p>
      <text:p text:style-name="P15"><text:tab/><text:tab/>{ </text:p>
      <text:p text:style-name="P15"><text:tab/><text:tab/><text:tab/>// Get each row of the result, assign a variable to each </text:p>
      <text:p text:style-name="P15"><text:tab/><text:tab/><text:tab/>// attribute in the row, and echo the data with labels </text:p>
      <text:p text:style-name="P15"><text:tab/><text:tab/><text:tab/>while (list($username, $passwd, $is_admin, $name, $dob, $street, </text:p>
      <text:p text:style-name="P15"><text:tab/><text:tab/><text:tab/><text:tab/> <text:s text:c="3"/>$city, $state, $zip, $phone, $email, $cc, $ccn, $ccx, </text:p>
      <text:p text:style-name="P15"><text:tab/><text:tab/><text:tab/><text:tab/> <text:s text:c="3"/>$picture, $descr) </text:p>
      <text:p text:style-name="P15"><text:tab/><text:tab/><text:tab/> <text:s text:c="6"/>= mysql_fetch_row($results_id)) </text:p>
      <text:p text:style-name="P15"><text:tab/><text:tab/><text:tab/>{ </text:p>
      <text:p text:style-name="P15"><text:tab/><text:tab/><text:tab/><text:tab/>// Start writing table to page </text:p>
      <text:p text:style-name="P15"><text:tab/><text:tab/><text:tab/><text:tab/>$table = new table_common_t (); </text:p>
      <text:p text:style-name="P15"><text:tab/><text:tab/><text:tab/><text:tab/>$table-&gt;init ("user_database"); </text:p>
      <text:p text:style-name="P15"/>
      <text:p text:style-name="P15"><text:soft-page-break/><text:tab/><text:tab/><text:tab/><text:tab/>echo $table-&gt;table_begin (); </text:p>
      <text:p text:style-name="P15"><text:tab/><text:tab/><text:tab/><text:tab/>echo $table-&gt;table_head_begin (); </text:p>
      <text:p text:style-name="P15"><text:tab/><text:tab/><text:tab/><text:tab/>echo $table-&gt;tr ($table-&gt;td_span ("Registered User of iBay", "", 6)); </text:p>
      <text:p text:style-name="P15"><text:tab/><text:tab/><text:tab/><text:tab/>echo $table-&gt;tr_end (); </text:p>
      <text:p text:style-name="P15"><text:tab/><text:tab/><text:tab/><text:tab/>echo $table-&gt;table_head_end (); </text:p>
      <text:p text:style-name="P15"/>
      <text:p text:style-name="P15"><text:tab/><text:tab/><text:tab/><text:tab/>echo $table-&gt;table_body_begin (); </text:p>
      <text:p text:style-name="P15"><text:tab/><text:tab/><text:tab/><text:tab/>echo $table-&gt;tr ($table-&gt;td ("Username"). </text:p>
      <text:p text:style-name="P15"><text:tab/><text:tab/><text:tab/><text:tab/><text:tab/><text:tab/> $table-&gt;td ($username."&lt;br/&gt;".href ("profile.php?mode=view&amp;username=$username", "Profile"))); </text:p>
      <text:p text:style-name="P15"><text:tab/><text:tab/><text:tab/><text:tab/>echo $table-&gt;tr ($table-&gt;td ("Password"). </text:p>
      <text:p text:style-name="P15"><text:tab/><text:tab/><text:tab/><text:tab/><text:tab/><text:tab/> $table-&gt;td ($passwd)); </text:p>
      <text:p text:style-name="P15"><text:tab/><text:tab/><text:tab/><text:tab/>echo $table-&gt;tr ($table-&gt;td ("Admin?"). </text:p>
      <text:p text:style-name="P15"><text:tab/><text:tab/><text:tab/><text:tab/><text:tab/><text:tab/> $table-&gt;td ($is_admin)); </text:p>
      <text:p text:style-name="P15"><text:tab/><text:tab/><text:tab/><text:tab/>echo $table-&gt;tr ($table-&gt;td ("Name"). </text:p>
      <text:p text:style-name="P15"><text:tab/><text:tab/><text:tab/><text:tab/><text:tab/><text:tab/> $table-&gt;td ($name)); </text:p>
      <text:p text:style-name="P15"><text:tab/><text:tab/><text:tab/><text:tab/>echo $table-&gt;tr ($table-&gt;td ("D.O.B."). </text:p>
      <text:p text:style-name="P15"><text:tab/><text:tab/><text:tab/><text:tab/><text:tab/><text:tab/> $table-&gt;td ($dob)); </text:p>
      <text:p text:style-name="P15"><text:tab/><text:tab/><text:tab/><text:tab/>echo $table-&gt;tr ($table-&gt;td ("Street"). </text:p>
      <text:p text:style-name="P15"><text:tab/><text:tab/><text:tab/><text:tab/><text:tab/><text:tab/> $table-&gt;td ($street)); </text:p>
      <text:p text:style-name="P15"><text:tab/><text:tab/><text:tab/><text:tab/>echo $table-&gt;tr ($table-&gt;td ("City"). </text:p>
      <text:p text:style-name="P15"><text:tab/><text:tab/><text:tab/><text:tab/><text:tab/><text:tab/> $table-&gt;td ($city)); </text:p>
      <text:p text:style-name="P15"><text:tab/><text:tab/><text:tab/><text:tab/>echo $table-&gt;tr ($table-&gt;td ("State"). </text:p>
      <text:p text:style-name="P15"><text:tab/><text:tab/><text:tab/><text:tab/><text:tab/><text:tab/> $table-&gt;td ($state)); </text:p>
      <text:p text:style-name="P15"><text:tab/><text:tab/><text:tab/><text:tab/>echo $table-&gt;tr ($table-&gt;td ("Zip"). </text:p>
      <text:p text:style-name="P15"><text:tab/><text:tab/><text:tab/><text:tab/><text:tab/><text:tab/> $table-&gt;td ($zip)); </text:p>
      <text:p text:style-name="P15"><text:tab/><text:tab/><text:tab/><text:tab/>echo $table-&gt;tr ($table-&gt;td ("Phone"). </text:p>
      <text:p text:style-name="P15"><text:tab/><text:tab/><text:tab/><text:tab/><text:tab/><text:tab/> $table-&gt;td ($phone)); </text:p>
      <text:p text:style-name="P15"><text:tab/><text:tab/><text:tab/><text:tab/>echo $table-&gt;tr ($table-&gt;td ("Email"). </text:p>
      <text:p text:style-name="P15"><text:tab/><text:tab/><text:tab/><text:tab/><text:tab/><text:tab/> $table-&gt;td ($email)); </text:p>
      <text:p text:style-name="P15"><text:tab/><text:tab/><text:tab/><text:tab/>echo $table-&gt;tr ($table-&gt;td ("Credit Card"). </text:p>
      <text:p text:style-name="P15"><text:tab/><text:tab/><text:tab/><text:tab/><text:tab/><text:tab/> $table-&gt;td ($cc)); </text:p>
      <text:p text:style-name="P15"><text:tab/><text:tab/><text:tab/><text:tab/>echo $table-&gt;tr ($table-&gt;td ("CC Number"). </text:p>
      <text:p text:style-name="P15"><text:tab/><text:tab/><text:tab/><text:tab/><text:tab/><text:tab/> $table-&gt;td ($ccn)); </text:p>
      <text:p text:style-name="P15"><text:tab/><text:tab/><text:tab/><text:tab/>echo $table-&gt;tr ($table-&gt;td ("CC Exp.Date"). </text:p>
      <text:p text:style-name="P15"><text:tab/><text:tab/><text:tab/><text:tab/><text:tab/><text:tab/> $table-&gt;td ($ccx)); </text:p>
      <text:p text:style-name="P15"><text:tab/><text:tab/><text:tab/><text:tab/>echo $table-&gt;tr ($table-&gt;td ("Picture"). </text:p>
      <text:p text:style-name="P15"><text:tab/><text:tab/><text:tab/><text:tab/><text:tab/><text:tab/> $table-&gt;td (local_img ($picture))); </text:p>
      <text:p text:style-name="P15"><text:tab/><text:tab/><text:tab/><text:tab/>echo $table-&gt;tr ($table-&gt;td ("Description"). </text:p>
      <text:p text:style-name="P15"><text:tab/><text:tab/><text:tab/><text:tab/><text:tab/><text:tab/> $table-&gt;td ($descr)); </text:p>
      <text:p text:style-name="P15"><text:tab/><text:tab/><text:tab/><text:tab/>echo $table-&gt;table_body_end (); </text:p>
      <text:p text:style-name="P15"/>
      <text:p text:style-name="P15"><text:tab/><text:tab/><text:tab/><text:tab/>echo $table-&gt;table_end (); </text:p>
      <text:p text:style-name="P15"><text:tab/><text:tab/><text:tab/><text:tab/>echo "&lt;br&gt;&lt;br&gt;"; </text:p>
      <text:p text:style-name="P15"><text:tab/><text:tab/><text:tab/>} </text:p>
      <text:p text:style-name="P15"><text:tab/><text:tab/>} </text:p>
      <text:p text:style-name="P15"><text:tab/><text:tab/>else if ($dbinfo-&gt;debug ()) </text:p>
      <text:p text:style-name="P15"><text:tab/><text:tab/>{ </text:p>
      <text:p text:style-name="P15"><text:tab/><text:tab/><text:tab/>// Display the query and the MySQL error message </text:p>
      <text:p text:style-name="P15"><text:soft-page-break/><text:tab/><text:tab/><text:tab/>print "&lt;br&gt;&lt;br&gt;QUERY FAILED !!! &lt;br&gt;&lt;br&gt;QUERY = $query &lt;br&gt; </text:p>
      <text:p text:style-name="P15"><text:s text:c="18"/>&lt;br&gt;ERROR = "; </text:p>
      <text:p text:style-name="P15"><text:tab/><text:tab/><text:tab/>die (mysql_error()); </text:p>
      <text:p text:style-name="P15"><text:tab/><text:tab/>} </text:p>
      <text:p text:style-name="P15"><text:tab/>} </text:p>
      <text:p text:style-name="P15"/>
      <text:p text:style-name="P15"><text:tab/>else if ($name == "user_activity") // view the activity table </text:p>
      <text:p text:style-name="P15"><text:tab/>{ </text:p>
      <text:p text:style-name="P15"><text:tab/><text:tab/>echo h3 ("User Activity Data"); </text:p>
      <text:p text:style-name="P15"><text:tab/><text:tab/>echo_div ("scriptstatus"); </text:p>
      <text:p text:style-name="P15"><text:tab/><text:tab/>echo href ("$current_script?name=user_activity&amp;order=username", "Sort by username"); </text:p>
      <text:p text:style-name="P15"><text:tab/><text:tab/>echo " | "; </text:p>
      <text:p text:style-name="P15"><text:tab/><text:tab/>echo href ("$current_script?name=user_activity&amp;order=time", "Sort by time"); </text:p>
      <text:p text:style-name="P15"><text:tab/><text:tab/>end_div (); </text:p>
      <text:p text:style-name="P15"/>
      <text:p text:style-name="P15"><text:tab/><text:tab/>// Select the database </text:p>
      <text:p text:style-name="P15"><text:tab/><text:tab/>if (empty ($order) || $order == "time") </text:p>
      <text:p text:style-name="P15"><text:tab/><text:tab/><text:tab/>$query="select * from $name order by day desc, hour desc, minute desc"; </text:p>
      <text:p text:style-name="P15"><text:tab/><text:tab/>else </text:p>
      <text:p text:style-name="P15"><text:tab/><text:tab/><text:tab/>$query="select * from $name order by username"; </text:p>
      <text:p text:style-name="P15"/>
      <text:p text:style-name="P15"><text:tab/><text:tab/>// Run the query </text:p>
      <text:p text:style-name="P15"><text:tab/><text:tab/>$results_id = mysql_query($query); </text:p>
      <text:p text:style-name="P15"><text:tab/><text:tab/>if($results_id) </text:p>
      <text:p text:style-name="P15"><text:tab/><text:tab/>{ </text:p>
      <text:p text:style-name="P15"><text:tab/><text:tab/><text:tab/>// Get each row of the result, assign a variable to each </text:p>
      <text:p text:style-name="P15"><text:tab/><text:tab/><text:tab/>// Start writing table to page </text:p>
      <text:p text:style-name="P15"><text:tab/><text:tab/><text:tab/>$table = new table_common_t (); </text:p>
      <text:p text:style-name="P15"><text:tab/><text:tab/><text:tab/>$table-&gt;init ("user_activity_database"); </text:p>
      <text:p text:style-name="P15"/>
      <text:p text:style-name="P15"><text:tab/><text:tab/><text:tab/>echo $table-&gt;table_begin (); </text:p>
      <text:p text:style-name="P15"><text:tab/><text:tab/><text:tab/>echo $table-&gt;table_head_begin (); </text:p>
      <text:p text:style-name="P15"><text:tab/><text:tab/><text:tab/>echo $table-&gt;tr ($table-&gt;td_span ("Activity Log Entry", "", 3)); </text:p>
      <text:p text:style-name="P15"><text:tab/><text:tab/><text:tab/>echo $table-&gt;tr ($table-&gt;td ("Username"). </text:p>
      <text:p text:style-name="P15"><text:tab/><text:tab/><text:tab/><text:tab/><text:tab/> $table-&gt;td ("Time"). </text:p>
      <text:p text:style-name="P15"><text:tab/><text:tab/><text:tab/><text:tab/><text:tab/> $table-&gt;td ("Activity")); </text:p>
      <text:p text:style-name="P15"><text:tab/><text:tab/><text:tab/>echo $table-&gt;table_head_end (); </text:p>
      <text:p text:style-name="P15"><text:tab/><text:tab/><text:tab/>echo $table-&gt;table_body_begin (); </text:p>
      <text:p text:style-name="P15"/>
      <text:p text:style-name="P15"><text:tab/><text:tab/><text:tab/>// attribute in the row, and echo the data with labels </text:p>
      <text:p text:style-name="P15"><text:tab/><text:tab/><text:tab/>while (list($username, $day, $hour, $minute, $activity) </text:p>
      <text:p text:style-name="P15"><text:tab/><text:tab/><text:tab/> <text:s text:c="6"/>= mysql_fetch_row($results_id)) </text:p>
      <text:p text:style-name="P15"><text:tab/><text:tab/><text:tab/>{ </text:p>
      <text:p text:style-name="P15"><text:tab/><text:tab/><text:tab/><text:tab/>echo $table-&gt;tr ( </text:p>
      <text:p text:style-name="P15"><text:tab/><text:tab/><text:tab/><text:tab/><text:tab/>$table-&gt;td (href ("profile.php?mode=view&amp;username=$username", $username)). </text:p>
      <text:p text:style-name="P15"><text:tab/><text:tab/><text:tab/><text:tab/><text:tab/>$table-&gt;td (format_time ($day, $hour, $minute)). </text:p>
      <text:p text:style-name="P15"><text:tab/><text:tab/><text:tab/><text:tab/><text:tab/>$table-&gt;td ($activity)); </text:p>
      <text:p text:style-name="P15"><text:soft-page-break/><text:tab/><text:tab/><text:tab/>} </text:p>
      <text:p text:style-name="P15"><text:tab/><text:tab/><text:tab/>echo $table-&gt;table_body_end (); </text:p>
      <text:p text:style-name="P15"><text:tab/><text:tab/>} </text:p>
      <text:p text:style-name="P15"><text:tab/><text:tab/>else if ($dbinfo-&gt;debug ()) </text:p>
      <text:p text:style-name="P15"><text:tab/><text:tab/>{ </text:p>
      <text:p text:style-name="P15"><text:tab/><text:tab/><text:tab/>// Display the query and the MySQL error message </text:p>
      <text:p text:style-name="P15"><text:tab/><text:tab/><text:tab/>print "&lt;br&gt;&lt;br&gt;QUERY FAILED !!! &lt;br&gt;&lt;br&gt;QUERY = $query &lt;br&gt; </text:p>
      <text:p text:style-name="P15"><text:s text:c="18"/>&lt;br&gt;ERROR = "; </text:p>
      <text:p text:style-name="P15"><text:tab/><text:tab/><text:tab/>die (mysql_error()); </text:p>
      <text:p text:style-name="P15"><text:tab/><text:tab/>} </text:p>
      <text:p text:style-name="P15"><text:tab/>} </text:p>
      <text:p text:style-name="P15"/>
      <text:p text:style-name="P15"><text:tab/>else if ($name == "item_listing") // view the item listing table </text:p>
      <text:p text:style-name="P15"><text:tab/>{ </text:p>
      <text:p text:style-name="P15"><text:tab/><text:tab/>echo h3 ("Item Listing Data"); </text:p>
      <text:p text:style-name="P15"><text:tab/><text:tab/>echo_div ("scriptstatus"); </text:p>
      <text:p text:style-name="P15"><text:tab/><text:tab/>echo href ("$current_script?name=item_listing&amp;order=seller&amp;desc=0", "Sort by seller (ascending)"); </text:p>
      <text:p text:style-name="P15"><text:tab/><text:tab/>echo " | "; </text:p>
      <text:p text:style-name="P15"><text:tab/><text:tab/>echo href ("$current_script?name=item_listing&amp;order=seller&amp;desc=1", "Sort by seller (descending)"); </text:p>
      <text:p text:style-name="P15"><text:tab/><text:tab/>end_div (); </text:p>
      <text:p text:style-name="P15"/>
      <text:p text:style-name="P15"><text:tab/><text:tab/>// Select the database </text:p>
      <text:p text:style-name="P15"/>
      <text:p text:style-name="P15"><text:tab/><text:tab/>if ($order == "seller") </text:p>
      <text:p text:style-name="P15"><text:tab/><text:tab/>{ </text:p>
      <text:p text:style-name="P15"><text:tab/><text:tab/><text:tab/>if ($desc == "0") </text:p>
      <text:p text:style-name="P15"><text:tab/><text:tab/><text:tab/>{ </text:p>
      <text:p text:style-name="P15"><text:tab/><text:tab/><text:tab/><text:tab/>$query="select * from $name order by seller"; </text:p>
      <text:p text:style-name="P15"><text:tab/><text:tab/><text:tab/>} </text:p>
      <text:p text:style-name="P15"/>
      <text:p text:style-name="P15"><text:tab/><text:tab/><text:tab/>else if ($desc == "1") </text:p>
      <text:p text:style-name="P15"><text:tab/><text:tab/><text:tab/>{ </text:p>
      <text:p text:style-name="P15"><text:tab/><text:tab/><text:tab/><text:tab/>$query="select * from $name order by seller desc"; </text:p>
      <text:p text:style-name="P15"><text:tab/><text:tab/><text:tab/>} </text:p>
      <text:p text:style-name="P15"><text:tab/><text:tab/><text:tab/>else if ($desc != "0"|"1") </text:p>
      <text:p text:style-name="P15"><text:tab/><text:tab/><text:tab/>{ </text:p>
      <text:p text:style-name="P15"><text:tab/><text:tab/><text:tab/><text:tab/>$query="select * from $name order by seller"; </text:p>
      <text:p text:style-name="P15"><text:tab/><text:tab/><text:tab/>} </text:p>
      <text:p text:style-name="P15"><text:tab/><text:tab/>} </text:p>
      <text:p text:style-name="P15"/>
      <text:p text:style-name="P15"><text:tab/><text:tab/>else $query="select * from $name"; </text:p>
      <text:p text:style-name="P15"/>
      <text:p text:style-name="P15"><text:tab/><text:tab/>// Run the query </text:p>
      <text:p text:style-name="P15"><text:tab/><text:tab/>$results_id = mysql_query($query); </text:p>
      <text:p text:style-name="P15"><text:tab/><text:tab/>if($results_id) </text:p>
      <text:p text:style-name="P15"><text:tab/><text:tab/>{ </text:p>
      <text:p text:style-name="P15"><text:tab/><text:tab/><text:tab/>// Get each row of the result, assign a variable to each </text:p>
      <text:p text:style-name="P15"><text:soft-page-break/><text:tab/><text:tab/><text:tab/>// attribute in the row, and echo the data with labels </text:p>
      <text:p text:style-name="P15"><text:tab/><text:tab/><text:tab/>while (list($title, $seller, $category, $end_day, $end_hour, </text:p>
      <text:p text:style-name="P15"><text:tab/><text:tab/><text:tab/><text:tab/> <text:s text:c="3"/>$end_min, $descr, $ship_cost, $ship_meth, $str_price, </text:p>
      <text:p text:style-name="P15"><text:tab/><text:tab/><text:tab/><text:tab/> <text:s text:c="3"/>$curr_price, $pict, $buyer, $buy_fdbk_descr, </text:p>
      <text:p text:style-name="P15"><text:tab/><text:tab/><text:tab/><text:tab/> <text:s text:c="3"/>$buy_fdbk_rate, $sell_fdbk_descr) </text:p>
      <text:p text:style-name="P15"><text:tab/><text:tab/><text:tab/> <text:s text:c="6"/>= mysql_fetch_row($results_id)) </text:p>
      <text:p text:style-name="P15"><text:tab/><text:tab/><text:tab/>{ </text:p>
      <text:p text:style-name="P15"><text:tab/><text:tab/><text:tab/><text:tab/>// Start writing table to page </text:p>
      <text:p text:style-name="P15"><text:tab/><text:tab/><text:tab/><text:tab/>$table = new table_common_t (); </text:p>
      <text:p text:style-name="P15"><text:tab/><text:tab/><text:tab/><text:tab/>$table-&gt;init ("item_listing_database"); </text:p>
      <text:p text:style-name="P15"/>
      <text:p text:style-name="P15"><text:tab/><text:tab/><text:tab/><text:tab/>echo $table-&gt;table_begin (); </text:p>
      <text:p text:style-name="P15"><text:tab/><text:tab/><text:tab/><text:tab/>echo $table-&gt;table_head_begin (); </text:p>
      <text:p text:style-name="P15"><text:tab/><text:tab/><text:tab/><text:tab/>echo $table-&gt;tr ($table-&gt;td_span ("Auction Item Listing", "", 6)); </text:p>
      <text:p text:style-name="P15"><text:tab/><text:tab/><text:tab/><text:tab/>echo $table-&gt;tr_end (); </text:p>
      <text:p text:style-name="P15"><text:tab/><text:tab/><text:tab/><text:tab/>echo $table-&gt;table_head_end (); </text:p>
      <text:p text:style-name="P15"/>
      <text:p text:style-name="P15"><text:tab/><text:tab/><text:tab/><text:tab/>echo $table-&gt;table_body_begin (); </text:p>
      <text:p text:style-name="P15"><text:tab/><text:tab/><text:tab/><text:tab/>echo $table-&gt;tr ($table-&gt;td ("Title"). </text:p>
      <text:p text:style-name="P15"><text:tab/><text:tab/><text:tab/><text:tab/><text:tab/><text:tab/> $table-&gt;td (href ("itemlisting.php?mode=view&amp;title=$title&amp;seller=$seller&amp;category=$category&amp;end_day=$end_day&amp;end_hour=$end_hour&amp;end_minute=$end_min", $title))); </text:p>
      <text:p text:style-name="P15"><text:tab/><text:tab/><text:tab/><text:tab/>echo $table-&gt;tr ($table-&gt;td ("Seller"). </text:p>
      <text:p text:style-name="P15"><text:tab/><text:tab/><text:tab/><text:tab/><text:tab/><text:tab/> $table-&gt;td (href ("profile.php?mode=view&amp;username=$seller", $seller))); </text:p>
      <text:p text:style-name="P15"><text:tab/><text:tab/><text:tab/><text:tab/>echo $table-&gt;tr ($table-&gt;td ("Category"). </text:p>
      <text:p text:style-name="P15"><text:tab/><text:tab/><text:tab/><text:tab/><text:tab/><text:tab/> $table-&gt;td (href ("category.php?view=$category", $category))); </text:p>
      <text:p text:style-name="P15"><text:tab/><text:tab/><text:tab/><text:tab/>echo $table-&gt;tr ($table-&gt;td ("End Time"). </text:p>
      <text:p text:style-name="P15"><text:tab/><text:tab/><text:tab/><text:tab/><text:tab/><text:tab/> $table-&gt;td (format_time ($end_day, $end_hour, $end_min))); </text:p>
      <text:p text:style-name="P15"><text:tab/><text:tab/><text:tab/><text:tab/>echo $table-&gt;tr ($table-&gt;td ("Description"). </text:p>
      <text:p text:style-name="P15"><text:tab/><text:tab/><text:tab/><text:tab/><text:tab/><text:tab/> $table-&gt;td ($descr)); </text:p>
      <text:p text:style-name="P15"><text:tab/><text:tab/><text:tab/><text:tab/>echo $table-&gt;tr ($table-&gt;td ("Shipping Cost"). </text:p>
      <text:p text:style-name="P15"><text:tab/><text:tab/><text:tab/><text:tab/><text:tab/><text:tab/> $table-&gt;td ("\$$ship_cost")); </text:p>
      <text:p text:style-name="P15"><text:tab/><text:tab/><text:tab/><text:tab/>echo $table-&gt;tr ($table-&gt;td ("Shipping Method"). </text:p>
      <text:p text:style-name="P15"><text:tab/><text:tab/><text:tab/><text:tab/><text:tab/><text:tab/> $table-&gt;td ($ship_meth)); </text:p>
      <text:p text:style-name="P15"><text:tab/><text:tab/><text:tab/><text:tab/>echo $table-&gt;tr ($table-&gt;td ("Starting Price"). </text:p>
      <text:p text:style-name="P15"><text:tab/><text:tab/><text:tab/><text:tab/><text:tab/><text:tab/> $table-&gt;td ("\$$str_price")); </text:p>
      <text:p text:style-name="P15"><text:tab/><text:tab/><text:tab/><text:tab/>echo $table-&gt;tr ($table-&gt;td ("Current Price"). </text:p>
      <text:p text:style-name="P15"><text:tab/><text:tab/><text:tab/><text:tab/><text:tab/><text:tab/> $table-&gt;td ("\$$curr_price")); </text:p>
      <text:p text:style-name="P15"><text:tab/><text:tab/><text:tab/><text:tab/>echo $table-&gt;tr ($table-&gt;td ("Picture"). </text:p>
      <text:p text:style-name="P15"><text:tab/><text:tab/><text:tab/><text:tab/><text:tab/><text:tab/> $table-&gt;td (local_img ($pict))); </text:p>
      <text:p text:style-name="P15"><text:tab/><text:tab/><text:tab/><text:tab/>echo $table-&gt;tr ($table-&gt;td ("Buyer"). </text:p>
      <text:p text:style-name="P15"><text:tab/><text:tab/><text:tab/><text:tab/><text:tab/><text:tab/> $table-&gt;td ($buyer)); </text:p>
      <text:p text:style-name="P15"><text:tab/><text:tab/><text:tab/><text:tab/>if ($buy_fdbk_rate != -1) </text:p>
      <text:p text:style-name="P15"><text:tab/><text:tab/><text:tab/><text:tab/>{ </text:p>
      <text:p text:style-name="P15"><text:tab/><text:tab/><text:tab/><text:tab/><text:tab/>echo $table-&gt;tr ($table-&gt;td ("Buyer Feedback Description"). </text:p>
      <text:p text:style-name="P15"><text:tab/><text:tab/><text:tab/><text:tab/><text:tab/><text:tab/><text:tab/> $table-&gt;td ($buy_fdbk_descr)); </text:p>
      <text:p text:style-name="P15"><text:soft-page-break/><text:tab/><text:tab/><text:tab/><text:tab/><text:tab/>echo $table-&gt;tr ($table-&gt;td ("Buyer Feedback Rating"). </text:p>
      <text:p text:style-name="P15"><text:tab/><text:tab/><text:tab/><text:tab/><text:tab/><text:tab/><text:tab/> $table-&gt;td ($buy_fdbk_rate)); </text:p>
      <text:p text:style-name="P15"><text:tab/><text:tab/><text:tab/><text:tab/>} </text:p>
      <text:p text:style-name="P15"><text:tab/><text:tab/><text:tab/><text:tab/>else </text:p>
      <text:p text:style-name="P15"><text:tab/><text:tab/><text:tab/><text:tab/>{ </text:p>
      <text:p text:style-name="P15"><text:tab/><text:tab/><text:tab/><text:tab/><text:tab/>echo $table-&gt;tr ($table-&gt;td ("Buyer Feedback Description"). </text:p>
      <text:p text:style-name="P15"><text:tab/><text:tab/><text:tab/><text:tab/><text:tab/><text:tab/><text:tab/> $table-&gt;td ("None.")); </text:p>
      <text:p text:style-name="P15"><text:tab/><text:tab/><text:tab/><text:tab/>} </text:p>
      <text:p text:style-name="P15"/>
      <text:p text:style-name="P15"><text:tab/><text:tab/><text:tab/><text:tab/>if (!empty ($sell_fdbk_descr)) </text:p>
      <text:p text:style-name="P15"><text:tab/><text:tab/><text:tab/><text:tab/>{ </text:p>
      <text:p text:style-name="P15"><text:tab/><text:tab/><text:tab/><text:tab/><text:tab/>echo $table-&gt;tr ($table-&gt;td ("Seller Feedback Description"). </text:p>
      <text:p text:style-name="P15"><text:tab/><text:tab/><text:tab/><text:tab/><text:tab/><text:tab/><text:tab/> $table-&gt;td ($sell_fdbk_descr)); </text:p>
      <text:p text:style-name="P15"><text:tab/><text:tab/><text:tab/><text:tab/>} </text:p>
      <text:p text:style-name="P15"><text:tab/><text:tab/><text:tab/><text:tab/>else </text:p>
      <text:p text:style-name="P15"><text:tab/><text:tab/><text:tab/><text:tab/>{ </text:p>
      <text:p text:style-name="P15"><text:tab/><text:tab/><text:tab/><text:tab/><text:tab/>echo $table-&gt;tr ($table-&gt;td ("Seller Feedback Description"). </text:p>
      <text:p text:style-name="P15"><text:tab/><text:tab/><text:tab/><text:tab/><text:tab/><text:tab/><text:tab/> $table-&gt;td ("None.")); </text:p>
      <text:p text:style-name="P15"><text:tab/><text:tab/><text:tab/><text:tab/>} </text:p>
      <text:p text:style-name="P15"><text:tab/><text:tab/><text:tab/><text:tab/>echo $table-&gt;table_body_end (); </text:p>
      <text:p text:style-name="P15"/>
      <text:p text:style-name="P15"><text:tab/><text:tab/><text:tab/><text:tab/>echo $table-&gt;table_end (); </text:p>
      <text:p text:style-name="P15"><text:tab/><text:tab/><text:tab/><text:tab/>echo "&lt;br&gt;&lt;br&gt;"; </text:p>
      <text:p text:style-name="P15"><text:tab/><text:tab/><text:tab/>} </text:p>
      <text:p text:style-name="P15"><text:tab/><text:tab/>} </text:p>
      <text:p text:style-name="P15"><text:tab/><text:tab/>else if ($dbinfo-&gt;debug ()) </text:p>
      <text:p text:style-name="P15"><text:tab/><text:tab/>{ </text:p>
      <text:p text:style-name="P15"><text:tab/><text:tab/><text:tab/>// Display the query and the MySQL error message </text:p>
      <text:p text:style-name="P15"><text:tab/><text:tab/><text:tab/>print "&lt;br&gt;&lt;br&gt;QUERY FAILED !!! &lt;br&gt;&lt;br&gt;QUERY = $query &lt;br&gt; </text:p>
      <text:p text:style-name="P15"><text:s text:c="18"/>&lt;br&gt;ERROR = "; </text:p>
      <text:p text:style-name="P15"><text:tab/><text:tab/><text:tab/>die (mysql_error()); </text:p>
      <text:p text:style-name="P15"><text:tab/><text:tab/>} </text:p>
      <text:p text:style-name="P15"><text:tab/>} </text:p>
      <text:p text:style-name="P15"/>
      <text:p text:style-name="P15"><text:tab/>else if ($name == "bids_on") // view the bids on table </text:p>
      <text:p text:style-name="P15"><text:tab/>{ </text:p>
      <text:p text:style-name="P15"><text:tab/><text:tab/>if ($mode == "delete") </text:p>
      <text:p text:style-name="P15"><text:tab/><text:tab/>{ </text:p>
      <text:p text:style-name="P15"><text:tab/><text:tab/><text:tab/>$user = get ("username"); </text:p>
      <text:p text:style-name="P15"><text:tab/><text:tab/><text:tab/>$title = get ("title"); </text:p>
      <text:p text:style-name="P15"><text:tab/><text:tab/><text:tab/>$seller = get ("seller"); </text:p>
      <text:p text:style-name="P15"><text:tab/><text:tab/><text:tab/>$category = get ("category"); </text:p>
      <text:p text:style-name="P15"><text:tab/><text:tab/><text:tab/>$end_day = get ("end_day"); </text:p>
      <text:p text:style-name="P15"><text:tab/><text:tab/><text:tab/>$end_hour = get ("end_hour"); </text:p>
      <text:p text:style-name="P15"><text:tab/><text:tab/><text:tab/>$end_minute = get ("end_minute"); </text:p>
      <text:p text:style-name="P15"><text:tab/><text:tab/><text:tab/>$bid_day = get ("bid_day"); </text:p>
      <text:p text:style-name="P15"><text:tab/><text:tab/><text:tab/>$bid_hour = get ("bid_hour"); </text:p>
      <text:p text:style-name="P15"><text:tab/><text:tab/><text:tab/>$bid_minute = get ("bid_minute"); </text:p>
      <text:p text:style-name="P15"><text:tab/><text:tab/><text:tab/>$dbinfo-&gt;query ("delete from bids_on </text:p>
      <text:p text:style-name="P15"><text:soft-page-break/>where<text:tab/>username = '$user' </text:p>
      <text:p text:style-name="P15">AND<text:tab/>item_title = '$title' </text:p>
      <text:p text:style-name="P15">AND<text:tab/>item_seller = '$seller' </text:p>
      <text:p text:style-name="P15">AND<text:tab/>item_category = '$category' </text:p>
      <text:p text:style-name="P15">AND<text:tab/>item_end_day = $end_day </text:p>
      <text:p text:style-name="P15">AND<text:tab/>item_end_hour = $end_hour </text:p>
      <text:p text:style-name="P15">AND<text:tab/>item_end_minute = $end_minute </text:p>
      <text:p text:style-name="P15">AND<text:tab/>bid_day = $bid_day </text:p>
      <text:p text:style-name="P15">AND<text:tab/>bid_hour = $bid_hour </text:p>
      <text:p text:style-name="P15">AND<text:tab/>bid_minute = $bid_minute"); </text:p>
      <text:p text:style-name="P15"><text:tab/><text:tab/>} </text:p>
      <text:p text:style-name="P15"/>
      <text:p text:style-name="P15"><text:tab/><text:tab/>echo h3 ("Bidding Data"); </text:p>
      <text:p text:style-name="P15"><text:tab/><text:tab/>echo_div ("scriptstatus"); </text:p>
      <text:p text:style-name="P15"><text:tab/><text:tab/>echo href ("$current_script?name=bids_on&amp;order=username&amp;desc=0", "Sort by username (ascending)"); </text:p>
      <text:p text:style-name="P15"><text:tab/><text:tab/>echo " | "; </text:p>
      <text:p text:style-name="P15"><text:tab/><text:tab/>echo href ("$current_script?name=bids_on&amp;order=username&amp;desc=1", "Sort by username (descending)"); </text:p>
      <text:p text:style-name="P15"><text:tab/><text:tab/>end_div (); </text:p>
      <text:p text:style-name="P15"/>
      <text:p text:style-name="P15"><text:tab/><text:tab/>// Select the database </text:p>
      <text:p text:style-name="P15"><text:tab/><text:tab/>if ($order == "username") </text:p>
      <text:p text:style-name="P15"><text:tab/><text:tab/>{ </text:p>
      <text:p text:style-name="P15"><text:tab/><text:tab/><text:tab/>if ($desc == "0") </text:p>
      <text:p text:style-name="P15"><text:tab/><text:tab/><text:tab/>{ </text:p>
      <text:p text:style-name="P15"><text:tab/><text:tab/><text:tab/><text:tab/>$query="select * from $name order by username"; </text:p>
      <text:p text:style-name="P15"><text:tab/><text:tab/><text:tab/>} </text:p>
      <text:p text:style-name="P15"/>
      <text:p text:style-name="P15"><text:tab/><text:tab/><text:tab/>else if ($desc == "1") </text:p>
      <text:p text:style-name="P15"><text:tab/><text:tab/><text:tab/>{ </text:p>
      <text:p text:style-name="P15"><text:tab/><text:tab/><text:tab/><text:tab/>$query="select * from $name order by username desc"; </text:p>
      <text:p text:style-name="P15"><text:tab/><text:tab/><text:tab/>} </text:p>
      <text:p text:style-name="P15"><text:tab/><text:tab/><text:tab/>else if ($desc != "0"|"1") </text:p>
      <text:p text:style-name="P15"><text:tab/><text:tab/><text:tab/>{ </text:p>
      <text:p text:style-name="P15"><text:tab/><text:tab/><text:tab/><text:tab/>$query="select * from $name order by username"; </text:p>
      <text:p text:style-name="P15"><text:tab/><text:tab/><text:tab/>} </text:p>
      <text:p text:style-name="P15"><text:tab/><text:tab/>} </text:p>
      <text:p text:style-name="P15"/>
      <text:p text:style-name="P15"><text:tab/><text:tab/>else $query="select * from $name"; </text:p>
      <text:p text:style-name="P15"/>
      <text:p text:style-name="P15"><text:tab/><text:tab/>// Run the query </text:p>
      <text:p text:style-name="P15"><text:tab/><text:tab/>$results_id = mysql_query($query); </text:p>
      <text:p text:style-name="P15"><text:tab/><text:tab/>if($results_id) </text:p>
      <text:p text:style-name="P15"><text:tab/><text:tab/>{ </text:p>
      <text:p text:style-name="P15"><text:tab/><text:tab/><text:tab/>$table = new table_common_t (); </text:p>
      <text:p text:style-name="P15"><text:tab/><text:tab/><text:tab/>$table-&gt;init ("bidding_database"); </text:p>
      <text:p text:style-name="P15"/>
      <text:p text:style-name="P15"><text:tab/><text:tab/><text:tab/>echo $table-&gt;table_begin (); </text:p>
      <text:p text:style-name="P15"><text:soft-page-break/><text:tab/><text:tab/><text:tab/>echo $table-&gt;table_head_begin (); </text:p>
      <text:p text:style-name="P15"><text:tab/><text:tab/><text:tab/>echo $table-&gt;tr ($table-&gt;td_span ("Bid Information", "", 8)); </text:p>
      <text:p text:style-name="P15"><text:tab/><text:tab/><text:tab/>echo $table-&gt;tr ($table-&gt;td ("Bidder"). </text:p>
      <text:p text:style-name="P15"><text:tab/><text:tab/><text:tab/><text:tab/><text:tab/> $table-&gt;td ("Title / Category"). </text:p>
      <text:p text:style-name="P15"><text:tab/><text:tab/><text:tab/><text:tab/><text:tab/> $table-&gt;td ("Seller"). </text:p>
      <text:p text:style-name="P15"><text:tab/><text:tab/><text:tab/><text:tab/><text:tab/> $table-&gt;td ("End Time / Bid Time"). </text:p>
      <text:p text:style-name="P15"><text:tab/><text:tab/><text:tab/><text:tab/><text:tab/> $table-&gt;td ("Amount"). </text:p>
      <text:p text:style-name="P15"><text:tab/><text:tab/><text:tab/><text:tab/><text:tab/> $table-&gt;td ("Notify"). </text:p>
      <text:p text:style-name="P15"><text:tab/><text:tab/><text:tab/><text:tab/><text:tab/> $table-&gt;td ("Modify")); </text:p>
      <text:p text:style-name="P15"><text:tab/><text:tab/><text:tab/>echo $table-&gt;table_head_end (); </text:p>
      <text:p text:style-name="P15"><text:tab/><text:tab/><text:tab/>echo $table-&gt;table_body_begin (); </text:p>
      <text:p text:style-name="P15"/>
      <text:p text:style-name="P15"><text:tab/><text:tab/><text:tab/>// Get each row of the result, assign a variable to each </text:p>
      <text:p text:style-name="P15"><text:tab/><text:tab/><text:tab/>// attribute in the row, and echo the data with labels </text:p>
      <text:p text:style-name="P15"><text:tab/><text:tab/><text:tab/>while (list($username, $title, $seller, $category, $end_day, </text:p>
      <text:p text:style-name="P15"><text:tab/><text:tab/><text:tab/><text:tab/> <text:s text:c="3"/>$end_hour, $end_min, $bid_day, $bid_hour, $bid_min, </text:p>
      <text:p text:style-name="P15"><text:tab/><text:tab/><text:tab/><text:tab/> <text:s text:c="3"/>$bid_amt, $disp_notif) </text:p>
      <text:p text:style-name="P15"><text:tab/><text:tab/><text:tab/> <text:s text:c="6"/>= mysql_fetch_row($results_id)) </text:p>
      <text:p text:style-name="P15"><text:tab/><text:tab/><text:tab/>{ </text:p>
      <text:p text:style-name="P15"><text:tab/><text:tab/><text:tab/><text:tab/>if ($disp_notif != "n") </text:p>
      <text:p text:style-name="P15"><text:tab/><text:tab/><text:tab/><text:tab/>{ </text:p>
      <text:p text:style-name="P15"><text:tab/><text:tab/><text:tab/><text:tab/><text:tab/>$can_delete = $table-&gt;td (href ("$current_script?name=$name&amp;order=$order&amp;desc=$desc&amp;mode=delete&amp;username=$username&amp;title=$title&amp;seller=$seller&amp;category=$category&amp;end_day=$end_day&amp;end_hour=$end_hour&amp;end_minute=$end_min&amp;bid_day=$bid_day&amp;bid_hour=$bid_hour&amp;bid_minute=$bid_min", "X")); </text:p>
      <text:p text:style-name="P15"><text:tab/><text:tab/><text:tab/><text:tab/>} </text:p>
      <text:p text:style-name="P15"><text:tab/><text:tab/><text:tab/><text:tab/>else </text:p>
      <text:p text:style-name="P15"><text:tab/><text:tab/><text:tab/><text:tab/>{ </text:p>
      <text:p text:style-name="P15"><text:tab/><text:tab/><text:tab/><text:tab/><text:tab/>$can_delete = $table-&gt;td ("-"); </text:p>
      <text:p text:style-name="P15"><text:tab/><text:tab/><text:tab/><text:tab/>} </text:p>
      <text:p text:style-name="P15"/>
      <text:p text:style-name="P15"><text:tab/><text:tab/><text:tab/><text:tab/>// Start writing table to page </text:p>
      <text:p text:style-name="P15"><text:tab/><text:tab/><text:tab/><text:tab/>echo $table-&gt;tr ($table-&gt;td (href ("profile.php?mode=view&amp;username=$username", $dbinfo-&gt;get_realname ($username))). </text:p>
      <text:p text:style-name="P15"><text:tab/><text:tab/><text:tab/><text:tab/><text:tab/><text:tab/> $table-&gt;td (href ("itemlisting.php?mode=view&amp;title=$title&amp;seller=$seller&amp;category=$category&amp;end_day=$end_day&amp;end_hour=$end_hour&amp;end_minute=$end_min", $title). </text:p>
      <text:p text:style-name="P15"><text:tab/><text:tab/><text:tab/><text:tab/><text:tab/><text:tab/><text:tab/> <text:s text:c="4"/>"&lt;br/&gt;(". </text:p>
      <text:p text:style-name="P15"><text:tab/><text:tab/><text:tab/><text:tab/><text:tab/><text:tab/><text:tab/> <text:s text:c="4"/>href ("category.php?view=$category", $category).")"). </text:p>
      <text:p text:style-name="P15"><text:tab/><text:tab/><text:tab/><text:tab/><text:tab/><text:tab/> $table-&gt;td (href ("profile.php?mode=view&amp;username=$seller", $dbinfo-&gt;get_realname ($seller))). </text:p>
      <text:p text:style-name="P15"><text:tab/><text:tab/><text:tab/><text:tab/><text:tab/><text:tab/> $table-&gt;td (format_time ($end_day, $end_hour, $end_min). </text:p>
      <text:p text:style-name="P15"><text:tab/><text:tab/><text:tab/><text:tab/><text:tab/><text:tab/><text:tab/> <text:s text:c="4"/>"/&lt;br/&gt;". </text:p>
      <text:p text:style-name="P15"><text:tab/><text:tab/><text:tab/><text:tab/><text:tab/><text:tab/><text:tab/> <text:s text:c="4"/>format_time ($bid_day, $bid_hour, $bid_min)). </text:p>
      <text:p text:style-name="P15"><text:tab/><text:tab/><text:tab/><text:tab/><text:tab/><text:tab/> $table-&gt;td ("\$$bid_amt"). </text:p>
      <text:p text:style-name="P15"><text:tab/><text:tab/><text:tab/><text:tab/><text:tab/><text:tab/> $table-&gt;td ($disp_notif). </text:p>
      <text:p text:style-name="P15"><text:tab/><text:tab/><text:tab/><text:tab/><text:tab/><text:tab/> $can_delete); </text:p>
      <text:p text:style-name="P15"><text:soft-page-break/><text:tab/><text:tab/><text:tab/>} </text:p>
      <text:p text:style-name="P15"><text:tab/><text:tab/><text:tab/>echo $table-&gt;table_body_end (); </text:p>
      <text:p text:style-name="P15"/>
      <text:p text:style-name="P15"><text:tab/><text:tab/><text:tab/>echo $table-&gt;table_end (); </text:p>
      <text:p text:style-name="P15"><text:tab/><text:tab/><text:tab/>echo "&lt;br&gt;&lt;br&gt;"; </text:p>
      <text:p text:style-name="P15"><text:tab/><text:tab/>} </text:p>
      <text:p text:style-name="P15"><text:tab/><text:tab/>else if ($dbinfo-&gt;debug ()) </text:p>
      <text:p text:style-name="P15"><text:tab/><text:tab/>{ </text:p>
      <text:p text:style-name="P15"><text:tab/><text:tab/><text:tab/>// Display the query and the MySQL error message </text:p>
      <text:p text:style-name="P15"><text:tab/><text:tab/><text:tab/>print "&lt;br&gt;&lt;br&gt;QUERY FAILED !!! &lt;br&gt;&lt;br&gt;QUERY = $query &lt;br&gt; </text:p>
      <text:p text:style-name="P15"><text:s text:c="18"/>&lt;br&gt;ERROR = "; </text:p>
      <text:p text:style-name="P15"><text:tab/><text:tab/><text:tab/>die (mysql_error()); </text:p>
      <text:p text:style-name="P15"><text:tab/><text:tab/>} </text:p>
      <text:p text:style-name="P15"><text:tab/>} </text:p>
      <text:p text:style-name="P15"><text:tab/>else </text:p>
      <text:p text:style-name="P15"><text:tab/>{ </text:p>
      <text:p text:style-name="P15"><text:tab/><text:tab/>echo "Errors were detected:&lt;br/&gt;"; </text:p>
      <text:p text:style-name="P15"><text:tab/><text:tab/>echo ul (li ("Invalid table name '$name'.")); </text:p>
      <text:p text:style-name="P15"><text:tab/><text:tab/>cout ("Back to your ".href ("index.php", "home")."."); </text:p>
      <text:p text:style-name="P15"><text:tab/>} </text:p>
      <text:p text:style-name="P15">} </text:p>
      <text:p text:style-name="P15">else </text:p>
      <text:p text:style-name="P15">{ </text:p>
      <text:p text:style-name="P15"><text:tab/>redirect ("index.php"); </text:p>
      <text:p text:style-name="P15">} </text:p>
      <text:p text:style-name="P15"/>
      <text:p text:style-name="P15">echo_footer ($dbinfo); </text:p>
      <text:p text:style-name="P15">?&gt;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0"/>
      <text:p text:style-name="P40"/>
      <text:p text:style-name="P40"/>
      <text:p text:style-name="P40"/>
      <text:p text:style-name="P40"><text:soft-page-break/>drop table if exists bids_on;</text:p>
      <text:p text:style-name="P40">drop table if exists item_listing;</text:p>
      <text:p text:style-name="P40">drop table if exists user_activity;</text:p>
      <text:p text:style-name="P40">drop table if exists user;</text:p>
      <text:p text:style-name="P40"></text:p>
      <text:p text:style-name="P40">create table user(</text:p>
      <text:p text:style-name="P40"><text:s text:c="7"/>username<text:tab/><text:tab/>varchar(50),</text:p>
      <text:p text:style-name="P40"><text:s text:c="7"/>password<text:tab/><text:tab/>varchar(50),</text:p>
      <text:p text:style-name="P40"><text:s text:c="7"/>is_admin<text:tab/><text:tab/>boolean,</text:p>
      <text:p text:style-name="P40"><text:s text:c="7"/>realname<text:tab/><text:tab/>varchar(100),</text:p>
      <text:p text:style-name="P40"><text:s text:c="7"/>birth_date<text:tab/>varchar(10),</text:p>
      <text:p text:style-name="P40"><text:s text:c="7"/>shipping_street<text:tab/>varchar(100),</text:p>
      <text:p text:style-name="P40"><text:s text:c="7"/>shipping_city<text:tab/>varchar(50),</text:p>
      <text:p text:style-name="P40"><text:s text:c="7"/>shipping_state<text:tab/>varchar(25),</text:p>
      <text:p text:style-name="P40"><text:s text:c="7"/>shipping_zip<text:tab/>varchar(10),</text:p>
      <text:p text:style-name="P40"><text:s text:c="7"/>phone<text:tab/><text:tab/>varchar(12),</text:p>
      <text:p text:style-name="P40"><text:s text:c="7"/>email<text:tab/><text:tab/>varchar(50),</text:p>
      <text:p text:style-name="P40"><text:s text:c="7"/>card_type<text:tab/>varchar(20),</text:p>
      <text:p text:style-name="P40"><text:s text:c="7"/>card_number<text:tab/>varchar(16),</text:p>
      <text:p text:style-name="P40"><text:s text:c="7"/>card_expire<text:tab/>varchar(5),</text:p>
      <text:p text:style-name="P40"><text:s text:c="7"/>picture<text:tab/><text:tab/>varchar(100),</text:p>
      <text:p text:style-name="P40"><text:s text:c="7"/>description<text:tab/>varchar(250),</text:p>
      <text:p text:style-name="P40"><text:s text:c="7"/>primary key (username)</text:p>
      <text:p text:style-name="P40">);</text:p>
      <text:p text:style-name="P40"></text:p>
      <text:p text:style-name="P40">create table user_activity(</text:p>
      <text:p text:style-name="P40"><text:s text:c="7"/>username<text:tab/><text:tab/>varchar(50),</text:p>
      <text:p text:style-name="P40"><text:s text:c="7"/>day<text:tab/><text:tab/>int(5),</text:p>
      <text:p text:style-name="P40"><text:s text:c="7"/>hour<text:tab/><text:tab/>int(2),</text:p>
      <text:p text:style-name="P40"><text:s text:c="7"/>minute<text:tab/><text:tab/>int(2),</text:p>
      <text:p text:style-name="P40"><text:s text:c="7"/>activity<text:tab/><text:tab/>varchar(250),</text:p>
      <text:p text:style-name="P40"><text:s text:c="7"/>primary key (username, day, hour, minute),</text:p>
      <text:p text:style-name="P40"><text:s text:c="7"/>foreign key (username) references user (username)</text:p>
      <text:p text:style-name="P40">);</text:p>
      <text:p text:style-name="P40"></text:p>
      <text:p text:style-name="P40">create table item_listing(</text:p>
      <text:p text:style-name="P40"><text:s text:c="7"/>title<text:tab/><text:tab/>varchar(50),</text:p>
      <text:p text:style-name="P40"><text:s text:c="7"/>seller<text:tab/><text:tab/>varchar(50),</text:p>
      <text:p text:style-name="P40"><text:s text:c="7"/>category<text:tab/><text:tab/>varchar(30),</text:p>
      <text:p text:style-name="P40"><text:s text:c="7"/>end_day<text:tab/><text:tab/>int(5),</text:p>
      <text:p text:style-name="P40"><text:s text:c="7"/>end_hour<text:tab/><text:tab/>int(2),</text:p>
      <text:p text:style-name="P40"><text:s text:c="7"/>end_minute<text:tab/>int(2),</text:p>
      <text:p text:style-name="P40"><text:s text:c="7"/>description<text:tab/>varchar(250),</text:p>
      <text:p text:style-name="P40"><text:s text:c="7"/>shipping_cost<text:tab/>float(7,2),</text:p>
      <text:p text:style-name="P40"><text:s text:c="7"/>shipping_method<text:tab/>varchar(100),</text:p>
      <text:p text:style-name="P40"><text:s text:c="7"/>starting_price<text:tab/>float(7,2),</text:p>
      <text:p text:style-name="P40"><text:s text:c="7"/>current_price<text:tab/>float(7,2),</text:p>
      <text:p text:style-name="P40"><text:s text:c="7"/>picture<text:tab/><text:tab/>varchar(100),</text:p>
      <text:p text:style-name="P40"><text:s text:c="7"/>buyer<text:tab/><text:tab/>varchar(50),</text:p>
      <text:p text:style-name="P40"><text:soft-page-break/><text:s text:c="7"/>buyerfeedbackforseller_description<text:tab/>varchar(250),</text:p>
      <text:p text:style-name="P40"><text:s text:c="7"/>buyerfeedbackforseller_rating<text:tab/><text:tab/>int(2),</text:p>
      <text:p text:style-name="P40"><text:s text:c="7"/>sellerfeedbackforbuyer_description<text:tab/>varchar(250),</text:p>
      <text:p text:style-name="P40"><text:s text:c="7"/>primary key (title, seller, category, end_day, end_hour, end_minute),</text:p>
      <text:p text:style-name="P40"><text:s text:c="7"/>foreign key (seller) references user (username)</text:p>
      <text:p text:style-name="P40">);</text:p>
      <text:p text:style-name="P40"></text:p>
      <text:p text:style-name="P40">create table bids_on(</text:p>
      <text:p text:style-name="P40"><text:s text:c="7"/>username<text:tab/><text:tab/>varchar(50),</text:p>
      <text:p text:style-name="P40"><text:s text:c="7"/>item_title<text:tab/>varchar(50),</text:p>
      <text:p text:style-name="P40"><text:s text:c="7"/>item_seller<text:tab/>varchar(50),</text:p>
      <text:p text:style-name="P40"><text:s text:c="7"/>item_category<text:tab/>varchar(30),</text:p>
      <text:p text:style-name="P40"><text:s text:c="7"/>item_end_day<text:tab/>int(5),</text:p>
      <text:p text:style-name="P40"><text:s text:c="7"/>item_end_hour<text:tab/>int(2),</text:p>
      <text:p text:style-name="P40"><text:s text:c="7"/>item_end_minute<text:tab/>int(2),</text:p>
      <text:p text:style-name="P40"><text:s text:c="7"/>bid_day<text:tab/><text:tab/>int(5),</text:p>
      <text:p text:style-name="P40"><text:s text:c="7"/>bid_hour<text:tab/><text:tab/>int(2),</text:p>
      <text:p text:style-name="P40"><text:s text:c="7"/>bid_minute<text:tab/>int(2),</text:p>
      <text:p text:style-name="P40"><text:s text:c="7"/>bid_amount<text:tab/>float(7,2),</text:p>
      <text:p text:style-name="P40"><text:s text:c="7"/>display_notification<text:tab/>char(1),</text:p>
      <text:p text:style-name="P40"><text:s text:c="7"/>primary key (username, item_title, item_seller, item_category, </text:p>
      <text:p text:style-name="P40"><text:s text:c="7"/><text:tab/> <text:s text:c="6"/><text:tab/> <text:s text:c="2"/>item_end_day, item_end_hour, item_end_minute, </text:p>
      <text:p text:style-name="P40"><text:tab/><text:tab/> <text:s text:c="2"/>bid_day, bid_hour, bid_minute),</text:p>
      <text:p text:style-name="P40"><text:s text:c="7"/>foreign key (username) references user (username),</text:p>
      <text:p text:style-name="P40"><text:s text:c="7"/>foreign key (item_title) references item_listing (title),</text:p>
      <text:p text:style-name="P40"><text:s text:c="7"/>foreign key (item_seller) references item_listing (seller),</text:p>
      <text:p text:style-name="P40"><text:s text:c="7"/>foreign key (item_category) references item_listing (category),</text:p>
      <text:p text:style-name="P40"><text:s text:c="7"/>foreign key (item_end_day) references item_listing (end_day),</text:p>
      <text:p text:style-name="P40"><text:s text:c="7"/>foreign key (item_end_hour) references item_listing (end_hour),</text:p>
      <text:p text:style-name="P40"><text:s text:c="7"/>foreign key (item_end_minute) references item_listing (end_minute)</text:p>
      <text:p text:style-name="P40">);</text:p>
      <text:p text:style-name="P40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fo:font-size="18pt" style:font-size-asian="18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9-04-24T00:15:34</meta:creation-date>
    <dc:date>2009-04-27T17:34:12</dc:date>
    <meta:editing-cycles>4</meta:editing-cycles>
    <meta:editing-duration>PT01H51M31S</meta:editing-duration>
    <meta:printed-by>Dallas Griffith</meta:printed-by>
    <meta:print-date>2009-04-27T17:31:02</meta:print-date>
    <meta:document-statistic meta:table-count="0" meta:image-count="0" meta:object-count="0" meta:page-count="117" meta:paragraph-count="4210" meta:word-count="17393" meta:character-count="144616"/>
    <dc:creator>Dallas Griffith</dc:creator>
    <meta:user-defined meta:name="Info 1"/>
    <meta:user-defined meta:name="Info 2"/>
    <meta:user-defined meta:name="Info 3"/>
    <meta:user-defined meta:name="Info 4"/>
  </office:meta>
</office:document-meta>
</file>